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lbany AMT" svg:font-family="'Albany AMT'" style:font-family-generic="swiss"/>
    <style:font-face style:name="Arial"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7382in" style:rel-column-width="6985*"/>
    </style:style>
    <style:style style:name="Table1.B" style:family="table-column">
      <style:table-column-properties style:column-width="0.8681in" style:rel-column-width="8214*"/>
    </style:style>
    <style:style style:name="Table1.C" style:family="table-column">
      <style:table-column-properties style:column-width="5.3188in" style:rel-column-width="50336*"/>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1.A11" style:family="table-cell">
      <style:table-cell-properties style:vertical-align="middle" fo:padding="0.0382in" fo:border-left="0.05pt solid #000000" fo:border-right="none" fo:border-top="none" fo:border-bottom="0.05pt solid #000000"/>
    </style:style>
    <style:style style:name="Table1.C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0.05pt solid #000000" fo:border-top="none" fo:border-bottom="0.05pt solid #000000"/>
    </style:style>
    <style:style style:name="Table1.C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0.05pt solid #000000" fo:border-top="none" fo:border-bottom="0.05pt solid #000000"/>
    </style:style>
    <style:style style:name="Table1.A21" style:family="table-cell">
      <style:table-cell-properties fo:padding="0.0382in" fo:border-left="0.05pt solid #000000" fo:border-right="none" fo:border-top="none" fo:border-bottom="0.05pt solid #000000"/>
    </style:style>
    <style:style style:name="Table1.B21" style:family="table-cell">
      <style:table-cell-properties fo:padding="0.0382in" fo:border-left="0.05pt solid #000000" fo:border-right="none" fo:border-top="none" fo:border-bottom="0.05pt solid #000000"/>
    </style:style>
    <style:style style:name="Table1.C21" style:family="table-cell">
      <style:table-cell-properties fo:padding="0.0382in" fo:border-left="0.05pt solid #000000" fo:border-right="0.05pt solid #000000" fo:border-top="none" fo:border-bottom="0.05pt solid #000000"/>
    </style:style>
    <style:style style:name="Table1.A22" style:family="table-cell">
      <style:table-cell-properties fo:padding="0.0382in" fo:border-left="0.05pt solid #000000" fo:border-right="none" fo:border-top="none" fo:border-bottom="0.05pt solid #000000"/>
    </style:style>
    <style:style style:name="Table1.B22" style:family="table-cell">
      <style:table-cell-properties fo:padding="0.0382in" fo:border-left="0.05pt solid #000000" fo:border-right="none" fo:border-top="none" fo:border-bottom="0.05pt solid #000000"/>
    </style:style>
    <style:style style:name="Table1.C22" style:family="table-cell">
      <style:table-cell-properties fo:padding="0.0382in" fo:border-left="0.05pt solid #000000" fo:border-right="0.05pt solid #000000" fo:border-top="none" fo:border-bottom="0.05pt solid #000000"/>
    </style:style>
    <style:style style:name="Table1.A23" style:family="table-cell">
      <style:table-cell-properties fo:padding="0.0382in" fo:border-left="0.05pt solid #000000" fo:border-right="none" fo:border-top="none" fo:border-bottom="0.05pt solid #000000"/>
    </style:style>
    <style:style style:name="Table1.B23" style:family="table-cell">
      <style:table-cell-properties fo:padding="0.0382in" fo:border-left="0.05pt solid #000000" fo:border-right="none" fo:border-top="none" fo:border-bottom="0.05pt solid #000000"/>
    </style:style>
    <style:style style:name="Table1.C23" style:family="table-cell">
      <style:table-cell-properties fo:padding="0.0382in" fo:border-left="0.05pt solid #000000" fo:border-right="0.05pt solid #000000" fo:border-top="none" fo:border-bottom="0.05pt solid #000000"/>
    </style:style>
    <style:style style:name="Table1.A24" style:family="table-cell">
      <style:table-cell-properties fo:padding="0.0382in" fo:border-left="0.05pt solid #000000" fo:border-right="none" fo:border-top="none" fo:border-bottom="0.05pt solid #000000"/>
    </style:style>
    <style:style style:name="Table1.B24" style:family="table-cell">
      <style:table-cell-properties fo:padding="0.0382in" fo:border-left="0.05pt solid #000000" fo:border-right="none" fo:border-top="none" fo:border-bottom="0.05pt solid #000000"/>
    </style:style>
    <style:style style:name="Table1.C24" style:family="table-cell">
      <style:table-cell-properties fo:padding="0.0382in" fo:border-left="0.05pt solid #000000" fo:border-right="0.05pt solid #000000" fo:border-top="none" fo:border-bottom="0.05pt solid #000000"/>
    </style:style>
    <style:style style:name="Table1.A25" style:family="table-cell">
      <style:table-cell-properties fo:padding="0.0382in" fo:border-left="0.05pt solid #000000" fo:border-right="none" fo:border-top="none" fo:border-bottom="0.05pt solid #000000"/>
    </style:style>
    <style:style style:name="Table1.B25" style:family="table-cell">
      <style:table-cell-properties fo:padding="0.0382in" fo:border-left="0.05pt solid #000000" fo:border-right="none" fo:border-top="none" fo:border-bottom="0.05pt solid #000000"/>
    </style:style>
    <style:style style:name="Table1.C25" style:family="table-cell">
      <style:table-cell-properties fo:padding="0.0382in" fo:border-left="0.05pt solid #000000" fo:border-right="0.05pt solid #000000" fo:border-top="none" fo:border-bottom="0.05pt solid #000000"/>
    </style:style>
    <style:style style:name="Table1.A26" style:family="table-cell">
      <style:table-cell-properties fo:padding="0.0382in" fo:border-left="0.05pt solid #000000" fo:border-right="none" fo:border-top="none" fo:border-bottom="0.05pt solid #000000"/>
    </style:style>
    <style:style style:name="Table1.B26" style:family="table-cell">
      <style:table-cell-properties fo:padding="0.0382in" fo:border-left="0.05pt solid #000000" fo:border-right="none" fo:border-top="none" fo:border-bottom="0.05pt solid #000000"/>
    </style:style>
    <style:style style:name="Table1.C26"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1917in" style:rel-column-width="11277*"/>
    </style:style>
    <style:style style:name="Table7.B" style:family="table-column">
      <style:table-column-properties style:column-width="0.6021in" style:rel-column-width="5697*"/>
    </style:style>
    <style:style style:name="Table7.C" style:family="table-column">
      <style:table-column-properties style:column-width="5.1313in" style:rel-column-width="48561*"/>
    </style:style>
    <style:style style:name="Table7.A1" style:family="table-cell">
      <style:table-cell-properties style:vertical-align="middle" fo:padding="0.0382in" fo:border-left="0.05pt solid #000000" fo:border-right="none" fo:border-top="0.05pt solid #000000" fo:border-bottom="0.05pt solid #000000"/>
    </style:style>
    <style:style style:name="Table7.B1" style:family="table-cell">
      <style:table-cell-properties fo:padding="0.0382in" fo:border-left="0.05pt solid #000000" fo:border-right="none" fo:border-top="0.05pt solid #000000" fo:border-bottom="0.05pt solid #000000"/>
    </style:style>
    <style:style style:name="Table7.C1" style:family="table-cell">
      <style:table-cell-properties style:vertical-align="middle"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9035in" style:rel-column-width="8550*"/>
    </style:style>
    <style:style style:name="Table8.B" style:family="table-column">
      <style:table-column-properties style:column-width="1.216in" style:rel-column-width="11507*"/>
    </style:style>
    <style:style style:name="Table8.C" style:family="table-column">
      <style:table-column-properties style:column-width="0.5285in" style:rel-column-width="5001*"/>
    </style:style>
    <style:style style:name="Table8.D" style:family="table-column">
      <style:table-column-properties style:column-width="4.2771in" style:rel-column-width="40477*"/>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3257in" style:rel-column-width="3082*"/>
    </style:style>
    <style:style style:name="Table2.B" style:family="table-column">
      <style:table-column-properties style:column-width="0.3111in" style:rel-column-width="2944*"/>
    </style:style>
    <style:style style:name="Table2.C" style:family="table-column">
      <style:table-column-properties style:column-width="0.3542in" style:rel-column-width="3351*"/>
    </style:style>
    <style:style style:name="Table2.D" style:family="table-column">
      <style:table-column-properties style:column-width="0.3472in" style:rel-column-width="3285*"/>
    </style:style>
    <style:style style:name="Table2.E" style:family="table-column">
      <style:table-column-properties style:column-width="0.3549in" style:rel-column-width="3358*"/>
    </style:style>
    <style:style style:name="Table2.F" style:family="table-column">
      <style:table-column-properties style:column-width="0.3757in" style:rel-column-width="3555*"/>
    </style:style>
    <style:style style:name="Table2.H" style:family="table-column">
      <style:table-column-properties style:column-width="0.3326in" style:rel-column-width="3147*"/>
    </style:style>
    <style:style style:name="Table2.J" style:family="table-column">
      <style:table-column-properties style:column-width="3.8299in" style:rel-column-width="36243*"/>
    </style:style>
    <style:style style:name="Table2.A1" style:family="table-cell">
      <style:table-cell-properties fo:padding="0.0382in" fo:border-left="0.05pt solid #000000" fo:border-right="none" fo:border-top="0.05pt solid #000000" fo:border-bottom="0.05pt solid #000000"/>
    </style:style>
    <style:style style:name="Table2.J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J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1542in" style:rel-column-width="10922*"/>
    </style:style>
    <style:style style:name="Table3.B" style:family="table-column">
      <style:table-column-properties style:column-width="1.1542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0.7951in" style:rel-column-width="7524*"/>
    </style:style>
    <style:style style:name="Table6.B" style:family="table-column">
      <style:table-column-properties style:column-width="0.6514in" style:rel-column-width="6164*"/>
    </style:style>
    <style:style style:name="Table6.C" style:family="table-column">
      <style:table-column-properties style:column-width="0.6806in" style:rel-column-width="6440*"/>
    </style:style>
    <style:style style:name="Table6.D" style:family="table-column">
      <style:table-column-properties style:column-width="0.7007in" style:rel-column-width="6631*"/>
    </style:style>
    <style:style style:name="Table6.E" style:family="table-column">
      <style:table-column-properties style:column-width="4.0972in" style:rel-column-width="38776*"/>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background-color="#00ffff" fo:padding="0.0382in" fo:border-left="0.05pt solid #000000" fo:border-right="none" fo:border-top="none" fo:border-bottom="0.05pt solid #000000">
        <style:background-image/>
      </style:table-cell-properties>
    </style:style>
    <style:style style:name="Table6.E2" style:family="table-cell">
      <style:table-cell-properties fo:background-color="#00ffff" fo:padding="0.0382in" fo:border-left="0.05pt solid #000000" fo:border-right="0.05pt solid #000000" fo:border-top="none" fo:border-bottom="0.05pt solid #000000">
        <style:background-image/>
      </style:table-cell-properties>
    </style:style>
    <style:style style:name="Table6.A4" style:family="table-cell">
      <style:table-cell-properties fo:background-color="#23ff23" fo:padding="0.0382in" fo:border-left="0.05pt solid #000000" fo:border-right="none" fo:border-top="none" fo:border-bottom="0.05pt solid #000000">
        <style:background-image/>
      </style:table-cell-properties>
    </style:style>
    <style:style style:name="Table6.C4" style:family="table-cell">
      <style:table-cell-properties fo:background-color="transparent" fo:padding="0.0382in" fo:border-left="0.05pt solid #000000" fo:border-right="none" fo:border-top="none" fo:border-bottom="0.05pt solid #000000">
        <style:background-image/>
      </style:table-cell-properties>
    </style:style>
    <style:style style:name="Table6.E4" style:family="table-cell">
      <style:table-cell-properties fo:background-color="#23ff23" fo:padding="0.0382in" fo:border-left="0.05pt solid #000000" fo:border-right="0.05pt solid #000000" fo:border-top="none" fo:border-bottom="0.05pt solid #000000">
        <style:background-image/>
      </style:table-cell-properties>
    </style:style>
    <style:style style:name="Table6.A8" style:family="table-cell">
      <style:table-cell-properties fo:background-color="#ffff00" fo:padding="0.0382in" fo:border-left="0.05pt solid #000000" fo:border-right="none" fo:border-top="none" fo:border-bottom="0.05pt solid #000000">
        <style:background-image/>
      </style:table-cell-properties>
    </style:style>
    <style:style style:name="Table6.E8"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6.A14" style:family="table-cell">
      <style:table-cell-properties fo:background-color="#ff6633" fo:padding="0.0382in" fo:border-left="0.05pt solid #000000" fo:border-right="none" fo:border-top="none" fo:border-bottom="0.05pt solid #000000">
        <style:background-image/>
      </style:table-cell-properties>
    </style:style>
    <style:style style:name="Table6.E14" style:family="table-cell">
      <style:table-cell-properties fo:background-color="#ff6633" fo:padding="0.0382in" fo:border-left="0.05pt solid #000000" fo:border-right="0.05pt solid #000000" fo:border-top="none" fo:border-bottom="0.05pt solid #000000">
        <style:background-image/>
      </style:table-cell-properties>
    </style:style>
    <style:style style:name="Table6.C18" style:family="table-cell">
      <style:table-cell-properties fo:background-color="#ff0000" fo:padding="0.0382in" fo:border-left="0.05pt solid #000000" fo:border-right="none" fo:border-top="none" fo:border-bottom="0.05pt solid #000000">
        <style:background-image/>
      </style:table-cell-properties>
    </style:style>
    <style:style style:name="Table6.E18" style:family="table-cell">
      <style:table-cell-properties fo:background-color="#ff0000" fo:padding="0.0382in" fo:border-left="0.05pt solid #000000" fo:border-right="0.05pt solid #000000" fo:border-top="none" fo:border-bottom="0.05pt solid #000000">
        <style:background-image/>
      </style:table-cell-properties>
    </style:style>
    <style:style style:name="Table11" style:family="table">
      <style:table-properties style:width="6.925in" table:align="margins"/>
    </style:style>
    <style:style style:name="Table11.A" style:family="table-column">
      <style:table-column-properties style:column-width="1.7313in" style:rel-column-width="16383*"/>
    </style:style>
    <style:style style:name="Table11.D" style:family="table-column">
      <style:table-column-properties style:column-width="1.7313in" style:rel-column-width="16386*"/>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7313in" style:rel-column-width="16383*"/>
    </style:style>
    <style:style style:name="Table12.D" style:family="table-column">
      <style:table-column-properties style:column-width="1.7313in" style:rel-column-width="16386*"/>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7313in" style:rel-column-width="16383*"/>
    </style:style>
    <style:style style:name="Table13.D" style:family="table-column">
      <style:table-column-properties style:column-width="1.7313in" style:rel-column-width="16386*"/>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style:vertical-align=""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none" fo:border-top="none" fo:border-bottom="0.05pt solid #000000"/>
    </style:style>
    <style:style style:name="Table13.D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9056in" style:rel-column-width="8568*"/>
    </style:style>
    <style:style style:name="Table9.C" style:family="table-column">
      <style:table-column-properties style:column-width="5.1146in" style:rel-column-width="4839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1.7313in" style:rel-column-width="16383*"/>
    </style:style>
    <style:style style:name="Table14.D" style:family="table-column">
      <style:table-column-properties style:column-width="1.7313in" style:rel-column-width="16386*"/>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D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0.9333in" style:rel-column-width="8832*"/>
    </style:style>
    <style:style style:name="Table17.B" style:family="table-column">
      <style:table-column-properties style:column-width="1.1354in" style:rel-column-width="10745*"/>
    </style:style>
    <style:style style:name="Table17.C" style:family="table-column">
      <style:table-column-properties style:column-width="1.1646in" style:rel-column-width="11021*"/>
    </style:style>
    <style:style style:name="Table17.D" style:family="table-column">
      <style:table-column-properties style:column-width="1.3833in" style:rel-column-width="13091*"/>
    </style:style>
    <style:style style:name="Table17.E" style:family="table-column">
      <style:table-column-properties style:column-width="1.1542in" style:rel-column-width="10922*"/>
    </style:style>
    <style:style style:name="Table17.F" style:family="table-column">
      <style:table-column-properties style:column-width="1.1542in" style:rel-column-width="10924*"/>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E1" style:family="table-cell">
      <style:table-cell-properties fo:padding="0.0382in" fo:border-left="0.05pt solid #000000" fo:border-right="none" fo:border-top="0.05pt solid #000000" fo:border-bottom="0.05pt solid #000000"/>
    </style:style>
    <style:style style:name="Table17.F1" style:family="table-cell">
      <style:table-cell-properties style:vertical-align="middle"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none" fo:border-top="none" fo:border-bottom="0.05pt solid #000000"/>
    </style:style>
    <style:style style:name="Table17.F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none" fo:border-top="none" fo:border-bottom="0.05pt solid #000000"/>
    </style:style>
    <style:style style:name="Table17.D3" style:family="table-cell">
      <style:table-cell-properties fo:padding="0.0382in" fo:border-left="0.05pt solid #000000" fo:border-right="none" fo:border-top="none" fo:border-bottom="0.05pt solid #000000"/>
    </style:style>
    <style:style style:name="Table17.E3" style:family="table-cell">
      <style:table-cell-properties fo:padding="0.0382in" fo:border-left="0.05pt solid #000000" fo:border-right="none" fo:border-top="none" fo:border-bottom="0.05pt solid #000000"/>
    </style:style>
    <style:style style:name="Table17.F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none" fo:border-top="none" fo:border-bottom="0.05pt solid #000000"/>
    </style:style>
    <style:style style:name="Table17.D4" style:family="table-cell">
      <style:table-cell-properties fo:padding="0.0382in" fo:border-left="0.05pt solid #000000" fo:border-right="none" fo:border-top="none" fo:border-bottom="0.05pt solid #000000"/>
    </style:style>
    <style:style style:name="Table17.E4" style:family="table-cell">
      <style:table-cell-properties fo:padding="0.0382in" fo:border-left="0.05pt solid #000000" fo:border-right="none" fo:border-top="none" fo:border-bottom="0.05pt solid #000000"/>
    </style:style>
    <style:style style:name="Table17.F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none" fo:border-top="none" fo:border-bottom="0.05pt solid #000000"/>
    </style:style>
    <style:style style:name="Table17.D5" style:family="table-cell">
      <style:table-cell-properties fo:padding="0.0382in" fo:border-left="0.05pt solid #000000" fo:border-right="none" fo:border-top="none" fo:border-bottom="0.05pt solid #000000"/>
    </style:style>
    <style:style style:name="Table17.E5" style:family="table-cell">
      <style:table-cell-properties fo:padding="0.0382in" fo:border-left="0.05pt solid #000000" fo:border-right="none" fo:border-top="none" fo:border-bottom="0.05pt solid #000000"/>
    </style:style>
    <style:style style:name="Table17.F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none" fo:border-top="none" fo:border-bottom="0.05pt solid #000000"/>
    </style:style>
    <style:style style:name="Table17.D6" style:family="table-cell">
      <style:table-cell-properties fo:padding="0.0382in" fo:border-left="0.05pt solid #000000" fo:border-right="none" fo:border-top="none" fo:border-bottom="0.05pt solid #000000"/>
    </style:style>
    <style:style style:name="Table17.E6" style:family="table-cell">
      <style:table-cell-properties fo:padding="0.0382in" fo:border-left="0.05pt solid #000000" fo:border-right="none" fo:border-top="none" fo:border-bottom="0.05pt solid #000000"/>
    </style:style>
    <style:style style:name="Table17.F6" style:family="table-cell">
      <style:table-cell-properties fo:padding="0.0382in" fo:border-left="0.05pt solid #000000" fo:border-right="0.05pt solid #000000" fo:border-top="none" fo:border-bottom="0.05pt solid #000000"/>
    </style:style>
    <style:style style:name="Table17.A7" style:family="table-cell">
      <style:table-cell-properties fo:padding="0.0382in" fo:border-left="0.05pt solid #000000" fo:border-right="none" fo:border-top="none" fo:border-bottom="0.05pt solid #000000"/>
    </style:style>
    <style:style style:name="Table17.B7" style:family="table-cell">
      <style:table-cell-properties fo:padding="0.0382in" fo:border-left="0.05pt solid #000000" fo:border-right="none" fo:border-top="none" fo:border-bottom="0.05pt solid #000000"/>
    </style:style>
    <style:style style:name="Table17.C7" style:family="table-cell">
      <style:table-cell-properties fo:padding="0.0382in" fo:border-left="0.05pt solid #000000" fo:border-right="none" fo:border-top="none" fo:border-bottom="0.05pt solid #000000"/>
    </style:style>
    <style:style style:name="Table17.D7" style:family="table-cell">
      <style:table-cell-properties fo:padding="0.0382in" fo:border-left="0.05pt solid #000000" fo:border-right="none" fo:border-top="none" fo:border-bottom="0.05pt solid #000000"/>
    </style:style>
    <style:style style:name="Table17.E7" style:family="table-cell">
      <style:table-cell-properties fo:padding="0.0382in" fo:border-left="0.05pt solid #000000" fo:border-right="none" fo:border-top="none" fo:border-bottom="0.05pt solid #000000"/>
    </style:style>
    <style:style style:name="Table17.F7" style:family="table-cell">
      <style:table-cell-properties fo:padding="0.0382in" fo:border-left="0.05pt solid #000000" fo:border-right="0.05pt solid #000000" fo:border-top="none" fo:border-bottom="0.05pt solid #000000"/>
    </style:style>
    <style:style style:name="Table17.A8" style:family="table-cell">
      <style:table-cell-properties fo:padding="0.0382in" fo:border-left="0.05pt solid #000000" fo:border-right="none" fo:border-top="none" fo:border-bottom="0.05pt solid #000000"/>
    </style:style>
    <style:style style:name="Table17.B8" style:family="table-cell">
      <style:table-cell-properties fo:padding="0.0382in" fo:border-left="0.05pt solid #000000" fo:border-right="none" fo:border-top="none" fo:border-bottom="0.05pt solid #000000"/>
    </style:style>
    <style:style style:name="Table17.C8" style:family="table-cell">
      <style:table-cell-properties fo:padding="0.0382in" fo:border-left="0.05pt solid #000000" fo:border-right="none" fo:border-top="none" fo:border-bottom="0.05pt solid #000000"/>
    </style:style>
    <style:style style:name="Table17.D8" style:family="table-cell">
      <style:table-cell-properties fo:padding="0.0382in" fo:border-left="0.05pt solid #000000" fo:border-right="none" fo:border-top="none" fo:border-bottom="0.05pt solid #000000"/>
    </style:style>
    <style:style style:name="Table17.E8" style:family="table-cell">
      <style:table-cell-properties fo:padding="0.0382in" fo:border-left="0.05pt solid #000000" fo:border-right="none" fo:border-top="none" fo:border-bottom="0.05pt solid #000000"/>
    </style:style>
    <style:style style:name="Table17.F8" style:family="table-cell">
      <style:table-cell-properties fo:padding="0.0382in" fo:border-left="0.05pt solid #000000" fo:border-right="0.05pt solid #000000" fo:border-top="none" fo:border-bottom="0.05pt solid #000000"/>
    </style:style>
    <style:style style:name="Table17.A9" style:family="table-cell">
      <style:table-cell-properties fo:padding="0.0382in" fo:border-left="0.05pt solid #000000" fo:border-right="none" fo:border-top="none" fo:border-bottom="0.05pt solid #000000"/>
    </style:style>
    <style:style style:name="Table17.B9" style:family="table-cell">
      <style:table-cell-properties fo:padding="0.0382in" fo:border-left="0.05pt solid #000000" fo:border-right="none" fo:border-top="none" fo:border-bottom="0.05pt solid #000000"/>
    </style:style>
    <style:style style:name="Table17.C9" style:family="table-cell">
      <style:table-cell-properties fo:padding="0.0382in" fo:border-left="0.05pt solid #000000" fo:border-right="none" fo:border-top="none" fo:border-bottom="0.05pt solid #000000"/>
    </style:style>
    <style:style style:name="Table17.D9" style:family="table-cell">
      <style:table-cell-properties fo:padding="0.0382in" fo:border-left="0.05pt solid #000000" fo:border-right="none" fo:border-top="none" fo:border-bottom="0.05pt solid #000000"/>
    </style:style>
    <style:style style:name="Table17.E9" style:family="table-cell">
      <style:table-cell-properties fo:padding="0.0382in" fo:border-left="0.05pt solid #000000" fo:border-right="none" fo:border-top="none" fo:border-bottom="0.05pt solid #000000"/>
    </style:style>
    <style:style style:name="Table17.F9"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1.7313in" style:rel-column-width="16383*"/>
    </style:style>
    <style:style style:name="Table18.D" style:family="table-column">
      <style:table-column-properties style:column-width="1.7313in" style:rel-column-width="16386*"/>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D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1.7313in" style:rel-column-width="16383*"/>
    </style:style>
    <style:style style:name="Table15.D" style:family="table-column">
      <style:table-column-properties style:column-width="1.7313in" style:rel-column-width="1638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D2" style:family="table-cell">
      <style:table-cell-properties style:vertical-align="middle"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7313in" style:rel-column-width="16383*"/>
    </style:style>
    <style:style style:name="Table16.D" style:family="table-column">
      <style:table-column-properties style:column-width="1.7313in" style:rel-column-width="16386*"/>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C2" style:family="table-cell">
      <style:table-cell-properties style:vertical-align="" fo:padding="0.0382in" fo:border-left="0.05pt solid #000000" fo:border-right="none" fo:border-top="none" fo:border-bottom="0.05pt solid #000000"/>
    </style:style>
    <style:style style:name="Table16.D2" style:family="table-cell">
      <style:table-cell-properties style:vertical-align=""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1.5694in" style:rel-column-width="14852*"/>
    </style:style>
    <style:style style:name="Table10.B" style:family="table-column">
      <style:table-column-properties style:column-width="1.6639in" style:rel-column-width="15746*"/>
    </style:style>
    <style:style style:name="Table10.C" style:family="table-column">
      <style:table-column-properties style:column-width="3.6917in" style:rel-column-width="34937*"/>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1.3674in" style:rel-column-width="12940*"/>
    </style:style>
    <style:style style:name="Table19.B" style:family="table-column">
      <style:table-column-properties style:column-width="1.3889in" style:rel-column-width="13143*"/>
    </style:style>
    <style:style style:name="Table19.C" style:family="table-column">
      <style:table-column-properties style:column-width="4.1688in" style:rel-column-width="39452*"/>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style>
    <style:style style:name="Table21.A" style:family="table-column">
      <style:table-column-properties style:column-width="1.7313in" style:rel-column-width="16383*"/>
    </style:style>
    <style:style style:name="Table21.D" style:family="table-column">
      <style:table-column-properties style:column-width="1.7313in" style:rel-column-width="16386*"/>
    </style:style>
    <style:style style:name="Table21.A1" style:family="table-cell">
      <style:table-cell-properties fo:padding="0.0382in" fo:border-left="0.05pt solid #000000" fo:border-right="none" fo:border-top="0.05pt solid #000000" fo:border-bottom="0.05pt solid #000000"/>
    </style:style>
    <style:style style:name="Table21.D1" style:family="table-cell">
      <style:table-cell-properties fo:padding="0.0382in" fo:border="0.05pt solid #000000"/>
    </style:style>
    <style:style style:name="Table21.A2" style:family="table-cell">
      <style:table-cell-properties style:vertical-align="middle" fo:padding="0.0382in" fo:border-left="0.05pt solid #000000" fo:border-right="none" fo:border-top="none" fo:border-bottom="0.05pt solid #000000"/>
    </style:style>
    <style:style style:name="Table21.C2" style:family="table-cell">
      <style:table-cell-properties style:vertical-align="" fo:padding="0.0382in" fo:border-left="0.05pt solid #000000" fo:border-right="none" fo:border-top="none" fo:border-bottom="0.05pt solid #000000"/>
    </style:style>
    <style:style style:name="Table21.D2" style:family="table-cell">
      <style:table-cell-properties style:vertical-align=""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0.9542in" style:rel-column-width="9029*"/>
    </style:style>
    <style:style style:name="Table20.B" style:family="table-column">
      <style:table-column-properties style:column-width="0.9188in" style:rel-column-width="8694*"/>
    </style:style>
    <style:style style:name="Table20.C" style:family="table-column">
      <style:table-column-properties style:column-width="0.4771in" style:rel-column-width="4514*"/>
    </style:style>
    <style:style style:name="Table20.D" style:family="table-column">
      <style:table-column-properties style:column-width="0.4632in" style:rel-column-width="4383*"/>
    </style:style>
    <style:style style:name="Table20.E" style:family="table-column">
      <style:table-column-properties style:column-width="1.1653in" style:rel-column-width="11027*"/>
    </style:style>
    <style:style style:name="Table20.F" style:family="table-column">
      <style:table-column-properties style:column-width="0.766in" style:rel-column-width="7248*"/>
    </style:style>
    <style:style style:name="Table20.G" style:family="table-column">
      <style:table-column-properties style:column-width="0.7451in" style:rel-column-width="7051*"/>
    </style:style>
    <style:style style:name="Table20.H" style:family="table-column">
      <style:table-column-properties style:column-width="0.7021in" style:rel-column-width="6644*"/>
    </style:style>
    <style:style style:name="Table20.I" style:family="table-column">
      <style:table-column-properties style:column-width="0.734in" style:rel-column-width="6945*"/>
    </style:style>
    <style:style style:name="Table20.A1" style:family="table-cell">
      <style:table-cell-properties fo:padding="0.0382in" fo:border-left="0.05pt solid #000000" fo:border-right="none" fo:border-top="0.05pt solid #000000" fo:border-bottom="0.05pt solid #000000"/>
    </style:style>
    <style:style style:name="Table20.I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I2" style:family="table-cell">
      <style:table-cell-properties fo:padding="0.0382in" fo:border-left="0.05pt solid #000000" fo:border-right="0.05pt solid #000000" fo:border-top="none" fo:border-bottom="0.05pt solid #000000"/>
    </style:style>
    <style:style style:name="Table20.A14" style:family="table-cell">
      <style:table-cell-properties style:vertical-align="middle" fo:padding="0.0382in" fo:border-left="0.05pt solid #000000" fo:border-right="none" fo:border-top="none" fo:border-bottom="0.05pt solid #000000"/>
    </style:style>
    <style:style style:name="Table20.I14" style:family="table-cell">
      <style:table-cell-properties style:vertical-align="middle"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1.7313in" style:rel-column-width="16383*"/>
    </style:style>
    <style:style style:name="Table23.D" style:family="table-column">
      <style:table-column-properties style:column-width="1.7313in" style:rel-column-width="16386*"/>
    </style:style>
    <style:style style:name="Table23.A1" style:family="table-cell">
      <style:table-cell-properties fo:padding="0.0382in" fo:border-left="0.05pt solid #000000" fo:border-right="none" fo:border-top="0.05pt solid #000000" fo:border-bottom="0.05pt solid #000000"/>
    </style:style>
    <style:style style:name="Table23.D1" style:family="table-cell">
      <style:table-cell-properties fo:padding="0.0382in" fo:border="0.05pt solid #000000"/>
    </style:style>
    <style:style style:name="Table23.A2" style:family="table-cell">
      <style:table-cell-properties style:vertical-align="" fo:padding="0.0382in" fo:border-left="0.05pt solid #000000" fo:border-right="none" fo:border-top="none" fo:border-bottom="0.05pt solid #000000"/>
    </style:style>
    <style:style style:name="Table23.D2" style:family="table-cell">
      <style:table-cell-properties style:vertical-align="" fo:padding="0.0382in" fo:border-left="0.05pt solid #000000" fo:border-right="0.05pt solid #000000" fo:border-top="none" fo:border-bottom="0.05pt solid #000000"/>
    </style:style>
    <style:style style:name="Table24" style:family="table">
      <style:table-properties style:width="6.9167in" table:align="right"/>
    </style:style>
    <style:style style:name="Table24.A" style:family="table-column">
      <style:table-column-properties style:column-width="0.9333in"/>
    </style:style>
    <style:style style:name="Table24.B" style:family="table-column">
      <style:table-column-properties style:column-width="0.9472in"/>
    </style:style>
    <style:style style:name="Table24.C" style:family="table-column">
      <style:table-column-properties style:column-width="4.0944in"/>
    </style:style>
    <style:style style:name="Table24.D" style:family="table-column">
      <style:table-column-properties style:column-width="0.9417in"/>
    </style:style>
    <style:style style:name="Table24.A1" style:family="table-cell">
      <style:table-cell-properties fo:padding="0.0382in" fo:border-left="0.05pt solid #000000" fo:border-right="none" fo:border-top="0.05pt solid #000000" fo:border-bottom="0.05pt solid #000000"/>
    </style:style>
    <style:style style:name="Table24.D1" style:family="table-cell">
      <style:table-cell-properties fo:padding="0.0382in" fo:border="0.05pt solid #000000"/>
    </style:style>
    <style:style style:name="Table24.A2" style:family="table-cell">
      <style:table-cell-properties fo:background-color="#ffff00" fo:padding="0.0382in" fo:border-left="0.05pt solid #000000" fo:border-right="none" fo:border-top="none" fo:border-bottom="0.05pt solid #000000">
        <style:background-image/>
      </style:table-cell-properties>
    </style:style>
    <style:style style:name="Table24.D2"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24.A4" style:family="table-cell">
      <style:table-cell-properties style:vertical-align="middle" fo:background-color="#ffff00" fo:padding="0.0382in" fo:border-left="0.05pt solid #000000" fo:border-right="none" fo:border-top="none" fo:border-bottom="0.05pt solid #000000">
        <style:background-image/>
      </style:table-cell-properties>
    </style:style>
    <style:style style:name="Table24.D4" style:family="table-cell">
      <style:table-cell-properties style:vertical-align="middle" fo:background-color="#ffff00" fo:padding="0.0382in" fo:border-left="0.05pt solid #000000" fo:border-right="0.05pt solid #000000" fo:border-top="none" fo:border-bottom="0.05pt solid #000000">
        <style:background-image/>
      </style:table-cell-properties>
    </style:style>
    <style:style style:name="Table24.A6" style:family="table-cell">
      <style:table-cell-properties style:vertical-align="middle" fo:padding="0.0382in" fo:border-left="0.05pt solid #000000" fo:border-right="none" fo:border-top="none" fo:border-bottom="0.05pt solid #000000"/>
    </style:style>
    <style:style style:name="Table24.B6" style:family="table-cell">
      <style:table-cell-properties style:vertical-align="middle" fo:padding="0.0382in" fo:border-left="0.05pt solid #000000" fo:border-right="none" fo:border-top="none" fo:border-bottom="0.05pt solid #000000"/>
    </style:style>
    <style:style style:name="Table24.C6" style:family="table-cell">
      <style:table-cell-properties fo:padding="0.0382in" fo:border-left="0.05pt solid #000000" fo:border-right="none" fo:border-top="none" fo:border-bottom="0.05pt solid #000000"/>
    </style:style>
    <style:style style:name="Table24.D6" style:family="table-cell">
      <style:table-cell-properties style:vertical-align="middle" fo:padding="0.0382in" fo:border-left="0.05pt solid #000000" fo:border-right="0.05pt solid #000000" fo:border-top="none" fo:border-bottom="0.05pt solid #000000"/>
    </style:style>
    <style:style style:name="Table24.A7" style:family="table-cell">
      <style:table-cell-properties style:vertical-align="middle" fo:padding="0.0382in" fo:border-left="0.05pt solid #000000" fo:border-right="none" fo:border-top="none" fo:border-bottom="0.05pt solid #000000"/>
    </style:style>
    <style:style style:name="Table24.B7" style:family="table-cell">
      <style:table-cell-properties style:vertical-align="middle" fo:padding="0.0382in" fo:border-left="0.05pt solid #000000" fo:border-right="none" fo:border-top="none" fo:border-bottom="0.05pt solid #000000"/>
    </style:style>
    <style:style style:name="Table24.C7" style:family="table-cell">
      <style:table-cell-properties fo:padding="0.0382in" fo:border-left="0.05pt solid #000000" fo:border-right="none" fo:border-top="none" fo:border-bottom="0.05pt solid #000000"/>
    </style:style>
    <style:style style:name="Table24.D7" style:family="table-cell">
      <style:table-cell-properties style:vertical-align="middle" fo:padding="0.0382in" fo:border-left="0.05pt solid #000000" fo:border-right="0.05pt solid #000000" fo:border-top="none" fo:border-bottom="0.05pt solid #000000"/>
    </style:style>
    <style:style style:name="Table24.A8" style:family="table-cell">
      <style:table-cell-properties fo:padding="0.0382in" fo:border-left="0.05pt solid #000000" fo:border-right="none" fo:border-top="none" fo:border-bottom="0.05pt solid #000000"/>
    </style:style>
    <style:style style:name="Table24.B8" style:family="table-cell">
      <style:table-cell-properties fo:padding="0.0382in" fo:border-left="0.05pt solid #000000" fo:border-right="none" fo:border-top="none" fo:border-bottom="0.05pt solid #000000"/>
    </style:style>
    <style:style style:name="Table24.C8" style:family="table-cell">
      <style:table-cell-properties fo:padding="0.0382in" fo:border-left="0.05pt solid #000000" fo:border-right="none" fo:border-top="none" fo:border-bottom="0.05pt solid #000000"/>
    </style:style>
    <style:style style:name="Table24.D8" style:family="table-cell">
      <style:table-cell-properties fo:padding="0.0382in" fo:border-left="0.05pt solid #000000" fo:border-right="0.05pt solid #000000" fo:border-top="none" fo:border-bottom="0.05pt solid #000000"/>
    </style:style>
    <style:style style:name="Table24.A9" style:family="table-cell">
      <style:table-cell-properties fo:padding="0.0382in" fo:border-left="0.05pt solid #000000" fo:border-right="none" fo:border-top="none" fo:border-bottom="0.05pt solid #000000"/>
    </style:style>
    <style:style style:name="Table24.B9" style:family="table-cell">
      <style:table-cell-properties fo:padding="0.0382in" fo:border-left="0.05pt solid #000000" fo:border-right="none" fo:border-top="none" fo:border-bottom="0.05pt solid #000000"/>
    </style:style>
    <style:style style:name="Table24.C9" style:family="table-cell">
      <style:table-cell-properties fo:padding="0.0382in" fo:border-left="0.05pt solid #000000" fo:border-right="none" fo:border-top="none" fo:border-bottom="0.05pt solid #000000"/>
    </style:style>
    <style:style style:name="Table24.D9" style:family="table-cell">
      <style:table-cell-properties fo:padding="0.0382in" fo:border-left="0.05pt solid #000000" fo:border-right="0.05pt solid #000000" fo:border-top="none" fo:border-bottom="0.05pt solid #000000"/>
    </style:style>
    <style:style style:name="Table24.A11" style:family="table-cell">
      <style:table-cell-properties style:vertical-align="middle" fo:padding="0.0382in" fo:border-left="0.05pt solid #000000" fo:border-right="none" fo:border-top="none" fo:border-bottom="0.05pt solid #000000"/>
    </style:style>
    <style:style style:name="Table24.B11" style:family="table-cell">
      <style:table-cell-properties fo:padding="0.0382in" fo:border-left="0.05pt solid #000000" fo:border-right="none" fo:border-top="none" fo:border-bottom="0.05pt solid #000000"/>
    </style:style>
    <style:style style:name="Table24.C11" style:family="table-cell">
      <style:table-cell-properties fo:padding="0.0382in" fo:border-left="0.05pt solid #000000" fo:border-right="none" fo:border-top="none" fo:border-bottom="0.05pt solid #000000"/>
    </style:style>
    <style:style style:name="Table24.D11" style:family="table-cell">
      <style:table-cell-properties style:vertical-align="middle" fo:padding="0.0382in" fo:border-left="0.05pt solid #000000" fo:border-right="0.05pt solid #000000" fo:border-top="none" fo:border-bottom="0.05pt solid #000000"/>
    </style:style>
    <style:style style:name="Table24.A12" style:family="table-cell">
      <style:table-cell-properties style:vertical-align="middle" fo:padding="0.0382in" fo:border-left="0.05pt solid #000000" fo:border-right="none" fo:border-top="none" fo:border-bottom="0.05pt solid #000000"/>
    </style:style>
    <style:style style:name="Table24.B12" style:family="table-cell">
      <style:table-cell-properties fo:padding="0.0382in" fo:border-left="0.05pt solid #000000" fo:border-right="none" fo:border-top="none" fo:border-bottom="0.05pt solid #000000"/>
    </style:style>
    <style:style style:name="Table24.C12" style:family="table-cell">
      <style:table-cell-properties fo:padding="0.0382in" fo:border-left="0.05pt solid #000000" fo:border-right="none" fo:border-top="none" fo:border-bottom="0.05pt solid #000000"/>
    </style:style>
    <style:style style:name="Table24.D12" style:family="table-cell">
      <style:table-cell-properties style:vertical-align="middle" fo:padding="0.0382in" fo:border-left="0.05pt solid #000000" fo:border-right="0.05pt solid #000000" fo:border-top="none" fo:border-bottom="0.05pt solid #000000"/>
    </style:style>
    <style:style style:name="Table24.A15" style:family="table-cell">
      <style:table-cell-properties fo:padding="0.0382in" fo:border-left="0.05pt solid #000000" fo:border-right="none" fo:border-top="none" fo:border-bottom="0.05pt solid #000000"/>
    </style:style>
    <style:style style:name="Table24.B15" style:family="table-cell">
      <style:table-cell-properties fo:padding="0.0382in" fo:border-left="0.05pt solid #000000" fo:border-right="none" fo:border-top="none" fo:border-bottom="0.05pt solid #000000"/>
    </style:style>
    <style:style style:name="Table24.C15" style:family="table-cell">
      <style:table-cell-properties fo:padding="0.0382in" fo:border-left="0.05pt solid #000000" fo:border-right="none" fo:border-top="none" fo:border-bottom="0.05pt solid #000000"/>
    </style:style>
    <style:style style:name="Table24.D15" style:family="table-cell">
      <style:table-cell-properties fo:padding="0.0382in" fo:border-left="0.05pt solid #000000" fo:border-right="0.05pt solid #000000" fo:border-top="none" fo:border-bottom="0.05pt solid #000000"/>
    </style:style>
    <style:style style:name="Table24.A16" style:family="table-cell">
      <style:table-cell-properties fo:padding="0.0382in" fo:border-left="0.05pt solid #000000" fo:border-right="none" fo:border-top="none" fo:border-bottom="0.05pt solid #000000"/>
    </style:style>
    <style:style style:name="Table24.B16" style:family="table-cell">
      <style:table-cell-properties style:vertical-align="middle" fo:padding="0.0382in" fo:border-left="0.05pt solid #000000" fo:border-right="none" fo:border-top="none" fo:border-bottom="0.05pt solid #000000"/>
    </style:style>
    <style:style style:name="Table24.C16" style:family="table-cell">
      <style:table-cell-properties style:vertical-align="middle" fo:padding="0.0382in" fo:border-left="0.05pt solid #000000" fo:border-right="none" fo:border-top="none" fo:border-bottom="0.05pt solid #000000"/>
    </style:style>
    <style:style style:name="Table24.D16"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3847in" style:rel-column-width="13107*"/>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0479in" style:rel-column-width="9916*"/>
    </style:style>
    <style:style style:name="Table4.B" style:family="table-column">
      <style:table-column-properties style:column-width="0.8056in" style:rel-column-width="7623*"/>
    </style:style>
    <style:style style:name="Table4.D" style:family="table-column">
      <style:table-column-properties style:column-width="0.8118in" style:rel-column-width="7682*"/>
    </style:style>
    <style:style style:name="Table4.E" style:family="table-column">
      <style:table-column-properties style:column-width="0.9396in" style:rel-column-width="8891*"/>
    </style:style>
    <style:style style:name="Table4.F" style:family="table-column">
      <style:table-column-properties style:column-width="0.8632in" style:rel-column-width="8168*"/>
    </style:style>
    <style:style style:name="Table4.G" style:family="table-column">
      <style:table-column-properties style:column-width="0.6521in" style:rel-column-width="6171*"/>
    </style:style>
    <style:style style:name="Table4.H" style:family="table-column">
      <style:table-column-properties style:column-width="0.5597in" style:rel-column-width="5296*"/>
    </style:style>
    <style:style style:name="Table4.I" style:family="table-column">
      <style:table-column-properties style:column-width="0.4403in" style:rel-column-width="4165*"/>
    </style:style>
    <style:style style:name="Table4.A1" style:family="table-cell">
      <style:table-cell-properties fo:padding="0.0382in" fo:border-left="0.05pt solid #000000" fo:border-right="none" fo:border-top="0.05pt solid #000000" fo:border-bottom="0.05pt solid #000000"/>
    </style:style>
    <style:style style:name="Table4.I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background-color="#ffff00" fo:padding="0.0382in" fo:border-left="0.05pt solid #000000" fo:border-right="none" fo:border-top="none" fo:border-bottom="0.05pt solid #000000">
        <style:background-image/>
      </style:table-cell-properties>
    </style:style>
    <style:style style:name="Table4.E2" style:family="table-cell">
      <style:table-cell-properties fo:background-color="transparent" fo:padding="0.0382in" fo:border-left="0.05pt solid #000000" fo:border-right="none" fo:border-top="none" fo:border-bottom="0.05pt solid #000000">
        <style:background-image/>
      </style:table-cell-properties>
    </style:style>
    <style:style style:name="Table4.G2" style:family="table-cell">
      <style:table-cell-properties fo:background-color="#00ffff" fo:padding="0.0382in" fo:border-left="0.05pt solid #000000" fo:border-right="none" fo:border-top="none" fo:border-bottom="0.05pt solid #000000">
        <style:background-image/>
      </style:table-cell-properties>
    </style:style>
    <style:style style:name="Table4.H2" style:family="table-cell">
      <style:table-cell-properties fo:background-color="#9966cc" fo:padding="0.0382in" fo:border-left="0.05pt solid #000000" fo:border-right="none" fo:border-top="none" fo:border-bottom="0.05pt solid #000000">
        <style:background-image/>
      </style:table-cell-properties>
    </style:style>
    <style:style style:name="Table4.I2" style:family="table-cell">
      <style:table-cell-properties fo:padding="0.0382in" fo:border-left="0.05pt solid #000000" fo:border-right="0.05pt solid #000000" fo:border-top="none" fo:border-bottom="0.05pt solid #000000"/>
    </style:style>
    <style:style style:name="Table4.I3" style:family="table-cell">
      <style:table-cell-properties fo:padding="0.0382in" fo:border-left="0.05pt solid #000000" fo:border-right="0.05pt solid #000000" fo:border-top="none" fo:border-bottom="0.05pt solid #000000"/>
    </style:style>
    <style:style style:name="Table4.D4" style:family="table-cell">
      <style:table-cell-properties fo:background-color="#0000ff" fo:padding="0.0382in" fo:border-left="0.05pt solid #000000" fo:border-right="none" fo:border-top="none" fo:border-bottom="0.05pt solid #000000">
        <style:background-image/>
      </style:table-cell-properties>
    </style:style>
    <style:style style:name="Table4.I4" style:family="table-cell">
      <style:table-cell-properties fo:padding="0.0382in" fo:border-left="0.05pt solid #000000" fo:border-right="0.05pt solid #000000" fo:border-top="none" fo:border-bottom="0.05pt solid #000000"/>
    </style:style>
    <style:style style:name="Table4.I5" style:family="table-cell">
      <style:table-cell-properties fo:padding="0.0382in" fo:border-left="0.05pt solid #000000" fo:border-right="0.05pt solid #000000" fo:border-top="none" fo:border-bottom="0.05pt solid #000000"/>
    </style:style>
    <style:style style:name="Table4.H6" style:family="table-cell">
      <style:table-cell-properties fo:background-color="#ff9966" fo:padding="0.0382in" fo:border-left="0.05pt solid #000000" fo:border-right="none" fo:border-top="none" fo:border-bottom="0.05pt solid #000000">
        <style:background-image/>
      </style:table-cell-properties>
    </style:style>
    <style:style style:name="Table4.I6" style:family="table-cell">
      <style:table-cell-properties fo:padding="0.0382in" fo:border-left="0.05pt solid #000000" fo:border-right="0.05pt solid #000000" fo:border-top="none" fo:border-bottom="0.05pt solid #000000"/>
    </style:style>
    <style:style style:name="Table4.I7" style:family="table-cell">
      <style:table-cell-properties fo:padding="0.0382in" fo:border-left="0.05pt solid #000000" fo:border-right="0.05pt solid #000000" fo:border-top="none" fo:border-bottom="0.05pt solid #000000"/>
    </style:style>
    <style:style style:name="Table4.I8" style:family="table-cell">
      <style:table-cell-properties fo:padding="0.0382in" fo:border-left="0.05pt solid #000000" fo:border-right="0.05pt solid #000000" fo:border-top="none" fo:border-bottom="0.05pt solid #000000"/>
    </style:style>
    <style:style style:name="Table4.I9" style:family="table-cell">
      <style:table-cell-properties fo:padding="0.0382in" fo:border-left="0.05pt solid #000000" fo:border-right="0.05pt solid #000000" fo:border-top="none" fo:border-bottom="0.05pt solid #000000"/>
    </style:style>
    <style:style style:name="Table4.G10" style:family="table-cell">
      <style:table-cell-properties fo:background-color="#00ff00" fo:padding="0.0382in" fo:border-left="0.05pt solid #000000" fo:border-right="none" fo:border-top="none" fo:border-bottom="0.05pt solid #000000">
        <style:background-image/>
      </style:table-cell-properties>
    </style:style>
    <style:style style:name="Table4.H10" style:family="table-cell">
      <style:table-cell-properties fo:background-color="#ff0000" fo:padding="0.0382in" fo:border-left="0.05pt solid #000000" fo:border-right="none" fo:border-top="none" fo:border-bottom="0.05pt solid #000000">
        <style:background-image/>
      </style:table-cell-properties>
    </style:style>
    <style:style style:name="Table4.I10"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4pt" officeooo:paragraph-rsid="00162507" style:font-size-asian="14pt" style:font-size-complex="14pt"/>
    </style:style>
    <style:style style:name="P2" style:family="paragraph" style:parent-style-name="Footer">
      <style:paragraph-properties fo:text-align="center" style:justify-single-word="false"/>
      <style:text-properties officeooo:paragraph-rsid="00336ff0"/>
    </style:style>
    <style:style style:name="P3" style:family="paragraph" style:parent-style-name="Text_20_body">
      <style:text-properties officeooo:paragraph-rsid="00162507"/>
    </style:style>
    <style:style style:name="P4" style:family="paragraph" style:parent-style-name="Text_20_body">
      <style:text-properties officeooo:paragraph-rsid="001814b7"/>
    </style:style>
    <style:style style:name="P5" style:family="paragraph" style:parent-style-name="Text_20_body">
      <style:text-properties officeooo:paragraph-rsid="00188222"/>
    </style:style>
    <style:style style:name="P6" style:family="paragraph" style:parent-style-name="Text_20_body">
      <style:text-properties officeooo:paragraph-rsid="00196191"/>
    </style:style>
    <style:style style:name="P7" style:family="paragraph" style:parent-style-name="Text_20_body">
      <style:text-properties officeooo:rsid="00162507" officeooo:paragraph-rsid="00162507"/>
    </style:style>
    <style:style style:name="P8" style:family="paragraph" style:parent-style-name="Text_20_body">
      <style:text-properties officeooo:rsid="00162507" officeooo:paragraph-rsid="001a424a"/>
    </style:style>
    <style:style style:name="P9" style:family="paragraph" style:parent-style-name="Text_20_body">
      <style:text-properties fo:font-weight="normal" officeooo:rsid="00196191" officeooo:paragraph-rsid="00196191" style:font-weight-asian="normal" style:font-weight-complex="normal"/>
    </style:style>
    <style:style style:name="P10" style:family="paragraph" style:parent-style-name="Text_20_body">
      <style:text-properties style:font-name="Arial1" officeooo:paragraph-rsid="0031f506"/>
    </style:style>
    <style:style style:name="P11" style:family="paragraph" style:parent-style-name="Text_20_body">
      <style:text-properties style:font-name="Arial1" officeooo:rsid="00196191" officeooo:paragraph-rsid="00196191"/>
    </style:style>
    <style:style style:name="P12" style:family="paragraph" style:parent-style-name="Text_20_body">
      <style:text-properties style:font-name="Arial1" officeooo:rsid="00e2ddfc" officeooo:paragraph-rsid="00e2ddfc"/>
    </style:style>
    <style:style style:name="P13" style:family="paragraph" style:parent-style-name="Text_20_body">
      <style:text-properties style:font-name="Arial1" officeooo:rsid="015c50bd" officeooo:paragraph-rsid="015c50bd"/>
    </style:style>
    <style:style style:name="P14" style:family="paragraph" style:parent-style-name="Text_20_body">
      <style:text-properties style:font-name="Arial1" officeooo:rsid="01e0a9c1" officeooo:paragraph-rsid="01e0a9c1"/>
    </style:style>
    <style:style style:name="P15" style:family="paragraph" style:parent-style-name="Text_20_body">
      <style:text-properties style:font-name="Arial1" fo:font-weight="normal" officeooo:rsid="01e0a9c1" officeooo:paragraph-rsid="01e36aaa" style:font-weight-asian="normal" style:font-weight-complex="normal"/>
    </style:style>
    <style:style style:name="P16" style:family="paragraph" style:parent-style-name="Text_20_body">
      <style:text-properties style:font-name="Arial1" officeooo:rsid="01e7a909" officeooo:paragraph-rsid="01e7a909"/>
    </style:style>
    <style:style style:name="P17" style:family="paragraph" style:parent-style-name="Text_20_body">
      <style:text-properties style:font-name="Arial1" officeooo:rsid="01ee8f05" officeooo:paragraph-rsid="01ee8f05"/>
    </style:style>
    <style:style style:name="P18" style:family="paragraph" style:parent-style-name="Text_20_body">
      <style:text-properties style:font-name="Arial1" officeooo:rsid="01e77897" officeooo:paragraph-rsid="01e77897"/>
    </style:style>
    <style:style style:name="P19" style:family="paragraph" style:parent-style-name="Text_20_body">
      <style:text-properties style:font-name="Arial1" officeooo:rsid="01e84689" officeooo:paragraph-rsid="01e84689"/>
    </style:style>
    <style:style style:name="P20" style:family="paragraph" style:parent-style-name="Text_20_body">
      <style:text-properties style:font-name="Liberation Sans" officeooo:rsid="001abbba" officeooo:paragraph-rsid="001b2354"/>
    </style:style>
    <style:style style:name="P21" style:family="paragraph" style:parent-style-name="Text_20_body">
      <style:text-properties officeooo:rsid="001a424a" officeooo:paragraph-rsid="001a424a"/>
    </style:style>
    <style:style style:name="P22" style:family="paragraph" style:parent-style-name="Text_20_body">
      <style:text-properties officeooo:rsid="001abbba" officeooo:paragraph-rsid="001a424a"/>
    </style:style>
    <style:style style:name="P23" style:family="paragraph" style:parent-style-name="Text_20_body">
      <style:text-properties officeooo:rsid="001abbba" officeooo:paragraph-rsid="00a820b5"/>
    </style:style>
    <style:style style:name="P24" style:family="paragraph" style:parent-style-name="Text_20_body">
      <style:text-properties officeooo:rsid="001abbba" officeooo:paragraph-rsid="00ab451b"/>
    </style:style>
    <style:style style:name="P25" style:family="paragraph" style:parent-style-name="Text_20_body">
      <style:text-properties officeooo:rsid="001abbba" officeooo:paragraph-rsid="00ad32a9"/>
    </style:style>
    <style:style style:name="P26" style:family="paragraph" style:parent-style-name="Text_20_body">
      <style:text-properties officeooo:rsid="001abbba" officeooo:paragraph-rsid="00c552da"/>
    </style:style>
    <style:style style:name="P27" style:family="paragraph" style:parent-style-name="Text_20_body">
      <style:text-properties officeooo:rsid="001abbba" officeooo:paragraph-rsid="00d405a7"/>
    </style:style>
    <style:style style:name="P28" style:family="paragraph" style:parent-style-name="Text_20_body">
      <style:text-properties officeooo:rsid="001abbba" officeooo:paragraph-rsid="00d93790"/>
    </style:style>
    <style:style style:name="P29" style:family="paragraph" style:parent-style-name="Text_20_body">
      <style:text-properties officeooo:rsid="001abbba" officeooo:paragraph-rsid="00e2ddfc"/>
    </style:style>
    <style:style style:name="P30" style:family="paragraph" style:parent-style-name="Text_20_body">
      <style:text-properties officeooo:rsid="001abbba" officeooo:paragraph-rsid="00ef974f"/>
    </style:style>
    <style:style style:name="P31" style:family="paragraph" style:parent-style-name="Text_20_body">
      <style:text-properties officeooo:rsid="001abbba" officeooo:paragraph-rsid="0103ea48"/>
    </style:style>
    <style:style style:name="P32" style:family="paragraph" style:parent-style-name="Text_20_body">
      <style:text-properties officeooo:rsid="001abbba" officeooo:paragraph-rsid="010d166a"/>
    </style:style>
    <style:style style:name="P33" style:family="paragraph" style:parent-style-name="Text_20_body">
      <style:text-properties officeooo:rsid="001abbba" officeooo:paragraph-rsid="010e92d8"/>
    </style:style>
    <style:style style:name="P34" style:family="paragraph" style:parent-style-name="Text_20_body">
      <style:text-properties officeooo:rsid="001abbba" officeooo:paragraph-rsid="010f9b28"/>
    </style:style>
    <style:style style:name="P35" style:family="paragraph" style:parent-style-name="Text_20_body">
      <style:text-properties officeooo:rsid="001abbba" officeooo:paragraph-rsid="01191b63"/>
    </style:style>
    <style:style style:name="P36" style:family="paragraph" style:parent-style-name="Text_20_body">
      <style:text-properties officeooo:rsid="001abbba" officeooo:paragraph-rsid="0111623c"/>
    </style:style>
    <style:style style:name="P37" style:family="paragraph" style:parent-style-name="Text_20_body">
      <style:text-properties officeooo:rsid="001abbba" officeooo:paragraph-rsid="013fe3d3"/>
    </style:style>
    <style:style style:name="P38" style:family="paragraph" style:parent-style-name="Text_20_body">
      <style:text-properties officeooo:rsid="001abbba" officeooo:paragraph-rsid="0140b72d"/>
    </style:style>
    <style:style style:name="P39" style:family="paragraph" style:parent-style-name="Text_20_body">
      <style:text-properties officeooo:rsid="001abbba" officeooo:paragraph-rsid="01124eff"/>
    </style:style>
    <style:style style:name="P40" style:family="paragraph" style:parent-style-name="Text_20_body">
      <style:text-properties officeooo:paragraph-rsid="0054196e"/>
    </style:style>
    <style:style style:name="P41" style:family="paragraph" style:parent-style-name="Text_20_body">
      <style:text-properties officeooo:paragraph-rsid="0062f56e"/>
    </style:style>
    <style:style style:name="P42" style:family="paragraph" style:parent-style-name="Text_20_body">
      <style:text-properties officeooo:rsid="0062f56e" officeooo:paragraph-rsid="00639cc4"/>
    </style:style>
    <style:style style:name="P43" style:family="paragraph" style:parent-style-name="Text_20_body">
      <style:text-properties officeooo:rsid="00639cc4" officeooo:paragraph-rsid="00639cc4"/>
    </style:style>
    <style:style style:name="P44" style:family="paragraph" style:parent-style-name="Text_20_body">
      <style:text-properties officeooo:paragraph-rsid="006c4401"/>
    </style:style>
    <style:style style:name="P45" style:family="paragraph" style:parent-style-name="Text_20_body">
      <style:text-properties officeooo:rsid="008d7354" officeooo:paragraph-rsid="00910c8e"/>
    </style:style>
    <style:style style:name="P46" style:family="paragraph" style:parent-style-name="Text_20_body">
      <style:text-properties officeooo:rsid="008d7354" officeooo:paragraph-rsid="009173e7"/>
    </style:style>
    <style:style style:name="P47" style:family="paragraph" style:parent-style-name="Text_20_body">
      <style:text-properties officeooo:rsid="008d7354" officeooo:paragraph-rsid="00932fe2"/>
    </style:style>
    <style:style style:name="P48" style:family="paragraph" style:parent-style-name="Text_20_body">
      <style:text-properties officeooo:rsid="008d7354" officeooo:paragraph-rsid="00945281"/>
    </style:style>
    <style:style style:name="P49" style:family="paragraph" style:parent-style-name="Text_20_body">
      <style:text-properties officeooo:rsid="008d7354" officeooo:paragraph-rsid="00959865"/>
    </style:style>
    <style:style style:name="P50" style:family="paragraph" style:parent-style-name="Text_20_body">
      <style:text-properties officeooo:rsid="008d7354" officeooo:paragraph-rsid="00962418"/>
    </style:style>
    <style:style style:name="P51" style:family="paragraph" style:parent-style-name="Text_20_body">
      <style:text-properties officeooo:rsid="008d7354" officeooo:paragraph-rsid="009679f3"/>
    </style:style>
    <style:style style:name="P52" style:family="paragraph" style:parent-style-name="Text_20_body">
      <style:text-properties officeooo:rsid="008d7354" officeooo:paragraph-rsid="022b1e3a"/>
    </style:style>
    <style:style style:name="P53" style:family="paragraph" style:parent-style-name="Text_20_body">
      <style:text-properties officeooo:rsid="008d7354" officeooo:paragraph-rsid="009d8e25"/>
    </style:style>
    <style:style style:name="P54" style:family="paragraph" style:parent-style-name="Text_20_body">
      <style:text-properties officeooo:rsid="008d7354" officeooo:paragraph-rsid="023aa7e6"/>
    </style:style>
    <style:style style:name="P55" style:family="paragraph" style:parent-style-name="Text_20_body">
      <style:text-properties officeooo:rsid="008d7354" officeooo:paragraph-rsid="02302a74"/>
    </style:style>
    <style:style style:name="P56" style:family="paragraph" style:parent-style-name="Text_20_body">
      <style:text-properties officeooo:rsid="008d7354" officeooo:paragraph-rsid="02302314"/>
    </style:style>
    <style:style style:name="P57" style:family="paragraph" style:parent-style-name="Text_20_body">
      <style:text-properties officeooo:rsid="008d7354" officeooo:paragraph-rsid="027cf9e3"/>
    </style:style>
    <style:style style:name="P58" style:family="paragraph" style:parent-style-name="Text_20_body">
      <style:text-properties officeooo:paragraph-rsid="00a0e69c"/>
    </style:style>
    <style:style style:name="P59" style:family="paragraph" style:parent-style-name="Text_20_body">
      <style:text-properties officeooo:paragraph-rsid="00a3fe1d"/>
    </style:style>
    <style:style style:name="P60" style:family="paragraph" style:parent-style-name="Text_20_body">
      <style:text-properties officeooo:rsid="00962418" officeooo:paragraph-rsid="00962418"/>
    </style:style>
    <style:style style:name="P61" style:family="paragraph" style:parent-style-name="Text_20_body">
      <style:text-properties officeooo:rsid="00a3fe1d" officeooo:paragraph-rsid="00a3fe1d"/>
    </style:style>
    <style:style style:name="P62" style:family="paragraph" style:parent-style-name="Text_20_body">
      <style:text-properties officeooo:rsid="00ad32a9" officeooo:paragraph-rsid="00b0277b"/>
    </style:style>
    <style:style style:name="P63" style:family="paragraph" style:parent-style-name="Text_20_body">
      <style:text-properties officeooo:rsid="00ad32a9" officeooo:paragraph-rsid="00d2224f"/>
    </style:style>
    <style:style style:name="P64" style:family="paragraph" style:parent-style-name="Text_20_body">
      <style:text-properties officeooo:rsid="00ad32a9" officeooo:paragraph-rsid="00db4fb7"/>
    </style:style>
    <style:style style:name="P65" style:family="paragraph" style:parent-style-name="Text_20_body">
      <style:text-properties officeooo:rsid="002a04d0" officeooo:paragraph-rsid="00d93790"/>
    </style:style>
    <style:style style:name="P66" style:family="paragraph" style:parent-style-name="Text_20_body">
      <style:text-properties officeooo:rsid="002a04d0" officeooo:paragraph-rsid="01fdeddb"/>
    </style:style>
    <style:style style:name="P67" style:family="paragraph" style:parent-style-name="Text_20_body">
      <style:text-properties officeooo:rsid="00e1fbda" officeooo:paragraph-rsid="00e1fbda"/>
    </style:style>
    <style:style style:name="P68" style:family="paragraph" style:parent-style-name="Text_20_body">
      <style:text-properties officeooo:rsid="00e2ddfc" officeooo:paragraph-rsid="00e2ddfc"/>
    </style:style>
    <style:style style:name="P69" style:family="paragraph" style:parent-style-name="Text_20_body">
      <style:text-properties officeooo:paragraph-rsid="010f9b28"/>
    </style:style>
    <style:style style:name="P70" style:family="paragraph" style:parent-style-name="Text_20_body">
      <style:text-properties officeooo:paragraph-rsid="01168979"/>
    </style:style>
    <style:style style:name="P71" style:family="paragraph" style:parent-style-name="Text_20_body">
      <style:text-properties officeooo:rsid="0115952d" officeooo:paragraph-rsid="0115952d"/>
    </style:style>
    <style:style style:name="P72" style:family="paragraph" style:parent-style-name="Text_20_body">
      <style:text-properties officeooo:rsid="011455e5" officeooo:paragraph-rsid="01168979"/>
    </style:style>
    <style:style style:name="P73" style:family="paragraph" style:parent-style-name="Text_20_body">
      <style:text-properties officeooo:paragraph-rsid="013d4fc5"/>
    </style:style>
    <style:style style:name="P74" style:family="paragraph" style:parent-style-name="Text_20_body">
      <style:text-properties officeooo:paragraph-rsid="013f4881"/>
    </style:style>
    <style:style style:name="P75" style:family="paragraph" style:parent-style-name="Text_20_body">
      <style:text-properties officeooo:paragraph-rsid="014024f5"/>
    </style:style>
    <style:style style:name="P76" style:family="paragraph" style:parent-style-name="Text_20_body">
      <style:text-properties officeooo:paragraph-rsid="014313ae"/>
    </style:style>
    <style:style style:name="P77" style:family="paragraph" style:parent-style-name="Text_20_body">
      <style:text-properties officeooo:paragraph-rsid="0148646a"/>
    </style:style>
    <style:style style:name="P78" style:family="paragraph" style:parent-style-name="Text_20_body">
      <style:text-properties officeooo:paragraph-rsid="014d606a"/>
    </style:style>
    <style:style style:name="P79" style:family="paragraph" style:parent-style-name="Text_20_body">
      <style:text-properties officeooo:rsid="0148089f" officeooo:paragraph-rsid="0148089f"/>
    </style:style>
    <style:style style:name="P80" style:family="paragraph" style:parent-style-name="Text_20_body">
      <style:text-properties officeooo:rsid="0148e59c" officeooo:paragraph-rsid="0148646a"/>
    </style:style>
    <style:style style:name="P81" style:family="paragraph" style:parent-style-name="Text_20_body">
      <style:text-properties officeooo:rsid="014e9677" officeooo:paragraph-rsid="014e9677"/>
    </style:style>
    <style:style style:name="P82" style:family="paragraph" style:parent-style-name="Text_20_body">
      <style:text-properties officeooo:rsid="01422a09" officeooo:paragraph-rsid="01422a09"/>
    </style:style>
    <style:style style:name="P83" style:family="paragraph" style:parent-style-name="Text_20_body">
      <style:text-properties officeooo:rsid="014313ae" officeooo:paragraph-rsid="014313ae"/>
    </style:style>
    <style:style style:name="P84" style:family="paragraph" style:parent-style-name="Text_20_body">
      <style:text-properties officeooo:rsid="014313ae" officeooo:paragraph-rsid="0155353c"/>
    </style:style>
    <style:style style:name="P85" style:family="paragraph" style:parent-style-name="Text_20_body">
      <style:text-properties officeooo:rsid="014313ae" officeooo:paragraph-rsid="01b7ede2"/>
    </style:style>
    <style:style style:name="P86" style:family="paragraph" style:parent-style-name="Text_20_body">
      <style:text-properties officeooo:rsid="014313ae" officeooo:paragraph-rsid="01cccb0d"/>
    </style:style>
    <style:style style:name="P87" style:family="paragraph" style:parent-style-name="Text_20_body">
      <style:text-properties officeooo:paragraph-rsid="0156c46f"/>
    </style:style>
    <style:style style:name="P88" style:family="paragraph" style:parent-style-name="Text_20_body">
      <style:text-properties officeooo:rsid="0155353c" officeooo:paragraph-rsid="0155353c"/>
    </style:style>
    <style:style style:name="P89" style:family="paragraph" style:parent-style-name="Text_20_body">
      <style:text-properties officeooo:rsid="0156c46f" officeooo:paragraph-rsid="0156c46f"/>
    </style:style>
    <style:style style:name="P90" style:family="paragraph" style:parent-style-name="Text_20_body">
      <style:text-properties officeooo:rsid="0156c46f" officeooo:paragraph-rsid="01aaae16"/>
    </style:style>
    <style:style style:name="P91" style:family="paragraph" style:parent-style-name="Text_20_body">
      <style:text-properties officeooo:rsid="0156c46f" officeooo:paragraph-rsid="01aba152"/>
    </style:style>
    <style:style style:name="P92" style:family="paragraph" style:parent-style-name="Text_20_body">
      <style:text-properties officeooo:rsid="0156c46f" officeooo:paragraph-rsid="01ace959"/>
    </style:style>
    <style:style style:name="P93" style:family="paragraph" style:parent-style-name="Text_20_body">
      <style:text-properties officeooo:paragraph-rsid="015b936f"/>
    </style:style>
    <style:style style:name="P94" style:family="paragraph" style:parent-style-name="Text_20_body">
      <style:text-properties officeooo:paragraph-rsid="015c50bd"/>
    </style:style>
    <style:style style:name="P95" style:family="paragraph" style:parent-style-name="Text_20_body">
      <style:text-properties officeooo:paragraph-rsid="015ca5fd"/>
    </style:style>
    <style:style style:name="P96" style:family="paragraph" style:parent-style-name="Text_20_body">
      <style:text-properties officeooo:paragraph-rsid="015e7393"/>
    </style:style>
    <style:style style:name="P97" style:family="paragraph" style:parent-style-name="Text_20_body">
      <style:text-properties officeooo:paragraph-rsid="015f6ccb"/>
    </style:style>
    <style:style style:name="P98" style:family="paragraph" style:parent-style-name="Text_20_body">
      <style:text-properties officeooo:paragraph-rsid="0163fffd"/>
    </style:style>
    <style:style style:name="P99" style:family="paragraph" style:parent-style-name="Text_20_body">
      <style:text-properties officeooo:rsid="015ca5fd" officeooo:paragraph-rsid="015c50bd"/>
    </style:style>
    <style:style style:name="P100" style:family="paragraph" style:parent-style-name="Text_20_body">
      <style:text-properties officeooo:paragraph-rsid="01029380"/>
    </style:style>
    <style:style style:name="P101" style:family="paragraph" style:parent-style-name="Text_20_body">
      <style:text-properties officeooo:paragraph-rsid="01672372"/>
    </style:style>
    <style:style style:name="P102" style:family="paragraph" style:parent-style-name="Text_20_body">
      <style:text-properties officeooo:rsid="016828f8" officeooo:paragraph-rsid="016828f8"/>
    </style:style>
    <style:style style:name="P103" style:family="paragraph" style:parent-style-name="Text_20_body">
      <style:text-properties officeooo:rsid="0148646a" officeooo:paragraph-rsid="0148646a"/>
    </style:style>
    <style:style style:name="P104" style:family="paragraph" style:parent-style-name="Text_20_body">
      <style:text-properties officeooo:paragraph-rsid="0194aaa1"/>
    </style:style>
    <style:style style:name="P105" style:family="paragraph" style:parent-style-name="Text_20_body">
      <style:text-properties officeooo:paragraph-rsid="01954056"/>
    </style:style>
    <style:style style:name="P106" style:family="paragraph" style:parent-style-name="Text_20_body">
      <style:text-properties officeooo:paragraph-rsid="0198bfcc"/>
    </style:style>
    <style:style style:name="P107" style:family="paragraph" style:parent-style-name="Text_20_body">
      <style:text-properties officeooo:rsid="019b3e15" officeooo:paragraph-rsid="019b3e15"/>
    </style:style>
    <style:style style:name="P108" style:family="paragraph" style:parent-style-name="Text_20_body">
      <style:text-properties officeooo:rsid="015b936f" officeooo:paragraph-rsid="01a8e43c"/>
    </style:style>
    <style:style style:name="P109" style:family="paragraph" style:parent-style-name="Text_20_body">
      <style:text-properties officeooo:rsid="015b936f" officeooo:paragraph-rsid="01aaae16"/>
    </style:style>
    <style:style style:name="P110" style:family="paragraph" style:parent-style-name="Text_20_body">
      <style:text-properties officeooo:rsid="01aba152" officeooo:paragraph-rsid="01aba152"/>
    </style:style>
    <style:style style:name="P111" style:family="paragraph" style:parent-style-name="Text_20_body">
      <style:text-properties officeooo:rsid="01ad9485" officeooo:paragraph-rsid="01ad9485"/>
    </style:style>
    <style:style style:name="P112" style:family="paragraph" style:parent-style-name="Text_20_body">
      <style:text-properties officeooo:rsid="01b039e4" officeooo:paragraph-rsid="01b039e4"/>
    </style:style>
    <style:style style:name="P113" style:family="paragraph" style:parent-style-name="Text_20_body">
      <style:text-properties officeooo:rsid="01b62f2d" officeooo:paragraph-rsid="01b6c852"/>
    </style:style>
    <style:style style:name="P114" style:family="paragraph" style:parent-style-name="Text_20_body">
      <style:text-properties officeooo:rsid="01b62f2d" officeooo:paragraph-rsid="01bc356f"/>
    </style:style>
    <style:style style:name="P115" style:family="paragraph" style:parent-style-name="Text_20_body">
      <style:text-properties officeooo:rsid="01b62f2d" officeooo:paragraph-rsid="01b62f2d"/>
    </style:style>
    <style:style style:name="P116" style:family="paragraph" style:parent-style-name="Text_20_body">
      <style:text-properties officeooo:rsid="01b62f2d" officeooo:paragraph-rsid="01c623fb"/>
    </style:style>
    <style:style style:name="P117" style:family="paragraph" style:parent-style-name="Text_20_body">
      <style:text-properties officeooo:rsid="01b6c852" officeooo:paragraph-rsid="01b6c852"/>
    </style:style>
    <style:style style:name="P118" style:family="paragraph" style:parent-style-name="Text_20_body">
      <style:text-properties officeooo:rsid="01b8f49f" officeooo:paragraph-rsid="01b7ede2"/>
    </style:style>
    <style:style style:name="P119" style:family="paragraph" style:parent-style-name="Text_20_body">
      <style:text-properties officeooo:rsid="01bc356f" officeooo:paragraph-rsid="01bc356f"/>
    </style:style>
    <style:style style:name="P120" style:family="paragraph" style:parent-style-name="Text_20_body">
      <style:text-properties officeooo:rsid="01bb7ac8" officeooo:paragraph-rsid="01c5266a"/>
    </style:style>
    <style:style style:name="P121" style:family="paragraph" style:parent-style-name="Text_20_body">
      <style:text-properties officeooo:rsid="01bb7ac8" officeooo:paragraph-rsid="01c623fb"/>
    </style:style>
    <style:style style:name="P122" style:family="paragraph" style:parent-style-name="Text_20_body">
      <style:text-properties officeooo:rsid="01bb7ac8" officeooo:paragraph-rsid="01c83eab"/>
    </style:style>
    <style:style style:name="P123" style:family="paragraph" style:parent-style-name="Text_20_body">
      <style:text-properties officeooo:rsid="01bb7ac8" officeooo:paragraph-rsid="01cf5156"/>
    </style:style>
    <style:style style:name="P124" style:family="paragraph" style:parent-style-name="Text_20_body">
      <style:text-properties officeooo:rsid="01bb7ac8" officeooo:paragraph-rsid="01d2ec83"/>
    </style:style>
    <style:style style:name="P125" style:family="paragraph" style:parent-style-name="Text_20_body">
      <style:text-properties officeooo:rsid="01bb7ac8" officeooo:paragraph-rsid="01d3687a"/>
    </style:style>
    <style:style style:name="P126" style:family="paragraph" style:parent-style-name="Text_20_body">
      <style:text-properties officeooo:rsid="01bb7ac8" officeooo:paragraph-rsid="01d79c01"/>
    </style:style>
    <style:style style:name="P127" style:family="paragraph" style:parent-style-name="Text_20_body">
      <style:text-properties officeooo:rsid="01bb7ac8" officeooo:paragraph-rsid="01dad268"/>
    </style:style>
    <style:style style:name="P128" style:family="paragraph" style:parent-style-name="Text_20_body">
      <style:text-properties officeooo:rsid="01bb7ac8" officeooo:paragraph-rsid="01db2054"/>
    </style:style>
    <style:style style:name="P129" style:family="paragraph" style:parent-style-name="Text_20_body">
      <style:text-properties officeooo:rsid="01bb7ac8" officeooo:paragraph-rsid="01dceeb2"/>
    </style:style>
    <style:style style:name="P130" style:family="paragraph" style:parent-style-name="Text_20_body">
      <style:text-properties officeooo:rsid="01bb7ac8" officeooo:paragraph-rsid="01de16c2"/>
    </style:style>
    <style:style style:name="P131" style:family="paragraph" style:parent-style-name="Text_20_body">
      <style:text-properties officeooo:rsid="01bb7ac8" officeooo:paragraph-rsid="01df2c95"/>
    </style:style>
    <style:style style:name="P132" style:family="paragraph" style:parent-style-name="Text_20_body">
      <style:text-properties officeooo:rsid="01cba2c3" officeooo:paragraph-rsid="01cba2c3"/>
    </style:style>
    <style:style style:name="P133" style:family="paragraph" style:parent-style-name="Text_20_body">
      <style:text-properties officeooo:rsid="01cf5156" officeooo:paragraph-rsid="01cf5156"/>
    </style:style>
    <style:style style:name="P134" style:family="paragraph" style:parent-style-name="Text_20_body">
      <style:text-properties officeooo:paragraph-rsid="01df2c95"/>
    </style:style>
    <style:style style:name="P135" style:family="paragraph" style:parent-style-name="Text_20_body">
      <style:text-properties officeooo:paragraph-rsid="01e063fc"/>
    </style:style>
    <style:style style:name="P136" style:family="paragraph" style:parent-style-name="Text_20_body">
      <style:text-properties officeooo:paragraph-rsid="01e0a9c1"/>
    </style:style>
    <style:style style:name="P137" style:family="paragraph" style:parent-style-name="Text_20_body">
      <style:text-properties officeooo:rsid="01db2054" officeooo:paragraph-rsid="01db2054"/>
    </style:style>
    <style:style style:name="P138" style:family="paragraph" style:parent-style-name="Text_20_body">
      <style:text-properties officeooo:paragraph-rsid="01e67963"/>
    </style:style>
    <style:style style:name="P139" style:family="paragraph" style:parent-style-name="Text_20_body">
      <style:text-properties officeooo:paragraph-rsid="01e6fb15"/>
    </style:style>
    <style:style style:name="P140" style:family="paragraph" style:parent-style-name="Text_20_body">
      <style:text-properties officeooo:paragraph-rsid="01e77897"/>
    </style:style>
    <style:style style:name="P141" style:family="paragraph" style:parent-style-name="Text_20_body">
      <style:text-properties officeooo:paragraph-rsid="01e7a909"/>
    </style:style>
    <style:style style:name="P142" style:family="paragraph" style:parent-style-name="Text_20_body">
      <style:text-properties officeooo:paragraph-rsid="01e8213d"/>
    </style:style>
    <style:style style:name="P143" style:family="paragraph" style:parent-style-name="Text_20_body">
      <style:text-properties officeooo:paragraph-rsid="01e84689"/>
    </style:style>
    <style:style style:name="P144" style:family="paragraph" style:parent-style-name="Text_20_body">
      <style:text-properties officeooo:paragraph-rsid="01e9bf57"/>
    </style:style>
    <style:style style:name="P145" style:family="paragraph" style:parent-style-name="Text_20_body">
      <style:text-properties officeooo:paragraph-rsid="01e9c82b"/>
    </style:style>
    <style:style style:name="P146" style:family="paragraph" style:parent-style-name="Text_20_body">
      <style:text-properties officeooo:paragraph-rsid="01ec821b"/>
    </style:style>
    <style:style style:name="P147" style:family="paragraph" style:parent-style-name="Text_20_body">
      <style:text-properties officeooo:rsid="01fb6242" officeooo:paragraph-rsid="01fb6242"/>
    </style:style>
    <style:style style:name="P148" style:family="paragraph" style:parent-style-name="Text_20_body">
      <style:text-properties officeooo:paragraph-rsid="01fecd15"/>
    </style:style>
    <style:style style:name="P149" style:family="paragraph" style:parent-style-name="Text_20_body">
      <style:text-properties officeooo:rsid="0201f946" officeooo:paragraph-rsid="0201f946"/>
    </style:style>
    <style:style style:name="P150" style:family="paragraph" style:parent-style-name="Text_20_body">
      <style:text-properties officeooo:paragraph-rsid="020d5932"/>
    </style:style>
    <style:style style:name="P151" style:family="paragraph" style:parent-style-name="Text_20_body">
      <style:text-properties officeooo:rsid="02160897" officeooo:paragraph-rsid="02160897"/>
    </style:style>
    <style:style style:name="P152" style:family="paragraph" style:parent-style-name="Text_20_body">
      <style:text-properties officeooo:rsid="020d5932" officeooo:paragraph-rsid="020d5932"/>
    </style:style>
    <style:style style:name="P153" style:family="paragraph" style:parent-style-name="Text_20_body">
      <style:text-properties officeooo:rsid="013f4881" officeooo:paragraph-rsid="013f4881"/>
    </style:style>
    <style:style style:name="P154" style:family="paragraph" style:parent-style-name="Text_20_body">
      <style:text-properties officeooo:rsid="013f4881" officeooo:paragraph-rsid="021d0dea"/>
    </style:style>
    <style:style style:name="P155" style:family="paragraph" style:parent-style-name="Text_20_body">
      <style:text-properties officeooo:rsid="013f4881" officeooo:paragraph-rsid="021e8e51"/>
    </style:style>
    <style:style style:name="P156" style:family="paragraph" style:parent-style-name="Text_20_body">
      <style:text-properties officeooo:rsid="007507ef" officeooo:paragraph-rsid="02280748"/>
    </style:style>
    <style:style style:name="P157" style:family="paragraph" style:parent-style-name="Text_20_body">
      <style:text-properties officeooo:paragraph-rsid="00658be7"/>
    </style:style>
    <style:style style:name="P158" style:family="paragraph" style:parent-style-name="Text_20_body">
      <style:text-properties officeooo:rsid="0073aaac" officeooo:paragraph-rsid="02280748"/>
    </style:style>
    <style:style style:name="P159" style:family="paragraph" style:parent-style-name="Text_20_body">
      <style:text-properties officeooo:rsid="0073aaac" officeooo:paragraph-rsid="022b1e3a"/>
    </style:style>
    <style:style style:name="P160" style:family="paragraph" style:parent-style-name="Text_20_body">
      <style:text-properties officeooo:rsid="00791588" officeooo:paragraph-rsid="02280748"/>
    </style:style>
    <style:style style:name="P161" style:family="paragraph" style:parent-style-name="Text_20_body">
      <style:text-properties officeooo:paragraph-rsid="02280748"/>
    </style:style>
    <style:style style:name="P162" style:family="paragraph" style:parent-style-name="Text_20_body">
      <style:text-properties officeooo:paragraph-rsid="022b1e3a"/>
    </style:style>
    <style:style style:name="P163" style:family="paragraph" style:parent-style-name="Text_20_body">
      <style:text-properties officeooo:rsid="007b5c12" officeooo:paragraph-rsid="022b1e3a"/>
    </style:style>
    <style:style style:name="P164" style:family="paragraph" style:parent-style-name="Text_20_body">
      <style:text-properties officeooo:rsid="007d4f97" officeooo:paragraph-rsid="022b1e3a"/>
    </style:style>
    <style:style style:name="P165" style:family="paragraph" style:parent-style-name="Text_20_body">
      <style:text-properties officeooo:rsid="0069080f" officeooo:paragraph-rsid="022b1e3a"/>
    </style:style>
    <style:style style:name="P166" style:family="paragraph" style:parent-style-name="Text_20_body">
      <style:text-properties officeooo:rsid="0089b724" officeooo:paragraph-rsid="022b1e3a"/>
    </style:style>
    <style:style style:name="P167" style:family="paragraph" style:parent-style-name="Text_20_body">
      <style:text-properties officeooo:rsid="008c43c4" officeooo:paragraph-rsid="022b1e3a"/>
    </style:style>
    <style:style style:name="P168" style:family="paragraph" style:parent-style-name="Text_20_body">
      <style:text-properties officeooo:rsid="008b0ef7" officeooo:paragraph-rsid="022b1e3a"/>
    </style:style>
    <style:style style:name="P169" style:family="paragraph" style:parent-style-name="Text_20_body">
      <style:text-properties officeooo:rsid="00a3f696" officeooo:paragraph-rsid="022b1e3a"/>
    </style:style>
    <style:style style:name="P170" style:family="paragraph" style:parent-style-name="Text_20_body">
      <style:text-properties officeooo:paragraph-rsid="022bcd15"/>
    </style:style>
    <style:style style:name="P171" style:family="paragraph" style:parent-style-name="Text_20_body">
      <style:text-properties officeooo:paragraph-rsid="023796cb"/>
    </style:style>
    <style:style style:name="P172" style:family="paragraph" style:parent-style-name="Text_20_body">
      <style:text-properties officeooo:paragraph-rsid="0238b5dc"/>
    </style:style>
    <style:style style:name="P173" style:family="paragraph" style:parent-style-name="Text_20_body">
      <style:text-properties officeooo:paragraph-rsid="023c6990"/>
    </style:style>
    <style:style style:name="P174" style:family="paragraph" style:parent-style-name="Text_20_body">
      <style:text-properties officeooo:rsid="0227e845" officeooo:paragraph-rsid="0227e845"/>
    </style:style>
    <style:style style:name="P175" style:family="paragraph" style:parent-style-name="Text_20_body">
      <style:text-properties officeooo:rsid="023c6990" officeooo:paragraph-rsid="023fc84e"/>
    </style:style>
    <style:style style:name="P176" style:family="paragraph" style:parent-style-name="Text_20_body">
      <style:text-properties officeooo:rsid="023c6990" officeooo:paragraph-rsid="023c6990"/>
    </style:style>
    <style:style style:name="P177" style:family="paragraph" style:parent-style-name="Text_20_body">
      <style:text-properties officeooo:rsid="023c6990" officeooo:paragraph-rsid="02425c54"/>
    </style:style>
    <style:style style:name="P178" style:family="paragraph" style:parent-style-name="Text_20_body">
      <style:text-properties officeooo:rsid="023c6990" officeooo:paragraph-rsid="026cfca8"/>
    </style:style>
    <style:style style:name="P179" style:family="paragraph" style:parent-style-name="Text_20_body">
      <style:text-properties officeooo:paragraph-rsid="02454dd3"/>
    </style:style>
    <style:style style:name="P180" style:family="paragraph" style:parent-style-name="Text_20_body">
      <style:text-properties officeooo:paragraph-rsid="0249d8ba"/>
    </style:style>
    <style:style style:name="P181" style:family="paragraph" style:parent-style-name="Text_20_body">
      <style:text-properties officeooo:paragraph-rsid="024b1fbf"/>
    </style:style>
    <style:style style:name="P182" style:family="paragraph" style:parent-style-name="Text_20_body">
      <style:text-properties officeooo:rsid="0244c020" officeooo:paragraph-rsid="0244c020"/>
    </style:style>
    <style:style style:name="P183" style:family="paragraph" style:parent-style-name="Text_20_body">
      <style:text-properties officeooo:rsid="0244c020" officeooo:paragraph-rsid="02567fe5"/>
    </style:style>
    <style:style style:name="P184" style:family="paragraph" style:parent-style-name="Text_20_body">
      <style:text-properties officeooo:rsid="0244c020" officeooo:paragraph-rsid="025952a4"/>
    </style:style>
    <style:style style:name="P185" style:family="paragraph" style:parent-style-name="Text_20_body">
      <style:text-properties officeooo:rsid="0247403e" officeooo:paragraph-rsid="0247403e"/>
    </style:style>
    <style:style style:name="P186" style:family="paragraph" style:parent-style-name="Text_20_body">
      <style:text-properties officeooo:rsid="0247403e" officeooo:paragraph-rsid="02541624"/>
    </style:style>
    <style:style style:name="P187" style:family="paragraph" style:parent-style-name="Text_20_body">
      <style:text-properties officeooo:rsid="0248ff4b" officeooo:paragraph-rsid="0248ff4b"/>
    </style:style>
    <style:style style:name="P188" style:family="paragraph" style:parent-style-name="Text_20_body">
      <style:text-properties officeooo:rsid="0248ff4b" officeooo:paragraph-rsid="024966fd"/>
    </style:style>
    <style:style style:name="P189" style:family="paragraph" style:parent-style-name="Text_20_body">
      <style:text-properties officeooo:paragraph-rsid="02501c0f"/>
    </style:style>
    <style:style style:name="P190" style:family="paragraph" style:parent-style-name="Text_20_body">
      <style:text-properties officeooo:rsid="02425c54" officeooo:paragraph-rsid="02501c0f"/>
    </style:style>
    <style:style style:name="P191" style:family="paragraph" style:parent-style-name="Text_20_body">
      <style:text-properties officeooo:paragraph-rsid="02515462"/>
    </style:style>
    <style:style style:name="P192" style:family="paragraph" style:parent-style-name="Text_20_body">
      <style:text-properties officeooo:rsid="02515462" officeooo:paragraph-rsid="02515462"/>
    </style:style>
    <style:style style:name="P193" style:family="paragraph" style:parent-style-name="Text_20_body">
      <style:text-properties officeooo:rsid="0252be86" officeooo:paragraph-rsid="0252be86"/>
    </style:style>
    <style:style style:name="P194" style:family="paragraph" style:parent-style-name="Text_20_body">
      <style:text-properties officeooo:rsid="0252be86" officeooo:paragraph-rsid="02653d22"/>
    </style:style>
    <style:style style:name="P195" style:family="paragraph" style:parent-style-name="Text_20_body">
      <style:text-properties officeooo:rsid="02541624" officeooo:paragraph-rsid="02541624"/>
    </style:style>
    <style:style style:name="P196" style:family="paragraph" style:parent-style-name="Text_20_body">
      <style:text-properties officeooo:paragraph-rsid="0252be86"/>
    </style:style>
    <style:style style:name="P197" style:family="paragraph" style:parent-style-name="Text_20_body">
      <style:text-properties officeooo:paragraph-rsid="0265a771"/>
    </style:style>
    <style:style style:name="P198" style:family="paragraph" style:parent-style-name="Text_20_body">
      <style:text-properties officeooo:paragraph-rsid="02675342"/>
    </style:style>
    <style:style style:name="P199" style:family="paragraph" style:parent-style-name="Text_20_body">
      <style:text-properties officeooo:rsid="0257fef3" officeooo:paragraph-rsid="0257fef3"/>
    </style:style>
    <style:style style:name="P200" style:family="paragraph" style:parent-style-name="Text_20_body">
      <style:text-properties officeooo:rsid="025952a4" officeooo:paragraph-rsid="025952a4"/>
    </style:style>
    <style:style style:name="P201" style:family="paragraph" style:parent-style-name="Text_20_body">
      <style:text-properties officeooo:rsid="025952a4" officeooo:paragraph-rsid="026cfca8"/>
    </style:style>
    <style:style style:name="P202" style:family="paragraph" style:parent-style-name="Text_20_body">
      <style:text-properties officeooo:rsid="025952a4" officeooo:paragraph-rsid="026e9566"/>
    </style:style>
    <style:style style:name="P203" style:family="paragraph" style:parent-style-name="Text_20_body">
      <style:text-properties officeooo:rsid="025952a4" officeooo:paragraph-rsid="026e9cbe"/>
    </style:style>
    <style:style style:name="P204" style:family="paragraph" style:parent-style-name="Text_20_body">
      <style:text-properties officeooo:rsid="02675342" officeooo:paragraph-rsid="026bd2d9"/>
    </style:style>
    <style:style style:name="P205" style:family="paragraph" style:parent-style-name="Text_20_body">
      <style:text-properties officeooo:rsid="02675342" officeooo:paragraph-rsid="026e9566"/>
    </style:style>
    <style:style style:name="P206" style:family="paragraph" style:parent-style-name="Text_20_body">
      <style:text-properties officeooo:paragraph-rsid="026e9566"/>
    </style:style>
    <style:style style:name="P207" style:family="paragraph" style:parent-style-name="Text_20_body">
      <style:text-properties officeooo:paragraph-rsid="026e9cbe"/>
    </style:style>
    <style:style style:name="P208" style:family="paragraph" style:parent-style-name="Text_20_body">
      <style:text-properties officeooo:paragraph-rsid="026f6c40"/>
    </style:style>
    <style:style style:name="P209" style:family="paragraph" style:parent-style-name="Text_20_body">
      <style:text-properties officeooo:paragraph-rsid="02719162"/>
    </style:style>
    <style:style style:name="P210" style:family="paragraph" style:parent-style-name="Text_20_body">
      <style:text-properties officeooo:paragraph-rsid="0279236c"/>
    </style:style>
    <style:style style:name="P211" style:family="paragraph" style:parent-style-name="Text_20_body">
      <style:text-properties officeooo:rsid="026cfca8" officeooo:paragraph-rsid="026cfca8"/>
    </style:style>
    <style:style style:name="P212" style:family="paragraph" style:parent-style-name="Text_20_body">
      <style:text-properties officeooo:rsid="026ea781" officeooo:paragraph-rsid="026ea781"/>
    </style:style>
    <style:style style:name="P213" style:family="paragraph" style:parent-style-name="Text_20_body">
      <style:text-properties officeooo:rsid="026e9566" officeooo:paragraph-rsid="026e9566"/>
    </style:style>
    <style:style style:name="P214" style:family="paragraph" style:parent-style-name="Table_20_Contents">
      <style:text-properties fo:font-size="10pt" officeooo:paragraph-rsid="001abbba" style:font-size-asian="10pt" style:font-size-complex="10pt"/>
    </style:style>
    <style:style style:name="P215" style:family="paragraph" style:parent-style-name="Table_20_Contents">
      <style:text-properties fo:font-size="10pt" officeooo:paragraph-rsid="001c7ac7" style:font-size-asian="10pt" style:font-size-complex="10pt"/>
    </style:style>
    <style:style style:name="P216" style:family="paragraph" style:parent-style-name="Table_20_Contents">
      <style:text-properties fo:font-size="10pt" officeooo:rsid="0025d228" officeooo:paragraph-rsid="0025d228" style:font-size-asian="10pt" style:font-size-complex="10pt"/>
    </style:style>
    <style:style style:name="P217" style:family="paragraph" style:parent-style-name="Table_20_Contents">
      <style:text-properties fo:font-size="10pt" officeooo:rsid="001abbba" officeooo:paragraph-rsid="001abbba" style:font-size-asian="10pt" style:font-size-complex="10pt"/>
    </style:style>
    <style:style style:name="P218" style:family="paragraph" style:parent-style-name="Table_20_Contents">
      <style:text-properties fo:font-size="10pt" officeooo:rsid="001c7ac7" officeooo:paragraph-rsid="001c7ac7" style:font-size-asian="10pt" style:font-size-complex="10pt"/>
    </style:style>
    <style:style style:name="P219" style:family="paragraph" style:parent-style-name="Table_20_Contents">
      <style:text-properties fo:font-size="10pt" officeooo:rsid="001c7ac7" officeooo:paragraph-rsid="0216d9b9" style:font-size-asian="10pt" style:font-size-complex="10pt"/>
    </style:style>
    <style:style style:name="P220" style:family="paragraph" style:parent-style-name="Table_20_Contents">
      <style:text-properties fo:font-size="10pt" officeooo:rsid="005cf514" officeooo:paragraph-rsid="005cf514" style:font-size-asian="10pt" style:font-size-complex="10pt"/>
    </style:style>
    <style:style style:name="P221" style:family="paragraph" style:parent-style-name="Table_20_Contents">
      <style:text-properties fo:font-size="10pt" officeooo:rsid="0058a53d" officeooo:paragraph-rsid="00d93790" style:font-size-asian="10pt" style:font-size-complex="10pt"/>
    </style:style>
    <style:style style:name="P222" style:family="paragraph" style:parent-style-name="Table_20_Contents">
      <style:text-properties fo:font-size="10pt" officeooo:rsid="0049919f" officeooo:paragraph-rsid="00d93790" style:font-size-asian="10pt" style:font-size-complex="10pt"/>
    </style:style>
    <style:style style:name="P223" style:family="paragraph" style:parent-style-name="Table_20_Contents">
      <style:paragraph-properties fo:text-align="center" style:justify-single-word="false"/>
      <style:text-properties fo:font-size="10pt" officeooo:rsid="00555349" officeooo:paragraph-rsid="00d93790" style:font-size-asian="10pt" style:font-size-complex="10pt"/>
    </style:style>
    <style:style style:name="P224" style:family="paragraph" style:parent-style-name="Table_20_Contents">
      <style:text-properties fo:font-size="10pt" officeooo:rsid="002a04d0" officeooo:paragraph-rsid="00d93790" style:font-size-asian="10pt" style:font-size-complex="10pt"/>
    </style:style>
    <style:style style:name="P225" style:family="paragraph" style:parent-style-name="Table_20_Contents">
      <style:text-properties fo:font-size="10pt" officeooo:rsid="00568759" officeooo:paragraph-rsid="00d93790" style:font-size-asian="10pt" style:font-size-complex="10pt"/>
    </style:style>
    <style:style style:name="P226" style:family="paragraph" style:parent-style-name="Table_20_Contents">
      <style:text-properties fo:font-size="10pt" officeooo:rsid="0057dc85" officeooo:paragraph-rsid="00d93790" style:font-size-asian="10pt" style:font-size-complex="10pt"/>
    </style:style>
    <style:style style:name="P227" style:family="paragraph" style:parent-style-name="Table_20_Contents">
      <style:paragraph-properties fo:text-align="center" style:justify-single-word="false"/>
      <style:text-properties fo:font-size="10pt" officeooo:rsid="002b6aa2" officeooo:paragraph-rsid="00d93790" style:font-size-asian="10pt" style:font-size-complex="10pt"/>
    </style:style>
    <style:style style:name="P228" style:family="paragraph" style:parent-style-name="Table_20_Contents">
      <style:text-properties fo:font-size="10pt" officeooo:rsid="002b6aa2" officeooo:paragraph-rsid="00d93790" style:font-size-asian="10pt" style:font-size-complex="10pt"/>
    </style:style>
    <style:style style:name="P229" style:family="paragraph" style:parent-style-name="Table_20_Contents">
      <style:paragraph-properties fo:text-align="center" style:justify-single-word="false"/>
      <style:text-properties fo:font-size="10pt" officeooo:rsid="0037c79f" officeooo:paragraph-rsid="00d93790" style:font-size-asian="10pt" style:font-size-complex="10pt"/>
    </style:style>
    <style:style style:name="P230" style:family="paragraph" style:parent-style-name="Table_20_Contents">
      <style:paragraph-properties fo:text-align="center" style:justify-single-word="false"/>
      <style:text-properties fo:font-size="10pt" officeooo:rsid="0037c79f" officeooo:paragraph-rsid="0190b7c2" style:font-size-asian="10pt" style:font-size-complex="10pt"/>
    </style:style>
    <style:style style:name="P231" style:family="paragraph" style:parent-style-name="Table_20_Contents">
      <style:text-properties fo:font-size="10pt" officeooo:rsid="0037c79f" officeooo:paragraph-rsid="00d93790" style:font-size-asian="10pt" style:font-size-complex="10pt"/>
    </style:style>
    <style:style style:name="P232" style:family="paragraph" style:parent-style-name="Table_20_Contents">
      <style:paragraph-properties fo:text-align="center" style:justify-single-word="false"/>
      <style:text-properties fo:font-size="10pt" officeooo:rsid="0066e540" officeooo:paragraph-rsid="00d93790" style:font-size-asian="10pt" style:font-size-complex="10pt"/>
    </style:style>
    <style:style style:name="P233" style:family="paragraph" style:parent-style-name="Table_20_Contents">
      <style:text-properties fo:font-size="10pt" officeooo:rsid="0066e540" officeooo:paragraph-rsid="00d93790" style:font-size-asian="10pt" style:font-size-complex="10pt"/>
    </style:style>
    <style:style style:name="P234" style:family="paragraph" style:parent-style-name="Table_20_Contents">
      <style:paragraph-properties fo:text-align="center" style:justify-single-word="false"/>
      <style:text-properties fo:font-size="10pt" officeooo:rsid="003f0afe" officeooo:paragraph-rsid="00d93790" style:font-size-asian="10pt" style:font-size-complex="10pt"/>
    </style:style>
    <style:style style:name="P235" style:family="paragraph" style:parent-style-name="Table_20_Contents">
      <style:text-properties fo:font-size="10pt" officeooo:rsid="003f0afe" officeooo:paragraph-rsid="00d93790" style:font-size-asian="10pt" style:font-size-complex="10pt"/>
    </style:style>
    <style:style style:name="P236" style:family="paragraph" style:parent-style-name="Table_20_Contents">
      <style:paragraph-properties fo:text-align="center" style:justify-single-word="false"/>
      <style:text-properties fo:font-size="10pt" officeooo:rsid="00400f00" officeooo:paragraph-rsid="00d93790" style:font-size-asian="10pt" style:font-size-complex="10pt"/>
    </style:style>
    <style:style style:name="P237" style:family="paragraph" style:parent-style-name="Table_20_Contents">
      <style:text-properties fo:font-size="10pt" officeooo:rsid="00400f00" officeooo:paragraph-rsid="00d93790" style:font-size-asian="10pt" style:font-size-complex="10pt"/>
    </style:style>
    <style:style style:name="P238" style:family="paragraph" style:parent-style-name="Table_20_Contents">
      <style:paragraph-properties fo:text-align="center" style:justify-single-word="false"/>
      <style:text-properties fo:font-size="10pt" officeooo:rsid="005aa903" officeooo:paragraph-rsid="00d93790" style:font-size-asian="10pt" style:font-size-complex="10pt"/>
    </style:style>
    <style:style style:name="P239" style:family="paragraph" style:parent-style-name="Table_20_Contents">
      <style:text-properties fo:font-size="10pt" officeooo:rsid="005aa903" officeooo:paragraph-rsid="00d93790" style:font-size-asian="10pt" style:font-size-complex="10pt"/>
    </style:style>
    <style:style style:name="P240" style:family="paragraph" style:parent-style-name="Table_20_Contents">
      <style:paragraph-properties fo:text-align="center" style:justify-single-word="false"/>
      <style:text-properties fo:font-size="10pt" officeooo:rsid="005c0502" officeooo:paragraph-rsid="00d93790" style:font-size-asian="10pt" style:font-size-complex="10pt"/>
    </style:style>
    <style:style style:name="P241" style:family="paragraph" style:parent-style-name="Table_20_Contents">
      <style:text-properties fo:font-size="10pt" officeooo:rsid="005c0502" officeooo:paragraph-rsid="00d93790" style:font-size-asian="10pt" style:font-size-complex="10pt"/>
    </style:style>
    <style:style style:name="P242" style:family="paragraph" style:parent-style-name="Table_20_Contents">
      <style:paragraph-properties fo:text-align="center" style:justify-single-word="false"/>
      <style:text-properties fo:font-size="10pt" officeooo:rsid="002ea40b" officeooo:paragraph-rsid="00d93790" style:font-size-asian="10pt" style:font-size-complex="10pt"/>
    </style:style>
    <style:style style:name="P243" style:family="paragraph" style:parent-style-name="Table_20_Contents">
      <style:paragraph-properties fo:text-align="center" style:justify-single-word="false"/>
      <style:text-properties fo:font-size="10pt" officeooo:rsid="002ea40b" officeooo:paragraph-rsid="018b9bf1" style:font-size-asian="10pt" style:font-size-complex="10pt"/>
    </style:style>
    <style:style style:name="P244" style:family="paragraph" style:parent-style-name="Table_20_Contents">
      <style:text-properties fo:font-size="10pt" officeooo:rsid="002ea40b" officeooo:paragraph-rsid="00d93790" style:font-size-asian="10pt" style:font-size-complex="10pt"/>
    </style:style>
    <style:style style:name="P245" style:family="paragraph" style:parent-style-name="Table_20_Contents">
      <style:text-properties fo:font-size="10pt" officeooo:rsid="002ea40b" officeooo:paragraph-rsid="011d1268" style:font-size-asian="10pt" style:font-size-complex="10pt"/>
    </style:style>
    <style:style style:name="P246" style:family="paragraph" style:parent-style-name="Table_20_Contents">
      <style:paragraph-properties fo:text-align="center" style:justify-single-word="false"/>
      <style:text-properties fo:font-size="10pt" officeooo:rsid="0067355e" officeooo:paragraph-rsid="00d93790" style:font-size-asian="10pt" style:font-size-complex="10pt"/>
    </style:style>
    <style:style style:name="P247" style:family="paragraph" style:parent-style-name="Table_20_Contents">
      <style:text-properties fo:font-size="10pt" officeooo:rsid="0067355e" officeooo:paragraph-rsid="00d93790" style:font-size-asian="10pt" style:font-size-complex="10pt"/>
    </style:style>
    <style:style style:name="P248" style:family="paragraph" style:parent-style-name="Table_20_Contents">
      <style:paragraph-properties fo:text-align="center" style:justify-single-word="false"/>
      <style:text-properties fo:font-size="10pt" officeooo:rsid="004b2c5b" officeooo:paragraph-rsid="00d93790" style:font-size-asian="10pt" style:font-size-complex="10pt"/>
    </style:style>
    <style:style style:name="P249" style:family="paragraph" style:parent-style-name="Table_20_Contents">
      <style:text-properties fo:font-size="10pt" officeooo:rsid="004b2c5b" officeooo:paragraph-rsid="00d93790" style:font-size-asian="10pt" style:font-size-complex="10pt"/>
    </style:style>
    <style:style style:name="P250" style:family="paragraph" style:parent-style-name="Table_20_Contents">
      <style:paragraph-properties fo:text-align="center" style:justify-single-word="false"/>
      <style:text-properties fo:font-size="10pt" officeooo:rsid="005ed28a" officeooo:paragraph-rsid="00d93790" style:font-size-asian="10pt" style:font-size-complex="10pt"/>
    </style:style>
    <style:style style:name="P251" style:family="paragraph" style:parent-style-name="Table_20_Contents">
      <style:text-properties fo:font-size="10pt" officeooo:rsid="005ed28a" officeooo:paragraph-rsid="00d93790" style:font-size-asian="10pt" style:font-size-complex="10pt"/>
    </style:style>
    <style:style style:name="P252" style:family="paragraph" style:parent-style-name="Table_20_Contents">
      <style:text-properties fo:font-size="10pt" officeooo:rsid="005ed28a" officeooo:paragraph-rsid="0272ce88" style:font-size-asian="10pt" style:font-size-complex="10pt"/>
    </style:style>
    <style:style style:name="P253" style:family="paragraph" style:parent-style-name="Table_20_Contents">
      <style:text-properties fo:font-size="10pt" officeooo:rsid="005ed28a" officeooo:paragraph-rsid="02730f20" style:font-size-asian="10pt" style:font-size-complex="10pt"/>
    </style:style>
    <style:style style:name="P254" style:family="paragraph" style:parent-style-name="Table_20_Contents">
      <style:paragraph-properties fo:text-align="center" style:justify-single-word="false"/>
      <style:text-properties fo:font-size="10pt" officeooo:rsid="0040eb99" officeooo:paragraph-rsid="00d93790" style:font-size-asian="10pt" style:font-size-complex="10pt"/>
    </style:style>
    <style:style style:name="P255" style:family="paragraph" style:parent-style-name="Table_20_Contents">
      <style:text-properties fo:font-size="10pt" officeooo:rsid="0040eb99" officeooo:paragraph-rsid="00d93790" style:font-size-asian="10pt" style:font-size-complex="10pt"/>
    </style:style>
    <style:style style:name="P256" style:family="paragraph" style:parent-style-name="Table_20_Contents">
      <style:paragraph-properties fo:text-align="center" style:justify-single-word="false"/>
      <style:text-properties fo:font-size="10pt" officeooo:rsid="006819c0" officeooo:paragraph-rsid="00d93790" style:font-size-asian="10pt" style:font-size-complex="10pt"/>
    </style:style>
    <style:style style:name="P257" style:family="paragraph" style:parent-style-name="Table_20_Contents">
      <style:text-properties fo:font-size="10pt" officeooo:rsid="006819c0" officeooo:paragraph-rsid="00d93790" style:font-size-asian="10pt" style:font-size-complex="10pt"/>
    </style:style>
    <style:style style:name="P258" style:family="paragraph" style:parent-style-name="Table_20_Contents">
      <style:paragraph-properties fo:text-align="center" style:justify-single-word="false"/>
      <style:text-properties fo:font-size="10pt" officeooo:rsid="004e2cd6" officeooo:paragraph-rsid="00d93790" style:font-size-asian="10pt" style:font-size-complex="10pt"/>
    </style:style>
    <style:style style:name="P259" style:family="paragraph" style:parent-style-name="Table_20_Contents">
      <style:text-properties fo:font-size="10pt" officeooo:rsid="0042d2f1" officeooo:paragraph-rsid="00d93790" style:font-size-asian="10pt" style:font-size-complex="10pt"/>
    </style:style>
    <style:style style:name="P260" style:family="paragraph" style:parent-style-name="Table_20_Contents">
      <style:text-properties fo:font-size="10pt" officeooo:rsid="004497a7" officeooo:paragraph-rsid="00d93790" style:font-size-asian="10pt" style:font-size-complex="10pt"/>
    </style:style>
    <style:style style:name="P261" style:family="paragraph" style:parent-style-name="Table_20_Contents">
      <style:paragraph-properties fo:text-align="center" style:justify-single-word="false"/>
      <style:text-properties fo:font-size="10pt" officeooo:rsid="0048b13a" officeooo:paragraph-rsid="00d93790" style:font-size-asian="10pt" style:font-size-complex="10pt"/>
    </style:style>
    <style:style style:name="P262" style:family="paragraph" style:parent-style-name="Table_20_Contents">
      <style:text-properties fo:font-size="10pt" officeooo:rsid="0048b13a" officeooo:paragraph-rsid="00d93790" style:font-size-asian="10pt" style:font-size-complex="10pt"/>
    </style:style>
    <style:style style:name="P263" style:family="paragraph" style:parent-style-name="Table_20_Contents">
      <style:paragraph-properties fo:text-align="center" style:justify-single-word="false"/>
      <style:text-properties fo:font-size="10pt" officeooo:rsid="00460f2d" officeooo:paragraph-rsid="00d93790" style:font-size-asian="10pt" style:font-size-complex="10pt"/>
    </style:style>
    <style:style style:name="P264" style:family="paragraph" style:parent-style-name="Table_20_Contents">
      <style:paragraph-properties fo:text-align="center" style:justify-single-word="false"/>
      <style:text-properties fo:font-size="10pt" officeooo:rsid="00475aa1" officeooo:paragraph-rsid="00d93790" style:font-size-asian="10pt" style:font-size-complex="10pt"/>
    </style:style>
    <style:style style:name="P265" style:family="paragraph" style:parent-style-name="Table_20_Contents">
      <style:text-properties fo:font-size="10pt" officeooo:rsid="00475aa1" officeooo:paragraph-rsid="00d93790" style:font-size-asian="10pt" style:font-size-complex="10pt"/>
    </style:style>
    <style:style style:name="P266" style:family="paragraph" style:parent-style-name="Table_20_Contents">
      <style:paragraph-properties fo:text-align="center" style:justify-single-word="false"/>
      <style:text-properties fo:font-size="10pt" officeooo:rsid="00450ac8" officeooo:paragraph-rsid="00d93790" style:font-size-asian="10pt" style:font-size-complex="10pt"/>
    </style:style>
    <style:style style:name="P267" style:family="paragraph" style:parent-style-name="Table_20_Contents">
      <style:paragraph-properties fo:text-align="center" style:justify-single-word="false"/>
      <style:text-properties fo:font-size="10pt" officeooo:rsid="00450ac8" officeooo:paragraph-rsid="01be27db" style:font-size-asian="10pt" style:font-size-complex="10pt"/>
    </style:style>
    <style:style style:name="P268" style:family="paragraph" style:parent-style-name="Table_20_Contents">
      <style:text-properties fo:font-size="10pt" officeooo:rsid="00450ac8" officeooo:paragraph-rsid="00d93790" style:font-size-asian="10pt" style:font-size-complex="10pt"/>
    </style:style>
    <style:style style:name="P269" style:family="paragraph" style:parent-style-name="Table_20_Contents">
      <style:paragraph-properties fo:text-align="center" style:justify-single-word="false"/>
      <style:text-properties fo:font-size="10pt" officeooo:rsid="0041b45e" officeooo:paragraph-rsid="00d93790" style:font-size-asian="10pt" style:font-size-complex="10pt"/>
    </style:style>
    <style:style style:name="P270" style:family="paragraph" style:parent-style-name="Table_20_Contents">
      <style:text-properties fo:font-size="10pt" officeooo:rsid="0041b45e" officeooo:paragraph-rsid="00d93790" style:font-size-asian="10pt" style:font-size-complex="10pt"/>
    </style:style>
    <style:style style:name="P271" style:family="paragraph" style:parent-style-name="Table_20_Contents">
      <style:paragraph-properties fo:text-align="center" style:justify-single-word="false"/>
      <style:text-properties fo:font-size="10pt" officeooo:rsid="003001a0" officeooo:paragraph-rsid="00d93790" style:font-size-asian="10pt" style:font-size-complex="10pt"/>
    </style:style>
    <style:style style:name="P272" style:family="paragraph" style:parent-style-name="Table_20_Contents">
      <style:text-properties fo:font-size="10pt" officeooo:rsid="003001a0" officeooo:paragraph-rsid="00d93790" style:font-size-asian="10pt" style:font-size-complex="10pt"/>
    </style:style>
    <style:style style:name="P273" style:family="paragraph" style:parent-style-name="Table_20_Contents">
      <style:paragraph-properties fo:text-align="center" style:justify-single-word="false"/>
      <style:text-properties fo:font-size="10pt" officeooo:rsid="005674fb" officeooo:paragraph-rsid="00d93790" style:font-size-asian="10pt" style:font-size-complex="10pt"/>
    </style:style>
    <style:style style:name="P274" style:family="paragraph" style:parent-style-name="Table_20_Contents">
      <style:text-properties fo:font-size="10pt" officeooo:rsid="005674fb" officeooo:paragraph-rsid="00d93790" style:font-size-asian="10pt" style:font-size-complex="10pt"/>
    </style:style>
    <style:style style:name="P275" style:family="paragraph" style:parent-style-name="Table_20_Contents">
      <style:text-properties fo:font-size="10pt" officeooo:paragraph-rsid="00d93790" style:font-size-asian="10pt" style:font-size-complex="10pt"/>
    </style:style>
    <style:style style:name="P276" style:family="paragraph" style:parent-style-name="Table_20_Contents">
      <style:text-properties fo:font-size="10pt" officeooo:rsid="011c9e27" officeooo:paragraph-rsid="011c9e27" style:font-size-asian="10pt" style:font-size-complex="10pt"/>
    </style:style>
    <style:style style:name="P277" style:family="paragraph" style:parent-style-name="Table_20_Contents">
      <style:paragraph-properties fo:text-align="center" style:justify-single-word="false"/>
      <style:text-properties fo:font-size="10pt" officeooo:rsid="011d1268" officeooo:paragraph-rsid="011d1268" style:font-size-asian="10pt" style:font-size-complex="10pt"/>
    </style:style>
    <style:style style:name="P278" style:family="paragraph" style:parent-style-name="Table_20_Contents">
      <style:paragraph-properties fo:text-align="center" style:justify-single-word="false"/>
      <style:text-properties fo:font-size="10pt" officeooo:rsid="011e4539" officeooo:paragraph-rsid="011e4539" style:font-size-asian="10pt" style:font-size-complex="10pt"/>
    </style:style>
    <style:style style:name="P279" style:family="paragraph" style:parent-style-name="Table_20_Contents">
      <style:paragraph-properties fo:text-align="center" style:justify-single-word="false"/>
      <style:text-properties fo:font-size="10pt" officeooo:rsid="011e4539" officeooo:paragraph-rsid="01bfd988" style:font-size-asian="10pt" style:font-size-complex="10pt"/>
    </style:style>
    <style:style style:name="P280" style:family="paragraph" style:parent-style-name="Table_20_Contents">
      <style:text-properties fo:font-size="10pt" officeooo:rsid="011e4539" officeooo:paragraph-rsid="011e4539" style:font-size-asian="10pt" style:font-size-complex="10pt"/>
    </style:style>
    <style:style style:name="P281" style:family="paragraph" style:parent-style-name="Table_20_Contents">
      <style:paragraph-properties fo:text-align="center" style:justify-single-word="false"/>
      <style:text-properties fo:font-size="10pt" officeooo:rsid="011e5070" officeooo:paragraph-rsid="011e5070" style:font-size-asian="10pt" style:font-size-complex="10pt"/>
    </style:style>
    <style:style style:name="P282" style:family="paragraph" style:parent-style-name="Table_20_Contents">
      <style:text-properties fo:font-size="10pt" officeooo:rsid="011e5070" officeooo:paragraph-rsid="011e5070" style:font-size-asian="10pt" style:font-size-complex="10pt"/>
    </style:style>
    <style:style style:name="P283" style:family="paragraph" style:parent-style-name="Table_20_Contents">
      <style:text-properties fo:font-size="10pt" officeooo:rsid="0190b7c2" officeooo:paragraph-rsid="0190b7c2" style:font-size-asian="10pt" style:font-size-complex="10pt"/>
    </style:style>
    <style:style style:name="P284" style:family="paragraph" style:parent-style-name="Table_20_Contents">
      <style:text-properties fo:font-size="10pt" officeooo:rsid="018b9bf1" officeooo:paragraph-rsid="018b9bf1" style:font-size-asian="10pt" style:font-size-complex="10pt"/>
    </style:style>
    <style:style style:name="P285" style:family="paragraph" style:parent-style-name="Table_20_Contents">
      <style:text-properties fo:font-size="10pt" officeooo:rsid="01be27db" officeooo:paragraph-rsid="01be27db" style:font-size-asian="10pt" style:font-size-complex="10pt"/>
    </style:style>
    <style:style style:name="P286" style:family="paragraph" style:parent-style-name="Table_20_Contents">
      <style:text-properties fo:font-size="10pt" officeooo:rsid="01bfd988" officeooo:paragraph-rsid="01bfd988" style:font-size-asian="10pt" style:font-size-complex="10pt"/>
    </style:style>
    <style:style style:name="P287" style:family="paragraph" style:parent-style-name="Table_20_Contents">
      <style:paragraph-properties fo:text-align="center" style:justify-single-word="false"/>
      <style:text-properties fo:font-size="10pt" officeooo:rsid="01f5a006" officeooo:paragraph-rsid="01f5a006" style:font-size-asian="10pt" style:font-size-complex="10pt"/>
    </style:style>
    <style:style style:name="P288" style:family="paragraph" style:parent-style-name="Table_20_Contents">
      <style:text-properties fo:font-size="10pt" officeooo:rsid="01f5a006" officeooo:paragraph-rsid="01f5a006" style:font-size-asian="10pt" style:font-size-complex="10pt"/>
    </style:style>
    <style:style style:name="P289" style:family="paragraph" style:parent-style-name="Table_20_Contents">
      <style:paragraph-properties fo:text-align="center" style:justify-single-word="false"/>
      <style:text-properties fo:font-size="10pt" officeooo:rsid="01f3491e" officeooo:paragraph-rsid="01f3491e" style:font-size-asian="10pt" style:font-size-complex="10pt"/>
    </style:style>
    <style:style style:name="P290" style:family="paragraph" style:parent-style-name="Table_20_Contents">
      <style:paragraph-properties fo:text-align="center" style:justify-single-word="false"/>
      <style:text-properties fo:font-size="10pt" officeooo:rsid="01f5aa19" officeooo:paragraph-rsid="01f5aa19" style:font-size-asian="10pt" style:font-size-complex="10pt"/>
    </style:style>
    <style:style style:name="P291" style:family="paragraph" style:parent-style-name="Table_20_Contents">
      <style:text-properties fo:font-size="10pt" officeooo:rsid="01f5aa19" officeooo:paragraph-rsid="01f5aa19" style:font-size-asian="10pt" style:font-size-complex="10pt"/>
    </style:style>
    <style:style style:name="P292" style:family="paragraph" style:parent-style-name="Table_20_Contents">
      <style:paragraph-properties fo:text-align="center" style:justify-single-word="false"/>
      <style:text-properties fo:font-size="10pt" officeooo:rsid="0201f946" officeooo:paragraph-rsid="0201f946" style:font-size-asian="10pt" style:font-size-complex="10pt"/>
    </style:style>
    <style:style style:name="P293" style:family="paragraph" style:parent-style-name="Table_20_Contents">
      <style:text-properties fo:font-size="10pt" officeooo:rsid="0201f946" officeooo:paragraph-rsid="0201f946" style:font-size-asian="10pt" style:font-size-complex="10pt"/>
    </style:style>
    <style:style style:name="P294" style:family="paragraph" style:parent-style-name="Table_20_Contents">
      <style:text-properties fo:font-size="10pt" officeooo:rsid="0216d9b9" officeooo:paragraph-rsid="0216d9b9" style:font-size-asian="10pt" style:font-size-complex="10pt"/>
    </style:style>
    <style:style style:name="P295" style:family="paragraph" style:parent-style-name="Table_20_Contents">
      <style:paragraph-properties fo:text-align="center" style:justify-single-word="false"/>
      <style:text-properties fo:font-size="10pt" officeooo:rsid="02186dae" officeooo:paragraph-rsid="02186dae" style:font-size-asian="10pt" style:font-size-complex="10pt"/>
    </style:style>
    <style:style style:name="P296" style:family="paragraph" style:parent-style-name="Table_20_Contents">
      <style:text-properties fo:font-size="10pt" officeooo:rsid="02186dae" officeooo:paragraph-rsid="02186dae" style:font-size-asian="10pt" style:font-size-complex="10pt"/>
    </style:style>
    <style:style style:name="P297" style:family="paragraph" style:parent-style-name="Table_20_Contents">
      <style:text-properties fo:font-size="10pt" officeooo:rsid="0220a202" officeooo:paragraph-rsid="0216d9b9" style:font-size-asian="10pt" style:font-size-complex="10pt"/>
    </style:style>
    <style:style style:name="P298" style:family="paragraph" style:parent-style-name="Table_20_Contents">
      <style:text-properties fo:font-size="10pt" officeooo:rsid="025b3120" officeooo:paragraph-rsid="025b3120" style:font-size-asian="10pt" style:font-size-complex="10pt"/>
    </style:style>
    <style:style style:name="P299" style:family="paragraph" style:parent-style-name="Table_20_Contents">
      <style:paragraph-properties fo:text-align="center" style:justify-single-word="false"/>
      <style:text-properties fo:font-size="10pt" officeooo:rsid="025b3120" officeooo:paragraph-rsid="025b3120" style:font-size-asian="10pt" style:font-size-complex="10pt"/>
    </style:style>
    <style:style style:name="P300" style:family="paragraph" style:parent-style-name="Table_20_Contents">
      <style:paragraph-properties fo:text-align="center" style:justify-single-word="false"/>
      <style:text-properties fo:font-size="10pt" officeooo:rsid="025952a4" officeooo:paragraph-rsid="025952a4" style:font-size-asian="10pt" style:font-size-complex="10pt"/>
    </style:style>
    <style:style style:name="P301" style:family="paragraph" style:parent-style-name="Table_20_Contents">
      <style:paragraph-properties fo:text-align="center" style:justify-single-word="false"/>
      <style:text-properties fo:font-size="10pt" officeooo:rsid="02721e25" officeooo:paragraph-rsid="02721e25" style:font-size-asian="10pt" style:font-size-complex="10pt"/>
    </style:style>
    <style:style style:name="P302" style:family="paragraph" style:parent-style-name="Table_20_Contents">
      <style:text-properties fo:font-size="10pt" officeooo:rsid="02721e25" officeooo:paragraph-rsid="02721e25" style:font-size-asian="10pt" style:font-size-complex="10pt"/>
    </style:style>
    <style:style style:name="P303" style:family="paragraph" style:parent-style-name="Table_20_Contents">
      <style:paragraph-properties fo:text-align="center" style:justify-single-word="false"/>
      <style:text-properties fo:font-size="10pt" officeooo:rsid="0272ce88" officeooo:paragraph-rsid="0272ce88" style:font-size-asian="10pt" style:font-size-complex="10pt"/>
    </style:style>
    <style:style style:name="P304" style:family="paragraph" style:parent-style-name="Table_20_Contents">
      <style:paragraph-properties fo:text-align="center" style:justify-single-word="false"/>
      <style:text-properties fo:font-size="10pt" officeooo:rsid="02730f20" officeooo:paragraph-rsid="02730f20" style:font-size-asian="10pt" style:font-size-complex="10pt"/>
    </style:style>
    <style:style style:name="P305" style:family="paragraph" style:parent-style-name="Table_20_Contents">
      <style:paragraph-properties fo:text-align="center" style:justify-single-word="false"/>
      <style:text-properties fo:font-size="10pt" officeooo:rsid="0274be8e" officeooo:paragraph-rsid="0274be8e" style:font-size-asian="10pt" style:font-size-complex="10pt"/>
    </style:style>
    <style:style style:name="P306" style:family="paragraph" style:parent-style-name="Table_20_Contents">
      <style:text-properties fo:font-size="10pt" officeooo:rsid="0274be8e" officeooo:paragraph-rsid="0274be8e" style:font-size-asian="10pt" style:font-size-complex="10pt"/>
    </style:style>
    <style:style style:name="P307" style:family="paragraph" style:parent-style-name="Table_20_Contents">
      <style:paragraph-properties fo:text-align="center" style:justify-single-word="false"/>
      <style:text-properties fo:font-size="10pt" officeooo:rsid="02768ed3" officeooo:paragraph-rsid="02768ed3" style:font-size-asian="10pt" style:font-size-complex="10pt"/>
    </style:style>
    <style:style style:name="P308" style:family="paragraph" style:parent-style-name="Table_20_Contents">
      <style:text-properties fo:font-size="10pt" officeooo:rsid="02768ed3" officeooo:paragraph-rsid="02768ed3" style:font-size-asian="10pt" style:font-size-complex="10pt"/>
    </style:style>
    <style:style style:name="P309" style:family="paragraph" style:parent-style-name="Table_20_Contents">
      <style:paragraph-properties fo:text-align="center" style:justify-single-word="false"/>
      <style:text-properties style:font-name="Courier New" fo:font-size="10pt" officeooo:rsid="0025d228" officeooo:paragraph-rsid="0025d228" style:font-size-asian="10pt" style:font-size-complex="10pt"/>
    </style:style>
    <style:style style:name="P310" style:family="paragraph" style:parent-style-name="Table_20_Contents">
      <style:paragraph-properties fo:text-align="center" style:justify-single-word="false"/>
      <style:text-properties style:font-name="Courier New" fo:font-size="10pt" officeooo:rsid="001abbba" officeooo:paragraph-rsid="001abbba" style:font-size-asian="10pt" style:font-size-complex="10pt"/>
    </style:style>
    <style:style style:name="P311" style:family="paragraph" style:parent-style-name="Table_20_Contents">
      <style:paragraph-properties fo:text-align="center" style:justify-single-word="false"/>
      <style:text-properties style:font-name="Courier New" fo:font-size="10pt" officeooo:rsid="001c7ac7" officeooo:paragraph-rsid="001c7ac7" style:font-size-asian="10pt" style:font-size-complex="10pt"/>
    </style:style>
    <style:style style:name="P312" style:family="paragraph" style:parent-style-name="Table_20_Contents">
      <style:paragraph-properties fo:text-align="center" style:justify-single-word="false"/>
      <style:text-properties style:font-name="Courier New" fo:font-size="10pt" officeooo:rsid="005cf514" officeooo:paragraph-rsid="005cf514" style:font-size-asian="10pt" style:font-size-complex="10pt"/>
    </style:style>
    <style:style style:name="P313" style:family="paragraph" style:parent-style-name="Table_20_Contents">
      <style:text-properties style:font-name="Courier New" fo:font-size="10pt" officeooo:rsid="005cf514" officeooo:paragraph-rsid="005cf514" style:font-size-asian="10pt" style:font-size-complex="10pt"/>
    </style:style>
    <style:style style:name="P314" style:family="paragraph" style:parent-style-name="Table_20_Contents">
      <style:paragraph-properties fo:text-align="center" style:justify-single-word="false"/>
      <style:text-properties style:font-name="Courier New" fo:font-size="10pt" officeooo:rsid="002a04d0" officeooo:paragraph-rsid="00d93790" style:font-size-asian="10pt" style:font-size-complex="10pt"/>
    </style:style>
    <style:style style:name="P315" style:family="paragraph" style:parent-style-name="Table_20_Contents">
      <style:text-properties style:font-name="Courier New" fo:font-size="10pt" officeooo:rsid="002a04d0" officeooo:paragraph-rsid="00d93790" style:font-size-asian="10pt" style:font-size-complex="10pt"/>
    </style:style>
    <style:style style:name="P316" style:family="paragraph" style:parent-style-name="Table_20_Contents">
      <style:paragraph-properties fo:text-align="center" style:justify-single-word="false"/>
      <style:text-properties style:font-name="Courier New" fo:font-size="10pt" officeooo:rsid="0055a7d3" officeooo:paragraph-rsid="00d93790" style:font-size-asian="10pt" style:font-size-complex="10pt"/>
    </style:style>
    <style:style style:name="P317" style:family="paragraph" style:parent-style-name="Table_20_Contents">
      <style:text-properties style:font-name="Courier New" fo:font-size="10pt" officeooo:rsid="00568759" officeooo:paragraph-rsid="00d93790" style:font-size-asian="10pt" style:font-size-complex="10pt"/>
    </style:style>
    <style:style style:name="P318" style:family="paragraph" style:parent-style-name="Table_20_Contents">
      <style:paragraph-properties fo:text-align="center" style:justify-single-word="false"/>
      <style:text-properties style:font-name="Courier New" fo:font-size="10pt" officeooo:rsid="0058a53d" officeooo:paragraph-rsid="00d93790" style:font-size-asian="10pt" style:font-size-complex="10pt"/>
    </style:style>
    <style:style style:name="P319" style:family="paragraph" style:parent-style-name="Table_20_Contents">
      <style:text-properties style:font-name="Courier New" fo:font-size="10pt" officeooo:rsid="0049919f" officeooo:paragraph-rsid="00d93790" style:font-size-asian="10pt" style:font-size-complex="10pt"/>
    </style:style>
    <style:style style:name="P320" style:family="paragraph" style:parent-style-name="Table_20_Contents">
      <style:text-properties style:font-name="Courier New" fo:font-size="10pt" officeooo:rsid="00555349" officeooo:paragraph-rsid="00d93790" style:font-size-asian="10pt" style:font-size-complex="10pt"/>
    </style:style>
    <style:style style:name="P321" style:family="paragraph" style:parent-style-name="Table_20_Contents">
      <style:text-properties style:font-name="Courier New" fo:font-size="10pt" officeooo:rsid="0057dc85" officeooo:paragraph-rsid="00d93790" style:font-size-asian="10pt" style:font-size-complex="10pt"/>
    </style:style>
    <style:style style:name="P322" style:family="paragraph" style:parent-style-name="Table_20_Contents">
      <style:text-properties style:font-name="Courier New" fo:font-size="10pt" officeooo:rsid="002b6aa2" officeooo:paragraph-rsid="00d93790" style:font-size-asian="10pt" style:font-size-complex="10pt"/>
    </style:style>
    <style:style style:name="P323" style:family="paragraph" style:parent-style-name="Table_20_Contents">
      <style:text-properties style:font-name="Courier New" fo:font-size="10pt" officeooo:rsid="002b6aa2" officeooo:paragraph-rsid="012585f6" style:font-size-asian="10pt" style:font-size-complex="10pt"/>
    </style:style>
    <style:style style:name="P324" style:family="paragraph" style:parent-style-name="Table_20_Contents">
      <style:text-properties style:font-name="Courier New" fo:font-size="10pt" officeooo:rsid="002b6aa2" officeooo:paragraph-rsid="0190b7c2" style:font-size-asian="10pt" style:font-size-complex="10pt"/>
    </style:style>
    <style:style style:name="P325" style:family="paragraph" style:parent-style-name="Table_20_Contents">
      <style:text-properties style:font-name="Courier New" fo:font-size="10pt" officeooo:rsid="0037c79f" officeooo:paragraph-rsid="00d93790" style:font-size-asian="10pt" style:font-size-complex="10pt"/>
    </style:style>
    <style:style style:name="P326" style:family="paragraph" style:parent-style-name="Table_20_Contents">
      <style:text-properties style:font-name="Courier New" fo:font-size="10pt" officeooo:rsid="0066e540" officeooo:paragraph-rsid="00d93790" style:font-size-asian="10pt" style:font-size-complex="10pt"/>
    </style:style>
    <style:style style:name="P327" style:family="paragraph" style:parent-style-name="Table_20_Contents">
      <style:text-properties style:font-name="Courier New" fo:font-size="10pt" officeooo:rsid="003f0afe" officeooo:paragraph-rsid="00d93790" style:font-size-asian="10pt" style:font-size-complex="10pt"/>
    </style:style>
    <style:style style:name="P328" style:family="paragraph" style:parent-style-name="Table_20_Contents">
      <style:text-properties style:font-name="Courier New" fo:font-size="10pt" officeooo:rsid="00400f00" officeooo:paragraph-rsid="00d93790" style:font-size-asian="10pt" style:font-size-complex="10pt"/>
    </style:style>
    <style:style style:name="P329" style:family="paragraph" style:parent-style-name="Table_20_Contents">
      <style:text-properties style:font-name="Courier New" fo:font-size="10pt" officeooo:rsid="005aa903" officeooo:paragraph-rsid="00d93790" style:font-size-asian="10pt" style:font-size-complex="10pt"/>
    </style:style>
    <style:style style:name="P330" style:family="paragraph" style:parent-style-name="Table_20_Contents">
      <style:text-properties style:font-name="Courier New" fo:font-size="10pt" officeooo:rsid="005c0502" officeooo:paragraph-rsid="00d93790" style:font-size-asian="10pt" style:font-size-complex="10pt"/>
    </style:style>
    <style:style style:name="P331" style:family="paragraph" style:parent-style-name="Table_20_Contents">
      <style:text-properties style:font-name="Courier New" fo:font-size="10pt" officeooo:rsid="002ea40b" officeooo:paragraph-rsid="00d93790" style:font-size-asian="10pt" style:font-size-complex="10pt"/>
    </style:style>
    <style:style style:name="P332" style:family="paragraph" style:parent-style-name="Table_20_Contents">
      <style:text-properties style:font-name="Courier New" fo:font-size="10pt" officeooo:rsid="002ea40b" officeooo:paragraph-rsid="0121019c" style:font-size-asian="10pt" style:font-size-complex="10pt"/>
    </style:style>
    <style:style style:name="P333" style:family="paragraph" style:parent-style-name="Table_20_Contents">
      <style:text-properties style:font-name="Courier New" fo:font-size="10pt" officeooo:rsid="002ea40b" officeooo:paragraph-rsid="01277bf8" style:font-size-asian="10pt" style:font-size-complex="10pt"/>
    </style:style>
    <style:style style:name="P334" style:family="paragraph" style:parent-style-name="Table_20_Contents">
      <style:text-properties style:font-name="Courier New" fo:font-size="10pt" officeooo:rsid="002ea40b" officeooo:paragraph-rsid="018b9bf1" style:font-size-asian="10pt" style:font-size-complex="10pt"/>
    </style:style>
    <style:style style:name="P335" style:family="paragraph" style:parent-style-name="Table_20_Contents">
      <style:text-properties style:font-name="Courier New" fo:font-size="10pt" officeooo:rsid="002ea40b" officeooo:paragraph-rsid="01be27db" style:font-size-asian="10pt" style:font-size-complex="10pt"/>
    </style:style>
    <style:style style:name="P336" style:family="paragraph" style:parent-style-name="Table_20_Contents">
      <style:text-properties style:font-name="Courier New" fo:font-size="10pt" officeooo:rsid="002ea40b" officeooo:paragraph-rsid="01bfd988" style:font-size-asian="10pt" style:font-size-complex="10pt"/>
    </style:style>
    <style:style style:name="P337" style:family="paragraph" style:parent-style-name="Table_20_Contents">
      <style:text-properties style:font-name="Courier New" fo:font-size="10pt" officeooo:rsid="002ea40b" officeooo:paragraph-rsid="01ef3ad2" style:font-size-asian="10pt" style:font-size-complex="10pt"/>
    </style:style>
    <style:style style:name="P338" style:family="paragraph" style:parent-style-name="Table_20_Contents">
      <style:text-properties style:font-name="Courier New" fo:font-size="10pt" officeooo:rsid="002ea40b" officeooo:paragraph-rsid="0201f946" style:font-size-asian="10pt" style:font-size-complex="10pt"/>
    </style:style>
    <style:style style:name="P339" style:family="paragraph" style:parent-style-name="Table_20_Contents">
      <style:text-properties style:font-name="Courier New" fo:font-size="10pt" officeooo:rsid="0067355e" officeooo:paragraph-rsid="00d93790" style:font-size-asian="10pt" style:font-size-complex="10pt"/>
    </style:style>
    <style:style style:name="P340" style:family="paragraph" style:parent-style-name="Table_20_Contents">
      <style:text-properties style:font-name="Courier New" fo:font-size="10pt" officeooo:rsid="004b2c5b" officeooo:paragraph-rsid="00d93790" style:font-size-asian="10pt" style:font-size-complex="10pt"/>
    </style:style>
    <style:style style:name="P341" style:family="paragraph" style:parent-style-name="Table_20_Contents">
      <style:text-properties style:font-name="Courier New" fo:font-size="10pt" officeooo:rsid="005ed28a" officeooo:paragraph-rsid="00d93790" style:font-size-asian="10pt" style:font-size-complex="10pt"/>
    </style:style>
    <style:style style:name="P342" style:family="paragraph" style:parent-style-name="Table_20_Contents">
      <style:text-properties style:font-name="Courier New" fo:font-size="10pt" officeooo:rsid="005ed28a" officeooo:paragraph-rsid="0272ce88" style:font-size-asian="10pt" style:font-size-complex="10pt"/>
    </style:style>
    <style:style style:name="P343" style:family="paragraph" style:parent-style-name="Table_20_Contents">
      <style:text-properties style:font-name="Courier New" fo:font-size="10pt" officeooo:rsid="005ed28a" officeooo:paragraph-rsid="02730f20" style:font-size-asian="10pt" style:font-size-complex="10pt"/>
    </style:style>
    <style:style style:name="P344" style:family="paragraph" style:parent-style-name="Table_20_Contents">
      <style:text-properties style:font-name="Courier New" fo:font-size="10pt" officeooo:rsid="0040eb99" officeooo:paragraph-rsid="00d93790" style:font-size-asian="10pt" style:font-size-complex="10pt"/>
    </style:style>
    <style:style style:name="P345" style:family="paragraph" style:parent-style-name="Table_20_Contents">
      <style:text-properties style:font-name="Courier New" fo:font-size="10pt" officeooo:rsid="006819c0" officeooo:paragraph-rsid="00d93790" style:font-size-asian="10pt" style:font-size-complex="10pt"/>
    </style:style>
    <style:style style:name="P346" style:family="paragraph" style:parent-style-name="Table_20_Contents">
      <style:text-properties style:font-name="Courier New" fo:font-size="10pt" officeooo:rsid="006819c0" officeooo:paragraph-rsid="0274be8e" style:font-size-asian="10pt" style:font-size-complex="10pt"/>
    </style:style>
    <style:style style:name="P347" style:family="paragraph" style:parent-style-name="Table_20_Contents">
      <style:text-properties style:font-name="Courier New" fo:font-size="10pt" officeooo:rsid="004497a7" officeooo:paragraph-rsid="00d93790" style:font-size-asian="10pt" style:font-size-complex="10pt"/>
    </style:style>
    <style:style style:name="P348" style:family="paragraph" style:parent-style-name="Table_20_Contents">
      <style:text-properties style:font-name="Courier New" fo:font-size="10pt" officeooo:rsid="004e2cd6" officeooo:paragraph-rsid="00d93790" style:font-size-asian="10pt" style:font-size-complex="10pt"/>
    </style:style>
    <style:style style:name="P349" style:family="paragraph" style:parent-style-name="Table_20_Contents">
      <style:text-properties style:font-name="Courier New" fo:font-size="10pt" officeooo:rsid="0048b13a" officeooo:paragraph-rsid="00d93790" style:font-size-asian="10pt" style:font-size-complex="10pt"/>
    </style:style>
    <style:style style:name="P350" style:family="paragraph" style:parent-style-name="Table_20_Contents">
      <style:text-properties style:font-name="Courier New" fo:font-size="10pt" officeooo:rsid="00460f2d" officeooo:paragraph-rsid="00d93790" style:font-size-asian="10pt" style:font-size-complex="10pt"/>
    </style:style>
    <style:style style:name="P351" style:family="paragraph" style:parent-style-name="Table_20_Contents">
      <style:text-properties style:font-name="Courier New" fo:font-size="10pt" officeooo:rsid="00475aa1" officeooo:paragraph-rsid="00d93790" style:font-size-asian="10pt" style:font-size-complex="10pt"/>
    </style:style>
    <style:style style:name="P352" style:family="paragraph" style:parent-style-name="Table_20_Contents">
      <style:text-properties style:font-name="Courier New" fo:font-size="10pt" officeooo:rsid="00450ac8" officeooo:paragraph-rsid="00d93790" style:font-size-asian="10pt" style:font-size-complex="10pt"/>
    </style:style>
    <style:style style:name="P353" style:family="paragraph" style:parent-style-name="Table_20_Contents">
      <style:text-properties style:font-name="Courier New" fo:font-size="10pt" officeooo:rsid="0041b45e" officeooo:paragraph-rsid="00d93790" style:font-size-asian="10pt" style:font-size-complex="10pt"/>
    </style:style>
    <style:style style:name="P354" style:family="paragraph" style:parent-style-name="Table_20_Contents">
      <style:text-properties style:font-name="Courier New" fo:font-size="10pt" officeooo:rsid="003001a0" officeooo:paragraph-rsid="00d93790" style:font-size-asian="10pt" style:font-size-complex="10pt"/>
    </style:style>
    <style:style style:name="P355" style:family="paragraph" style:parent-style-name="Table_20_Contents">
      <style:text-properties style:font-name="Courier New" fo:font-size="10pt" officeooo:rsid="005674fb" officeooo:paragraph-rsid="00d93790" style:font-size-asian="10pt" style:font-size-complex="10pt"/>
    </style:style>
    <style:style style:name="P356" style:family="paragraph" style:parent-style-name="Table_20_Contents">
      <style:text-properties style:font-name="Courier New" fo:font-size="10pt" officeooo:rsid="005674fb" officeooo:paragraph-rsid="0122c9e7" style:font-size-asian="10pt" style:font-size-complex="10pt"/>
    </style:style>
    <style:style style:name="P357" style:family="paragraph" style:parent-style-name="Table_20_Contents">
      <style:paragraph-properties fo:text-align="center" style:justify-single-word="false"/>
      <style:text-properties style:font-name="Courier New" fo:font-size="10pt" officeooo:rsid="011c9e27" officeooo:paragraph-rsid="011c9e27" style:font-size-asian="10pt" style:font-size-complex="10pt"/>
    </style:style>
    <style:style style:name="P358" style:family="paragraph" style:parent-style-name="Table_20_Contents">
      <style:text-properties style:font-name="Courier New" fo:font-size="10pt" officeooo:rsid="011c9e27" officeooo:paragraph-rsid="011c9e27" style:font-size-asian="10pt" style:font-size-complex="10pt"/>
    </style:style>
    <style:style style:name="P359" style:family="paragraph" style:parent-style-name="Table_20_Contents">
      <style:text-properties style:font-name="Courier New" fo:font-size="10pt" officeooo:rsid="011d1268" officeooo:paragraph-rsid="011d1268" style:font-size-asian="10pt" style:font-size-complex="10pt"/>
    </style:style>
    <style:style style:name="P360" style:family="paragraph" style:parent-style-name="Table_20_Contents">
      <style:text-properties style:font-name="Courier New" fo:font-size="10pt" officeooo:rsid="011e4539" officeooo:paragraph-rsid="011e4539" style:font-size-asian="10pt" style:font-size-complex="10pt"/>
    </style:style>
    <style:style style:name="P361" style:family="paragraph" style:parent-style-name="Table_20_Contents">
      <style:text-properties style:font-name="Courier New" fo:font-size="10pt" officeooo:rsid="011e4539" officeooo:paragraph-rsid="01bfd988" style:font-size-asian="10pt" style:font-size-complex="10pt"/>
    </style:style>
    <style:style style:name="P362" style:family="paragraph" style:parent-style-name="Table_20_Contents">
      <style:text-properties style:font-name="Courier New" fo:font-size="10pt" officeooo:rsid="011e5070" officeooo:paragraph-rsid="011e5070" style:font-size-asian="10pt" style:font-size-complex="10pt"/>
    </style:style>
    <style:style style:name="P363" style:family="paragraph" style:parent-style-name="Table_20_Contents">
      <style:paragraph-properties fo:text-align="start" style:justify-single-word="false"/>
      <style:text-properties style:font-name="Courier New" fo:font-size="10pt" officeooo:rsid="0155a949" officeooo:paragraph-rsid="0155a949" style:font-size-asian="10pt" style:font-size-complex="10pt"/>
    </style:style>
    <style:style style:name="P364" style:family="paragraph" style:parent-style-name="Table_20_Contents">
      <style:text-properties style:font-name="Courier New" fo:font-size="10pt" officeooo:rsid="0158c0ed" officeooo:paragraph-rsid="0158c0ed" style:font-size-asian="10pt" style:font-size-complex="10pt"/>
    </style:style>
    <style:style style:name="P365" style:family="paragraph" style:parent-style-name="Table_20_Contents">
      <style:text-properties style:font-name="Courier New" fo:font-size="10pt" officeooo:rsid="0190b7c2" officeooo:paragraph-rsid="0190b7c2" style:font-size-asian="10pt" style:font-size-complex="10pt"/>
    </style:style>
    <style:style style:name="P366" style:family="paragraph" style:parent-style-name="Table_20_Contents">
      <style:text-properties style:font-name="Courier New" fo:font-size="10pt" officeooo:rsid="018b9bf1" officeooo:paragraph-rsid="018b9bf1" style:font-size-asian="10pt" style:font-size-complex="10pt"/>
    </style:style>
    <style:style style:name="P367" style:family="paragraph" style:parent-style-name="Table_20_Contents">
      <style:text-properties style:font-name="Courier New" fo:font-size="10pt" officeooo:rsid="01be27db" officeooo:paragraph-rsid="01be27db" style:font-size-asian="10pt" style:font-size-complex="10pt"/>
    </style:style>
    <style:style style:name="P368" style:family="paragraph" style:parent-style-name="Table_20_Contents">
      <style:text-properties style:font-name="Courier New" fo:font-size="10pt" officeooo:rsid="01f5a006" officeooo:paragraph-rsid="01f5a006" style:font-size-asian="10pt" style:font-size-complex="10pt"/>
    </style:style>
    <style:style style:name="P369" style:family="paragraph" style:parent-style-name="Table_20_Contents">
      <style:text-properties style:font-name="Courier New" fo:font-size="10pt" officeooo:rsid="01f5aa19" officeooo:paragraph-rsid="01f5aa19" style:font-size-asian="10pt" style:font-size-complex="10pt"/>
    </style:style>
    <style:style style:name="P370" style:family="paragraph" style:parent-style-name="Table_20_Contents">
      <style:text-properties style:font-name="Courier New" fo:font-size="10pt" officeooo:rsid="0201f946" officeooo:paragraph-rsid="0201f946" style:font-size-asian="10pt" style:font-size-complex="10pt"/>
    </style:style>
    <style:style style:name="P371" style:family="paragraph" style:parent-style-name="Table_20_Contents">
      <style:paragraph-properties fo:text-align="center" style:justify-single-word="false"/>
      <style:text-properties style:font-name="Courier New" fo:font-size="10pt" officeooo:rsid="0216d9b9" officeooo:paragraph-rsid="0216d9b9" style:font-size-asian="10pt" style:font-size-complex="10pt"/>
    </style:style>
    <style:style style:name="P372" style:family="paragraph" style:parent-style-name="Table_20_Contents">
      <style:text-properties style:font-name="Courier New" fo:font-size="10pt" officeooo:rsid="0216d9b9" officeooo:paragraph-rsid="0216d9b9" style:font-size-asian="10pt" style:font-size-complex="10pt"/>
    </style:style>
    <style:style style:name="P373" style:family="paragraph" style:parent-style-name="Table_20_Contents">
      <style:text-properties style:font-name="Courier New" fo:font-size="10pt" officeooo:rsid="02186dae" officeooo:paragraph-rsid="02186dae" style:font-size-asian="10pt" style:font-size-complex="10pt"/>
    </style:style>
    <style:style style:name="P374" style:family="paragraph" style:parent-style-name="Table_20_Contents">
      <style:paragraph-properties fo:text-align="center" style:justify-single-word="false"/>
      <style:text-properties style:font-name="Courier New" fo:font-size="10pt" officeooo:paragraph-rsid="025b3120" style:font-size-asian="10pt" style:font-size-complex="10pt"/>
    </style:style>
    <style:style style:name="P375" style:family="paragraph" style:parent-style-name="Table_20_Contents">
      <style:paragraph-properties fo:text-align="center" style:justify-single-word="false"/>
      <style:text-properties style:font-name="Courier New" fo:font-size="10pt" officeooo:paragraph-rsid="025d4778" style:font-size-asian="10pt" style:font-size-complex="10pt"/>
    </style:style>
    <style:style style:name="P376" style:family="paragraph" style:parent-style-name="Table_20_Contents">
      <style:paragraph-properties fo:text-align="center" style:justify-single-word="false"/>
      <style:text-properties style:font-name="Courier New" fo:font-size="10pt" officeooo:rsid="025b3120" officeooo:paragraph-rsid="025b3120" style:font-size-asian="10pt" style:font-size-complex="10pt"/>
    </style:style>
    <style:style style:name="P377" style:family="paragraph" style:parent-style-name="Table_20_Contents">
      <style:paragraph-properties fo:text-align="center" style:justify-single-word="false"/>
      <style:text-properties style:font-name="Courier New" fo:font-size="10pt" officeooo:rsid="02653d22" officeooo:paragraph-rsid="02653d22" style:font-size-asian="10pt" style:font-size-complex="10pt"/>
    </style:style>
    <style:style style:name="P378" style:family="paragraph" style:parent-style-name="Table_20_Contents">
      <style:paragraph-properties fo:text-align="center" style:justify-single-word="false"/>
      <style:text-properties style:font-name="Courier New" fo:font-size="10pt" officeooo:rsid="025d4778" officeooo:paragraph-rsid="025d4778" style:font-size-asian="10pt" style:font-size-complex="10pt"/>
    </style:style>
    <style:style style:name="P379" style:family="paragraph" style:parent-style-name="Table_20_Contents">
      <style:paragraph-properties fo:text-align="center" style:justify-single-word="false"/>
      <style:text-properties style:font-name="Courier New" fo:font-size="10pt" officeooo:rsid="025e5f8f" officeooo:paragraph-rsid="025e5f8f" style:font-size-asian="10pt" style:font-size-complex="10pt"/>
    </style:style>
    <style:style style:name="P380" style:family="paragraph" style:parent-style-name="Table_20_Contents">
      <style:text-properties style:font-name="Courier New" fo:font-size="10pt" officeooo:rsid="02721e25" officeooo:paragraph-rsid="02721e25" style:font-size-asian="10pt" style:font-size-complex="10pt"/>
    </style:style>
    <style:style style:name="P381" style:family="paragraph" style:parent-style-name="Table_20_Contents">
      <style:text-properties style:font-name="Courier New" fo:font-size="10pt" officeooo:rsid="0272ce88" officeooo:paragraph-rsid="0272ce88" style:font-size-asian="10pt" style:font-size-complex="10pt"/>
    </style:style>
    <style:style style:name="P382" style:family="paragraph" style:parent-style-name="Table_20_Contents">
      <style:text-properties style:font-name="Courier New" fo:font-size="10pt" officeooo:rsid="02730f20" officeooo:paragraph-rsid="02730f20" style:font-size-asian="10pt" style:font-size-complex="10pt"/>
    </style:style>
    <style:style style:name="P383" style:family="paragraph" style:parent-style-name="Table_20_Contents">
      <style:text-properties style:font-name="Courier New" fo:font-size="10pt" officeooo:rsid="0274be8e" officeooo:paragraph-rsid="0274be8e" style:font-size-asian="10pt" style:font-size-complex="10pt"/>
    </style:style>
    <style:style style:name="P384" style:family="paragraph" style:parent-style-name="Table_20_Contents">
      <style:text-properties style:font-name="Courier New" fo:font-size="10pt" officeooo:rsid="02768ed3" officeooo:paragraph-rsid="02768ed3" style:font-size-asian="10pt" style:font-size-complex="10pt"/>
    </style:style>
    <style:style style:name="P385" style:family="paragraph" style:parent-style-name="Table_20_Contents">
      <style:paragraph-properties fo:text-align="center" style:justify-single-word="false"/>
      <style:text-properties style:font-name="Courier New" fo:font-size="10pt" fo:font-weight="bold" officeooo:rsid="0058a53d" officeooo:paragraph-rsid="00d93790" style:font-size-asian="10pt" style:font-weight-asian="bold" style:font-size-complex="10pt" style:font-weight-complex="bold"/>
    </style:style>
    <style:style style:name="P386" style:family="paragraph" style:parent-style-name="Table_20_Contents">
      <style:paragraph-properties fo:text-align="center" style:justify-single-word="false"/>
      <style:text-properties style:font-name="Courier New" officeooo:rsid="0148e59c" officeooo:paragraph-rsid="0148e59c"/>
    </style:style>
    <style:style style:name="P387" style:family="paragraph" style:parent-style-name="Table_20_Contents">
      <style:paragraph-properties fo:text-align="center" style:justify-single-word="false"/>
      <style:text-properties style:font-name="Courier New" officeooo:rsid="014a18f8" officeooo:paragraph-rsid="014a18f8"/>
    </style:style>
    <style:style style:name="P388" style:family="paragraph" style:parent-style-name="Table_20_Contents">
      <style:paragraph-properties fo:text-align="center" style:justify-single-word="false"/>
      <style:text-properties style:font-name="Courier New" officeooo:rsid="014b16d6" officeooo:paragraph-rsid="014b16d6"/>
    </style:style>
    <style:style style:name="P389" style:family="paragraph" style:parent-style-name="Table_20_Contents">
      <style:paragraph-properties fo:text-align="center" style:justify-single-word="false"/>
      <style:text-properties style:font-name="Courier New" officeooo:rsid="014b1792" officeooo:paragraph-rsid="014b1792"/>
    </style:style>
    <style:style style:name="P390" style:family="paragraph" style:parent-style-name="Table_20_Contents">
      <style:paragraph-properties fo:text-align="center" style:justify-single-word="false"/>
      <style:text-properties style:font-name="Courier New" officeooo:rsid="014b78f1" officeooo:paragraph-rsid="014b78f1"/>
    </style:style>
    <style:style style:name="P391" style:family="paragraph" style:parent-style-name="Table_20_Contents">
      <style:paragraph-properties fo:text-align="center" style:justify-single-word="false"/>
      <style:text-properties style:font-name="Courier New" officeooo:rsid="00f06611" officeooo:paragraph-rsid="00f06611"/>
    </style:style>
    <style:style style:name="P392" style:family="paragraph" style:parent-style-name="Table_20_Contents">
      <style:paragraph-properties fo:text-align="center" style:justify-single-word="false"/>
      <style:text-properties style:font-name="Courier New" officeooo:rsid="00f7bc26" officeooo:paragraph-rsid="00f7bc26"/>
    </style:style>
    <style:style style:name="P393" style:family="paragraph" style:parent-style-name="Table_20_Contents">
      <style:paragraph-properties fo:text-align="center" style:justify-single-word="false"/>
      <style:text-properties style:font-name="Courier New" officeooo:paragraph-rsid="00f06611"/>
    </style:style>
    <style:style style:name="P394" style:family="paragraph" style:parent-style-name="Table_20_Contents">
      <style:paragraph-properties fo:text-align="center" style:justify-single-word="false"/>
      <style:text-properties style:font-name="Courier New" officeooo:paragraph-rsid="00f7bc26"/>
    </style:style>
    <style:style style:name="P395" style:family="paragraph" style:parent-style-name="Table_20_Contents">
      <style:paragraph-properties fo:text-align="center" style:justify-single-word="false"/>
      <style:text-properties style:font-name="Courier New" officeooo:paragraph-rsid="00f0dc4b"/>
    </style:style>
    <style:style style:name="P396" style:family="paragraph" style:parent-style-name="Table_20_Contents">
      <style:paragraph-properties fo:text-align="center" style:justify-single-word="false"/>
      <style:text-properties style:font-name="Courier New" officeooo:paragraph-rsid="00f181d5"/>
    </style:style>
    <style:style style:name="P397" style:family="paragraph" style:parent-style-name="Table_20_Contents">
      <style:paragraph-properties fo:text-align="center" style:justify-single-word="false"/>
      <style:text-properties style:font-name="Courier New" officeooo:paragraph-rsid="00f1be68"/>
    </style:style>
    <style:style style:name="P398" style:family="paragraph" style:parent-style-name="Table_20_Contents">
      <style:paragraph-properties fo:text-align="center" style:justify-single-word="false"/>
      <style:text-properties style:font-name="Courier New" officeooo:paragraph-rsid="00f26e2d"/>
    </style:style>
    <style:style style:name="P399" style:family="paragraph" style:parent-style-name="Table_20_Contents">
      <style:paragraph-properties fo:text-align="center" style:justify-single-word="false"/>
      <style:text-properties style:font-name="Courier New" officeooo:paragraph-rsid="00f3924c"/>
    </style:style>
    <style:style style:name="P400" style:family="paragraph" style:parent-style-name="Table_20_Contents">
      <style:paragraph-properties fo:text-align="center" style:justify-single-word="false"/>
      <style:text-properties style:font-name="Courier New" officeooo:paragraph-rsid="00f51825"/>
    </style:style>
    <style:style style:name="P401" style:family="paragraph" style:parent-style-name="Table_20_Contents">
      <style:paragraph-properties fo:text-align="center" style:justify-single-word="false"/>
      <style:text-properties style:font-name="Courier New" officeooo:paragraph-rsid="00f5326c"/>
    </style:style>
    <style:style style:name="P402" style:family="paragraph" style:parent-style-name="Table_20_Contents">
      <style:paragraph-properties fo:text-align="center" style:justify-single-word="false"/>
      <style:text-properties style:font-name="Courier New" officeooo:paragraph-rsid="00f6e160"/>
    </style:style>
    <style:style style:name="P403" style:family="paragraph" style:parent-style-name="Table_20_Contents">
      <style:paragraph-properties fo:text-align="center" style:justify-single-word="false"/>
      <style:text-properties style:font-name="Courier New" officeooo:rsid="00f0dc4b" officeooo:paragraph-rsid="00f0dc4b"/>
    </style:style>
    <style:style style:name="P404" style:family="paragraph" style:parent-style-name="Table_20_Contents">
      <style:paragraph-properties fo:text-align="center" style:justify-single-word="false"/>
      <style:text-properties style:font-name="Courier New" officeooo:rsid="00f181d5" officeooo:paragraph-rsid="00f181d5"/>
    </style:style>
    <style:style style:name="P405" style:family="paragraph" style:parent-style-name="Table_20_Contents">
      <style:paragraph-properties fo:text-align="center" style:justify-single-word="false"/>
      <style:text-properties style:font-name="Courier New" officeooo:rsid="00f1be68" officeooo:paragraph-rsid="00f1be68"/>
    </style:style>
    <style:style style:name="P406" style:family="paragraph" style:parent-style-name="Table_20_Contents">
      <style:paragraph-properties fo:text-align="center" style:justify-single-word="false"/>
      <style:text-properties style:font-name="Courier New" officeooo:rsid="00f26e2d" officeooo:paragraph-rsid="00f26e2d"/>
    </style:style>
    <style:style style:name="P407" style:family="paragraph" style:parent-style-name="Table_20_Contents">
      <style:paragraph-properties fo:text-align="center" style:justify-single-word="false"/>
      <style:text-properties style:font-name="Courier New" officeooo:rsid="00f3924c" officeooo:paragraph-rsid="00f3924c"/>
    </style:style>
    <style:style style:name="P408" style:family="paragraph" style:parent-style-name="Table_20_Contents">
      <style:paragraph-properties fo:text-align="center" style:justify-single-word="false"/>
      <style:text-properties style:font-name="Courier New" officeooo:rsid="00f51825" officeooo:paragraph-rsid="00f51825"/>
    </style:style>
    <style:style style:name="P409" style:family="paragraph" style:parent-style-name="Table_20_Contents">
      <style:paragraph-properties fo:text-align="center" style:justify-single-word="false"/>
      <style:text-properties style:font-name="Courier New" officeooo:rsid="00f5326c" officeooo:paragraph-rsid="00f5326c"/>
    </style:style>
    <style:style style:name="P410" style:family="paragraph" style:parent-style-name="Table_20_Contents">
      <style:paragraph-properties fo:text-align="center" style:justify-single-word="false"/>
      <style:text-properties style:font-name="Courier New" officeooo:rsid="00f6e160" officeooo:paragraph-rsid="00f6e160"/>
    </style:style>
    <style:style style:name="P411" style:family="paragraph" style:parent-style-name="Table_20_Contents">
      <style:paragraph-properties fo:text-align="start" style:justify-single-word="false"/>
      <style:text-properties style:font-name="Courier New" officeooo:paragraph-rsid="016f19a4"/>
    </style:style>
    <style:style style:name="P412" style:family="paragraph" style:parent-style-name="Table_20_Contents">
      <style:paragraph-properties fo:text-align="start" style:justify-single-word="false"/>
      <style:text-properties style:font-name="Courier New" officeooo:paragraph-rsid="016fede5"/>
    </style:style>
    <style:style style:name="P413" style:family="paragraph" style:parent-style-name="Table_20_Contents">
      <style:paragraph-properties fo:text-align="start" style:justify-single-word="false"/>
      <style:text-properties style:font-name="Courier New" officeooo:paragraph-rsid="0173a6f6"/>
    </style:style>
    <style:style style:name="P414" style:family="paragraph" style:parent-style-name="Table_20_Contents">
      <style:paragraph-properties fo:text-align="start" style:justify-single-word="false"/>
      <style:text-properties style:font-name="Courier New" officeooo:paragraph-rsid="0173dc2e"/>
    </style:style>
    <style:style style:name="P415" style:family="paragraph" style:parent-style-name="Table_20_Contents">
      <style:paragraph-properties fo:text-align="start" style:justify-single-word="false"/>
      <style:text-properties style:font-name="Courier New" officeooo:paragraph-rsid="0174eefc"/>
    </style:style>
    <style:style style:name="P416" style:family="paragraph" style:parent-style-name="Table_20_Contents">
      <style:paragraph-properties fo:text-align="start" style:justify-single-word="false"/>
      <style:text-properties style:font-name="Courier New" officeooo:paragraph-rsid="0198bfcc"/>
    </style:style>
    <style:style style:name="P417" style:family="paragraph" style:parent-style-name="Table_20_Contents">
      <style:paragraph-properties fo:text-align="start" style:justify-single-word="false"/>
      <style:text-properties style:font-name="Courier New" officeooo:paragraph-rsid="01bb7ac8"/>
    </style:style>
    <style:style style:name="P418" style:family="paragraph" style:parent-style-name="Table_20_Contents">
      <style:paragraph-properties fo:text-align="start" style:justify-single-word="false"/>
      <style:text-properties style:font-name="Courier New" officeooo:paragraph-rsid="01c1351e"/>
    </style:style>
    <style:style style:name="P419" style:family="paragraph" style:parent-style-name="Table_20_Contents">
      <style:paragraph-properties fo:text-align="start" style:justify-single-word="false"/>
      <style:text-properties style:font-name="Courier New" officeooo:paragraph-rsid="0227e845"/>
    </style:style>
    <style:style style:name="P420" style:family="paragraph" style:parent-style-name="Table_20_Contents">
      <style:paragraph-properties fo:text-align="center" style:justify-single-word="false"/>
      <style:text-properties style:font-name="Courier New" officeooo:rsid="016d665c" officeooo:paragraph-rsid="016d665c"/>
    </style:style>
    <style:style style:name="P421" style:family="paragraph" style:parent-style-name="Table_20_Contents">
      <style:paragraph-properties fo:text-align="center" style:justify-single-word="false"/>
      <style:text-properties style:font-name="Courier New" officeooo:rsid="016dbbcb" officeooo:paragraph-rsid="016dbbcb"/>
    </style:style>
    <style:style style:name="P422" style:family="paragraph" style:parent-style-name="Table_20_Contents">
      <style:paragraph-properties fo:text-align="start" style:justify-single-word="false"/>
      <style:text-properties style:font-name="Courier New" officeooo:rsid="016f19a4" officeooo:paragraph-rsid="016f19a4"/>
    </style:style>
    <style:style style:name="P423" style:family="paragraph" style:parent-style-name="Table_20_Contents">
      <style:paragraph-properties fo:text-align="start" style:justify-single-word="false"/>
      <style:text-properties style:font-name="Courier New" officeooo:rsid="016fede5" officeooo:paragraph-rsid="016fede5"/>
    </style:style>
    <style:style style:name="P424" style:family="paragraph" style:parent-style-name="Table_20_Contents">
      <style:paragraph-properties fo:text-align="center" style:justify-single-word="false"/>
      <style:text-properties style:font-name="Courier New" officeooo:rsid="016fede5" officeooo:paragraph-rsid="016fede5"/>
    </style:style>
    <style:style style:name="P425" style:family="paragraph" style:parent-style-name="Table_20_Contents">
      <style:paragraph-properties fo:text-align="center" style:justify-single-word="false"/>
      <style:text-properties style:font-name="Courier New" officeooo:rsid="0172130c" officeooo:paragraph-rsid="0172130c"/>
    </style:style>
    <style:style style:name="P426" style:family="paragraph" style:parent-style-name="Table_20_Contents">
      <style:paragraph-properties fo:text-align="center" style:justify-single-word="false"/>
      <style:text-properties style:font-name="Courier New" officeooo:rsid="0171fc02" officeooo:paragraph-rsid="0171fc02"/>
    </style:style>
    <style:style style:name="P427" style:family="paragraph" style:parent-style-name="Table_20_Contents">
      <style:paragraph-properties fo:text-align="center" style:justify-single-word="false"/>
      <style:text-properties style:font-name="Courier New" officeooo:rsid="0173a6f6" officeooo:paragraph-rsid="0173a6f6"/>
    </style:style>
    <style:style style:name="P428" style:family="paragraph" style:parent-style-name="Table_20_Contents">
      <style:paragraph-properties fo:text-align="center" style:justify-single-word="false"/>
      <style:text-properties style:font-name="Courier New" officeooo:rsid="0173a6f6" officeooo:paragraph-rsid="0173dc2e"/>
    </style:style>
    <style:style style:name="P429" style:family="paragraph" style:parent-style-name="Table_20_Contents">
      <style:paragraph-properties fo:text-align="center" style:justify-single-word="false"/>
      <style:text-properties style:font-name="Courier New" officeooo:rsid="0173a6f6" officeooo:paragraph-rsid="0174eefc"/>
    </style:style>
    <style:style style:name="P430" style:family="paragraph" style:parent-style-name="Table_20_Contents">
      <style:paragraph-properties fo:text-align="center" style:justify-single-word="false"/>
      <style:text-properties style:font-name="Courier New" officeooo:rsid="0173a6f6" officeooo:paragraph-rsid="0198bfcc"/>
    </style:style>
    <style:style style:name="P431" style:family="paragraph" style:parent-style-name="Table_20_Contents">
      <style:paragraph-properties fo:text-align="center" style:justify-single-word="false"/>
      <style:text-properties style:font-name="Courier New" officeooo:rsid="0173dc2e" officeooo:paragraph-rsid="0173dc2e"/>
    </style:style>
    <style:style style:name="P432" style:family="paragraph" style:parent-style-name="Table_20_Contents">
      <style:paragraph-properties fo:text-align="center" style:justify-single-word="false"/>
      <style:text-properties style:font-name="Courier New" officeooo:rsid="0174eefc" officeooo:paragraph-rsid="0174eefc"/>
    </style:style>
    <style:style style:name="P433" style:family="paragraph" style:parent-style-name="Table_20_Contents">
      <style:paragraph-properties fo:text-align="center" style:justify-single-word="false"/>
      <style:text-properties style:font-name="Courier New" officeooo:rsid="018717ae" officeooo:paragraph-rsid="018717ae"/>
    </style:style>
    <style:style style:name="P434" style:family="paragraph" style:parent-style-name="Table_20_Contents">
      <style:paragraph-properties fo:text-align="center" style:justify-single-word="false"/>
      <style:text-properties style:font-name="Courier New" fo:font-size="11pt" officeooo:paragraph-rsid="019898c4" style:font-size-asian="11pt" style:font-size-complex="11pt"/>
    </style:style>
    <style:style style:name="P435" style:family="paragraph" style:parent-style-name="Table_20_Contents">
      <style:paragraph-properties fo:text-align="center" style:justify-single-word="false"/>
      <style:text-properties style:font-name="Courier New" fo:font-size="11pt" officeooo:rsid="019898c4" officeooo:paragraph-rsid="019898c4" style:font-size-asian="11pt" style:font-size-complex="11pt"/>
    </style:style>
    <style:style style:name="P436" style:family="paragraph" style:parent-style-name="Table_20_Contents">
      <style:paragraph-properties fo:text-align="center" style:justify-single-word="false"/>
      <style:text-properties style:font-name="Courier New" officeooo:rsid="01903b21" officeooo:paragraph-rsid="01903b21"/>
    </style:style>
    <style:style style:name="P437" style:family="paragraph" style:parent-style-name="Table_20_Contents">
      <style:paragraph-properties fo:text-align="center" style:justify-single-word="false"/>
      <style:text-properties style:font-name="Courier New" officeooo:rsid="01ad9485" officeooo:paragraph-rsid="01ad9485"/>
    </style:style>
    <style:style style:name="P438" style:family="paragraph" style:parent-style-name="Table_20_Contents">
      <style:paragraph-properties fo:text-align="center" style:justify-single-word="false"/>
      <style:text-properties style:font-name="Courier New" officeooo:rsid="01b039e4" officeooo:paragraph-rsid="01b039e4"/>
    </style:style>
    <style:style style:name="P439" style:family="paragraph" style:parent-style-name="Table_20_Contents">
      <style:paragraph-properties fo:text-align="center" style:justify-single-word="false"/>
      <style:text-properties style:font-name="Courier New" officeooo:rsid="01ae79c3" officeooo:paragraph-rsid="01ae79c3"/>
    </style:style>
    <style:style style:name="P440" style:family="paragraph" style:parent-style-name="Table_20_Contents">
      <style:paragraph-properties fo:text-align="center" style:justify-single-word="false"/>
      <style:text-properties style:font-name="Courier New" officeooo:rsid="01bad6d3" officeooo:paragraph-rsid="01bb7ac8"/>
    </style:style>
    <style:style style:name="P441" style:family="paragraph" style:parent-style-name="Table_20_Contents">
      <style:paragraph-properties fo:text-align="start" style:justify-single-word="false"/>
      <style:text-properties style:font-name="Courier New" officeooo:rsid="01bad6d3" officeooo:paragraph-rsid="0227e845"/>
    </style:style>
    <style:style style:name="P442" style:family="paragraph" style:parent-style-name="Table_20_Contents">
      <style:paragraph-properties fo:text-align="center" style:justify-single-word="false"/>
      <style:text-properties style:font-name="Courier New" officeooo:rsid="01c1d217" officeooo:paragraph-rsid="01c1d217"/>
    </style:style>
    <style:style style:name="P443" style:family="paragraph" style:parent-style-name="Table_20_Contents">
      <style:paragraph-properties fo:text-align="center" style:justify-single-word="false"/>
      <style:text-properties style:font-name="Courier New" officeooo:rsid="01c2ba93" officeooo:paragraph-rsid="01c2ba93"/>
    </style:style>
    <style:style style:name="P444" style:family="paragraph" style:parent-style-name="Table_20_Contents">
      <style:text-properties style:font-name="Courier New" officeooo:rsid="01cf5156" officeooo:paragraph-rsid="01cf5156"/>
    </style:style>
    <style:style style:name="P445" style:family="paragraph" style:parent-style-name="Table_20_Contents">
      <style:text-properties style:font-name="Courier New" officeooo:rsid="01d3687a" officeooo:paragraph-rsid="01d3687a"/>
    </style:style>
    <style:style style:name="P446" style:family="paragraph" style:parent-style-name="Table_20_Contents">
      <style:text-properties style:font-name="Courier New" officeooo:rsid="01cfdbe1" officeooo:paragraph-rsid="01cfdbe1"/>
    </style:style>
    <style:style style:name="P447" style:family="paragraph" style:parent-style-name="Table_20_Contents">
      <style:text-properties style:font-name="Courier New" officeooo:rsid="01d12221" officeooo:paragraph-rsid="01d12221"/>
    </style:style>
    <style:style style:name="P448" style:family="paragraph" style:parent-style-name="Table_20_Contents">
      <style:paragraph-properties fo:text-align="center" style:justify-single-word="false"/>
      <style:text-properties style:font-name="Courier New" officeooo:rsid="02080fd7" officeooo:paragraph-rsid="02080fd7"/>
    </style:style>
    <style:style style:name="P449" style:family="paragraph" style:parent-style-name="Table_20_Contents">
      <style:paragraph-properties fo:text-align="start" style:justify-single-word="false"/>
      <style:text-properties style:font-name="Courier New" officeooo:rsid="02247039" officeooo:paragraph-rsid="0227e845"/>
    </style:style>
    <style:style style:name="P450" style:family="paragraph" style:parent-style-name="Table_20_Contents">
      <style:paragraph-properties fo:text-align="center" style:justify-single-word="false"/>
    </style:style>
    <style:style style:name="P451" style:family="paragraph" style:parent-style-name="Table_20_Contents">
      <style:paragraph-properties fo:text-align="center" style:justify-single-word="false"/>
      <style:text-properties officeooo:paragraph-rsid="00e47490"/>
    </style:style>
    <style:style style:name="P452" style:family="paragraph" style:parent-style-name="Table_20_Contents">
      <style:paragraph-properties fo:text-align="center" style:justify-single-word="false"/>
      <style:text-properties officeooo:paragraph-rsid="00e50bbb"/>
    </style:style>
    <style:style style:name="P453" style:family="paragraph" style:parent-style-name="Table_20_Contents">
      <style:paragraph-properties fo:text-align="center" style:justify-single-word="false"/>
      <style:text-properties officeooo:paragraph-rsid="016846ff"/>
    </style:style>
    <style:style style:name="P454" style:family="paragraph" style:parent-style-name="Table_20_Contents">
      <style:paragraph-properties fo:text-align="center" style:justify-single-word="false"/>
      <style:text-properties officeooo:paragraph-rsid="01cf5156"/>
    </style:style>
    <style:style style:name="P455" style:family="paragraph" style:parent-style-name="Table_20_Contents">
      <style:paragraph-properties fo:text-align="center" style:justify-single-word="false"/>
      <style:text-properties officeooo:paragraph-rsid="01d12221"/>
    </style:style>
    <style:style style:name="P456" style:family="paragraph" style:parent-style-name="Table_20_Contents">
      <style:paragraph-properties fo:text-align="center" style:justify-single-word="false"/>
      <style:text-properties officeooo:paragraph-rsid="022b1e3a"/>
    </style:style>
    <style:style style:name="P457" style:family="paragraph" style:parent-style-name="Table_20_Contents">
      <style:text-properties officeooo:paragraph-rsid="00962418"/>
    </style:style>
    <style:style style:name="P458" style:family="paragraph" style:parent-style-name="Table_20_Contents">
      <style:paragraph-properties fo:text-align="center" style:justify-single-word="false"/>
      <style:text-properties officeooo:rsid="00962418" officeooo:paragraph-rsid="00962418"/>
    </style:style>
    <style:style style:name="P459" style:family="paragraph" style:parent-style-name="Table_20_Contents">
      <style:text-properties officeooo:rsid="00962418" officeooo:paragraph-rsid="00962418"/>
    </style:style>
    <style:style style:name="P460" style:family="paragraph" style:parent-style-name="Table_20_Contents">
      <style:text-properties officeooo:paragraph-rsid="00b0277b"/>
    </style:style>
    <style:style style:name="P461" style:family="paragraph" style:parent-style-name="Table_20_Contents">
      <style:text-properties officeooo:paragraph-rsid="00bcdc0f"/>
    </style:style>
    <style:style style:name="P462" style:family="paragraph" style:parent-style-name="Table_20_Contents">
      <style:text-properties officeooo:paragraph-rsid="00c000b9"/>
    </style:style>
    <style:style style:name="P463" style:family="paragraph" style:parent-style-name="Table_20_Contents">
      <style:paragraph-properties fo:text-align="center" style:justify-single-word="false"/>
      <style:text-properties officeooo:rsid="00bdf5f8" officeooo:paragraph-rsid="00bdf5f8"/>
    </style:style>
    <style:style style:name="P464" style:family="paragraph" style:parent-style-name="Table_20_Contents">
      <style:text-properties officeooo:rsid="00bdf5f8" officeooo:paragraph-rsid="00bdf5f8"/>
    </style:style>
    <style:style style:name="P465" style:family="paragraph" style:parent-style-name="Table_20_Contents">
      <style:paragraph-properties fo:text-align="center" style:justify-single-word="false"/>
      <style:text-properties officeooo:rsid="00c19eb8" officeooo:paragraph-rsid="00c19eb8"/>
    </style:style>
    <style:style style:name="P466" style:family="paragraph" style:parent-style-name="Table_20_Contents">
      <style:paragraph-properties fo:text-align="center" style:justify-single-word="false"/>
      <style:text-properties officeooo:rsid="00b0277b" officeooo:paragraph-rsid="00b0277b"/>
    </style:style>
    <style:style style:name="P467" style:family="paragraph" style:parent-style-name="Table_20_Contents">
      <style:text-properties officeooo:rsid="00b0277b" officeooo:paragraph-rsid="00b0277b"/>
    </style:style>
    <style:style style:name="P468" style:family="paragraph" style:parent-style-name="Table_20_Contents">
      <style:text-properties officeooo:rsid="00b0277b" officeooo:paragraph-rsid="012a9fb0"/>
    </style:style>
    <style:style style:name="P469" style:family="paragraph" style:parent-style-name="Table_20_Contents">
      <style:paragraph-properties fo:text-align="center" style:justify-single-word="false"/>
      <style:text-properties officeooo:rsid="00b8bf2c" officeooo:paragraph-rsid="00b8bf2c"/>
    </style:style>
    <style:style style:name="P470" style:family="paragraph" style:parent-style-name="Table_20_Contents">
      <style:paragraph-properties fo:text-align="center" style:justify-single-word="false"/>
      <style:text-properties officeooo:rsid="00c000b9" officeooo:paragraph-rsid="00c000b9"/>
    </style:style>
    <style:style style:name="P471" style:family="paragraph" style:parent-style-name="Table_20_Contents">
      <style:paragraph-properties fo:text-align="center" style:justify-single-word="false"/>
      <style:text-properties officeooo:rsid="00bcdc0f" officeooo:paragraph-rsid="00bcdc0f"/>
    </style:style>
    <style:style style:name="P472" style:family="paragraph" style:parent-style-name="Table_20_Contents">
      <style:paragraph-properties fo:text-align="center" style:justify-single-word="false"/>
      <style:text-properties officeooo:rsid="00b8cd34" officeooo:paragraph-rsid="00b8cd34"/>
    </style:style>
    <style:style style:name="P473" style:family="paragraph" style:parent-style-name="Table_20_Contents">
      <style:text-properties officeooo:rsid="00b8cd34" officeooo:paragraph-rsid="00b8cd34"/>
    </style:style>
    <style:style style:name="P474" style:family="paragraph" style:parent-style-name="Table_20_Contents">
      <style:paragraph-properties fo:text-align="center" style:justify-single-word="false"/>
      <style:text-properties officeooo:rsid="00bf108f" officeooo:paragraph-rsid="00bf108f"/>
    </style:style>
    <style:style style:name="P475" style:family="paragraph" style:parent-style-name="Table_20_Contents">
      <style:text-properties officeooo:paragraph-rsid="00b0af2a"/>
    </style:style>
    <style:style style:name="P476" style:family="paragraph" style:parent-style-name="Table_20_Contents">
      <style:text-properties officeooo:paragraph-rsid="00b8cd34"/>
    </style:style>
    <style:style style:name="P477" style:family="paragraph" style:parent-style-name="Table_20_Contents">
      <style:text-properties officeooo:paragraph-rsid="00b4ee99"/>
    </style:style>
    <style:style style:name="P478" style:family="paragraph" style:parent-style-name="Table_20_Contents">
      <style:paragraph-properties fo:text-align="center" style:justify-single-word="false"/>
      <style:text-properties officeooo:rsid="00c799e0" officeooo:paragraph-rsid="00c799e0"/>
    </style:style>
    <style:style style:name="P479" style:family="paragraph" style:parent-style-name="Table_20_Contents">
      <style:paragraph-properties fo:text-align="center" style:justify-single-word="false"/>
      <style:text-properties officeooo:rsid="00d2224f" officeooo:paragraph-rsid="00d2224f"/>
    </style:style>
    <style:style style:name="P480" style:family="paragraph" style:parent-style-name="Table_20_Contents">
      <style:paragraph-properties fo:text-align="center" style:justify-single-word="false"/>
      <style:text-properties officeooo:rsid="00ccee5f" officeooo:paragraph-rsid="00ccee5f"/>
    </style:style>
    <style:style style:name="P481" style:family="paragraph" style:parent-style-name="Table_20_Contents">
      <style:text-properties officeooo:rsid="00ccee5f" officeooo:paragraph-rsid="00ccee5f"/>
    </style:style>
    <style:style style:name="P482" style:family="paragraph" style:parent-style-name="Table_20_Contents">
      <style:paragraph-properties fo:text-align="center" style:justify-single-word="false"/>
      <style:text-properties officeooo:rsid="00cbff61" officeooo:paragraph-rsid="00cbff61"/>
    </style:style>
    <style:style style:name="P483" style:family="paragraph" style:parent-style-name="Table_20_Contents">
      <style:text-properties officeooo:rsid="00cbff61" officeooo:paragraph-rsid="00cbff61"/>
    </style:style>
    <style:style style:name="P484" style:family="paragraph" style:parent-style-name="Table_20_Contents">
      <style:paragraph-properties fo:text-align="center" style:justify-single-word="false"/>
      <style:text-properties officeooo:rsid="00c908fd" officeooo:paragraph-rsid="00c908fd"/>
    </style:style>
    <style:style style:name="P485" style:family="paragraph" style:parent-style-name="Table_20_Contents">
      <style:paragraph-properties fo:text-align="center" style:justify-single-word="false"/>
      <style:text-properties officeooo:rsid="00cf4f37" officeooo:paragraph-rsid="00cf4f37"/>
    </style:style>
    <style:style style:name="P486" style:family="paragraph" style:parent-style-name="Table_20_Contents">
      <style:paragraph-properties fo:text-align="center" style:justify-single-word="false"/>
      <style:text-properties officeooo:rsid="00d405a7" officeooo:paragraph-rsid="00d405a7"/>
    </style:style>
    <style:style style:name="P487" style:family="paragraph" style:parent-style-name="Table_20_Contents">
      <style:text-properties officeooo:rsid="00d405a7" officeooo:paragraph-rsid="00d405a7"/>
    </style:style>
    <style:style style:name="P488" style:family="paragraph" style:parent-style-name="Table_20_Contents">
      <style:text-properties officeooo:rsid="00d8cd35" officeooo:paragraph-rsid="00d8cd35"/>
    </style:style>
    <style:style style:name="P489" style:family="paragraph" style:parent-style-name="Table_20_Contents">
      <style:text-properties officeooo:paragraph-rsid="00e50bbb"/>
    </style:style>
    <style:style style:name="P490" style:family="paragraph" style:parent-style-name="Table_20_Contents">
      <style:text-properties officeooo:paragraph-rsid="00e627ac"/>
    </style:style>
    <style:style style:name="P491" style:family="paragraph" style:parent-style-name="Table_20_Contents">
      <style:paragraph-properties fo:text-align="center" style:justify-single-word="false"/>
      <style:text-properties officeooo:rsid="00ea3400" officeooo:paragraph-rsid="00ea3400"/>
    </style:style>
    <style:style style:name="P492" style:family="paragraph" style:parent-style-name="Table_20_Contents">
      <style:text-properties officeooo:rsid="00ea3400" officeooo:paragraph-rsid="00ea3400"/>
    </style:style>
    <style:style style:name="P493" style:family="paragraph" style:parent-style-name="Table_20_Contents">
      <style:paragraph-properties fo:text-align="center" style:justify-single-word="false"/>
      <style:text-properties officeooo:rsid="00ec0038" officeooo:paragraph-rsid="00ec0038"/>
    </style:style>
    <style:style style:name="P494" style:family="paragraph" style:parent-style-name="Table_20_Contents">
      <style:text-properties officeooo:rsid="00ec0038" officeooo:paragraph-rsid="00ec0038"/>
    </style:style>
    <style:style style:name="P495" style:family="paragraph" style:parent-style-name="Table_20_Contents">
      <style:text-properties officeooo:rsid="00ee6a24" officeooo:paragraph-rsid="00ee6a24"/>
    </style:style>
    <style:style style:name="P496" style:family="paragraph" style:parent-style-name="Table_20_Contents">
      <style:paragraph-properties fo:text-align="center" style:justify-single-word="false"/>
      <style:text-properties officeooo:rsid="00ee6a24" officeooo:paragraph-rsid="00ee6a24"/>
    </style:style>
    <style:style style:name="P497" style:family="paragraph" style:parent-style-name="Table_20_Contents">
      <style:paragraph-properties fo:text-align="center" style:justify-single-word="false"/>
      <style:text-properties officeooo:rsid="00e47490" officeooo:paragraph-rsid="00e47490"/>
    </style:style>
    <style:style style:name="P498" style:family="paragraph" style:parent-style-name="Table_20_Contents">
      <style:text-properties officeooo:rsid="00e47490" officeooo:paragraph-rsid="00e47490"/>
    </style:style>
    <style:style style:name="P499" style:family="paragraph" style:parent-style-name="Table_20_Contents">
      <style:paragraph-properties fo:text-align="center" style:justify-single-word="false"/>
      <style:text-properties officeooo:rsid="00e8743a" officeooo:paragraph-rsid="00e8743a"/>
    </style:style>
    <style:style style:name="P500" style:family="paragraph" style:parent-style-name="Table_20_Contents">
      <style:paragraph-properties fo:text-align="center" style:justify-single-word="false"/>
      <style:text-properties officeooo:rsid="00e627ac" officeooo:paragraph-rsid="00e627ac"/>
    </style:style>
    <style:style style:name="P501" style:family="paragraph" style:parent-style-name="Table_20_Contents">
      <style:text-properties officeooo:rsid="00e627ac" officeooo:paragraph-rsid="00e627ac"/>
    </style:style>
    <style:style style:name="P502" style:family="paragraph" style:parent-style-name="Table_20_Contents">
      <style:paragraph-properties fo:text-align="center" style:justify-single-word="false"/>
      <style:text-properties officeooo:rsid="00e50bbb" officeooo:paragraph-rsid="00e50bbb"/>
    </style:style>
    <style:style style:name="P503" style:family="paragraph" style:parent-style-name="Table_20_Contents">
      <style:text-properties officeooo:rsid="00e50bbb" officeooo:paragraph-rsid="00e50bbb"/>
    </style:style>
    <style:style style:name="P504" style:family="paragraph" style:parent-style-name="Table_20_Contents">
      <style:paragraph-properties fo:text-align="center" style:justify-single-word="false"/>
      <style:text-properties officeooo:rsid="00db4fb7" officeooo:paragraph-rsid="00db4fb7"/>
    </style:style>
    <style:style style:name="P505" style:family="paragraph" style:parent-style-name="Table_20_Contents">
      <style:text-properties officeooo:rsid="00db4fb7" officeooo:paragraph-rsid="00db4fb7"/>
    </style:style>
    <style:style style:name="P506" style:family="paragraph" style:parent-style-name="Table_20_Contents">
      <style:paragraph-properties fo:text-align="center" style:justify-single-word="false"/>
      <style:text-properties officeooo:rsid="012a9fb0" officeooo:paragraph-rsid="012a9fb0"/>
    </style:style>
    <style:style style:name="P507" style:family="paragraph" style:parent-style-name="Table_20_Contents">
      <style:text-properties officeooo:paragraph-rsid="014b1792"/>
    </style:style>
    <style:style style:name="P508" style:family="paragraph" style:parent-style-name="Table_20_Contents">
      <style:text-properties officeooo:paragraph-rsid="014b78f1"/>
    </style:style>
    <style:style style:name="P509" style:family="paragraph" style:parent-style-name="Table_20_Contents">
      <style:text-properties officeooo:rsid="0148e59c" officeooo:paragraph-rsid="0148e59c"/>
    </style:style>
    <style:style style:name="P510" style:family="paragraph" style:parent-style-name="Table_20_Contents">
      <style:text-properties officeooo:rsid="014a18f8" officeooo:paragraph-rsid="014a18f8"/>
    </style:style>
    <style:style style:name="P511" style:family="paragraph" style:parent-style-name="Table_20_Contents">
      <style:text-properties officeooo:rsid="014b16d6" officeooo:paragraph-rsid="014b16d6"/>
    </style:style>
    <style:style style:name="P512" style:family="paragraph" style:parent-style-name="Table_20_Contents">
      <style:text-properties officeooo:rsid="014b1792" officeooo:paragraph-rsid="014b1792"/>
    </style:style>
    <style:style style:name="P513" style:family="paragraph" style:parent-style-name="Table_20_Contents">
      <style:text-properties officeooo:rsid="014b78f1" officeooo:paragraph-rsid="014b78f1"/>
    </style:style>
    <style:style style:name="P514" style:family="paragraph" style:parent-style-name="Table_20_Contents">
      <style:paragraph-properties fo:text-align="center" style:justify-single-word="false"/>
      <style:text-properties officeooo:rsid="0151c49a" officeooo:paragraph-rsid="0151c49a"/>
    </style:style>
    <style:style style:name="P515" style:family="paragraph" style:parent-style-name="Table_20_Contents">
      <style:paragraph-properties fo:text-align="center" style:justify-single-word="false"/>
      <style:text-properties officeooo:rsid="015ffa7a" officeooo:paragraph-rsid="015ffa7a"/>
    </style:style>
    <style:style style:name="P516" style:family="paragraph" style:parent-style-name="Table_20_Contents">
      <style:text-properties officeooo:rsid="015ffa7a" officeooo:paragraph-rsid="015ffa7a"/>
    </style:style>
    <style:style style:name="P517" style:family="paragraph" style:parent-style-name="Table_20_Contents">
      <style:text-properties officeooo:paragraph-rsid="016846ff"/>
    </style:style>
    <style:style style:name="P518" style:family="paragraph" style:parent-style-name="Table_20_Contents">
      <style:paragraph-properties fo:text-align="start" style:justify-single-word="false"/>
      <style:text-properties officeooo:paragraph-rsid="016846ff"/>
    </style:style>
    <style:style style:name="P519" style:family="paragraph" style:parent-style-name="Table_20_Contents">
      <style:paragraph-properties fo:text-align="start" style:justify-single-word="false"/>
      <style:text-properties officeooo:paragraph-rsid="016be0c7"/>
    </style:style>
    <style:style style:name="P520" style:family="paragraph" style:parent-style-name="Table_20_Contents">
      <style:paragraph-properties fo:text-align="start" style:justify-single-word="false"/>
      <style:text-properties officeooo:paragraph-rsid="021bb406"/>
    </style:style>
    <style:style style:name="P521" style:family="paragraph" style:parent-style-name="Table_20_Contents">
      <style:paragraph-properties fo:text-align="center" style:justify-single-word="false"/>
      <style:text-properties style:font-name="Arial1" officeooo:rsid="017e637f" officeooo:paragraph-rsid="017e637f"/>
    </style:style>
    <style:style style:name="P522" style:family="paragraph" style:parent-style-name="Table_20_Contents">
      <style:paragraph-properties fo:text-align="center" style:justify-single-word="false"/>
      <style:text-properties style:font-name="Arial1" officeooo:rsid="017f9384" officeooo:paragraph-rsid="017f9384"/>
    </style:style>
    <style:style style:name="P523" style:family="paragraph" style:parent-style-name="Table_20_Contents">
      <style:paragraph-properties fo:text-align="center" style:justify-single-word="false"/>
      <style:text-properties style:font-name="Arial1" officeooo:rsid="018020b6" officeooo:paragraph-rsid="018020b6"/>
    </style:style>
    <style:style style:name="P524" style:family="paragraph" style:parent-style-name="Table_20_Contents">
      <style:paragraph-properties fo:text-align="center" style:justify-single-word="false"/>
      <style:text-properties style:font-name="Arial1" officeooo:rsid="018717ae" officeooo:paragraph-rsid="018717ae"/>
    </style:style>
    <style:style style:name="P525" style:family="paragraph" style:parent-style-name="Table_20_Contents">
      <style:paragraph-properties fo:text-align="center" style:justify-single-word="false"/>
      <style:text-properties style:font-name="Arial1" officeooo:rsid="0180d622" officeooo:paragraph-rsid="0180d622"/>
    </style:style>
    <style:style style:name="P526" style:family="paragraph" style:parent-style-name="Table_20_Contents">
      <style:paragraph-properties fo:text-align="center" style:justify-single-word="false"/>
      <style:text-properties style:font-name="Arial1" officeooo:rsid="0182a14d" officeooo:paragraph-rsid="0182a14d"/>
    </style:style>
    <style:style style:name="P527" style:family="paragraph" style:parent-style-name="Table_20_Contents">
      <style:paragraph-properties fo:text-align="center" style:justify-single-word="false"/>
      <style:text-properties style:font-name="Arial1" officeooo:rsid="0183d7d4" officeooo:paragraph-rsid="0183d7d4"/>
    </style:style>
    <style:style style:name="P528" style:family="paragraph" style:parent-style-name="Table_20_Contents">
      <style:paragraph-properties fo:text-align="center" style:justify-single-word="false"/>
      <style:text-properties style:font-name="Arial1" officeooo:rsid="01863f3e" officeooo:paragraph-rsid="01863f3e"/>
    </style:style>
    <style:style style:name="P529" style:family="paragraph" style:parent-style-name="Table_20_Contents">
      <style:paragraph-properties fo:text-align="center" style:justify-single-word="false"/>
      <style:text-properties style:font-name="Arial1" officeooo:rsid="01880c48" officeooo:paragraph-rsid="01880c48"/>
    </style:style>
    <style:style style:name="P530" style:family="paragraph" style:parent-style-name="Table_20_Contents">
      <style:paragraph-properties fo:text-align="center" style:justify-single-word="false"/>
      <style:text-properties style:font-name="Arial1" fo:font-size="11pt" officeooo:rsid="019898c4" officeooo:paragraph-rsid="019898c4" style:font-size-asian="11pt" style:font-size-complex="11pt"/>
    </style:style>
    <style:style style:name="P531" style:family="paragraph" style:parent-style-name="Table_20_Contents">
      <style:text-properties style:font-name="Arial1" fo:font-size="11pt" officeooo:rsid="019898c4" officeooo:paragraph-rsid="019898c4" style:font-size-asian="11pt" style:font-size-complex="11pt"/>
    </style:style>
    <style:style style:name="P532" style:family="paragraph" style:parent-style-name="Table_20_Contents">
      <style:paragraph-properties fo:text-align="center" style:justify-single-word="false"/>
      <style:text-properties style:font-name="Arial1" fo:font-size="11pt" officeooo:rsid="01a0185f" officeooo:paragraph-rsid="01a0185f" style:font-size-asian="11pt" style:font-size-complex="11pt"/>
    </style:style>
    <style:style style:name="P533" style:family="paragraph" style:parent-style-name="Table_20_Contents">
      <style:paragraph-properties fo:text-align="start" style:justify-single-word="false"/>
      <style:text-properties style:font-name="Arial1" officeooo:rsid="01bad6d3" officeooo:paragraph-rsid="01becfc6"/>
    </style:style>
    <style:style style:name="P534" style:family="paragraph" style:parent-style-name="Table_20_Contents">
      <style:paragraph-properties fo:text-align="start" style:justify-single-word="false"/>
      <style:text-properties style:font-name="Arial1" officeooo:rsid="01bad6d3" officeooo:paragraph-rsid="0227e845"/>
    </style:style>
    <style:style style:name="P535" style:family="paragraph" style:parent-style-name="Table_20_Contents">
      <style:paragraph-properties fo:text-align="center" style:justify-single-word="false"/>
      <style:text-properties style:font-name="Arial1" officeooo:paragraph-rsid="01d2ec83"/>
    </style:style>
    <style:style style:name="P536" style:family="paragraph" style:parent-style-name="Table_20_Contents">
      <style:paragraph-properties fo:text-align="center" style:justify-single-word="false"/>
      <style:text-properties style:font-name="Arial1" officeooo:rsid="01d2ec83" officeooo:paragraph-rsid="01d2ec83"/>
    </style:style>
    <style:style style:name="P537" style:family="paragraph" style:parent-style-name="Table_20_Contents">
      <style:paragraph-properties fo:text-align="center" style:justify-single-word="false"/>
      <style:text-properties style:font-name="Arial1" officeooo:rsid="01d586bb" officeooo:paragraph-rsid="01d586bb"/>
    </style:style>
    <style:style style:name="P538" style:family="paragraph" style:parent-style-name="Table_20_Contents">
      <style:paragraph-properties fo:text-align="center" style:justify-single-word="false"/>
      <style:text-properties style:font-name="Arial1" officeooo:rsid="01d3687a" officeooo:paragraph-rsid="01d3687a"/>
    </style:style>
    <style:style style:name="P539" style:family="paragraph" style:parent-style-name="Table_20_Contents">
      <style:paragraph-properties fo:text-align="center" style:justify-single-word="false"/>
      <style:text-properties style:font-name="Arial1" officeooo:rsid="01d79c01" officeooo:paragraph-rsid="01d79c01"/>
    </style:style>
    <style:style style:name="P540" style:family="paragraph" style:parent-style-name="Table_20_Contents">
      <style:paragraph-properties fo:text-align="start" style:justify-single-word="false"/>
      <style:text-properties style:font-name="Arial1" officeooo:paragraph-rsid="0201f946"/>
    </style:style>
    <style:style style:name="P541" style:family="paragraph" style:parent-style-name="Table_20_Contents">
      <style:text-properties officeooo:rsid="018717ae" officeooo:paragraph-rsid="018717ae"/>
    </style:style>
    <style:style style:name="P542" style:family="paragraph" style:parent-style-name="Table_20_Contents">
      <style:text-properties officeooo:paragraph-rsid="01ad9485"/>
    </style:style>
    <style:style style:name="P543" style:family="paragraph" style:parent-style-name="Table_20_Contents">
      <style:text-properties officeooo:paragraph-rsid="01ae79c3"/>
    </style:style>
    <style:style style:name="P544" style:family="paragraph" style:parent-style-name="Table_20_Contents">
      <style:text-properties officeooo:paragraph-rsid="01b039e4"/>
    </style:style>
    <style:style style:name="P545" style:family="paragraph" style:parent-style-name="Table_20_Contents">
      <style:text-properties officeooo:rsid="01ad9485" officeooo:paragraph-rsid="01ad9485"/>
    </style:style>
    <style:style style:name="P546" style:family="paragraph" style:parent-style-name="Table_20_Contents">
      <style:text-properties officeooo:rsid="01aeb98d" officeooo:paragraph-rsid="01aeb98d"/>
    </style:style>
    <style:style style:name="P547" style:family="paragraph" style:parent-style-name="Table_20_Contents">
      <style:paragraph-properties fo:text-align="center" style:justify-single-word="false"/>
      <style:text-properties officeooo:rsid="01ae79c3" officeooo:paragraph-rsid="01ae79c3"/>
    </style:style>
    <style:style style:name="P548" style:family="paragraph" style:parent-style-name="Table_20_Contents">
      <style:text-properties officeooo:rsid="01ae79c3" officeooo:paragraph-rsid="01ae79c3"/>
    </style:style>
    <style:style style:name="P549" style:family="paragraph" style:parent-style-name="Table_20_Contents">
      <style:text-properties officeooo:paragraph-rsid="01cf5156"/>
    </style:style>
    <style:style style:name="P550" style:family="paragraph" style:parent-style-name="Table_20_Contents">
      <style:text-properties officeooo:paragraph-rsid="01d25bf7"/>
    </style:style>
    <style:style style:name="P551" style:family="paragraph" style:parent-style-name="Table_20_Contents">
      <style:paragraph-properties fo:text-align="center" style:justify-single-word="false"/>
      <style:text-properties officeooo:rsid="01cfdbe1" officeooo:paragraph-rsid="01cfdbe1"/>
    </style:style>
    <style:style style:name="P552" style:family="paragraph" style:parent-style-name="Table_20_Contents">
      <style:paragraph-properties fo:text-align="center" style:justify-single-word="false"/>
      <style:text-properties officeooo:rsid="01d2c767" officeooo:paragraph-rsid="01d2c767"/>
    </style:style>
    <style:style style:name="P553" style:family="paragraph" style:parent-style-name="Table_20_Contents">
      <style:paragraph-properties fo:text-align="center" style:justify-single-word="false"/>
      <style:text-properties officeooo:rsid="01cf5156" officeooo:paragraph-rsid="01cf5156"/>
    </style:style>
    <style:style style:name="P554" style:family="paragraph" style:parent-style-name="Table_20_Contents">
      <style:paragraph-properties fo:text-align="center" style:justify-single-word="false"/>
      <style:text-properties officeooo:rsid="01d3687a" officeooo:paragraph-rsid="01d3687a"/>
    </style:style>
    <style:style style:name="P555" style:family="paragraph" style:parent-style-name="Table_20_Contents">
      <style:text-properties officeooo:rsid="01d12221" officeooo:paragraph-rsid="01d12221"/>
    </style:style>
    <style:style style:name="P556" style:family="paragraph" style:parent-style-name="Table_20_Contents">
      <style:paragraph-properties fo:text-align="center" style:justify-single-word="false"/>
      <style:text-properties officeooo:rsid="01d12221" officeooo:paragraph-rsid="01d12221"/>
    </style:style>
    <style:style style:name="P557" style:family="paragraph" style:parent-style-name="Table_20_Contents">
      <style:text-properties officeooo:paragraph-rsid="01f70333"/>
    </style:style>
    <style:style style:name="P558" style:family="paragraph" style:parent-style-name="Table_20_Contents">
      <style:paragraph-properties fo:text-align="center" style:justify-single-word="false"/>
      <style:text-properties officeooo:rsid="007d4f97" officeooo:paragraph-rsid="022b1e3a"/>
    </style:style>
    <style:style style:name="P559" style:family="paragraph" style:parent-style-name="Table_20_Contents">
      <style:text-properties officeooo:rsid="00800b7c" officeooo:paragraph-rsid="022b1e3a"/>
    </style:style>
    <style:style style:name="P560" style:family="paragraph" style:parent-style-name="Table_20_Contents">
      <style:paragraph-properties fo:text-align="center" style:justify-single-word="false"/>
      <style:text-properties officeooo:rsid="0084ee4b" officeooo:paragraph-rsid="022b1e3a"/>
    </style:style>
    <style:style style:name="P561" style:family="paragraph" style:parent-style-name="Table_20_Contents">
      <style:paragraph-properties fo:text-align="center" style:justify-single-word="false"/>
      <style:text-properties officeooo:rsid="0089cc20" officeooo:paragraph-rsid="022b1e3a"/>
    </style:style>
    <style:style style:name="P562" style:family="paragraph" style:parent-style-name="Table_20_Contents">
      <style:text-properties officeooo:rsid="0089cc20" officeooo:paragraph-rsid="022b1e3a"/>
    </style:style>
    <style:style style:name="P563" style:family="paragraph" style:parent-style-name="Table_20_Contents">
      <style:paragraph-properties fo:text-align="center" style:justify-single-word="false"/>
      <style:text-properties officeooo:rsid="007e6c40" officeooo:paragraph-rsid="022b1e3a"/>
    </style:style>
    <style:style style:name="P564" style:family="paragraph" style:parent-style-name="Table_20_Contents">
      <style:text-properties officeooo:rsid="007e6c40" officeooo:paragraph-rsid="022b1e3a"/>
    </style:style>
    <style:style style:name="P565" style:family="paragraph" style:parent-style-name="Table_20_Contents">
      <style:paragraph-properties fo:text-align="center" style:justify-single-word="false"/>
      <style:text-properties officeooo:rsid="008576b7" officeooo:paragraph-rsid="022b1e3a"/>
    </style:style>
    <style:style style:name="P566" style:family="paragraph" style:parent-style-name="Table_20_Contents">
      <style:text-properties officeooo:rsid="008576b7" officeooo:paragraph-rsid="022b1e3a"/>
    </style:style>
    <style:style style:name="P567" style:family="paragraph" style:parent-style-name="Table_20_Contents">
      <style:text-properties officeooo:rsid="00844cd8" officeooo:paragraph-rsid="022b1e3a"/>
    </style:style>
    <style:style style:name="P568" style:family="paragraph" style:parent-style-name="Table_20_Contents">
      <style:paragraph-properties fo:text-align="center" style:justify-single-word="false"/>
      <style:text-properties officeooo:rsid="007f059a" officeooo:paragraph-rsid="022b1e3a"/>
    </style:style>
    <style:style style:name="P569" style:family="paragraph" style:parent-style-name="Table_20_Contents">
      <style:text-properties officeooo:rsid="007f059a" officeooo:paragraph-rsid="022b1e3a"/>
    </style:style>
    <style:style style:name="P570" style:family="paragraph" style:parent-style-name="Table_20_Contents">
      <style:paragraph-properties fo:text-align="center" style:justify-single-word="false"/>
      <style:text-properties officeooo:rsid="00892fd1" officeooo:paragraph-rsid="022b1e3a"/>
    </style:style>
    <style:style style:name="P571" style:family="paragraph" style:parent-style-name="Table_20_Contents">
      <style:paragraph-properties fo:text-align="center" style:justify-single-word="false"/>
      <style:text-properties officeooo:rsid="00810496" officeooo:paragraph-rsid="022b1e3a"/>
    </style:style>
    <style:style style:name="P572" style:family="paragraph" style:parent-style-name="Table_20_Contents">
      <style:text-properties officeooo:rsid="00810496" officeooo:paragraph-rsid="022b1e3a"/>
    </style:style>
    <style:style style:name="P573" style:family="paragraph" style:parent-style-name="Table_20_Contents">
      <style:paragraph-properties fo:text-align="center" style:justify-single-word="false"/>
      <style:text-properties officeooo:rsid="0081d54b" officeooo:paragraph-rsid="022b1e3a"/>
    </style:style>
    <style:style style:name="P574" style:family="paragraph" style:parent-style-name="Table_20_Contents">
      <style:text-properties officeooo:rsid="0081d54b" officeooo:paragraph-rsid="022b1e3a"/>
    </style:style>
    <style:style style:name="P575" style:family="paragraph" style:parent-style-name="Table_20_Contents">
      <style:paragraph-properties fo:text-align="center" style:justify-single-word="false"/>
      <style:text-properties officeooo:rsid="0085ccb0" officeooo:paragraph-rsid="022b1e3a"/>
    </style:style>
    <style:style style:name="P576" style:family="paragraph" style:parent-style-name="Table_20_Contents">
      <style:text-properties officeooo:rsid="0085ccb0" officeooo:paragraph-rsid="022b1e3a"/>
    </style:style>
    <style:style style:name="P577" style:family="paragraph" style:parent-style-name="Table_20_Contents">
      <style:paragraph-properties fo:text-align="center" style:justify-single-word="false"/>
      <style:text-properties officeooo:rsid="00836afc" officeooo:paragraph-rsid="022b1e3a"/>
    </style:style>
    <style:style style:name="P578" style:family="paragraph" style:parent-style-name="Table_20_Contents">
      <style:text-properties officeooo:rsid="00836afc" officeooo:paragraph-rsid="022b1e3a"/>
    </style:style>
    <style:style style:name="P579" style:family="paragraph" style:parent-style-name="Table_20_Contents">
      <style:text-properties officeooo:paragraph-rsid="022b1e3a"/>
    </style:style>
    <style:style style:name="P580" style:family="paragraph" style:parent-style-name="Text_20_body">
      <style:paragraph-properties fo:break-before="page"/>
      <style:text-properties officeooo:rsid="001abbba" officeooo:paragraph-rsid="001a424a"/>
    </style:style>
    <style:style style:name="P581" style:family="paragraph" style:parent-style-name="Table_20_Heading">
      <style:text-properties fo:font-size="10pt" officeooo:rsid="001abbba" officeooo:paragraph-rsid="001abbba" style:font-size-asian="10pt" style:font-size-complex="10pt"/>
    </style:style>
    <style:style style:name="P582" style:family="paragraph" style:parent-style-name="Table_20_Heading">
      <style:text-properties fo:font-size="10pt" officeooo:rsid="002a04d0" officeooo:paragraph-rsid="00d93790" style:font-size-asian="10pt" style:font-size-complex="10pt"/>
    </style:style>
    <style:style style:name="P583" style:family="paragraph" style:parent-style-name="Table_20_Heading">
      <style:text-properties fo:font-size="10pt" officeooo:rsid="0055a7d3" officeooo:paragraph-rsid="00d93790" style:font-size-asian="10pt" style:font-size-complex="10pt"/>
    </style:style>
    <style:style style:name="P584" style:family="paragraph" style:parent-style-name="Table_20_Heading">
      <style:text-properties fo:font-size="10pt" officeooo:rsid="002b6aa2" officeooo:paragraph-rsid="00d93790" style:font-size-asian="10pt" style:font-size-complex="10pt"/>
    </style:style>
    <style:style style:name="P585" style:family="paragraph" style:parent-style-name="Table_20_Heading">
      <style:text-properties fo:font-size="10pt" officeooo:rsid="003f0afe" officeooo:paragraph-rsid="00d93790" style:font-size-asian="10pt" style:font-size-complex="10pt"/>
    </style:style>
    <style:style style:name="P586" style:family="paragraph" style:parent-style-name="Table_20_Heading">
      <style:text-properties fo:font-size="10pt" officeooo:paragraph-rsid="025952a4" style:font-size-asian="10pt" style:font-size-complex="10pt"/>
    </style:style>
    <style:style style:name="P587" style:family="paragraph" style:parent-style-name="Table_20_Heading">
      <style:text-properties fo:font-size="10pt" officeooo:paragraph-rsid="025d4778" style:font-size-asian="10pt" style:font-size-complex="10pt"/>
    </style:style>
    <style:style style:name="P588" style:family="paragraph" style:parent-style-name="Table_20_Heading">
      <style:text-properties fo:font-size="10pt" officeooo:rsid="025b3120" officeooo:paragraph-rsid="025b3120" style:font-size-asian="10pt" style:font-size-complex="10pt"/>
    </style:style>
    <style:style style:name="P589" style:family="paragraph" style:parent-style-name="Table_20_Heading">
      <style:text-properties officeooo:rsid="00962418" officeooo:paragraph-rsid="00962418"/>
    </style:style>
    <style:style style:name="P590" style:family="paragraph" style:parent-style-name="Table_20_Heading">
      <style:text-properties officeooo:rsid="00b0277b" officeooo:paragraph-rsid="00b0277b"/>
    </style:style>
    <style:style style:name="P591" style:family="paragraph" style:parent-style-name="Table_20_Heading">
      <style:text-properties officeooo:rsid="00b6d28a" officeooo:paragraph-rsid="00b6d28a"/>
    </style:style>
    <style:style style:name="P592" style:family="paragraph" style:parent-style-name="Table_20_Heading">
      <style:text-properties officeooo:rsid="00c799e0" officeooo:paragraph-rsid="00c799e0"/>
    </style:style>
    <style:style style:name="P593" style:family="paragraph" style:parent-style-name="Table_20_Heading">
      <style:text-properties officeooo:rsid="00e47490" officeooo:paragraph-rsid="00e47490"/>
    </style:style>
    <style:style style:name="P594" style:family="paragraph" style:parent-style-name="Table_20_Heading">
      <style:text-properties officeooo:rsid="00ef974f" officeooo:paragraph-rsid="00ef974f"/>
    </style:style>
    <style:style style:name="P595" style:family="paragraph" style:parent-style-name="Table_20_Heading">
      <style:text-properties style:font-name="Courier New" officeooo:rsid="0148e59c" officeooo:paragraph-rsid="0148e59c"/>
    </style:style>
    <style:style style:name="P596" style:family="paragraph" style:parent-style-name="Table_20_Heading">
      <style:text-properties style:font-name="Courier New" officeooo:rsid="01cf5156" officeooo:paragraph-rsid="01cf5156"/>
    </style:style>
    <style:style style:name="P597" style:family="paragraph" style:parent-style-name="Table_20_Heading">
      <style:text-properties style:font-name="Courier New" fo:font-size="10pt" officeooo:rsid="025b3120" officeooo:paragraph-rsid="025b3120" style:font-size-asian="10pt" style:font-size-complex="10pt"/>
    </style:style>
    <style:style style:name="P598" style:family="paragraph" style:parent-style-name="Table_20_Heading">
      <style:text-properties style:font-name="Courier New" fo:font-size="10pt" officeooo:rsid="02653d22" officeooo:paragraph-rsid="02653d22" style:font-size-asian="10pt" style:font-size-complex="10pt"/>
    </style:style>
    <style:style style:name="P599" style:family="paragraph" style:parent-style-name="Table_20_Heading">
      <style:text-properties officeooo:rsid="0148e59c" officeooo:paragraph-rsid="0148e59c"/>
    </style:style>
    <style:style style:name="P600" style:family="paragraph" style:parent-style-name="Table_20_Heading">
      <style:text-properties officeooo:rsid="015ca5fd" officeooo:paragraph-rsid="015ca5fd"/>
    </style:style>
    <style:style style:name="P601" style:family="paragraph" style:parent-style-name="Table_20_Heading">
      <style:text-properties officeooo:rsid="016828f8" officeooo:paragraph-rsid="016828f8"/>
    </style:style>
    <style:style style:name="P602" style:family="paragraph" style:parent-style-name="Table_20_Heading">
      <style:paragraph-properties fo:text-align="center" style:justify-single-word="false"/>
      <style:text-properties officeooo:rsid="016828f8" officeooo:paragraph-rsid="016828f8"/>
    </style:style>
    <style:style style:name="P603" style:family="paragraph" style:parent-style-name="Table_20_Heading">
      <style:paragraph-properties fo:text-align="center" style:justify-single-word="false"/>
      <style:text-properties officeooo:rsid="016828f8" officeooo:paragraph-rsid="016be0c7"/>
    </style:style>
    <style:style style:name="P604" style:family="paragraph" style:parent-style-name="Table_20_Heading">
      <style:paragraph-properties fo:text-align="center" style:justify-single-word="false"/>
      <style:text-properties officeooo:rsid="016828f8" officeooo:paragraph-rsid="016f19a4"/>
    </style:style>
    <style:style style:name="P605" style:family="paragraph" style:parent-style-name="Table_20_Heading">
      <style:paragraph-properties fo:text-align="center" style:justify-single-word="false"/>
      <style:text-properties officeooo:rsid="016828f8" officeooo:paragraph-rsid="0173a6f6"/>
    </style:style>
    <style:style style:name="P606" style:family="paragraph" style:parent-style-name="Table_20_Heading">
      <style:paragraph-properties fo:text-align="center" style:justify-single-word="false"/>
      <style:text-properties officeooo:rsid="016828f8" officeooo:paragraph-rsid="0173dc2e"/>
    </style:style>
    <style:style style:name="P607" style:family="paragraph" style:parent-style-name="Table_20_Heading">
      <style:paragraph-properties fo:text-align="center" style:justify-single-word="false"/>
      <style:text-properties officeooo:rsid="016828f8" officeooo:paragraph-rsid="0174eefc"/>
    </style:style>
    <style:style style:name="P608" style:family="paragraph" style:parent-style-name="Table_20_Heading">
      <style:paragraph-properties fo:text-align="center" style:justify-single-word="false"/>
      <style:text-properties officeooo:rsid="016828f8" officeooo:paragraph-rsid="0198bfcc"/>
    </style:style>
    <style:style style:name="P609" style:family="paragraph" style:parent-style-name="Table_20_Heading">
      <style:paragraph-properties fo:text-align="center" style:justify-single-word="false"/>
      <style:text-properties officeooo:rsid="016828f8" officeooo:paragraph-rsid="01bb7ac8"/>
    </style:style>
    <style:style style:name="P610" style:family="paragraph" style:parent-style-name="Table_20_Heading">
      <style:paragraph-properties fo:text-align="center" style:justify-single-word="false"/>
      <style:text-properties officeooo:rsid="016828f8" officeooo:paragraph-rsid="0227e845"/>
    </style:style>
    <style:style style:name="P611" style:family="paragraph" style:parent-style-name="Table_20_Heading">
      <style:text-properties officeooo:rsid="016828f8" officeooo:paragraph-rsid="016be0c7"/>
    </style:style>
    <style:style style:name="P612" style:family="paragraph" style:parent-style-name="Table_20_Heading">
      <style:text-properties officeooo:rsid="016828f8" officeooo:paragraph-rsid="016f19a4"/>
    </style:style>
    <style:style style:name="P613" style:family="paragraph" style:parent-style-name="Table_20_Heading">
      <style:text-properties officeooo:rsid="016828f8" officeooo:paragraph-rsid="0173a6f6"/>
    </style:style>
    <style:style style:name="P614" style:family="paragraph" style:parent-style-name="Table_20_Heading">
      <style:text-properties officeooo:rsid="016828f8" officeooo:paragraph-rsid="0173dc2e"/>
    </style:style>
    <style:style style:name="P615" style:family="paragraph" style:parent-style-name="Table_20_Heading">
      <style:text-properties officeooo:rsid="016828f8" officeooo:paragraph-rsid="0174eefc"/>
    </style:style>
    <style:style style:name="P616" style:family="paragraph" style:parent-style-name="Table_20_Heading">
      <style:text-properties officeooo:rsid="016828f8" officeooo:paragraph-rsid="0198bfcc"/>
    </style:style>
    <style:style style:name="P617" style:family="paragraph" style:parent-style-name="Table_20_Heading">
      <style:text-properties officeooo:rsid="016828f8" officeooo:paragraph-rsid="01bb7ac8"/>
    </style:style>
    <style:style style:name="P618" style:family="paragraph" style:parent-style-name="Table_20_Heading">
      <style:text-properties officeooo:rsid="016828f8" officeooo:paragraph-rsid="0227e845"/>
    </style:style>
    <style:style style:name="P619" style:family="paragraph" style:parent-style-name="Table_20_Heading">
      <style:text-properties style:font-name="Arial1" officeooo:rsid="017e637f" officeooo:paragraph-rsid="017e637f"/>
    </style:style>
    <style:style style:name="P620" style:family="paragraph" style:parent-style-name="Table_20_Heading">
      <style:text-properties style:font-name="Arial1" fo:font-size="11pt" officeooo:rsid="019898c4" officeooo:paragraph-rsid="019898c4" style:font-size-asian="11pt" style:font-size-complex="11pt"/>
    </style:style>
    <style:style style:name="P621" style:family="paragraph" style:parent-style-name="Table_20_Heading">
      <style:text-properties style:font-name="Arial1" fo:font-size="11pt" officeooo:rsid="01a0185f" officeooo:paragraph-rsid="01a0185f" style:font-size-asian="11pt" style:font-size-complex="11pt"/>
    </style:style>
    <style:style style:name="P622" style:family="paragraph" style:parent-style-name="Table_20_Heading">
      <style:text-properties officeooo:rsid="01ad9485" officeooo:paragraph-rsid="01ad9485"/>
    </style:style>
    <style:style style:name="P623" style:family="paragraph" style:parent-style-name="Table_20_Heading">
      <style:text-properties officeooo:paragraph-rsid="01cf5156"/>
    </style:style>
    <style:style style:name="P624" style:family="paragraph" style:parent-style-name="Table_20_Heading">
      <style:text-properties officeooo:rsid="01cf5156" officeooo:paragraph-rsid="01cf5156"/>
    </style:style>
    <style:style style:name="P625" style:family="paragraph" style:parent-style-name="Table_20_Heading">
      <style:text-properties officeooo:rsid="01d2ec83" officeooo:paragraph-rsid="01d2ec83"/>
    </style:style>
    <style:style style:name="P626" style:family="paragraph" style:parent-style-name="Table_20_Heading">
      <style:text-properties officeooo:rsid="01d586bb" officeooo:paragraph-rsid="01d586bb"/>
    </style:style>
    <style:style style:name="P627" style:family="paragraph" style:parent-style-name="Table_20_Heading">
      <style:text-properties officeooo:rsid="007d4f97" officeooo:paragraph-rsid="022b1e3a"/>
    </style:style>
    <style:style style:name="P628" style:family="paragraph" style:parent-style-name="Table_20_Heading">
      <style:text-properties officeooo:paragraph-rsid="022b1e3a"/>
    </style:style>
    <style:style style:name="P629" style:family="paragraph" style:parent-style-name="Text_20_body">
      <style:paragraph-properties fo:margin-left="0.4925in" fo:margin-right="0in" fo:text-indent="0in" style:auto-text-indent="false"/>
      <style:text-properties officeooo:rsid="001abbba" officeooo:paragraph-rsid="00e2ddfc"/>
    </style:style>
    <style:style style:name="P630" style:family="paragraph" style:parent-style-name="Text_20_body">
      <style:paragraph-properties fo:margin-left="0.4925in" fo:margin-right="0in" fo:text-indent="0in" style:auto-text-indent="false"/>
      <style:text-properties officeooo:rsid="00e2ddfc" officeooo:paragraph-rsid="00e2ddfc"/>
    </style:style>
    <style:style style:name="P631" style:family="paragraph" style:parent-style-name="Text_20_body">
      <style:paragraph-properties fo:margin-left="0.4925in" fo:margin-right="0in" fo:text-indent="0in" style:auto-text-indent="false"/>
      <style:text-properties style:font-name="Courier New" officeooo:rsid="0156c46f" officeooo:paragraph-rsid="0156c46f"/>
    </style:style>
    <style:style style:name="P632" style:family="paragraph" style:parent-style-name="Text_20_body">
      <style:paragraph-properties fo:margin-left="0.4925in" fo:margin-right="0in" fo:text-indent="0in" style:auto-text-indent="false"/>
      <style:text-properties style:font-name="Courier New" officeooo:rsid="01954056" officeooo:paragraph-rsid="01954056"/>
    </style:style>
    <style:style style:name="P633" style:family="paragraph" style:parent-style-name="Text_20_body">
      <style:paragraph-properties fo:margin-left="0in" fo:margin-right="0in" fo:text-indent="0in" style:auto-text-indent="false"/>
      <style:text-properties officeooo:rsid="001abbba" officeooo:paragraph-rsid="00e31603"/>
    </style:style>
    <style:style style:name="P634" style:family="paragraph" style:parent-style-name="Text_20_body">
      <style:paragraph-properties fo:margin-left="0in" fo:margin-right="0in" fo:text-indent="0in" style:auto-text-indent="false"/>
      <style:text-properties officeooo:rsid="00e31603" officeooo:paragraph-rsid="00e31603"/>
    </style:style>
    <style:style style:name="P635" style:family="paragraph" style:parent-style-name="Text_20_body">
      <style:paragraph-properties fo:margin-left="0in" fo:margin-right="0in" fo:text-indent="0in" style:auto-text-indent="false"/>
      <style:text-properties officeooo:rsid="0156c46f" officeooo:paragraph-rsid="0156c46f"/>
    </style:style>
    <style:style style:name="P636" style:family="paragraph" style:parent-style-name="Text_20_body">
      <style:paragraph-properties fo:margin-left="0in" fo:margin-right="0in" fo:text-indent="0in" style:auto-text-indent="false"/>
      <style:text-properties style:font-name="Arial1" officeooo:paragraph-rsid="01954056"/>
    </style:style>
    <style:style style:name="P637" style:family="paragraph" style:parent-style-name="Text_20_body">
      <style:paragraph-properties fo:margin-left="0in" fo:margin-right="0in" fo:text-indent="0in" style:auto-text-indent="false"/>
      <style:text-properties style:font-name="Arial1" officeooo:paragraph-rsid="0196eece"/>
    </style:style>
    <style:style style:name="P638" style:family="paragraph" style:parent-style-name="Text_20_body">
      <style:paragraph-properties fo:margin-left="0in" fo:margin-right="0in" fo:text-indent="0in" style:auto-text-indent="false"/>
      <style:text-properties style:font-name="Arial1" officeooo:paragraph-rsid="019898c4"/>
    </style:style>
    <style:style style:name="P639" style:family="paragraph" style:parent-style-name="Text_20_body">
      <style:paragraph-properties fo:margin-left="0in" fo:margin-right="0in" fo:text-indent="0in" style:auto-text-indent="false"/>
      <style:text-properties style:font-name="Arial1" officeooo:paragraph-rsid="0198bfcc"/>
    </style:style>
    <style:style style:name="P640" style:family="paragraph" style:parent-style-name="Text_20_body">
      <style:paragraph-properties fo:margin-left="0in" fo:margin-right="0in" fo:text-indent="0in" style:auto-text-indent="false"/>
      <style:text-properties style:font-name="Arial1" officeooo:rsid="019898c4" officeooo:paragraph-rsid="019898c4"/>
    </style:style>
    <style:style style:name="P641" style:family="paragraph" style:parent-style-name="Standard">
      <style:text-properties officeooo:rsid="01b8f49f" officeooo:paragraph-rsid="01bb7ac8"/>
    </style:style>
    <style:style style:name="P642" style:family="paragraph" style:parent-style-name="Standard">
      <style:text-properties officeooo:rsid="00a1553c" officeooo:paragraph-rsid="0227e845"/>
    </style:style>
    <style:style style:name="P643" style:family="paragraph" style:parent-style-name="Standard">
      <style:text-properties style:font-name="Courier New" officeooo:rsid="026e9cbe"/>
    </style:style>
    <style:style style:name="P644" style:family="paragraph" style:parent-style-name="Text_20_body" style:list-style-name="L1">
      <style:text-properties officeooo:paragraph-rsid="00162507"/>
    </style:style>
    <style:style style:name="P645" style:family="paragraph" style:parent-style-name="Text_20_body" style:list-style-name="L1">
      <style:text-properties officeooo:rsid="00162507" officeooo:paragraph-rsid="00162507"/>
    </style:style>
    <style:style style:name="P646" style:family="paragraph" style:parent-style-name="Text_20_body" style:list-style-name="L2">
      <style:text-properties officeooo:rsid="001abbba" officeooo:paragraph-rsid="00a820b5"/>
    </style:style>
    <style:style style:name="P647" style:family="paragraph" style:parent-style-name="Text_20_body" style:list-style-name="L2">
      <style:text-properties fo:font-weight="normal" officeooo:rsid="00c5b4c0" officeooo:paragraph-rsid="00a820b5" style:font-weight-asian="normal" style:font-weight-complex="normal"/>
    </style:style>
    <style:style style:name="P648" style:family="paragraph" style:parent-style-name="Text_20_body" style:list-style-name="L3">
      <style:text-properties officeooo:paragraph-rsid="016828f8"/>
    </style:style>
    <style:style style:name="P649" style:family="paragraph" style:parent-style-name="Text_20_body" style:list-style-name="L3">
      <style:text-properties officeooo:paragraph-rsid="01672372"/>
    </style:style>
    <style:style style:name="P650" style:family="paragraph" style:parent-style-name="Text_20_body" style:list-style-name="L3">
      <style:text-properties officeooo:rsid="01672372" officeooo:paragraph-rsid="016828f8"/>
    </style:style>
    <style:style style:name="P651" style:family="paragraph" style:parent-style-name="Text_20_body" style:list-style-name="L4">
      <style:text-properties officeooo:paragraph-rsid="020d5932"/>
    </style:style>
    <style:style style:name="P652" style:family="paragraph" style:parent-style-name="Text_20_body" style:list-style-name="L4">
      <style:text-properties officeooo:rsid="020d5932" officeooo:paragraph-rsid="020d5932"/>
    </style:style>
    <style:style style:name="P653" style:family="paragraph" style:parent-style-name="Text_20_body" style:list-style-name="L5">
      <style:text-properties officeooo:rsid="010e92d8" officeooo:paragraph-rsid="01355a6f"/>
    </style:style>
    <style:style style:name="P654" style:family="paragraph" style:parent-style-name="Text_20_body" style:list-style-name="L5">
      <style:text-properties officeooo:rsid="010e92d8" officeooo:paragraph-rsid="01470c22"/>
    </style:style>
    <style:style style:name="P655" style:family="paragraph" style:parent-style-name="Text_20_body" style:list-style-name="L5">
      <style:text-properties officeooo:rsid="010e92d8" officeooo:paragraph-rsid="012d86b4"/>
    </style:style>
    <style:style style:name="P656" style:family="paragraph" style:parent-style-name="Text_20_body" style:list-style-name="L5">
      <style:text-properties officeooo:rsid="010e92d8" officeooo:paragraph-rsid="01305e87"/>
    </style:style>
    <style:style style:name="P657" style:family="paragraph" style:parent-style-name="Text_20_body" style:list-style-name="L5">
      <style:text-properties officeooo:rsid="010e92d8" officeooo:paragraph-rsid="010e92d8"/>
    </style:style>
    <style:style style:name="P658" style:family="paragraph" style:parent-style-name="Text_20_body" style:list-style-name="L6">
      <style:text-properties officeooo:paragraph-rsid="01168979"/>
    </style:style>
    <style:style style:name="P659" style:family="paragraph" style:parent-style-name="Text_20_body" style:list-style-name="L6">
      <style:text-properties officeooo:paragraph-rsid="021b2cc5"/>
    </style:style>
    <style:style style:name="P660" style:family="paragraph" style:parent-style-name="Text_20_body" style:list-style-name="L6">
      <style:text-properties officeooo:paragraph-rsid="0201f946"/>
    </style:style>
    <style:style style:name="P661" style:family="paragraph" style:parent-style-name="Text_20_body" style:list-style-name="L7">
      <style:text-properties style:font-name="Arial1" officeooo:paragraph-rsid="0148089f"/>
    </style:style>
    <style:style style:name="P662" style:family="paragraph" style:parent-style-name="Text_20_body" style:list-style-name="L7">
      <style:text-properties style:font-name="Arial1" officeooo:paragraph-rsid="0148646a"/>
    </style:style>
    <style:style style:name="P663" style:family="paragraph" style:parent-style-name="Text_20_body" style:list-style-name="L11">
      <style:text-properties style:font-name="Arial1" officeooo:rsid="019898c4" officeooo:paragraph-rsid="019898c4"/>
    </style:style>
    <style:style style:name="P664" style:family="paragraph" style:parent-style-name="Text_20_body" style:list-style-name="L13">
      <style:text-properties style:font-name="Arial1" officeooo:paragraph-rsid="015c50bd"/>
    </style:style>
    <style:style style:name="P665" style:family="paragraph" style:parent-style-name="Text_20_body" style:list-style-name="L8">
      <style:text-properties officeooo:rsid="014e9677" officeooo:paragraph-rsid="014e9677"/>
    </style:style>
    <style:style style:name="P666" style:family="paragraph" style:parent-style-name="Text_20_body" style:list-style-name="L9">
      <style:text-properties officeooo:paragraph-rsid="01422a09"/>
    </style:style>
    <style:style style:name="P667" style:family="paragraph" style:parent-style-name="Text_20_body" style:list-style-name="L10">
      <style:text-properties officeooo:rsid="014313ae" officeooo:paragraph-rsid="014313ae"/>
    </style:style>
    <style:style style:name="P668" style:family="paragraph" style:parent-style-name="Text_20_body" style:list-style-name="L12">
      <style:text-properties officeooo:rsid="014313ae" officeooo:paragraph-rsid="0155353c"/>
    </style:style>
    <style:style style:name="P669" style:family="paragraph" style:parent-style-name="Text_20_body" style:list-style-name="L23">
      <style:text-properties officeooo:rsid="014313ae" officeooo:paragraph-rsid="01b7ede2"/>
    </style:style>
    <style:style style:name="P670" style:family="paragraph" style:parent-style-name="Text_20_body" style:list-style-name="L23">
      <style:text-properties officeooo:rsid="014313ae" officeooo:paragraph-rsid="01c1b51f"/>
    </style:style>
    <style:style style:name="P671" style:family="paragraph" style:parent-style-name="Text_20_body" style:list-style-name="L23">
      <style:text-properties officeooo:rsid="014313ae" officeooo:paragraph-rsid="01bc78a6"/>
    </style:style>
    <style:style style:name="P672" style:family="paragraph" style:parent-style-name="Text_20_body" style:list-style-name="L13">
      <style:text-properties officeooo:paragraph-rsid="015c50bd"/>
    </style:style>
    <style:style style:name="P673" style:family="paragraph" style:parent-style-name="Text_20_body" style:list-style-name="L13">
      <style:text-properties officeooo:paragraph-rsid="0165da8f"/>
    </style:style>
    <style:style style:name="P674" style:family="paragraph" style:parent-style-name="Text_20_body" style:list-style-name="L13">
      <style:text-properties officeooo:paragraph-rsid="01903b21"/>
    </style:style>
    <style:style style:name="P675" style:family="paragraph" style:parent-style-name="Text_20_body" style:list-style-name="L14">
      <style:text-properties officeooo:paragraph-rsid="015f6ccb"/>
    </style:style>
    <style:style style:name="P676" style:family="paragraph" style:parent-style-name="Text_20_body" style:list-style-name="L15">
      <style:text-properties officeooo:paragraph-rsid="0163fffd"/>
    </style:style>
    <style:style style:name="P677" style:family="paragraph" style:parent-style-name="Text_20_body" style:list-style-name="L16">
      <style:text-properties officeooo:rsid="01aba152" officeooo:paragraph-rsid="01aba152"/>
    </style:style>
    <style:style style:name="P678" style:family="paragraph" style:parent-style-name="Text_20_body" style:list-style-name="L17">
      <style:text-properties officeooo:rsid="01aba152" officeooo:paragraph-rsid="01aba152"/>
    </style:style>
    <style:style style:name="P679" style:family="paragraph" style:parent-style-name="Text_20_body" style:list-style-name="L18">
      <style:text-properties officeooo:rsid="01aba152" officeooo:paragraph-rsid="01aba152"/>
    </style:style>
    <style:style style:name="P680" style:family="paragraph" style:parent-style-name="Text_20_body" style:list-style-name="L17">
      <style:text-properties officeooo:rsid="01b48bfa" officeooo:paragraph-rsid="01b48bfa"/>
    </style:style>
    <style:style style:name="P681" style:family="paragraph" style:parent-style-name="Text_20_body" style:list-style-name="L17">
      <style:text-properties officeooo:rsid="0156c46f" officeooo:paragraph-rsid="01aba152"/>
    </style:style>
    <style:style style:name="P682" style:family="paragraph" style:parent-style-name="Text_20_body" style:list-style-name="L19">
      <style:text-properties officeooo:rsid="01ace959" officeooo:paragraph-rsid="01ace959"/>
    </style:style>
    <style:style style:name="P683" style:family="paragraph" style:parent-style-name="Text_20_body" style:list-style-name="L22">
      <style:text-properties officeooo:rsid="01b6c852" officeooo:paragraph-rsid="01b6c852"/>
    </style:style>
    <style:style style:name="P684" style:family="paragraph" style:parent-style-name="Text_20_body" style:list-style-name="L24">
      <style:text-properties officeooo:rsid="01bb7ac8" officeooo:paragraph-rsid="01cba2c3"/>
    </style:style>
    <style:style style:name="P685" style:family="paragraph" style:parent-style-name="Text_20_body" style:list-style-name="L24">
      <style:text-properties officeooo:rsid="01bb7ac8" officeooo:paragraph-rsid="01c83eab"/>
    </style:style>
    <style:style style:name="P686" style:family="paragraph" style:parent-style-name="Text_20_body" style:list-style-name="L24">
      <style:text-properties officeooo:rsid="01bb7ac8" officeooo:paragraph-rsid="01c97b48"/>
    </style:style>
    <style:style style:name="P687" style:family="paragraph" style:parent-style-name="Text_20_body" style:list-style-name="L24">
      <style:text-properties officeooo:rsid="01bb7ac8" officeooo:paragraph-rsid="01cccb0d"/>
    </style:style>
    <style:style style:name="P688" style:family="paragraph" style:parent-style-name="Text_20_body" style:list-style-name="L25">
      <style:text-properties officeooo:rsid="01bb7ac8" officeooo:paragraph-rsid="01e063fc"/>
    </style:style>
    <style:style style:name="P689" style:family="paragraph" style:parent-style-name="Text_20_body" style:list-style-name="L25">
      <style:text-properties officeooo:rsid="01bb7ac8" officeooo:paragraph-rsid="01db2054"/>
    </style:style>
    <style:style style:name="P690" style:family="paragraph" style:parent-style-name="Text_20_body" style:list-style-name="L26">
      <style:text-properties officeooo:paragraph-rsid="006c4401"/>
    </style:style>
    <style:style style:name="P691" style:family="paragraph" style:parent-style-name="Text_20_body" style:list-style-name="L27">
      <style:text-properties officeooo:rsid="007507ef" officeooo:paragraph-rsid="02280748"/>
    </style:style>
    <style:style style:name="P692" style:family="paragraph" style:parent-style-name="Text_20_body" style:list-style-name="L28">
      <style:text-properties officeooo:rsid="008d7354" officeooo:paragraph-rsid="009b018c"/>
    </style:style>
    <style:style style:name="P693" style:family="paragraph" style:parent-style-name="Text_20_body" style:list-style-name="L29">
      <style:text-properties officeooo:paragraph-rsid="00a3fe1d"/>
    </style:style>
    <style:style style:name="P694" style:family="paragraph" style:parent-style-name="Text_20_body" style:list-style-name="L29">
      <style:text-properties officeooo:paragraph-rsid="00a77caa"/>
    </style:style>
    <style:style style:name="P695" style:family="paragraph" style:parent-style-name="Text_20_body" style:list-style-name="L29">
      <style:text-properties officeooo:rsid="00a3fe1d" officeooo:paragraph-rsid="00a3fe1d"/>
    </style:style>
    <style:style style:name="P696" style:family="paragraph" style:parent-style-name="Text_20_body" style:list-style-name="L30">
      <style:text-properties officeooo:rsid="00a3fe1d" officeooo:paragraph-rsid="00a3fe1d"/>
    </style:style>
    <style:style style:name="P697" style:family="paragraph" style:parent-style-name="Text_20_body" style:list-style-name="L31">
      <style:text-properties officeooo:paragraph-rsid="023fc84e"/>
    </style:style>
    <style:style style:name="P698" style:family="paragraph" style:parent-style-name="Text_20_body" style:list-style-name="L32">
      <style:text-properties officeooo:paragraph-rsid="024a894e"/>
    </style:style>
    <style:style style:name="P699" style:family="paragraph" style:parent-style-name="Text_20_body" style:list-style-name="L32">
      <style:text-properties officeooo:paragraph-rsid="0244c020"/>
    </style:style>
    <style:style style:name="P700" style:family="paragraph" style:parent-style-name="Text_20_body" style:list-style-name="L32">
      <style:text-properties officeooo:paragraph-rsid="02501c0f"/>
    </style:style>
    <style:style style:name="P701" style:family="paragraph" style:parent-style-name="Text_20_body" style:list-style-name="L33">
      <style:text-properties officeooo:rsid="0244c020" officeooo:paragraph-rsid="0257fef3"/>
    </style:style>
    <style:style style:name="P702" style:family="paragraph" style:parent-style-name="Text_20_body" style:list-style-name="L34">
      <style:text-properties officeooo:rsid="0244c020" officeooo:paragraph-rsid="025952a4"/>
    </style:style>
    <style:style style:name="P703" style:family="paragraph" style:parent-style-name="Text_20_body" style:list-style-name="L33">
      <style:text-properties officeooo:rsid="025952a4" officeooo:paragraph-rsid="025952a4"/>
    </style:style>
    <style:style style:name="P704" style:family="paragraph" style:parent-style-name="Text_20_body" style:list-style-name="L35">
      <style:text-properties officeooo:paragraph-rsid="026e9566"/>
    </style:style>
    <style:style style:name="P705" style:family="paragraph" style:parent-style-name="Text_20_body" style:list-style-name="L35">
      <style:text-properties officeooo:rsid="026e9566" officeooo:paragraph-rsid="026e9566"/>
    </style:style>
    <style:style style:name="P706" style:family="paragraph" style:parent-style-name="Heading_20_1">
      <style:text-properties officeooo:rsid="001abbba" officeooo:paragraph-rsid="001abbba"/>
    </style:style>
    <style:style style:name="P707" style:family="paragraph" style:parent-style-name="Heading_20_1">
      <style:text-properties officeooo:rsid="00162507"/>
    </style:style>
    <style:style style:name="P708" style:family="paragraph" style:parent-style-name="Heading_20_1">
      <style:text-properties officeooo:rsid="00a820b5"/>
    </style:style>
    <style:style style:name="P709" style:family="paragraph" style:parent-style-name="Heading_20_1">
      <style:paragraph-properties fo:break-before="page"/>
      <style:text-properties officeooo:rsid="00e2ddfc"/>
    </style:style>
    <style:style style:name="P710" style:family="paragraph" style:parent-style-name="Heading_20_1">
      <style:paragraph-properties fo:break-before="page"/>
      <style:text-properties officeooo:rsid="010dcd5d"/>
    </style:style>
    <style:style style:name="P711" style:family="paragraph" style:parent-style-name="Heading_20_1">
      <style:paragraph-properties fo:break-before="page"/>
      <style:text-properties officeooo:rsid="0207717d" officeooo:paragraph-rsid="0207717d"/>
    </style:style>
    <style:style style:name="P712" style:family="paragraph" style:parent-style-name="Heading_20_2">
      <style:text-properties officeooo:rsid="001814b7"/>
    </style:style>
    <style:style style:name="P713" style:family="paragraph" style:parent-style-name="Heading_20_2">
      <style:text-properties officeooo:rsid="00188222"/>
    </style:style>
    <style:style style:name="P714" style:family="paragraph" style:parent-style-name="Heading_20_2">
      <style:text-properties officeooo:rsid="00e2ddfc"/>
    </style:style>
    <style:style style:name="P715" style:family="paragraph" style:parent-style-name="Heading_20_2">
      <style:text-properties officeooo:rsid="00e2ddfc" officeooo:paragraph-rsid="00e2ddfc"/>
    </style:style>
    <style:style style:name="P716" style:family="paragraph" style:parent-style-name="Heading_20_2">
      <style:text-properties officeooo:rsid="01058272"/>
    </style:style>
    <style:style style:name="P717" style:family="paragraph" style:parent-style-name="Heading_20_2">
      <style:text-properties officeooo:rsid="00c552da" officeooo:paragraph-rsid="00c552da"/>
    </style:style>
    <style:style style:name="P718" style:family="paragraph" style:parent-style-name="Heading_20_2">
      <style:text-properties officeooo:rsid="010e92d8"/>
    </style:style>
    <style:style style:name="P719" style:family="paragraph" style:parent-style-name="Heading_20_2">
      <style:text-properties officeooo:rsid="01470c22"/>
    </style:style>
    <style:style style:name="P720" style:family="paragraph" style:parent-style-name="Heading_20_2">
      <style:text-properties officeooo:rsid="01422a09"/>
    </style:style>
    <style:style style:name="P721" style:family="paragraph" style:parent-style-name="Heading_20_2">
      <style:text-properties officeooo:rsid="0155353c"/>
    </style:style>
    <style:style style:name="P722" style:family="paragraph" style:parent-style-name="Heading_20_2">
      <style:text-properties officeooo:rsid="015b936f"/>
    </style:style>
    <style:style style:name="P723" style:family="paragraph" style:parent-style-name="Heading_20_2">
      <style:text-properties officeooo:rsid="01b62f2d"/>
    </style:style>
    <style:style style:name="P724" style:family="paragraph" style:parent-style-name="Heading_20_2">
      <style:text-properties officeooo:rsid="00639cc4" officeooo:paragraph-rsid="00639cc4"/>
    </style:style>
    <style:style style:name="P725" style:family="paragraph" style:parent-style-name="Heading_20_2">
      <style:text-properties officeooo:rsid="007507ef" officeooo:paragraph-rsid="02280748"/>
    </style:style>
    <style:style style:name="P726" style:family="paragraph" style:parent-style-name="Heading_20_2">
      <style:text-properties officeooo:rsid="0069080f" officeooo:paragraph-rsid="022bcd15"/>
    </style:style>
    <style:style style:name="P727" style:family="paragraph" style:parent-style-name="Heading_20_2">
      <style:text-properties officeooo:rsid="009ef2f7"/>
    </style:style>
    <style:style style:name="P728" style:family="paragraph" style:parent-style-name="Heading_20_2">
      <style:text-properties officeooo:rsid="023c6990" officeooo:paragraph-rsid="023c6990"/>
    </style:style>
    <style:style style:name="P729" style:family="paragraph" style:parent-style-name="Heading_20_2">
      <style:text-properties officeooo:rsid="02567fe5"/>
    </style:style>
    <style:style style:name="P730" style:family="paragraph" style:parent-style-name="Heading_20_2">
      <style:text-properties officeooo:rsid="026cfca8"/>
    </style:style>
    <style:style style:name="P731" style:family="paragraph" style:parent-style-name="Contents_20_1">
      <style:paragraph-properties>
        <style:tab-stops>
          <style:tab-stop style:position="6.9252in" style:type="right" style:leader-style="dotted" style:leader-text="."/>
        </style:tab-stops>
      </style:paragraph-properties>
    </style:style>
    <style:style style:name="P732" style:family="paragraph" style:parent-style-name="Contents_20_5">
      <style:paragraph-properties>
        <style:tab-stops>
          <style:tab-stop style:position="6.139in" style:type="right" style:leader-style="dotted" style:leader-text="."/>
        </style:tab-stops>
      </style:paragraph-properties>
    </style:style>
    <style:style style:name="P733" style:family="paragraph" style:parent-style-name="Contents_20_4">
      <style:paragraph-properties>
        <style:tab-stops>
          <style:tab-stop style:position="6.3354in" style:type="right" style:leader-style="dotted" style:leader-text="."/>
        </style:tab-stops>
      </style:paragraph-properties>
    </style:style>
    <style:style style:name="P734" style:family="paragraph" style:parent-style-name="Contents_20_3">
      <style:paragraph-properties>
        <style:tab-stops>
          <style:tab-stop style:position="6.5319in" style:type="right" style:leader-style="dotted" style:leader-text="."/>
        </style:tab-stops>
      </style:paragraph-properties>
    </style:style>
    <style:style style:name="P735" style:family="paragraph" style:parent-style-name="Table_20_Contents" style:list-style-name="L20">
      <style:text-properties officeooo:paragraph-rsid="01ad9485"/>
    </style:style>
    <style:style style:name="P736" style:family="paragraph" style:parent-style-name="Table_20_Contents" style:list-style-name="L21">
      <style:text-properties officeooo:rsid="01ad9485" officeooo:paragraph-rsid="01ad9485"/>
    </style:style>
    <style:style style:name="P737" style:family="paragraph" style:parent-style-name="Contents_20_2">
      <style:paragraph-properties>
        <style:tab-stops>
          <style:tab-stop style:position="6.7283in" style:type="right" style:leader-style="dotted" style:leader-text="."/>
        </style:tab-stops>
      </style:paragraph-properties>
    </style:style>
    <style:style style:name="P738" style:family="paragraph" style:parent-style-name="Heading_20_3">
      <style:text-properties officeooo:rsid="01fecd15"/>
    </style:style>
    <style:style style:name="P739" style:family="paragraph" style:parent-style-name="Heading_20_3">
      <style:text-properties officeooo:rsid="020d5932"/>
    </style:style>
    <style:style style:name="P740" style:family="paragraph" style:parent-style-name="Heading_20_3">
      <style:text-properties officeooo:rsid="013f4881" officeooo:paragraph-rsid="016be0c7"/>
    </style:style>
    <style:style style:name="P741" style:family="paragraph" style:parent-style-name="Heading_20_3">
      <style:text-properties officeooo:rsid="021d0dea"/>
    </style:style>
    <style:style style:name="P742" style:family="paragraph" style:parent-style-name="Heading_20_3">
      <style:text-properties officeooo:rsid="013d4fc5"/>
    </style:style>
    <style:style style:name="P743" style:family="paragraph" style:parent-style-name="Heading_20_3">
      <style:text-properties officeooo:rsid="013d4fc5" officeooo:paragraph-rsid="013d4fc5"/>
    </style:style>
    <style:style style:name="P744" style:family="paragraph" style:parent-style-name="Heading_20_3">
      <style:text-properties officeooo:rsid="0201f946"/>
    </style:style>
    <style:style style:name="P745" style:family="paragraph" style:parent-style-name="Heading_20_3">
      <style:text-properties officeooo:rsid="0148646a"/>
    </style:style>
    <style:style style:name="P746" style:family="paragraph" style:parent-style-name="Heading_20_3">
      <style:text-properties officeooo:rsid="0148646a" officeooo:paragraph-rsid="016f19a4"/>
    </style:style>
    <style:style style:name="P747" style:family="paragraph" style:parent-style-name="Heading_20_3">
      <style:text-properties officeooo:rsid="014d606a"/>
    </style:style>
    <style:style style:name="P748" style:family="paragraph" style:parent-style-name="Heading_20_3">
      <style:text-properties officeooo:rsid="018e80e3" officeooo:paragraph-rsid="018e80e3"/>
    </style:style>
    <style:style style:name="P749" style:family="paragraph" style:parent-style-name="Heading_20_3">
      <style:text-properties officeooo:rsid="0196eece"/>
    </style:style>
    <style:style style:name="P750" style:family="paragraph" style:parent-style-name="Heading_20_3">
      <style:text-properties officeooo:rsid="014313ae"/>
    </style:style>
    <style:style style:name="P751" style:family="paragraph" style:parent-style-name="Heading_20_3">
      <style:text-properties officeooo:rsid="014313ae" officeooo:paragraph-rsid="0198bfcc"/>
    </style:style>
    <style:style style:name="P752" style:family="paragraph" style:parent-style-name="Heading_20_3">
      <style:text-properties officeooo:rsid="019b3e15"/>
    </style:style>
    <style:style style:name="P753" style:family="paragraph" style:parent-style-name="Heading_20_3">
      <style:text-properties officeooo:rsid="0156c46f"/>
    </style:style>
    <style:style style:name="P754" style:family="paragraph" style:parent-style-name="Heading_20_3">
      <style:text-properties officeooo:rsid="0156c46f" officeooo:paragraph-rsid="0173dc2e"/>
    </style:style>
    <style:style style:name="P755" style:family="paragraph" style:parent-style-name="Heading_20_3">
      <style:text-properties officeooo:rsid="015c50bd" officeooo:paragraph-rsid="0174eefc"/>
    </style:style>
    <style:style style:name="P756" style:family="paragraph" style:parent-style-name="Heading_20_3">
      <style:text-properties officeooo:rsid="015ca5fd"/>
    </style:style>
    <style:style style:name="P757" style:family="paragraph" style:parent-style-name="Heading_20_3">
      <style:text-properties officeooo:rsid="01a8e43c"/>
    </style:style>
    <style:style style:name="P758" style:family="paragraph" style:parent-style-name="Heading_20_3">
      <style:text-properties officeooo:rsid="01aaae16"/>
    </style:style>
    <style:style style:name="P759" style:family="paragraph" style:parent-style-name="Heading_20_3">
      <style:text-properties officeooo:rsid="01aba152"/>
    </style:style>
    <style:style style:name="P760" style:family="paragraph" style:parent-style-name="Heading_20_3">
      <style:text-properties officeooo:rsid="01c623fb"/>
    </style:style>
    <style:style style:name="P761" style:family="paragraph" style:parent-style-name="Heading_20_3">
      <style:text-properties officeooo:rsid="01dad268"/>
    </style:style>
    <style:style style:name="P762" style:family="paragraph" style:parent-style-name="Heading_20_3">
      <style:text-properties style:font-name="Arial1" officeooo:rsid="01e063fc"/>
    </style:style>
    <style:style style:name="P763" style:family="paragraph" style:parent-style-name="Heading_20_3">
      <style:text-properties style:font-name="Arial1" officeooo:rsid="01e6fb15"/>
    </style:style>
    <style:style style:name="P764" style:family="paragraph" style:parent-style-name="Heading_20_3">
      <style:text-properties officeooo:rsid="02302314"/>
    </style:style>
    <style:style style:name="P765" style:family="paragraph" style:parent-style-name="Heading_20_3">
      <style:text-properties officeooo:rsid="023796cb"/>
    </style:style>
    <style:style style:name="P766" style:family="paragraph" style:parent-style-name="Heading_20_3">
      <style:text-properties officeooo:rsid="0238b5dc"/>
    </style:style>
    <style:style style:name="P767" style:family="paragraph" style:parent-style-name="Heading_20_3">
      <style:text-properties officeooo:rsid="023c6990"/>
    </style:style>
    <style:style style:name="P768" style:family="paragraph" style:parent-style-name="Heading_20_3">
      <style:text-properties officeooo:rsid="02501c0f"/>
    </style:style>
    <style:style style:name="P769" style:family="paragraph" style:parent-style-name="Heading_20_3">
      <style:text-properties officeooo:rsid="02541624"/>
    </style:style>
    <style:style style:name="P770" style:family="paragraph" style:parent-style-name="Heading_20_3">
      <style:text-properties officeooo:rsid="026e9566"/>
    </style:style>
    <style:style style:name="P771" style:family="paragraph" style:parent-style-name="Heading_20_3">
      <style:text-properties officeooo:rsid="02719162"/>
    </style:style>
    <style:style style:name="P772" style:family="paragraph" style:parent-style-name="Heading_20_4">
      <style:text-properties officeooo:rsid="01db2054"/>
    </style:style>
    <style:style style:name="P773" style:family="paragraph" style:parent-style-name="Heading_20_4">
      <style:text-properties style:font-name="Arial1" officeooo:rsid="01e77897"/>
    </style:style>
    <style:style style:name="P774" style:family="paragraph" style:parent-style-name="Heading_20_4">
      <style:text-properties style:font-name="Arial1" officeooo:rsid="01e77897" officeooo:paragraph-rsid="01e77897"/>
    </style:style>
    <style:style style:name="P775" style:family="paragraph" style:parent-style-name="Heading_20_4">
      <style:text-properties style:font-name="Arial1" officeooo:rsid="01e063fc"/>
    </style:style>
    <style:style style:name="P776" style:family="paragraph" style:parent-style-name="Heading_20_4">
      <style:text-properties style:font-name="Arial1" officeooo:rsid="01e67963"/>
    </style:style>
    <style:style style:name="P777" style:family="paragraph" style:parent-style-name="Heading_20_4">
      <style:text-properties style:font-name="Arial1" officeooo:rsid="01e6fb15"/>
    </style:style>
    <style:style style:name="P778" style:family="paragraph" style:parent-style-name="Heading_20_4">
      <style:text-properties style:font-name="Arial1" officeooo:rsid="01e7a909"/>
    </style:style>
    <style:style style:name="P779" style:family="paragraph" style:parent-style-name="Heading_20_4">
      <style:text-properties style:font-name="Arial1" officeooo:rsid="01e84689"/>
    </style:style>
    <style:style style:name="P780" style:family="paragraph" style:parent-style-name="Heading_20_4">
      <style:text-properties officeooo:rsid="01e84689"/>
    </style:style>
    <style:style style:name="P781" style:family="paragraph" style:parent-style-name="Heading_20_4">
      <style:text-properties officeooo:rsid="0265a771"/>
    </style:style>
    <style:style style:name="P782" style:family="paragraph" style:parent-style-name="Heading_20_5">
      <style:text-properties style:font-name="Arial1" officeooo:rsid="01e77897"/>
    </style:style>
    <style:style style:name="T1" style:family="text">
      <style:text-properties officeooo:rsid="00162507"/>
    </style:style>
    <style:style style:name="T2" style:family="text">
      <style:text-properties officeooo:rsid="00188222"/>
    </style:style>
    <style:style style:name="T3" style:family="text">
      <style:text-properties officeooo:rsid="00336ff0"/>
    </style:style>
    <style:style style:name="T4" style:family="text">
      <style:text-properties style:font-name="Courier New"/>
    </style:style>
    <style:style style:name="T5" style:family="text">
      <style:text-properties style:font-name="Courier New" officeooo:rsid="00162507"/>
    </style:style>
    <style:style style:name="T6" style:family="text">
      <style:text-properties style:font-name="Courier New" officeooo:rsid="001814b7"/>
    </style:style>
    <style:style style:name="T7" style:family="text">
      <style:text-properties style:font-name="Courier New" officeooo:rsid="001a424a"/>
    </style:style>
    <style:style style:name="T8" style:family="text">
      <style:text-properties style:font-name="Courier New" officeooo:rsid="00232fe9"/>
    </style:style>
    <style:style style:name="T9" style:family="text">
      <style:text-properties style:font-name="Courier New" officeooo:rsid="00251dd0"/>
    </style:style>
    <style:style style:name="T10" style:family="text">
      <style:text-properties style:font-name="Courier New" officeooo:rsid="0025d228"/>
    </style:style>
    <style:style style:name="T11" style:family="text">
      <style:text-properties style:font-name="Courier New" officeooo:rsid="002b6aa2"/>
    </style:style>
    <style:style style:name="T12" style:family="text">
      <style:text-properties style:font-name="Courier New" officeooo:rsid="00555349"/>
    </style:style>
    <style:style style:name="T13" style:family="text">
      <style:text-properties style:font-name="Courier New" officeooo:rsid="0062d353"/>
    </style:style>
    <style:style style:name="T14" style:family="text">
      <style:text-properties style:font-name="Courier New" officeooo:rsid="0062f56e"/>
    </style:style>
    <style:style style:name="T15" style:family="text">
      <style:text-properties style:font-name="Courier New" officeooo:rsid="0066d68b"/>
    </style:style>
    <style:style style:name="T16" style:family="text">
      <style:text-properties style:font-name="Courier New" officeooo:rsid="007507ef"/>
    </style:style>
    <style:style style:name="T17" style:family="text">
      <style:text-properties style:font-name="Courier New" officeooo:rsid="0075e607"/>
    </style:style>
    <style:style style:name="T18" style:family="text">
      <style:text-properties style:font-name="Courier New" officeooo:rsid="0077d2f2"/>
    </style:style>
    <style:style style:name="T19" style:family="text">
      <style:text-properties style:font-name="Courier New" officeooo:rsid="00791e6f"/>
    </style:style>
    <style:style style:name="T20" style:family="text">
      <style:text-properties style:font-name="Courier New" officeooo:rsid="00892fd1"/>
    </style:style>
    <style:style style:name="T21" style:family="text">
      <style:text-properties style:font-name="Courier New" officeooo:rsid="008b0ef7"/>
    </style:style>
    <style:style style:name="T22" style:family="text">
      <style:text-properties style:font-name="Courier New" officeooo:rsid="00910c8e"/>
    </style:style>
    <style:style style:name="T23" style:family="text">
      <style:text-properties style:font-name="Courier New" officeooo:rsid="009173e7"/>
    </style:style>
    <style:style style:name="T24" style:family="text">
      <style:text-properties style:font-name="Courier New" officeooo:rsid="00932fe2"/>
    </style:style>
    <style:style style:name="T25" style:family="text">
      <style:text-properties style:font-name="Courier New" officeooo:rsid="00945281"/>
    </style:style>
    <style:style style:name="T26" style:family="text">
      <style:text-properties style:font-name="Courier New" officeooo:rsid="00959865"/>
    </style:style>
    <style:style style:name="T27" style:family="text">
      <style:text-properties style:font-name="Courier New" officeooo:rsid="009679f3"/>
    </style:style>
    <style:style style:name="T28" style:family="text">
      <style:text-properties style:font-name="Courier New" officeooo:rsid="00995eaf"/>
    </style:style>
    <style:style style:name="T29" style:family="text">
      <style:text-properties style:font-name="Courier New" officeooo:rsid="009beebe"/>
    </style:style>
    <style:style style:name="T30" style:family="text">
      <style:text-properties style:font-name="Courier New" officeooo:rsid="009d5cb3"/>
    </style:style>
    <style:style style:name="T31" style:family="text">
      <style:text-properties style:font-name="Courier New" officeooo:rsid="009d8e25"/>
    </style:style>
    <style:style style:name="T32" style:family="text">
      <style:text-properties style:font-name="Courier New" officeooo:rsid="009e8e8c"/>
    </style:style>
    <style:style style:name="T33" style:family="text">
      <style:text-properties style:font-name="Courier New" officeooo:rsid="009ef2f7"/>
    </style:style>
    <style:style style:name="T34" style:family="text">
      <style:text-properties style:font-name="Courier New" officeooo:rsid="009f4cc9"/>
    </style:style>
    <style:style style:name="T35" style:family="text">
      <style:text-properties style:font-name="Courier New" officeooo:rsid="00a0e69c"/>
    </style:style>
    <style:style style:name="T36" style:family="text">
      <style:text-properties style:font-name="Courier New" officeooo:rsid="00a1553c"/>
    </style:style>
    <style:style style:name="T37" style:family="text">
      <style:text-properties style:font-name="Courier New" officeooo:rsid="00a280ba"/>
    </style:style>
    <style:style style:name="T38" style:family="text">
      <style:text-properties style:font-name="Courier New" officeooo:rsid="009b018c"/>
    </style:style>
    <style:style style:name="T39" style:family="text">
      <style:text-properties style:font-name="Courier New" officeooo:rsid="00a77caa"/>
    </style:style>
    <style:style style:name="T40" style:family="text">
      <style:text-properties style:font-name="Courier New" officeooo:rsid="00ad32a9"/>
    </style:style>
    <style:style style:name="T41" style:family="text">
      <style:text-properties style:font-name="Courier New" officeooo:rsid="00c552da"/>
    </style:style>
    <style:style style:name="T42" style:family="text">
      <style:text-properties style:font-name="Courier New" officeooo:rsid="00d5b63b"/>
    </style:style>
    <style:style style:name="T43" style:family="text">
      <style:text-properties style:font-name="Courier New" officeooo:rsid="00da64f4"/>
    </style:style>
    <style:style style:name="T44" style:family="text">
      <style:text-properties style:font-name="Courier New" officeooo:rsid="00db4fb7"/>
    </style:style>
    <style:style style:name="T45" style:family="text">
      <style:text-properties style:font-name="Courier New" officeooo:rsid="00dd27ab"/>
    </style:style>
    <style:style style:name="T46" style:family="text">
      <style:text-properties style:font-name="Courier New" officeooo:rsid="00dd9b7d"/>
    </style:style>
    <style:style style:name="T47" style:family="text">
      <style:text-properties style:font-name="Courier New" officeooo:rsid="00dedf80"/>
    </style:style>
    <style:style style:name="T48" style:family="text">
      <style:text-properties style:font-name="Courier New" officeooo:rsid="00e0c579"/>
    </style:style>
    <style:style style:name="T49" style:family="text">
      <style:text-properties style:font-name="Courier New" officeooo:rsid="00e2ddfc"/>
    </style:style>
    <style:style style:name="T50" style:family="text">
      <style:text-properties style:font-name="Courier New" officeooo:rsid="00ef974f"/>
    </style:style>
    <style:style style:name="T51" style:family="text">
      <style:text-properties style:font-name="Courier New" officeooo:rsid="00ffa396"/>
    </style:style>
    <style:style style:name="T52" style:family="text">
      <style:text-properties style:font-name="Courier New" officeooo:rsid="01029380"/>
    </style:style>
    <style:style style:name="T53" style:family="text">
      <style:text-properties style:font-name="Courier New" officeooo:rsid="0103ea48"/>
    </style:style>
    <style:style style:name="T54" style:family="text">
      <style:text-properties style:font-name="Courier New" officeooo:rsid="010e92d8"/>
    </style:style>
    <style:style style:name="T55" style:family="text">
      <style:text-properties style:font-name="Courier New" officeooo:rsid="010f9b28"/>
    </style:style>
    <style:style style:name="T56" style:family="text">
      <style:text-properties style:font-name="Courier New" officeooo:rsid="0111623c"/>
    </style:style>
    <style:style style:name="T57" style:family="text">
      <style:text-properties style:font-name="Courier New" officeooo:rsid="01124eff"/>
    </style:style>
    <style:style style:name="T58" style:family="text">
      <style:text-properties style:font-name="Courier New" officeooo:rsid="011455e5"/>
    </style:style>
    <style:style style:name="T59" style:family="text">
      <style:text-properties style:font-name="Courier New" officeooo:rsid="011eaff4"/>
    </style:style>
    <style:style style:name="T60" style:family="text">
      <style:text-properties style:font-name="Courier New" officeooo:rsid="011f0142"/>
    </style:style>
    <style:style style:name="T61" style:family="text">
      <style:text-properties style:font-name="Courier New" officeooo:rsid="012d86b4"/>
    </style:style>
    <style:style style:name="T62" style:family="text">
      <style:text-properties style:font-name="Courier New" officeooo:rsid="012e42a8"/>
    </style:style>
    <style:style style:name="T63" style:family="text">
      <style:text-properties style:font-name="Courier New" officeooo:rsid="012e7a84"/>
    </style:style>
    <style:style style:name="T64" style:family="text">
      <style:text-properties style:font-name="Courier New" officeooo:rsid="01305e87"/>
    </style:style>
    <style:style style:name="T65" style:family="text">
      <style:text-properties style:font-name="Courier New" officeooo:rsid="0137baa8"/>
    </style:style>
    <style:style style:name="T66" style:family="text">
      <style:text-properties style:font-name="Courier New" officeooo:rsid="013d4fc5"/>
    </style:style>
    <style:style style:name="T67" style:family="text">
      <style:text-properties style:font-name="Courier New" officeooo:rsid="013f4881"/>
    </style:style>
    <style:style style:name="T68" style:family="text">
      <style:text-properties style:font-name="Courier New" officeooo:rsid="013fe3d3"/>
    </style:style>
    <style:style style:name="T69" style:family="text">
      <style:text-properties style:font-name="Courier New" officeooo:rsid="014024f5"/>
    </style:style>
    <style:style style:name="T70" style:family="text">
      <style:text-properties style:font-name="Courier New" officeooo:rsid="01129652"/>
    </style:style>
    <style:style style:name="T71" style:family="text">
      <style:text-properties style:font-name="Courier New" officeooo:rsid="0140b72d"/>
    </style:style>
    <style:style style:name="T72" style:family="text">
      <style:text-properties style:font-name="Courier New" officeooo:rsid="01422a09"/>
    </style:style>
    <style:style style:name="T73" style:family="text">
      <style:text-properties style:font-name="Courier New" officeooo:rsid="014313ae"/>
    </style:style>
    <style:style style:name="T74" style:family="text">
      <style:text-properties style:font-name="Courier New" officeooo:rsid="0148089f"/>
    </style:style>
    <style:style style:name="T75" style:family="text">
      <style:text-properties style:font-name="Courier New" officeooo:rsid="0148646a"/>
    </style:style>
    <style:style style:name="T76" style:family="text">
      <style:text-properties style:font-name="Courier New" officeooo:rsid="014a18f8"/>
    </style:style>
    <style:style style:name="T77" style:family="text">
      <style:text-properties style:font-name="Courier New" officeooo:rsid="014b78f1"/>
    </style:style>
    <style:style style:name="T78" style:family="text">
      <style:text-properties style:font-name="Courier New" officeooo:rsid="014d606a"/>
    </style:style>
    <style:style style:name="T79" style:family="text">
      <style:text-properties style:font-name="Courier New" officeooo:rsid="0155353c"/>
    </style:style>
    <style:style style:name="T80" style:family="text">
      <style:text-properties style:font-name="Courier New" officeooo:rsid="0158026d"/>
    </style:style>
    <style:style style:name="T81" style:family="text">
      <style:text-properties style:font-name="Courier New" officeooo:rsid="01588f5c"/>
    </style:style>
    <style:style style:name="T82" style:family="text">
      <style:text-properties style:font-name="Courier New" officeooo:rsid="015a75ae"/>
    </style:style>
    <style:style style:name="T83" style:family="text">
      <style:text-properties style:font-name="Courier New" officeooo:rsid="015c50bd"/>
    </style:style>
    <style:style style:name="T84" style:family="text">
      <style:text-properties style:font-name="Courier New" officeooo:rsid="015ca5fd"/>
    </style:style>
    <style:style style:name="T85" style:family="text">
      <style:text-properties style:font-name="Courier New" officeooo:rsid="015f6ccb"/>
    </style:style>
    <style:style style:name="T86" style:family="text">
      <style:text-properties style:font-name="Courier New" officeooo:rsid="015e7393"/>
    </style:style>
    <style:style style:name="T87" style:family="text">
      <style:text-properties style:font-name="Courier New" officeooo:rsid="0163fffd"/>
    </style:style>
    <style:style style:name="T88" style:family="text">
      <style:text-properties style:font-name="Courier New" officeooo:rsid="016546a2"/>
    </style:style>
    <style:style style:name="T89" style:family="text">
      <style:text-properties style:font-name="Courier New" officeooo:rsid="016846ff"/>
    </style:style>
    <style:style style:name="T90" style:family="text">
      <style:text-properties style:font-name="Courier New" officeooo:rsid="016bd248"/>
    </style:style>
    <style:style style:name="T91" style:family="text">
      <style:text-properties style:font-name="Courier New" officeooo:rsid="0169e6df"/>
    </style:style>
    <style:style style:name="T92" style:family="text">
      <style:text-properties style:font-name="Courier New" officeooo:rsid="016be0c7"/>
    </style:style>
    <style:style style:name="T93" style:family="text">
      <style:text-properties style:font-name="Courier New" officeooo:rsid="01779f68"/>
    </style:style>
    <style:style style:name="T94" style:family="text">
      <style:text-properties style:font-name="Courier New" officeooo:rsid="01783396"/>
    </style:style>
    <style:style style:name="T95" style:family="text">
      <style:text-properties style:font-name="Courier New" officeooo:rsid="0174eefc"/>
    </style:style>
    <style:style style:name="T96" style:family="text">
      <style:text-properties style:font-name="Courier New" officeooo:rsid="0179876a"/>
    </style:style>
    <style:style style:name="T97" style:family="text">
      <style:text-properties style:font-name="Courier New" officeooo:rsid="01903b21"/>
    </style:style>
    <style:style style:name="T98" style:family="text">
      <style:text-properties style:font-name="Courier New" officeooo:rsid="0194aaa1"/>
    </style:style>
    <style:style style:name="T99" style:family="text">
      <style:text-properties style:font-name="Courier New" officeooo:rsid="01954056"/>
    </style:style>
    <style:style style:name="T100" style:family="text">
      <style:text-properties style:font-name="Courier New" officeooo:rsid="0196eece"/>
    </style:style>
    <style:style style:name="T101" style:family="text">
      <style:text-properties style:font-name="Courier New" officeooo:rsid="0198bfcc"/>
    </style:style>
    <style:style style:name="T102" style:family="text">
      <style:text-properties style:font-name="Courier New" officeooo:rsid="01a03a45"/>
    </style:style>
    <style:style style:name="T103" style:family="text">
      <style:text-properties style:font-name="Courier New" officeooo:rsid="01a35a05"/>
    </style:style>
    <style:style style:name="T104" style:family="text">
      <style:text-properties style:font-name="Courier New" officeooo:rsid="01a74906"/>
    </style:style>
    <style:style style:name="T105" style:family="text">
      <style:text-properties style:font-name="Courier New" officeooo:rsid="01a8e43c"/>
    </style:style>
    <style:style style:name="T106" style:family="text">
      <style:text-properties style:font-name="Courier New" officeooo:rsid="01aaae16"/>
    </style:style>
    <style:style style:name="T107" style:family="text">
      <style:text-properties style:font-name="Courier New" officeooo:rsid="01aba152"/>
    </style:style>
    <style:style style:name="T108" style:family="text">
      <style:text-properties style:font-name="Courier New" officeooo:rsid="01ace959"/>
    </style:style>
    <style:style style:name="T109" style:family="text">
      <style:text-properties style:font-name="Courier New" officeooo:rsid="01ad9485"/>
    </style:style>
    <style:style style:name="T110" style:family="text">
      <style:text-properties style:font-name="Courier New" officeooo:rsid="01ae79c3"/>
    </style:style>
    <style:style style:name="T111" style:family="text">
      <style:text-properties style:font-name="Courier New" officeooo:rsid="01aeb98d"/>
    </style:style>
    <style:style style:name="T112" style:family="text">
      <style:text-properties style:font-name="Courier New" officeooo:rsid="01b039e4"/>
    </style:style>
    <style:style style:name="T113" style:family="text">
      <style:text-properties style:font-name="Courier New" officeooo:rsid="01b146fd"/>
    </style:style>
    <style:style style:name="T114" style:family="text">
      <style:text-properties style:font-name="Courier New" officeooo:rsid="01b3070f"/>
    </style:style>
    <style:style style:name="T115" style:family="text">
      <style:text-properties style:font-name="Courier New" officeooo:rsid="01b6c852"/>
    </style:style>
    <style:style style:name="T116" style:family="text">
      <style:text-properties style:font-name="Courier New" officeooo:rsid="01b7ede2"/>
    </style:style>
    <style:style style:name="T117" style:family="text">
      <style:text-properties style:font-name="Courier New" officeooo:rsid="01bad6d3"/>
    </style:style>
    <style:style style:name="T118" style:family="text">
      <style:text-properties style:font-name="Courier New" officeooo:rsid="01bc78a6"/>
    </style:style>
    <style:style style:name="T119" style:family="text">
      <style:text-properties style:font-name="Courier New" officeooo:rsid="01becfc6"/>
    </style:style>
    <style:style style:name="T120" style:family="text">
      <style:text-properties style:font-name="Courier New" officeooo:rsid="01c1351e"/>
    </style:style>
    <style:style style:name="T121" style:family="text">
      <style:text-properties style:font-name="Courier New" officeooo:rsid="01c1b51f"/>
    </style:style>
    <style:style style:name="T122" style:family="text">
      <style:text-properties style:font-name="Courier New" officeooo:rsid="01c381e8"/>
    </style:style>
    <style:style style:name="T123" style:family="text">
      <style:text-properties style:font-name="Courier New" officeooo:rsid="01c5266a"/>
    </style:style>
    <style:style style:name="T124" style:family="text">
      <style:text-properties style:font-name="Courier New" officeooo:rsid="01c623fb"/>
    </style:style>
    <style:style style:name="T125" style:family="text">
      <style:text-properties style:font-name="Courier New" officeooo:rsid="01cccb0d"/>
    </style:style>
    <style:style style:name="T126" style:family="text">
      <style:text-properties style:font-name="Courier New" officeooo:rsid="01c83eab"/>
    </style:style>
    <style:style style:name="T127" style:family="text">
      <style:text-properties style:font-name="Courier New" officeooo:rsid="01c8d8ff"/>
    </style:style>
    <style:style style:name="T128" style:family="text">
      <style:text-properties style:font-name="Courier New" officeooo:rsid="01c97b48"/>
    </style:style>
    <style:style style:name="T129" style:family="text">
      <style:text-properties style:font-name="Courier New" fo:font-style="normal" officeooo:rsid="01c83eab" style:font-style-asian="normal" style:font-style-complex="normal"/>
    </style:style>
    <style:style style:name="T130" style:family="text">
      <style:text-properties style:font-name="Courier New" fo:font-style="normal" officeooo:rsid="01c97b48" style:font-style-asian="normal" style:font-style-complex="normal"/>
    </style:style>
    <style:style style:name="T131" style:family="text">
      <style:text-properties style:font-name="Courier New" officeooo:rsid="01cba2c3"/>
    </style:style>
    <style:style style:name="T132" style:family="text">
      <style:text-properties style:font-name="Courier New" officeooo:rsid="01d25bf7"/>
    </style:style>
    <style:style style:name="T133" style:family="text">
      <style:text-properties style:font-name="Courier New" officeooo:rsid="01d2ec83"/>
    </style:style>
    <style:style style:name="T134" style:family="text">
      <style:text-properties style:font-name="Courier New" officeooo:rsid="01cf5156"/>
    </style:style>
    <style:style style:name="T135" style:family="text">
      <style:text-properties style:font-name="Courier New" officeooo:rsid="01d79c01"/>
    </style:style>
    <style:style style:name="T136" style:family="text">
      <style:text-properties style:font-name="Courier New" officeooo:rsid="01cfdbe1"/>
    </style:style>
    <style:style style:name="T137" style:family="text">
      <style:text-properties style:font-name="Courier New" officeooo:rsid="01e063fc"/>
    </style:style>
    <style:style style:name="T138" style:family="text">
      <style:text-properties style:font-name="Courier New" officeooo:rsid="01dad268"/>
    </style:style>
    <style:style style:name="T139" style:family="text">
      <style:text-properties style:font-name="Courier New" officeooo:rsid="01db2054"/>
    </style:style>
    <style:style style:name="T140" style:family="text">
      <style:text-properties style:font-name="Courier New" officeooo:rsid="01dceeb2"/>
    </style:style>
    <style:style style:name="T141" style:family="text">
      <style:text-properties style:font-name="Courier New" officeooo:rsid="01de16c2"/>
    </style:style>
    <style:style style:name="T142" style:family="text">
      <style:text-properties style:font-name="Courier New" officeooo:rsid="01df2c95"/>
    </style:style>
    <style:style style:name="T143" style:family="text">
      <style:text-properties style:font-name="Courier New" officeooo:rsid="01e0a9c1"/>
    </style:style>
    <style:style style:name="T144" style:family="text">
      <style:text-properties style:font-name="Courier New" officeooo:rsid="01e1a4a7"/>
    </style:style>
    <style:style style:name="T145" style:family="text">
      <style:text-properties style:font-name="Courier New" officeooo:rsid="01e67963"/>
    </style:style>
    <style:style style:name="T146" style:family="text">
      <style:text-properties style:font-name="Courier New" officeooo:rsid="01e6fb15"/>
    </style:style>
    <style:style style:name="T147" style:family="text">
      <style:text-properties style:font-name="Courier New" officeooo:rsid="01e77897"/>
    </style:style>
    <style:style style:name="T148" style:family="text">
      <style:text-properties style:font-name="Courier New" officeooo:rsid="01e7a909"/>
    </style:style>
    <style:style style:name="T149" style:family="text">
      <style:text-properties style:font-name="Courier New" officeooo:rsid="01e8213d"/>
    </style:style>
    <style:style style:name="T150" style:family="text">
      <style:text-properties style:font-name="Courier New" officeooo:rsid="01e84689"/>
    </style:style>
    <style:style style:name="T151" style:family="text">
      <style:text-properties style:font-name="Courier New" officeooo:rsid="01e9bf57"/>
    </style:style>
    <style:style style:name="T152" style:family="text">
      <style:text-properties style:font-name="Courier New" officeooo:rsid="01e9c82b"/>
    </style:style>
    <style:style style:name="T153" style:family="text">
      <style:text-properties style:font-name="Courier New" officeooo:rsid="01ec821b"/>
    </style:style>
    <style:style style:name="T154" style:family="text">
      <style:text-properties style:font-name="Courier New" officeooo:rsid="00e31603"/>
    </style:style>
    <style:style style:name="T155" style:family="text">
      <style:text-properties style:font-name="Courier New" officeooo:rsid="01f70333"/>
    </style:style>
    <style:style style:name="T156" style:family="text">
      <style:text-properties style:font-name="Courier New" officeooo:rsid="01f8c279"/>
    </style:style>
    <style:style style:name="T157" style:family="text">
      <style:text-properties style:font-name="Courier New" officeooo:rsid="01fdeddb"/>
    </style:style>
    <style:style style:name="T158" style:family="text">
      <style:text-properties style:font-name="Courier New" officeooo:rsid="01197222"/>
    </style:style>
    <style:style style:name="T159" style:family="text">
      <style:text-properties style:font-name="Courier New" officeooo:rsid="0201f946"/>
    </style:style>
    <style:style style:name="T160" style:family="text">
      <style:text-properties style:font-name="Courier New" officeooo:rsid="0205c1f4"/>
    </style:style>
    <style:style style:name="T161" style:family="text">
      <style:text-properties style:font-name="Courier New" officeooo:rsid="02086b75"/>
    </style:style>
    <style:style style:name="T162" style:family="text">
      <style:text-properties style:font-name="Courier New" officeooo:rsid="020c139a"/>
    </style:style>
    <style:style style:name="T163" style:family="text">
      <style:text-properties style:font-name="Courier New" officeooo:rsid="020d5932"/>
    </style:style>
    <style:style style:name="T164" style:family="text">
      <style:text-properties style:font-name="Courier New" officeooo:rsid="02122336"/>
    </style:style>
    <style:style style:name="T165" style:family="text">
      <style:text-properties style:font-name="Courier New" officeooo:rsid="021970a5"/>
    </style:style>
    <style:style style:name="T166" style:family="text">
      <style:text-properties style:font-name="Courier New" officeooo:rsid="021bb406"/>
    </style:style>
    <style:style style:name="T167" style:family="text">
      <style:text-properties style:font-name="Courier New" officeooo:rsid="021b2cc5"/>
    </style:style>
    <style:style style:name="T168" style:family="text">
      <style:text-properties style:font-name="Courier New" officeooo:rsid="021d0dea"/>
    </style:style>
    <style:style style:name="T169" style:family="text">
      <style:text-properties style:font-name="Courier New" officeooo:rsid="021db3ee"/>
    </style:style>
    <style:style style:name="T170" style:family="text">
      <style:text-properties style:font-name="Courier New" officeooo:rsid="021e8e51"/>
    </style:style>
    <style:style style:name="T171" style:family="text">
      <style:text-properties style:font-name="Courier New" officeooo:rsid="02247039"/>
    </style:style>
    <style:style style:name="T172" style:family="text">
      <style:text-properties style:font-name="Courier New" officeooo:rsid="0222930f"/>
    </style:style>
    <style:style style:name="T173" style:family="text">
      <style:text-properties style:font-name="Courier New" officeooo:rsid="02262b1a"/>
    </style:style>
    <style:style style:name="T174" style:family="text">
      <style:text-properties style:font-name="Courier New" officeooo:rsid="022b1e3a"/>
    </style:style>
    <style:style style:name="T175" style:family="text">
      <style:text-properties style:font-name="Courier New" officeooo:rsid="02302314"/>
    </style:style>
    <style:style style:name="T176" style:family="text">
      <style:text-properties style:font-name="Courier New" officeooo:rsid="023c6990"/>
    </style:style>
    <style:style style:name="T177" style:family="text">
      <style:text-properties style:font-name="Courier New" officeooo:rsid="02406070"/>
    </style:style>
    <style:style style:name="T178" style:family="text">
      <style:text-properties style:font-name="Courier New" officeooo:rsid="024b1fbf"/>
    </style:style>
    <style:style style:name="T179" style:family="text">
      <style:text-properties style:font-name="Courier New" officeooo:rsid="024bea08"/>
    </style:style>
    <style:style style:name="T180" style:family="text">
      <style:text-properties style:font-name="Courier New" officeooo:rsid="02501c0f"/>
    </style:style>
    <style:style style:name="T181" style:family="text">
      <style:text-properties style:font-name="Courier New" officeooo:rsid="02515462"/>
    </style:style>
    <style:style style:name="T182" style:family="text">
      <style:text-properties style:font-name="Courier New" officeooo:rsid="02541624"/>
    </style:style>
    <style:style style:name="T183" style:family="text">
      <style:text-properties style:font-name="Courier New" officeooo:rsid="02567fe5"/>
    </style:style>
    <style:style style:name="T184" style:family="text">
      <style:text-properties style:font-name="Courier New" officeooo:rsid="025952a4"/>
    </style:style>
    <style:style style:name="T185" style:family="text">
      <style:text-properties style:font-name="Courier New" officeooo:rsid="025d4778"/>
    </style:style>
    <style:style style:name="T186" style:family="text">
      <style:text-properties style:font-name="Courier New" officeooo:rsid="02653d22"/>
    </style:style>
    <style:style style:name="T187" style:family="text">
      <style:text-properties style:font-name="Courier New" officeooo:rsid="0265a771"/>
    </style:style>
    <style:style style:name="T188" style:family="text">
      <style:text-properties style:font-name="Courier New" officeooo:rsid="02675342"/>
    </style:style>
    <style:style style:name="T189" style:family="text">
      <style:text-properties style:font-name="Courier New" officeooo:rsid="026a239e"/>
    </style:style>
    <style:style style:name="T190" style:family="text">
      <style:text-properties style:font-name="Courier New" officeooo:rsid="026b568b"/>
    </style:style>
    <style:style style:name="T191" style:family="text">
      <style:text-properties style:font-name="Courier New" officeooo:rsid="026bd2d9"/>
    </style:style>
    <style:style style:name="T192" style:family="text">
      <style:text-properties style:font-name="Courier New" officeooo:rsid="026cfca8"/>
    </style:style>
    <style:style style:name="T193" style:family="text">
      <style:text-properties style:font-name="Courier New" officeooo:rsid="026e9566"/>
    </style:style>
    <style:style style:name="T194" style:family="text">
      <style:text-properties style:font-name="Courier New" officeooo:rsid="026e9cbe"/>
    </style:style>
    <style:style style:name="T195" style:family="text">
      <style:text-properties style:font-name="Courier New" officeooo:rsid="026ea781"/>
    </style:style>
    <style:style style:name="T196" style:family="text">
      <style:text-properties style:font-name="Courier New" officeooo:rsid="026f6c40"/>
    </style:style>
    <style:style style:name="T197" style:family="text">
      <style:text-properties style:font-name="Courier New" officeooo:rsid="02719162"/>
    </style:style>
    <style:style style:name="T198" style:family="text">
      <style:text-properties style:font-name="Courier New" officeooo:rsid="027c4e8b"/>
    </style:style>
    <style:style style:name="T199" style:family="text">
      <style:text-properties style:font-name="Courier New" officeooo:rsid="027cf9e3"/>
    </style:style>
    <style:style style:name="T200" style:family="text">
      <style:text-properties style:font-name="Arial1" officeooo:rsid="00162507"/>
    </style:style>
    <style:style style:name="T201" style:family="text">
      <style:text-properties style:font-name="Arial1" officeooo:rsid="00196191"/>
    </style:style>
    <style:style style:name="T202" style:family="text">
      <style:text-properties style:font-name="Arial1" fo:font-weight="bold" style:font-weight-asian="bold" style:font-weight-complex="bold"/>
    </style:style>
    <style:style style:name="T203" style:family="text">
      <style:text-properties style:font-name="Arial1" fo:font-weight="bold" officeooo:rsid="00196191" style:font-weight-asian="bold" style:font-weight-complex="bold"/>
    </style:style>
    <style:style style:name="T204" style:family="text">
      <style:text-properties style:font-name="Arial1" fo:font-weight="bold" officeooo:rsid="009173e7" style:font-weight-asian="bold" style:font-weight-complex="bold"/>
    </style:style>
    <style:style style:name="T205" style:family="text">
      <style:text-properties style:font-name="Arial1" fo:font-weight="bold" officeooo:rsid="026e9566" style:font-weight-asian="bold" style:font-weight-complex="bold"/>
    </style:style>
    <style:style style:name="T206" style:family="text">
      <style:text-properties style:font-name="Arial1" officeooo:rsid="0054196e"/>
    </style:style>
    <style:style style:name="T207" style:family="text">
      <style:text-properties style:font-name="Arial1" fo:font-style="italic" fo:font-weight="bold" officeooo:rsid="00196191" style:font-style-asian="italic" style:font-weight-asian="bold" style:font-style-complex="italic" style:font-weight-complex="bold"/>
    </style:style>
    <style:style style:name="T208" style:family="text">
      <style:text-properties style:font-name="Arial1" fo:font-style="italic" fo:font-weight="bold" officeooo:rsid="0054196e" style:font-style-asian="italic" style:font-weight-asian="bold" style:font-style-complex="italic" style:font-weight-complex="bold"/>
    </style:style>
    <style:style style:name="T209" style:family="text">
      <style:text-properties style:font-name="Arial1" officeooo:rsid="0062545b"/>
    </style:style>
    <style:style style:name="T210" style:family="text">
      <style:text-properties style:font-name="Arial1" officeooo:rsid="0062d353"/>
    </style:style>
    <style:style style:name="T211" style:family="text">
      <style:text-properties style:font-name="Arial1" officeooo:rsid="0062f56e"/>
    </style:style>
    <style:style style:name="T212" style:family="text">
      <style:text-properties style:font-name="Arial1" officeooo:rsid="0066e540"/>
    </style:style>
    <style:style style:name="T213" style:family="text">
      <style:text-properties style:font-name="Arial1" officeooo:rsid="00c552da"/>
    </style:style>
    <style:style style:name="T214" style:family="text">
      <style:text-properties style:font-name="Arial1" officeooo:rsid="00da64f4"/>
    </style:style>
    <style:style style:name="T215" style:family="text">
      <style:text-properties style:font-name="Arial1" officeooo:rsid="00e2ddfc"/>
    </style:style>
    <style:style style:name="T216" style:family="text">
      <style:text-properties style:font-name="Arial1" officeooo:rsid="00e31603"/>
    </style:style>
    <style:style style:name="T217" style:family="text">
      <style:text-properties style:font-name="Arial1" officeooo:rsid="0108ee48"/>
    </style:style>
    <style:style style:name="T218" style:family="text">
      <style:text-properties style:font-name="Arial1" officeooo:rsid="01034a2b"/>
    </style:style>
    <style:style style:name="T219" style:family="text">
      <style:text-properties style:font-name="Arial1" officeooo:rsid="0103ea48"/>
    </style:style>
    <style:style style:name="T220" style:family="text">
      <style:text-properties style:font-name="Arial1" officeooo:rsid="010b9a4e"/>
    </style:style>
    <style:style style:name="T221" style:family="text">
      <style:text-properties style:font-name="Arial1" officeooo:rsid="012e42a8"/>
    </style:style>
    <style:style style:name="T222" style:family="text">
      <style:text-properties style:font-name="Arial1" officeooo:rsid="012e7a84"/>
    </style:style>
    <style:style style:name="T223" style:family="text">
      <style:text-properties style:font-name="Arial1" officeooo:rsid="012d86b4"/>
    </style:style>
    <style:style style:name="T224" style:family="text">
      <style:text-properties style:font-name="Arial1" officeooo:rsid="01305e87"/>
    </style:style>
    <style:style style:name="T225" style:family="text">
      <style:text-properties style:font-name="Arial1" officeooo:rsid="01355a6f"/>
    </style:style>
    <style:style style:name="T226" style:family="text">
      <style:text-properties style:font-name="Arial1" officeooo:rsid="015ca5fd"/>
    </style:style>
    <style:style style:name="T227" style:family="text">
      <style:text-properties style:font-name="Arial1" officeooo:rsid="015f6ccb"/>
    </style:style>
    <style:style style:name="T228" style:family="text">
      <style:text-properties style:font-name="Arial1" officeooo:rsid="016fede5"/>
    </style:style>
    <style:style style:name="T229" style:family="text">
      <style:text-properties style:font-name="Arial1" officeooo:rsid="0173a6f6"/>
    </style:style>
    <style:style style:name="T230" style:family="text">
      <style:text-properties style:font-name="Arial1" officeooo:rsid="0173dc2e"/>
    </style:style>
    <style:style style:name="T231" style:family="text">
      <style:text-properties style:font-name="Arial1" officeooo:rsid="0174eefc"/>
    </style:style>
    <style:style style:name="T232" style:family="text">
      <style:text-properties style:font-name="Arial1" officeooo:rsid="0175a5ee"/>
    </style:style>
    <style:style style:name="T233" style:family="text">
      <style:text-properties style:font-name="Arial1" officeooo:rsid="0198bfcc"/>
    </style:style>
    <style:style style:name="T234" style:family="text">
      <style:text-properties style:font-name="Arial1" officeooo:rsid="01bad6d3"/>
    </style:style>
    <style:style style:name="T235" style:family="text">
      <style:text-properties style:font-name="Arial1" officeooo:rsid="01a03a45"/>
    </style:style>
    <style:style style:name="T236" style:family="text">
      <style:text-properties style:font-name="Arial1" officeooo:rsid="01a8e43c"/>
    </style:style>
    <style:style style:name="T237" style:family="text">
      <style:text-properties style:font-name="Arial1" officeooo:rsid="01c1351e"/>
    </style:style>
    <style:style style:name="T238" style:family="text">
      <style:text-properties style:font-name="Arial1" fo:font-style="normal" officeooo:rsid="01c8d8ff" style:font-style-asian="normal" style:font-style-complex="normal"/>
    </style:style>
    <style:style style:name="T239" style:family="text">
      <style:text-properties style:font-name="Arial1" fo:font-style="normal" officeooo:rsid="01c83eab" style:font-style-asian="normal" style:font-style-complex="normal"/>
    </style:style>
    <style:style style:name="T240" style:family="text">
      <style:text-properties style:font-name="Arial1" fo:font-style="normal" officeooo:rsid="01cba2c3" style:font-style-asian="normal" style:font-style-complex="normal"/>
    </style:style>
    <style:style style:name="T241" style:family="text">
      <style:text-properties style:font-name="Arial1" fo:font-style="normal" officeooo:rsid="01c97b48" style:font-style-asian="normal" style:font-style-complex="normal"/>
    </style:style>
    <style:style style:name="T242" style:family="text">
      <style:text-properties style:font-name="Arial1" officeooo:rsid="01cba2c3"/>
    </style:style>
    <style:style style:name="T243" style:family="text">
      <style:text-properties style:font-name="Arial1" officeooo:rsid="01c97b48"/>
    </style:style>
    <style:style style:name="T244" style:family="text">
      <style:text-properties style:font-name="Arial1" officeooo:rsid="01b7ede2"/>
    </style:style>
    <style:style style:name="T245" style:family="text">
      <style:text-properties style:font-name="Arial1" officeooo:rsid="01cccb0d"/>
    </style:style>
    <style:style style:name="T246" style:family="text">
      <style:text-properties style:font-name="Arial1" officeooo:rsid="01d2ec83"/>
    </style:style>
    <style:style style:name="T247" style:family="text">
      <style:text-properties style:font-name="Arial1" officeooo:rsid="01d3687a"/>
    </style:style>
    <style:style style:name="T248" style:family="text">
      <style:text-properties style:font-name="Arial1" officeooo:rsid="01d79c01"/>
    </style:style>
    <style:style style:name="T249" style:family="text">
      <style:text-properties style:font-name="Arial1" officeooo:rsid="01cf5156"/>
    </style:style>
    <style:style style:name="T250" style:family="text">
      <style:text-properties style:font-name="Arial1" officeooo:rsid="01dceeb2"/>
    </style:style>
    <style:style style:name="T251" style:family="text">
      <style:text-properties style:font-name="Arial1" officeooo:rsid="01cfdbe1"/>
    </style:style>
    <style:style style:name="T252" style:family="text">
      <style:text-properties style:font-name="Arial1" officeooo:rsid="01de16c2"/>
    </style:style>
    <style:style style:name="T253" style:family="text">
      <style:text-properties style:font-name="Arial1" officeooo:rsid="01df2c95"/>
    </style:style>
    <style:style style:name="T254" style:family="text">
      <style:text-properties style:font-name="Arial1" officeooo:rsid="01e063fc"/>
    </style:style>
    <style:style style:name="T255" style:family="text">
      <style:text-properties style:font-name="Arial1" officeooo:rsid="01e0a9c1"/>
    </style:style>
    <style:style style:name="T256" style:family="text">
      <style:text-properties style:font-name="Arial1" officeooo:rsid="01e1a4a7"/>
    </style:style>
    <style:style style:name="T257" style:family="text">
      <style:text-properties style:font-name="Arial1" officeooo:rsid="01e67963"/>
    </style:style>
    <style:style style:name="T258" style:family="text">
      <style:text-properties style:font-name="Arial1" officeooo:rsid="01e6fb15"/>
    </style:style>
    <style:style style:name="T259" style:family="text">
      <style:text-properties style:font-name="Arial1" officeooo:rsid="01e77897"/>
    </style:style>
    <style:style style:name="T260" style:family="text">
      <style:text-properties style:font-name="Arial1" officeooo:rsid="01e7a909"/>
    </style:style>
    <style:style style:name="T261" style:family="text">
      <style:text-properties style:font-name="Arial1" officeooo:rsid="01e8213d"/>
    </style:style>
    <style:style style:name="T262" style:family="text">
      <style:text-properties style:font-name="Arial1" officeooo:rsid="01e84689"/>
    </style:style>
    <style:style style:name="T263" style:family="text">
      <style:text-properties style:font-name="Arial1" officeooo:rsid="01e9bf57"/>
    </style:style>
    <style:style style:name="T264" style:family="text">
      <style:text-properties style:font-name="Arial1" officeooo:rsid="01e9c82b"/>
    </style:style>
    <style:style style:name="T265" style:family="text">
      <style:text-properties style:font-name="Arial1" officeooo:rsid="01ec821b"/>
    </style:style>
    <style:style style:name="T266" style:family="text">
      <style:text-properties style:font-name="Arial1" officeooo:rsid="01ec4a9c"/>
    </style:style>
    <style:style style:name="T267" style:family="text">
      <style:text-properties style:font-name="Arial1" officeooo:rsid="01f8dd9c"/>
    </style:style>
    <style:style style:name="T268" style:family="text">
      <style:text-properties style:font-name="Arial1" officeooo:rsid="02087243"/>
    </style:style>
    <style:style style:name="T269" style:family="text">
      <style:text-properties style:font-name="Arial1" officeooo:rsid="021970a5"/>
    </style:style>
    <style:style style:name="T270" style:family="text">
      <style:text-properties style:font-name="Arial1" officeooo:rsid="021bb406"/>
    </style:style>
    <style:style style:name="T271" style:family="text">
      <style:text-properties style:font-name="Arial1" officeooo:rsid="02262b1a"/>
    </style:style>
    <style:style style:name="T272" style:family="text">
      <style:text-properties style:font-name="Arial1" officeooo:rsid="009ef2f7"/>
    </style:style>
    <style:style style:name="T273" style:family="text">
      <style:text-properties style:font-name="Arial1" officeooo:rsid="024b1fbf"/>
    </style:style>
    <style:style style:name="T274" style:family="text">
      <style:text-properties style:font-name="Arial1" officeooo:rsid="024bea08"/>
    </style:style>
    <style:style style:name="T275" style:family="text">
      <style:text-properties style:font-name="Arial1" officeooo:rsid="024d8c4a"/>
    </style:style>
    <style:style style:name="T276" style:family="text">
      <style:text-properties officeooo:rsid="001814b7"/>
    </style:style>
    <style:style style:name="T277" style:family="text">
      <style:text-properties officeooo:rsid="00196191"/>
    </style:style>
    <style:style style:name="T278" style:family="text">
      <style:text-properties fo:font-weight="bold" officeooo:rsid="00188222" style:font-weight-asian="bold" style:font-weight-complex="bold"/>
    </style:style>
    <style:style style:name="T279" style:family="text">
      <style:text-properties fo:font-weight="bold" officeooo:rsid="007b5c12" style:font-weight-asian="bold" style:font-weight-complex="bold"/>
    </style:style>
    <style:style style:name="T280" style:family="text">
      <style:text-properties fo:font-weight="bold" officeooo:rsid="0087ec91" style:font-weight-asian="bold" style:font-weight-complex="bold"/>
    </style:style>
    <style:style style:name="T281" style:family="text">
      <style:text-properties fo:font-weight="bold" officeooo:rsid="00ab451b" style:font-weight-asian="bold" style:font-weight-complex="bold"/>
    </style:style>
    <style:style style:name="T282" style:family="text">
      <style:text-properties fo:font-weight="bold" officeooo:rsid="0252be86" style:font-weight-asian="bold" style:font-weight-complex="bold"/>
    </style:style>
    <style:style style:name="T283" style:family="text">
      <style:text-properties fo:font-weight="bold" officeooo:rsid="00a0e69c" style:font-weight-asian="bold" style:font-weight-complex="bold"/>
    </style:style>
    <style:style style:name="T284" style:family="text">
      <style:text-properties officeooo:rsid="001a35b4"/>
    </style:style>
    <style:style style:name="T285" style:family="text">
      <style:text-properties officeooo:rsid="001a424a"/>
    </style:style>
    <style:style style:name="T286" style:family="text">
      <style:text-properties officeooo:rsid="001abbba"/>
    </style:style>
    <style:style style:name="T287" style:family="text">
      <style:text-properties officeooo:rsid="001c7ac7"/>
    </style:style>
    <style:style style:name="T288" style:family="text">
      <style:text-properties style:font-name="Arial" officeooo:rsid="001c7ac7"/>
    </style:style>
    <style:style style:name="T289" style:family="text">
      <style:text-properties officeooo:rsid="001f3245"/>
    </style:style>
    <style:style style:name="T290" style:family="text">
      <style:text-properties officeooo:rsid="00251dd0"/>
    </style:style>
    <style:style style:name="T291" style:family="text">
      <style:text-properties officeooo:rsid="002b6aa2"/>
    </style:style>
    <style:style style:name="T292" style:family="text">
      <style:text-properties officeooo:rsid="0171a626"/>
    </style:style>
    <style:style style:name="T293" style:family="text">
      <style:text-properties officeooo:rsid="00460f2d"/>
    </style:style>
    <style:style style:name="T294" style:family="text">
      <style:text-properties officeooo:rsid="00475aa1"/>
    </style:style>
    <style:style style:name="T295" style:family="text">
      <style:text-properties officeooo:rsid="004e0a4c"/>
    </style:style>
    <style:style style:name="T296" style:family="text">
      <style:text-properties officeooo:rsid="004e2cd6"/>
    </style:style>
    <style:style style:name="T297" style:family="text">
      <style:text-properties officeooo:rsid="004f5c53"/>
    </style:style>
    <style:style style:name="T298" style:family="text">
      <style:text-properties officeooo:rsid="00508f51"/>
    </style:style>
    <style:style style:name="T299" style:family="text">
      <style:text-properties officeooo:rsid="00526aa2"/>
    </style:style>
    <style:style style:name="T300" style:family="text">
      <style:text-properties fo:font-style="italic" fo:font-weight="bold" officeooo:rsid="00188222" style:font-style-asian="italic" style:font-weight-asian="bold" style:font-style-complex="italic" style:font-weight-complex="bold"/>
    </style:style>
    <style:style style:name="T301" style:family="text">
      <style:text-properties fo:font-style="italic" fo:font-weight="bold" officeooo:rsid="00196191" style:font-style-asian="italic" style:font-weight-asian="bold" style:font-style-complex="italic" style:font-weight-complex="bold"/>
    </style:style>
    <style:style style:name="T302" style:family="text">
      <style:text-properties fo:font-style="italic" officeooo:rsid="006c4401" style:font-style-asian="italic" style:font-style-complex="italic"/>
    </style:style>
    <style:style style:name="T303" style:family="text">
      <style:text-properties fo:font-style="italic" officeooo:rsid="00dd9b7d" style:font-style-asian="italic" style:font-style-complex="italic"/>
    </style:style>
    <style:style style:name="T304" style:family="text">
      <style:text-properties fo:font-style="italic" officeooo:rsid="01a8e43c" style:font-style-asian="italic" style:font-style-complex="italic"/>
    </style:style>
    <style:style style:name="T305" style:family="text">
      <style:text-properties officeooo:rsid="00555349"/>
    </style:style>
    <style:style style:name="T306" style:family="text">
      <style:text-properties officeooo:rsid="0060d21c"/>
    </style:style>
    <style:style style:name="T307" style:family="text">
      <style:text-properties officeooo:rsid="0062f56e"/>
    </style:style>
    <style:style style:name="T308" style:family="text">
      <style:text-properties officeooo:rsid="00639cc4"/>
    </style:style>
    <style:style style:name="T309" style:family="text">
      <style:text-properties officeooo:rsid="0064168f"/>
    </style:style>
    <style:style style:name="T310" style:family="text">
      <style:text-properties officeooo:rsid="00658be7"/>
    </style:style>
    <style:style style:name="T311" style:family="text">
      <style:text-properties officeooo:rsid="0066d68b"/>
    </style:style>
    <style:style style:name="T312" style:family="text">
      <style:text-properties officeooo:rsid="0066e540"/>
    </style:style>
    <style:style style:name="T313" style:family="text">
      <style:text-properties officeooo:rsid="0069080f"/>
    </style:style>
    <style:style style:name="T314" style:family="text">
      <style:text-properties officeooo:rsid="006a923d"/>
    </style:style>
    <style:style style:name="T315" style:family="text">
      <style:text-properties officeooo:rsid="006c4401"/>
    </style:style>
    <style:style style:name="T316" style:family="text">
      <style:text-properties officeooo:rsid="006ddd9f"/>
    </style:style>
    <style:style style:name="T317" style:family="text">
      <style:text-properties officeooo:rsid="0070e02c"/>
    </style:style>
    <style:style style:name="T318" style:family="text">
      <style:text-properties officeooo:rsid="007281ab"/>
    </style:style>
    <style:style style:name="T319" style:family="text">
      <style:text-properties officeooo:rsid="0073aaac"/>
    </style:style>
    <style:style style:name="T320" style:family="text">
      <style:text-properties officeooo:rsid="007507ef"/>
    </style:style>
    <style:style style:name="T321" style:family="text">
      <style:text-properties officeooo:rsid="0075e607"/>
    </style:style>
    <style:style style:name="T322" style:family="text">
      <style:text-properties officeooo:rsid="0077d2f2"/>
    </style:style>
    <style:style style:name="T323" style:family="text">
      <style:text-properties officeooo:rsid="00791588"/>
    </style:style>
    <style:style style:name="T324" style:family="text">
      <style:text-properties officeooo:rsid="00791e6f"/>
    </style:style>
    <style:style style:name="T325" style:family="text">
      <style:text-properties officeooo:rsid="007b38cb"/>
    </style:style>
    <style:style style:name="T326" style:family="text">
      <style:text-properties officeooo:rsid="007b5c12"/>
    </style:style>
    <style:style style:name="T327" style:family="text">
      <style:text-properties officeooo:rsid="007d4f97"/>
    </style:style>
    <style:style style:name="T328" style:family="text">
      <style:text-properties officeooo:rsid="007e6c40"/>
    </style:style>
    <style:style style:name="T329" style:family="text">
      <style:text-properties officeooo:rsid="007f059a"/>
    </style:style>
    <style:style style:name="T330" style:family="text">
      <style:text-properties officeooo:rsid="00800b7c"/>
    </style:style>
    <style:style style:name="T331" style:family="text">
      <style:text-properties officeooo:rsid="00836afc"/>
    </style:style>
    <style:style style:name="T332" style:family="text">
      <style:text-properties officeooo:rsid="0084ee4b"/>
    </style:style>
    <style:style style:name="T333" style:family="text">
      <style:text-properties officeooo:rsid="008576b7"/>
    </style:style>
    <style:style style:name="T334" style:family="text">
      <style:text-properties officeooo:rsid="00865988"/>
    </style:style>
    <style:style style:name="T335" style:family="text">
      <style:text-properties officeooo:rsid="0087ec91"/>
    </style:style>
    <style:style style:name="T336" style:family="text">
      <style:text-properties officeooo:rsid="00880c0e"/>
    </style:style>
    <style:style style:name="T337" style:family="text">
      <style:text-properties officeooo:rsid="00892fd1"/>
    </style:style>
    <style:style style:name="T338" style:family="text">
      <style:text-properties officeooo:rsid="0089cc20"/>
    </style:style>
    <style:style style:name="T339" style:family="text">
      <style:text-properties officeooo:rsid="008b0ef7"/>
    </style:style>
    <style:style style:name="T340" style:family="text">
      <style:text-properties officeooo:rsid="008f29ae"/>
    </style:style>
    <style:style style:name="T341" style:family="text">
      <style:text-properties officeooo:rsid="008fc6e6"/>
    </style:style>
    <style:style style:name="T342" style:family="text">
      <style:text-properties officeooo:rsid="00910c8e"/>
    </style:style>
    <style:style style:name="T343" style:family="text">
      <style:text-properties officeooo:rsid="009173e7"/>
    </style:style>
    <style:style style:name="T344" style:family="text">
      <style:text-properties officeooo:rsid="00932fe2"/>
    </style:style>
    <style:style style:name="T345" style:family="text">
      <style:text-properties officeooo:rsid="00945281"/>
    </style:style>
    <style:style style:name="T346" style:family="text">
      <style:text-properties officeooo:rsid="00959865"/>
    </style:style>
    <style:style style:name="T347" style:family="text">
      <style:text-properties officeooo:rsid="00962418"/>
    </style:style>
    <style:style style:name="T348" style:family="text">
      <style:text-properties officeooo:rsid="009679f3"/>
    </style:style>
    <style:style style:name="T349" style:family="text">
      <style:text-properties officeooo:rsid="00978072"/>
    </style:style>
    <style:style style:name="T350" style:family="text">
      <style:text-properties officeooo:rsid="00995eaf"/>
    </style:style>
    <style:style style:name="T351" style:family="text">
      <style:text-properties officeooo:rsid="009b018c"/>
    </style:style>
    <style:style style:name="T352" style:family="text">
      <style:text-properties officeooo:rsid="009beebe"/>
    </style:style>
    <style:style style:name="T353" style:family="text">
      <style:text-properties officeooo:rsid="009d5cb3"/>
    </style:style>
    <style:style style:name="T354" style:family="text">
      <style:text-properties officeooo:rsid="009d8e25"/>
    </style:style>
    <style:style style:name="T355" style:family="text">
      <style:text-properties officeooo:rsid="009e8e8c"/>
    </style:style>
    <style:style style:name="T356" style:family="text">
      <style:text-properties officeooo:rsid="009ef2f7"/>
    </style:style>
    <style:style style:name="T357" style:family="text">
      <style:text-properties officeooo:rsid="009f4cc9"/>
    </style:style>
    <style:style style:name="T358" style:family="text">
      <style:text-properties officeooo:rsid="00a0e69c"/>
    </style:style>
    <style:style style:name="T359" style:family="text">
      <style:text-properties officeooo:rsid="00a1553c"/>
    </style:style>
    <style:style style:name="T360" style:family="text">
      <style:text-properties officeooo:rsid="00a280ba"/>
    </style:style>
    <style:style style:name="T361" style:family="text">
      <style:text-properties officeooo:rsid="00a3f696"/>
    </style:style>
    <style:style style:name="T362" style:family="text">
      <style:text-properties officeooo:rsid="00a3fe1d"/>
    </style:style>
    <style:style style:name="T363" style:family="text">
      <style:text-properties officeooo:rsid="00a53d8d"/>
    </style:style>
    <style:style style:name="T364" style:family="text">
      <style:text-properties officeooo:rsid="00a77caa"/>
    </style:style>
    <style:style style:name="T365" style:family="text">
      <style:text-properties officeooo:rsid="00a820b5"/>
    </style:style>
    <style:style style:name="T366" style:family="text">
      <style:text-properties officeooo:rsid="00a988a9"/>
    </style:style>
    <style:style style:name="T367" style:family="text">
      <style:text-properties officeooo:rsid="00ab451b"/>
    </style:style>
    <style:style style:name="T368" style:family="text">
      <style:text-properties officeooo:rsid="00ad32a9"/>
    </style:style>
    <style:style style:name="T369" style:family="text">
      <style:text-properties officeooo:rsid="00aee28f"/>
    </style:style>
    <style:style style:name="T370" style:family="text">
      <style:text-properties officeooo:rsid="00b0277b"/>
    </style:style>
    <style:style style:name="T371" style:family="text">
      <style:text-properties officeooo:rsid="00b0af2a"/>
    </style:style>
    <style:style style:name="T372" style:family="text">
      <style:text-properties officeooo:rsid="00b1c861"/>
    </style:style>
    <style:style style:name="T373" style:family="text">
      <style:text-properties officeooo:rsid="00b4ee99"/>
    </style:style>
    <style:style style:name="T374" style:family="text">
      <style:text-properties officeooo:rsid="00b5f072"/>
    </style:style>
    <style:style style:name="T375" style:family="text">
      <style:text-properties officeooo:rsid="00b6d28a"/>
    </style:style>
    <style:style style:name="T376" style:family="text">
      <style:text-properties officeooo:rsid="00b8cd34"/>
    </style:style>
    <style:style style:name="T377" style:family="text">
      <style:text-properties officeooo:rsid="00bcdc0f"/>
    </style:style>
    <style:style style:name="T378" style:family="text">
      <style:text-properties officeooo:rsid="00c000b9"/>
    </style:style>
    <style:style style:name="T379" style:family="text">
      <style:text-properties officeooo:rsid="00c19eb8"/>
    </style:style>
    <style:style style:name="T380" style:family="text">
      <style:text-properties officeooo:rsid="00c552da"/>
    </style:style>
    <style:style style:name="T381" style:family="text">
      <style:text-properties officeooo:rsid="00c5b4c0"/>
    </style:style>
    <style:style style:name="T382" style:family="text">
      <style:text-properties fo:font-weight="normal" officeooo:rsid="00a820b5" style:font-weight-asian="normal" style:font-weight-complex="normal"/>
    </style:style>
    <style:style style:name="T383" style:family="text">
      <style:text-properties fo:font-weight="normal" officeooo:rsid="00c5b4c0" style:font-weight-asian="normal" style:font-weight-complex="normal"/>
    </style:style>
    <style:style style:name="T384" style:family="text">
      <style:text-properties fo:font-weight="normal" officeooo:rsid="01d3687a" style:font-weight-asian="normal" style:font-weight-complex="normal"/>
    </style:style>
    <style:style style:name="T385" style:family="text">
      <style:text-properties officeooo:rsid="00cda1b9"/>
    </style:style>
    <style:style style:name="T386" style:family="text">
      <style:text-properties officeooo:rsid="00d0bba3"/>
    </style:style>
    <style:style style:name="T387" style:family="text">
      <style:text-properties officeooo:rsid="00d2224f"/>
    </style:style>
    <style:style style:name="T388" style:family="text">
      <style:text-properties officeooo:rsid="00d405a7"/>
    </style:style>
    <style:style style:name="T389" style:family="text">
      <style:text-properties officeooo:rsid="00d5b63b"/>
    </style:style>
    <style:style style:name="T390" style:family="text">
      <style:text-properties officeooo:rsid="00d72f2e"/>
    </style:style>
    <style:style style:name="T391" style:family="text">
      <style:text-properties officeooo:rsid="00d8cd35"/>
    </style:style>
    <style:style style:name="T392" style:family="text">
      <style:text-properties officeooo:rsid="00da64f4"/>
    </style:style>
    <style:style style:name="T393" style:family="text">
      <style:text-properties officeooo:rsid="00db4fb7"/>
    </style:style>
    <style:style style:name="T394" style:family="text">
      <style:text-properties officeooo:rsid="00db4fb7" fo:background-color="#00ffff" style:font-size-asian="10.5pt"/>
    </style:style>
    <style:style style:name="T395" style:family="text">
      <style:text-properties officeooo:rsid="00db4fb7" fo:background-color="#00ff00"/>
    </style:style>
    <style:style style:name="T396" style:family="text">
      <style:text-properties officeooo:rsid="00dd27ab"/>
    </style:style>
    <style:style style:name="T397" style:family="text">
      <style:text-properties officeooo:rsid="00dd9b7d"/>
    </style:style>
    <style:style style:name="T398" style:family="text">
      <style:text-properties officeooo:rsid="00dedf80"/>
    </style:style>
    <style:style style:name="T399" style:family="text">
      <style:text-properties officeooo:rsid="00e0c579"/>
    </style:style>
    <style:style style:name="T400" style:family="text">
      <style:text-properties officeooo:rsid="00e2ddfc"/>
    </style:style>
    <style:style style:name="T401" style:family="text">
      <style:text-properties officeooo:rsid="00e31603"/>
    </style:style>
    <style:style style:name="T402" style:family="text">
      <style:text-properties officeooo:rsid="00e50bbb"/>
    </style:style>
    <style:style style:name="T403" style:family="text">
      <style:text-properties officeooo:rsid="00e627ac"/>
    </style:style>
    <style:style style:name="T404" style:family="text">
      <style:text-properties officeooo:rsid="00e6a267"/>
    </style:style>
    <style:style style:name="T405" style:family="text">
      <style:text-properties officeooo:rsid="00e6fa52"/>
    </style:style>
    <style:style style:name="T406" style:family="text">
      <style:text-properties officeooo:rsid="00e89d87"/>
    </style:style>
    <style:style style:name="T407" style:family="text">
      <style:text-properties officeooo:rsid="00ec0038"/>
    </style:style>
    <style:style style:name="T408" style:family="text">
      <style:text-properties officeooo:rsid="00ec99d6"/>
    </style:style>
    <style:style style:name="T409" style:family="text">
      <style:text-properties officeooo:rsid="00ed2959"/>
    </style:style>
    <style:style style:name="T410" style:family="text">
      <style:text-properties officeooo:rsid="00ef974f"/>
    </style:style>
    <style:style style:name="T411" style:family="text">
      <style:text-properties officeooo:rsid="00f06611"/>
    </style:style>
    <style:style style:name="T412" style:family="text">
      <style:text-properties officeooo:rsid="00f0dc4b"/>
    </style:style>
    <style:style style:name="T413" style:family="text">
      <style:text-properties officeooo:rsid="00f181d5"/>
    </style:style>
    <style:style style:name="T414" style:family="text">
      <style:text-properties officeooo:rsid="00f1be68"/>
    </style:style>
    <style:style style:name="T415" style:family="text">
      <style:text-properties officeooo:rsid="00f26e2d"/>
    </style:style>
    <style:style style:name="T416" style:family="text">
      <style:text-properties officeooo:rsid="00f3924c"/>
    </style:style>
    <style:style style:name="T417" style:family="text">
      <style:text-properties officeooo:rsid="00f51825"/>
    </style:style>
    <style:style style:name="T418" style:family="text">
      <style:text-properties officeooo:rsid="00f5326c"/>
    </style:style>
    <style:style style:name="T419" style:family="text">
      <style:text-properties officeooo:rsid="00f6e160"/>
    </style:style>
    <style:style style:name="T420" style:family="text">
      <style:text-properties officeooo:rsid="00f7bc26"/>
    </style:style>
    <style:style style:name="T421" style:family="text">
      <style:text-properties officeooo:rsid="00f910cd"/>
    </style:style>
    <style:style style:name="T422" style:family="text">
      <style:text-properties officeooo:rsid="00fd0958"/>
    </style:style>
    <style:style style:name="T423" style:family="text">
      <style:text-properties officeooo:rsid="00feabfd"/>
    </style:style>
    <style:style style:name="T424" style:family="text">
      <style:text-properties officeooo:rsid="00ffa396"/>
    </style:style>
    <style:style style:name="T425" style:family="text">
      <style:text-properties officeooo:rsid="0100d809"/>
    </style:style>
    <style:style style:name="T426" style:family="text">
      <style:text-properties officeooo:rsid="01029380"/>
    </style:style>
    <style:style style:name="T427" style:family="text">
      <style:text-properties officeooo:rsid="01029380" fo:background-color="#ffff00"/>
    </style:style>
    <style:style style:name="T428" style:family="text">
      <style:text-properties officeooo:rsid="01029380" fo:background-color="#ff6633"/>
    </style:style>
    <style:style style:name="T429" style:family="text">
      <style:text-properties officeooo:rsid="00d8cd35" fo:background-color="#ff0000"/>
    </style:style>
    <style:style style:name="T430" style:family="text">
      <style:text-properties officeooo:rsid="0103ea48"/>
    </style:style>
    <style:style style:name="T431" style:family="text">
      <style:text-properties officeooo:rsid="010a1092"/>
    </style:style>
    <style:style style:name="T432" style:family="text">
      <style:text-properties officeooo:rsid="010b9a4e"/>
    </style:style>
    <style:style style:name="T433" style:family="text">
      <style:text-properties officeooo:rsid="010d166a"/>
    </style:style>
    <style:style style:name="T434" style:family="text">
      <style:text-properties officeooo:rsid="010dcd5d"/>
    </style:style>
    <style:style style:name="T435" style:family="text">
      <style:text-properties officeooo:rsid="010e92d8"/>
    </style:style>
    <style:style style:name="T436" style:family="text">
      <style:text-properties officeooo:rsid="010f9b28"/>
    </style:style>
    <style:style style:name="T437" style:family="text">
      <style:text-properties officeooo:rsid="0111623c"/>
    </style:style>
    <style:style style:name="T438" style:family="text">
      <style:text-properties officeooo:rsid="01124eff"/>
    </style:style>
    <style:style style:name="T439" style:family="text">
      <style:text-properties officeooo:rsid="01129652"/>
    </style:style>
    <style:style style:name="T440" style:family="text">
      <style:text-properties officeooo:rsid="011455e5"/>
    </style:style>
    <style:style style:name="T441" style:family="text">
      <style:text-properties officeooo:rsid="01151705"/>
    </style:style>
    <style:style style:name="T442" style:family="text">
      <style:text-properties officeooo:rsid="01191b63"/>
    </style:style>
    <style:style style:name="T443" style:family="text">
      <style:text-properties officeooo:rsid="01197222"/>
    </style:style>
    <style:style style:name="T444" style:family="text">
      <style:text-properties officeooo:rsid="011d1268"/>
    </style:style>
    <style:style style:name="T445" style:family="text">
      <style:text-properties officeooo:rsid="011d8d56"/>
    </style:style>
    <style:style style:name="T446" style:family="text">
      <style:text-properties officeooo:rsid="011e4539"/>
    </style:style>
    <style:style style:name="T447" style:family="text">
      <style:text-properties officeooo:rsid="011e5070"/>
    </style:style>
    <style:style style:name="T448" style:family="text">
      <style:text-properties officeooo:rsid="011f0142"/>
    </style:style>
    <style:style style:name="T449" style:family="text">
      <style:text-properties officeooo:rsid="0121019c"/>
    </style:style>
    <style:style style:name="T450" style:family="text">
      <style:text-properties officeooo:rsid="0122419b"/>
    </style:style>
    <style:style style:name="T451" style:family="text">
      <style:text-properties officeooo:rsid="01293c2b"/>
    </style:style>
    <style:style style:name="T452" style:family="text">
      <style:text-properties officeooo:rsid="012a9fb0"/>
    </style:style>
    <style:style style:name="T453" style:family="text">
      <style:text-properties officeooo:rsid="012bd15b"/>
    </style:style>
    <style:style style:name="T454" style:family="text">
      <style:text-properties officeooo:rsid="012c3138"/>
    </style:style>
    <style:style style:name="T455" style:family="text">
      <style:text-properties officeooo:rsid="012d86b4"/>
    </style:style>
    <style:style style:name="T456" style:family="text">
      <style:text-properties officeooo:rsid="012e42a8"/>
    </style:style>
    <style:style style:name="T457" style:family="text">
      <style:text-properties officeooo:rsid="012e7a84"/>
    </style:style>
    <style:style style:name="T458" style:family="text">
      <style:text-properties officeooo:rsid="01305e87"/>
    </style:style>
    <style:style style:name="T459" style:family="text">
      <style:text-properties officeooo:rsid="0133ab45"/>
    </style:style>
    <style:style style:name="T460" style:family="text">
      <style:text-properties officeooo:rsid="01345f4a"/>
    </style:style>
    <style:style style:name="T461" style:family="text">
      <style:text-properties officeooo:rsid="01348647"/>
    </style:style>
    <style:style style:name="T462" style:family="text">
      <style:text-properties officeooo:rsid="0134c92d"/>
    </style:style>
    <style:style style:name="T463" style:family="text">
      <style:text-properties officeooo:rsid="01355a6f"/>
    </style:style>
    <style:style style:name="T464" style:family="text">
      <style:text-properties officeooo:rsid="0136040c"/>
    </style:style>
    <style:style style:name="T465" style:family="text">
      <style:text-properties officeooo:rsid="0137baa8"/>
    </style:style>
    <style:style style:name="T466" style:family="text">
      <style:text-properties officeooo:rsid="013d4fc5"/>
    </style:style>
    <style:style style:name="T467" style:family="text">
      <style:text-properties officeooo:rsid="013f4881"/>
    </style:style>
    <style:style style:name="T468" style:family="text">
      <style:text-properties officeooo:rsid="013fe3d3"/>
    </style:style>
    <style:style style:name="T469" style:family="text">
      <style:text-properties officeooo:rsid="014024f5"/>
    </style:style>
    <style:style style:name="T470" style:family="text">
      <style:text-properties officeooo:rsid="0140b72d"/>
    </style:style>
    <style:style style:name="T471" style:family="text">
      <style:text-properties officeooo:rsid="01422a09"/>
    </style:style>
    <style:style style:name="T472" style:family="text">
      <style:text-properties officeooo:rsid="014313ae"/>
    </style:style>
    <style:style style:name="T473" style:family="text">
      <style:text-properties officeooo:rsid="0148089f"/>
    </style:style>
    <style:style style:name="T474" style:family="text">
      <style:text-properties officeooo:rsid="0148646a"/>
    </style:style>
    <style:style style:name="T475" style:family="text">
      <style:text-properties officeooo:rsid="0148e59c"/>
    </style:style>
    <style:style style:name="T476" style:family="text">
      <style:text-properties officeooo:rsid="014a18f8"/>
    </style:style>
    <style:style style:name="T477" style:family="text">
      <style:text-properties officeooo:rsid="014b1792"/>
    </style:style>
    <style:style style:name="T478" style:family="text">
      <style:text-properties officeooo:rsid="014b78f1"/>
    </style:style>
    <style:style style:name="T479" style:family="text">
      <style:text-properties officeooo:rsid="014d606a"/>
    </style:style>
    <style:style style:name="T480" style:family="text">
      <style:text-properties officeooo:rsid="014e9677"/>
    </style:style>
    <style:style style:name="T481" style:family="text">
      <style:text-properties officeooo:rsid="014f8771"/>
    </style:style>
    <style:style style:name="T482" style:family="text">
      <style:text-properties officeooo:rsid="0151b900"/>
    </style:style>
    <style:style style:name="T483" style:family="text">
      <style:text-properties officeooo:rsid="0155353c"/>
    </style:style>
    <style:style style:name="T484" style:family="text">
      <style:text-properties officeooo:rsid="0156c46f"/>
    </style:style>
    <style:style style:name="T485" style:family="text">
      <style:text-properties officeooo:rsid="0158026d"/>
    </style:style>
    <style:style style:name="T486" style:family="text">
      <style:text-properties officeooo:rsid="01588f5c"/>
    </style:style>
    <style:style style:name="T487" style:family="text">
      <style:text-properties officeooo:rsid="015a75ae"/>
    </style:style>
    <style:style style:name="T488" style:family="text">
      <style:text-properties officeooo:rsid="015b936f"/>
    </style:style>
    <style:style style:name="T489" style:family="text">
      <style:text-properties officeooo:rsid="015c1623"/>
    </style:style>
    <style:style style:name="T490" style:family="text">
      <style:text-properties officeooo:rsid="015c50bd"/>
    </style:style>
    <style:style style:name="T491" style:family="text">
      <style:text-properties officeooo:rsid="015ca5fd"/>
    </style:style>
    <style:style style:name="T492" style:family="text">
      <style:text-properties officeooo:rsid="015e7393"/>
    </style:style>
    <style:style style:name="T493" style:family="text">
      <style:text-properties officeooo:rsid="015f6ccb"/>
    </style:style>
    <style:style style:name="T494" style:family="text">
      <style:text-properties officeooo:rsid="01612059"/>
    </style:style>
    <style:style style:name="T495" style:family="text">
      <style:text-properties officeooo:rsid="01622e88"/>
    </style:style>
    <style:style style:name="T496" style:family="text">
      <style:text-properties officeooo:rsid="0163fffd"/>
    </style:style>
    <style:style style:name="T497" style:family="text">
      <style:text-properties officeooo:rsid="016546a2"/>
    </style:style>
    <style:style style:name="T498" style:family="text">
      <style:text-properties officeooo:rsid="0165da8f"/>
    </style:style>
    <style:style style:name="T499" style:family="text">
      <style:text-properties officeooo:rsid="01672372"/>
    </style:style>
    <style:style style:name="T500" style:family="text">
      <style:text-properties officeooo:rsid="016828f8"/>
    </style:style>
    <style:style style:name="T501" style:family="text">
      <style:text-properties officeooo:rsid="016846ff"/>
    </style:style>
    <style:style style:name="T502" style:family="text">
      <style:text-properties officeooo:rsid="0169e6df"/>
    </style:style>
    <style:style style:name="T503" style:family="text">
      <style:text-properties officeooo:rsid="016af2cf"/>
    </style:style>
    <style:style style:name="T504" style:family="text">
      <style:text-properties officeooo:rsid="016bd248"/>
    </style:style>
    <style:style style:name="T505" style:family="text">
      <style:text-properties officeooo:rsid="016f19a4"/>
    </style:style>
    <style:style style:name="T506" style:family="text">
      <style:text-properties officeooo:rsid="016fede5"/>
    </style:style>
    <style:style style:name="T507" style:family="text">
      <style:text-properties officeooo:rsid="0173a6f6"/>
    </style:style>
    <style:style style:name="T508" style:family="text">
      <style:text-properties officeooo:rsid="0173dc2e"/>
    </style:style>
    <style:style style:name="T509" style:family="text">
      <style:text-properties officeooo:rsid="0174eefc"/>
    </style:style>
    <style:style style:name="T510" style:family="text">
      <style:text-properties officeooo:rsid="0179876a"/>
    </style:style>
    <style:style style:name="T511" style:family="text">
      <style:text-properties officeooo:rsid="017a7405"/>
    </style:style>
    <style:style style:name="T512" style:family="text">
      <style:text-properties officeooo:rsid="017e637f"/>
    </style:style>
    <style:style style:name="T513" style:family="text">
      <style:text-properties officeooo:rsid="01852b23"/>
    </style:style>
    <style:style style:name="T514" style:family="text">
      <style:text-properties officeooo:rsid="018b2b54"/>
    </style:style>
    <style:style style:name="T515" style:family="text">
      <style:text-properties officeooo:rsid="018e80e3"/>
    </style:style>
    <style:style style:name="T516" style:family="text">
      <style:text-properties officeooo:rsid="01903b21"/>
    </style:style>
    <style:style style:name="T517" style:family="text">
      <style:text-properties officeooo:rsid="0192af39"/>
    </style:style>
    <style:style style:name="T518" style:family="text">
      <style:text-properties officeooo:rsid="0194aaa1"/>
    </style:style>
    <style:style style:name="T519" style:family="text">
      <style:text-properties style:font-name="Courier" officeooo:rsid="0194aaa1"/>
    </style:style>
    <style:style style:name="T520" style:family="text">
      <style:text-properties officeooo:rsid="01954056"/>
    </style:style>
    <style:style style:name="T521" style:family="text">
      <style:text-properties officeooo:rsid="0196eece"/>
    </style:style>
    <style:style style:name="T522" style:family="text">
      <style:text-properties officeooo:rsid="019898c4"/>
    </style:style>
    <style:style style:name="T523" style:family="text">
      <style:text-properties officeooo:rsid="0198bfcc"/>
    </style:style>
    <style:style style:name="T524" style:family="text">
      <style:text-properties officeooo:rsid="019a6029"/>
    </style:style>
    <style:style style:name="T525" style:family="text">
      <style:text-properties officeooo:rsid="019d8e32"/>
    </style:style>
    <style:style style:name="T526" style:family="text">
      <style:text-properties officeooo:rsid="01a03a45"/>
    </style:style>
    <style:style style:name="T527" style:family="text">
      <style:text-properties officeooo:rsid="01a23608"/>
    </style:style>
    <style:style style:name="T528" style:family="text">
      <style:text-properties officeooo:rsid="01a35a05"/>
    </style:style>
    <style:style style:name="T529" style:family="text">
      <style:text-properties officeooo:rsid="01a43647"/>
    </style:style>
    <style:style style:name="T530" style:family="text">
      <style:text-properties officeooo:rsid="01a5955b"/>
    </style:style>
    <style:style style:name="T531" style:family="text">
      <style:text-properties officeooo:rsid="01a74906"/>
    </style:style>
    <style:style style:name="T532" style:family="text">
      <style:text-properties officeooo:rsid="01a8e43c"/>
    </style:style>
    <style:style style:name="T533" style:family="text">
      <style:text-properties officeooo:rsid="01aaae16"/>
    </style:style>
    <style:style style:name="T534" style:family="text">
      <style:text-properties officeooo:rsid="01aaf1ce"/>
    </style:style>
    <style:style style:name="T535" style:family="text">
      <style:text-properties officeooo:rsid="01aba152"/>
    </style:style>
    <style:style style:name="T536" style:family="text">
      <style:text-properties officeooo:rsid="01ace959"/>
    </style:style>
    <style:style style:name="T537" style:family="text">
      <style:text-properties officeooo:rsid="01ad9485"/>
    </style:style>
    <style:style style:name="T538" style:family="text">
      <style:text-properties officeooo:rsid="01ae79c3"/>
    </style:style>
    <style:style style:name="T539" style:family="text">
      <style:text-properties officeooo:rsid="01aeb98d"/>
    </style:style>
    <style:style style:name="T540" style:family="text">
      <style:text-properties officeooo:rsid="01b039e4"/>
    </style:style>
    <style:style style:name="T541" style:family="text">
      <style:text-properties officeooo:rsid="01b146fd"/>
    </style:style>
    <style:style style:name="T542" style:family="text">
      <style:text-properties officeooo:rsid="01b3070f"/>
    </style:style>
    <style:style style:name="T543" style:family="text">
      <style:text-properties officeooo:rsid="01b48bfa"/>
    </style:style>
    <style:style style:name="T544" style:family="text">
      <style:text-properties officeooo:rsid="01b6c852"/>
    </style:style>
    <style:style style:name="T545" style:family="text">
      <style:text-properties officeooo:rsid="01b7ede2"/>
    </style:style>
    <style:style style:name="T546" style:family="text">
      <style:text-properties officeooo:rsid="01b8f49f"/>
    </style:style>
    <style:style style:name="T547" style:family="text">
      <style:text-properties officeooo:rsid="01bad6d3"/>
    </style:style>
    <style:style style:name="T548" style:family="text">
      <style:text-properties officeooo:rsid="01bb7ac8"/>
    </style:style>
    <style:style style:name="T549" style:family="text">
      <style:text-properties officeooo:rsid="01bc356f"/>
    </style:style>
    <style:style style:name="T550" style:family="text">
      <style:text-properties officeooo:rsid="01bc78a6"/>
    </style:style>
    <style:style style:name="T551" style:family="text">
      <style:text-properties officeooo:rsid="01becfc6"/>
    </style:style>
    <style:style style:name="T552" style:family="text">
      <style:text-properties officeooo:rsid="01bfd988"/>
    </style:style>
    <style:style style:name="T553" style:family="text">
      <style:text-properties officeooo:rsid="01c1b51f"/>
    </style:style>
    <style:style style:name="T554" style:family="text">
      <style:text-properties officeooo:rsid="01c381e8"/>
    </style:style>
    <style:style style:name="T555" style:family="text">
      <style:text-properties officeooo:rsid="01c514a5"/>
    </style:style>
    <style:style style:name="T556" style:family="text">
      <style:text-properties officeooo:rsid="01c5266a"/>
    </style:style>
    <style:style style:name="T557" style:family="text">
      <style:text-properties officeooo:rsid="01c623fb"/>
    </style:style>
    <style:style style:name="T558" style:family="text">
      <style:text-properties officeooo:rsid="01c77515"/>
    </style:style>
    <style:style style:name="T559" style:family="text">
      <style:text-properties officeooo:rsid="01c8382d"/>
    </style:style>
    <style:style style:name="T560" style:family="text">
      <style:text-properties officeooo:rsid="01c83eab"/>
    </style:style>
    <style:style style:name="T561" style:family="text">
      <style:text-properties officeooo:rsid="01c8d8ff"/>
    </style:style>
    <style:style style:name="T562" style:family="text">
      <style:text-properties officeooo:rsid="01c97b48"/>
    </style:style>
    <style:style style:name="T563" style:family="text">
      <style:text-properties officeooo:rsid="01cb7bd6"/>
    </style:style>
    <style:style style:name="T564" style:family="text">
      <style:text-properties officeooo:rsid="01cba2c3"/>
    </style:style>
    <style:style style:name="T565" style:family="text">
      <style:text-properties officeooo:rsid="01cccb0d"/>
    </style:style>
    <style:style style:name="T566" style:family="text">
      <style:text-properties officeooo:rsid="01ce5339"/>
    </style:style>
    <style:style style:name="T567" style:family="text">
      <style:text-properties officeooo:rsid="01cf5156"/>
    </style:style>
    <style:style style:name="T568" style:family="text">
      <style:text-properties officeooo:rsid="01d12221"/>
    </style:style>
    <style:style style:name="T569" style:family="text">
      <style:text-properties officeooo:rsid="01d25bf7"/>
    </style:style>
    <style:style style:name="T570" style:family="text">
      <style:text-properties officeooo:rsid="01d2c767"/>
    </style:style>
    <style:style style:name="T571" style:family="text">
      <style:text-properties officeooo:rsid="01d2ec83"/>
    </style:style>
    <style:style style:name="T572" style:family="text">
      <style:text-properties officeooo:rsid="01d3687a"/>
    </style:style>
    <style:style style:name="T573" style:family="text">
      <style:text-properties officeooo:rsid="01d4735f"/>
    </style:style>
    <style:style style:name="T574" style:family="text">
      <style:text-properties officeooo:rsid="01d628b5"/>
    </style:style>
    <style:style style:name="T575" style:family="text">
      <style:text-properties officeooo:rsid="01d79c01"/>
    </style:style>
    <style:style style:name="T576" style:family="text">
      <style:text-properties officeooo:rsid="01d8bcd5"/>
    </style:style>
    <style:style style:name="T577" style:family="text">
      <style:text-properties officeooo:rsid="01dad268"/>
    </style:style>
    <style:style style:name="T578" style:family="text">
      <style:text-properties officeooo:rsid="01db2054"/>
    </style:style>
    <style:style style:name="T579" style:family="text">
      <style:text-properties officeooo:rsid="01dceeb2"/>
    </style:style>
    <style:style style:name="T580" style:family="text">
      <style:text-properties officeooo:rsid="01de16c2"/>
    </style:style>
    <style:style style:name="T581" style:family="text">
      <style:text-properties officeooo:rsid="01df2c95"/>
    </style:style>
    <style:style style:name="T582" style:family="text">
      <style:text-properties officeooo:rsid="01dff52d"/>
    </style:style>
    <style:style style:name="T583" style:family="text">
      <style:text-properties officeooo:rsid="01e063fc"/>
    </style:style>
    <style:style style:name="T584" style:family="text">
      <style:text-properties officeooo:rsid="01e0a9c1"/>
    </style:style>
    <style:style style:name="T585" style:family="text">
      <style:text-properties officeooo:rsid="01e36aaa"/>
    </style:style>
    <style:style style:name="T586" style:family="text">
      <style:text-properties officeooo:rsid="01e51fb0"/>
    </style:style>
    <style:style style:name="T587" style:family="text">
      <style:text-properties officeooo:rsid="01e6f9bf"/>
    </style:style>
    <style:style style:name="T588" style:family="text">
      <style:text-properties officeooo:rsid="01ef3ad2"/>
    </style:style>
    <style:style style:name="T589" style:family="text">
      <style:text-properties officeooo:rsid="01f08964"/>
    </style:style>
    <style:style style:name="T590" style:family="text">
      <style:text-properties officeooo:rsid="01f4ef17"/>
    </style:style>
    <style:style style:name="T591" style:family="text">
      <style:text-properties officeooo:rsid="01f70333"/>
    </style:style>
    <style:style style:name="T592" style:family="text">
      <style:text-properties officeooo:rsid="01f8c279"/>
    </style:style>
    <style:style style:name="T593" style:family="text">
      <style:text-properties officeooo:rsid="01f8dd9c"/>
    </style:style>
    <style:style style:name="T594" style:family="text">
      <style:text-properties officeooo:rsid="01fdeddb"/>
    </style:style>
    <style:style style:name="T595" style:family="text">
      <style:text-properties officeooo:rsid="01fecd15"/>
    </style:style>
    <style:style style:name="T596" style:family="text">
      <style:text-properties officeooo:rsid="01ffffe9"/>
    </style:style>
    <style:style style:name="T597" style:family="text">
      <style:text-properties officeooo:rsid="0201f946"/>
    </style:style>
    <style:style style:name="T598" style:family="text">
      <style:text-properties officeooo:rsid="020314c4"/>
    </style:style>
    <style:style style:name="T599" style:family="text">
      <style:text-properties officeooo:rsid="0205c1f4"/>
    </style:style>
    <style:style style:name="T600" style:family="text">
      <style:text-properties officeooo:rsid="0208b87e"/>
    </style:style>
    <style:style style:name="T601" style:family="text">
      <style:text-properties officeooo:rsid="0209fe53"/>
    </style:style>
    <style:style style:name="T602" style:family="text">
      <style:text-properties officeooo:rsid="020a2182"/>
    </style:style>
    <style:style style:name="T603" style:family="text">
      <style:text-properties officeooo:rsid="020aedda"/>
    </style:style>
    <style:style style:name="T604" style:family="text">
      <style:text-properties officeooo:rsid="020c139a"/>
    </style:style>
    <style:style style:name="T605" style:family="text">
      <style:text-properties officeooo:rsid="020d5932"/>
    </style:style>
    <style:style style:name="T606" style:family="text">
      <style:text-properties officeooo:rsid="020ee585"/>
    </style:style>
    <style:style style:name="T607" style:family="text">
      <style:text-properties officeooo:rsid="02106d1b"/>
    </style:style>
    <style:style style:name="T608" style:family="text">
      <style:text-properties officeooo:rsid="02122336"/>
    </style:style>
    <style:style style:name="T609" style:family="text">
      <style:text-properties officeooo:rsid="0216d9b9"/>
    </style:style>
    <style:style style:name="T610" style:family="text">
      <style:text-properties officeooo:rsid="021970a5"/>
    </style:style>
    <style:style style:name="T611" style:family="text">
      <style:text-properties officeooo:rsid="021b2cc5"/>
    </style:style>
    <style:style style:name="T612" style:family="text">
      <style:text-properties officeooo:rsid="021d0dea"/>
    </style:style>
    <style:style style:name="T613" style:family="text">
      <style:text-properties officeooo:rsid="021db3ee"/>
    </style:style>
    <style:style style:name="T614" style:family="text">
      <style:text-properties officeooo:rsid="021e8e51"/>
    </style:style>
    <style:style style:name="T615" style:family="text">
      <style:text-properties officeooo:rsid="0222930f"/>
    </style:style>
    <style:style style:name="T616" style:family="text">
      <style:text-properties officeooo:rsid="02247039"/>
    </style:style>
    <style:style style:name="T617" style:family="text">
      <style:text-properties officeooo:rsid="02262b1a"/>
    </style:style>
    <style:style style:name="T618" style:family="text">
      <style:text-properties officeooo:rsid="0227e845"/>
    </style:style>
    <style:style style:name="T619" style:family="text">
      <style:text-properties officeooo:rsid="022b1e3a"/>
    </style:style>
    <style:style style:name="T620" style:family="text">
      <style:text-properties officeooo:rsid="02302314"/>
    </style:style>
    <style:style style:name="T621" style:family="text">
      <style:text-properties officeooo:rsid="0236a046"/>
    </style:style>
    <style:style style:name="T622" style:family="text">
      <style:text-properties officeooo:rsid="023796cb"/>
    </style:style>
    <style:style style:name="T623" style:family="text">
      <style:text-properties officeooo:rsid="023aa7e6"/>
    </style:style>
    <style:style style:name="T624" style:family="text">
      <style:text-properties officeooo:rsid="023c6990"/>
    </style:style>
    <style:style style:name="T625" style:family="text">
      <style:text-properties officeooo:rsid="023d427b"/>
    </style:style>
    <style:style style:name="T626" style:family="text">
      <style:text-properties officeooo:rsid="023fc84e"/>
    </style:style>
    <style:style style:name="T627" style:family="text">
      <style:text-properties officeooo:rsid="02406070"/>
    </style:style>
    <style:style style:name="T628" style:family="text">
      <style:text-properties officeooo:rsid="02425c54"/>
    </style:style>
    <style:style style:name="T629" style:family="text">
      <style:text-properties officeooo:rsid="0243675a"/>
    </style:style>
    <style:style style:name="T630" style:family="text">
      <style:text-properties officeooo:rsid="0244c020"/>
    </style:style>
    <style:style style:name="T631" style:family="text">
      <style:text-properties officeooo:rsid="02454dd3"/>
    </style:style>
    <style:style style:name="T632" style:family="text">
      <style:text-properties officeooo:rsid="0247403e"/>
    </style:style>
    <style:style style:name="T633" style:family="text">
      <style:text-properties officeooo:rsid="0248ff4b"/>
    </style:style>
    <style:style style:name="T634" style:family="text">
      <style:text-properties officeooo:rsid="024966fd"/>
    </style:style>
    <style:style style:name="T635" style:family="text">
      <style:text-properties officeooo:rsid="0249d8ba"/>
    </style:style>
    <style:style style:name="T636" style:family="text">
      <style:text-properties officeooo:rsid="024a894e"/>
    </style:style>
    <style:style style:name="T637" style:family="text">
      <style:text-properties officeooo:rsid="024b1fbf"/>
    </style:style>
    <style:style style:name="T638" style:family="text">
      <style:text-properties officeooo:rsid="024d8c4a"/>
    </style:style>
    <style:style style:name="T639" style:family="text">
      <style:text-properties officeooo:rsid="02501c0f"/>
    </style:style>
    <style:style style:name="T640" style:family="text">
      <style:text-properties officeooo:rsid="02515462"/>
    </style:style>
    <style:style style:name="T641" style:family="text">
      <style:text-properties officeooo:rsid="0252be86"/>
    </style:style>
    <style:style style:name="T642" style:family="text">
      <style:text-properties officeooo:rsid="02541624"/>
    </style:style>
    <style:style style:name="T643" style:family="text">
      <style:text-properties officeooo:rsid="0254b7a8"/>
    </style:style>
    <style:style style:name="T644" style:family="text">
      <style:text-properties officeooo:rsid="0255747c"/>
    </style:style>
    <style:style style:name="T645" style:family="text">
      <style:text-properties officeooo:rsid="02567fe5"/>
    </style:style>
    <style:style style:name="T646" style:family="text">
      <style:text-properties officeooo:rsid="0257fef3"/>
    </style:style>
    <style:style style:name="T647" style:family="text">
      <style:text-properties officeooo:rsid="025952a4"/>
    </style:style>
    <style:style style:name="T648" style:family="text">
      <style:text-properties officeooo:rsid="025b3120"/>
    </style:style>
    <style:style style:name="T649" style:family="text">
      <style:text-properties officeooo:rsid="025d4778"/>
    </style:style>
    <style:style style:name="T650" style:family="text">
      <style:text-properties officeooo:rsid="025e5f8f"/>
    </style:style>
    <style:style style:name="T651" style:family="text">
      <style:text-properties officeooo:rsid="025f7fa6"/>
    </style:style>
    <style:style style:name="T652" style:family="text">
      <style:text-properties officeooo:rsid="02653d22"/>
    </style:style>
    <style:style style:name="T653" style:family="text">
      <style:text-properties officeooo:rsid="0265a771"/>
    </style:style>
    <style:style style:name="T654" style:family="text">
      <style:text-properties officeooo:rsid="02675342"/>
    </style:style>
    <style:style style:name="T655" style:family="text">
      <style:text-properties officeooo:rsid="026a239e"/>
    </style:style>
    <style:style style:name="T656" style:family="text">
      <style:text-properties officeooo:rsid="026b568b"/>
    </style:style>
    <style:style style:name="T657" style:family="text">
      <style:text-properties officeooo:rsid="026bd2d9"/>
    </style:style>
    <style:style style:name="T658" style:family="text">
      <style:text-properties officeooo:rsid="026cfca8"/>
    </style:style>
    <style:style style:name="T659" style:family="text">
      <style:text-properties officeooo:rsid="026e9566"/>
    </style:style>
    <style:style style:name="T660" style:family="text">
      <style:text-properties officeooo:rsid="026e9cbe"/>
    </style:style>
    <style:style style:name="T661" style:family="text">
      <style:text-properties officeooo:rsid="026f6c40"/>
    </style:style>
    <style:style style:name="T662" style:family="text">
      <style:text-properties officeooo:rsid="02719162"/>
    </style:style>
    <style:style style:name="T663" style:family="text">
      <style:text-properties officeooo:rsid="0272ce88"/>
    </style:style>
    <style:style style:name="T664" style:family="text">
      <style:text-properties officeooo:rsid="02730f20"/>
    </style:style>
    <style:style style:name="T665" style:family="text">
      <style:text-properties officeooo:rsid="02768ed3"/>
    </style:style>
    <style:style style:name="T666" style:family="text">
      <style:text-properties officeooo:rsid="0279236c"/>
    </style:style>
    <style:style style:name="T667" style:family="text">
      <style:text-properties officeooo:rsid="027c4e8b"/>
    </style:style>
    <style:style style:name="T668" style:family="text">
      <style:text-properties officeooo:rsid="027cf9e3"/>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31"><text:a xlink:type="simple" xlink:href="#__RefHeading__17120_1744125074" text:style-name="Index_20_Link" text:visited-style-name="Index_20_Link">Notices<text:tab/>3</text:a></text:p>
          <text:p text:style-name="P731"><text:a xlink:type="simple" xlink:href="#__RefHeading__105_967572575" text:style-name="Index_20_Link" text:visited-style-name="Index_20_Link">Introduction<text:tab/>3</text:a></text:p>
          <text:p text:style-name="P737"><text:a xlink:type="simple" xlink:href="#__RefHeading__211_967572575" text:style-name="Index_20_Link" text:visited-style-name="Index_20_Link">General Source Conventions<text:tab/>4</text:a></text:p>
          <text:p text:style-name="P737"><text:a xlink:type="simple" xlink:href="#__RefHeading__317_967572575" text:style-name="Index_20_Link" text:visited-style-name="Index_20_Link">Term Definitions<text:tab/>4</text:a></text:p>
          <text:p text:style-name="P731"><text:a xlink:type="simple" xlink:href="#__RefHeading__3966_80978881" text:style-name="Index_20_Link" text:visited-style-name="Index_20_Link">Summary Reference<text:tab/>5</text:a></text:p>
          <text:p text:style-name="P737"><text:a xlink:type="simple" xlink:href="#__RefHeading__17122_1744125074" text:style-name="Index_20_Link" text:visited-style-name="Index_20_Link">Disabled Wait States<text:tab/>5</text:a></text:p>
          <text:p text:style-name="P737"><text:a xlink:type="simple" xlink:href="#__RefHeading__3609_80978881" text:style-name="Index_20_Link" text:visited-style-name="Index_20_Link">SRCASM Files<text:tab/>6</text:a></text:p>
          <text:p text:style-name="P737"><text:a xlink:type="simple" xlink:href="#__RefHeading__17332_17441250741" text:style-name="Index_20_Link" text:visited-style-name="Index_20_Link">Components<text:tab/>6</text:a></text:p>
          <text:p text:style-name="P737"><text:a xlink:type="simple" xlink:href="#__RefHeading__3968_80978881" text:style-name="Index_20_Link" text:visited-style-name="Index_20_Link">Architecture Levels<text:tab/>8</text:a></text:p>
          <text:p text:style-name="P737"><text:a xlink:type="simple" xlink:href="#__RefHeading__3970_80978881" text:style-name="Index_20_Link" text:visited-style-name="Index_20_Link">Operation Synonyms<text:tab/>10</text:a></text:p>
          <text:p text:style-name="P731"><text:a xlink:type="simple" xlink:href="#__RefHeading__3487_80978881" text:style-name="Index_20_Link" text:visited-style-name="Index_20_Link">Assembler Source Structure<text:tab/>12</text:a></text:p>
          <text:p text:style-name="P737"><text:a xlink:type="simple" xlink:href="#__RefHeading__5365_1208719969" text:style-name="Index_20_Link" text:visited-style-name="Index_20_Link">SATK Use Cases<text:tab/>12</text:a></text:p>
          <text:p text:style-name="P734"><text:a xlink:type="simple" xlink:href="#__RefHeading__10413_2068345847" text:style-name="Index_20_Link" text:visited-style-name="Index_20_Link">Supported Run-time Environment<text:tab/>14</text:a></text:p>
          <text:p text:style-name="P734"><text:a xlink:type="simple" xlink:href="#__RefHeading__28518_2088449600" text:style-name="Index_20_Link" text:visited-style-name="Index_20_Link">Memory Usage<text:tab/>15</text:a></text:p>
          <text:p text:style-name="P737"><text:a xlink:type="simple" xlink:href="#__RefHeading__3489_80978881" text:style-name="Index_20_Link" text:visited-style-name="Index_20_Link">Local Modifications<text:tab/>15</text:a></text:p>
          <text:p text:style-name="P731"><text:a xlink:type="simple" xlink:href="#__RefHeading__5511_1208719969" text:style-name="Index_20_Link" text:visited-style-name="Index_20_Link">satk.mac<text:tab/>17</text:a></text:p>
          <text:p text:style-name="P737"><text:a xlink:type="simple" xlink:href="#__RefHeading__5682_1208719969" text:style-name="Index_20_Link" text:visited-style-name="Index_20_Link">Architecture Sensitivity<text:tab/>17</text:a></text:p>
          <text:p text:style-name="P734"><text:a xlink:type="simple" xlink:href="#__RefHeading__5756_758912113" text:style-name="Index_20_Link" text:visited-style-name="Index_20_Link">APROB<text:tab/>18</text:a></text:p>
          <text:p text:style-name="P734"><text:a xlink:type="simple" xlink:href="#__RefHeading__10903_549968549" text:style-name="Index_20_Link" text:visited-style-name="Index_20_Link">ANTR<text:tab/>18</text:a></text:p>
          <text:p text:style-name="P734"><text:a xlink:type="simple" xlink:href="#__RefHeading__5758_758912113" text:style-name="Index_20_Link" text:visited-style-name="Index_20_Link">ARCHIND<text:tab/>19</text:a></text:p>
          <text:p text:style-name="P734"><text:a xlink:type="simple" xlink:href="#__RefHeading__5760_758912113" text:style-name="Index_20_Link" text:visited-style-name="Index_20_Link">ARCHLVL<text:tab/>19</text:a></text:p>
          <text:p text:style-name="P733"><text:a xlink:type="simple" xlink:href="#__RefHeading__5684_1208719969" text:style-name="Index_20_Link" text:visited-style-name="Index_20_Link">Assembly Time<text:tab/>19</text:a></text:p>
          <text:p text:style-name="P732"><text:a xlink:type="simple" xlink:href="#__RefHeading__5686_1208719969" text:style-name="Index_20_Link" text:visited-style-name="Index_20_Link">ESA/390 Considerations<text:tab/>20</text:a></text:p>
          <text:p text:style-name="P732"><text:a xlink:type="simple" xlink:href="#__RefHeading__5690_1208719969" text:style-name="Index_20_Link" text:visited-style-name="Index_20_Link">Overriding the XMODE PSW Setting<text:tab/>20</text:a></text:p>
          <text:p text:style-name="P733"><text:a xlink:type="simple" xlink:href="#__RefHeading__5692_1208719969" text:style-name="Index_20_Link" text:visited-style-name="Index_20_Link">Run Time<text:tab/>20</text:a></text:p>
          <text:p text:style-name="P734"><text:a xlink:type="simple" xlink:href="#__RefHeading__10421_1596364895" text:style-name="Index_20_Link" text:visited-style-name="Index_20_Link">POINTER<text:tab/>20</text:a></text:p>
          <text:p text:style-name="P737"><text:a xlink:type="simple" xlink:href="#__RefHeading__6405_1986029414" text:style-name="Index_20_Link" text:visited-style-name="Index_20_Link">Defining Structures<text:tab/>20</text:a></text:p>
          <text:p text:style-name="P734"><text:a xlink:type="simple" xlink:href="#__RefHeading__6407_1986029414" text:style-name="Index_20_Link" text:visited-style-name="Index_20_Link">ASAREA<text:tab/>21</text:a></text:p>
          <text:p text:style-name="P734"><text:a xlink:type="simple" xlink:href="#__RefHeading__6409_1986029414" text:style-name="Index_20_Link" text:visited-style-name="Index_20_Link">ASAZAREA<text:tab/>21</text:a></text:p>
          <text:p text:style-name="P734"><text:a xlink:type="simple" xlink:href="#__RefHeading__6411_1986029414" text:style-name="Index_20_Link" text:visited-style-name="Index_20_Link">DSECTS<text:tab/>21</text:a></text:p>
          <text:p text:style-name="P734"><text:a xlink:type="simple" xlink:href="#__RefHeading__6413_1986029414" text:style-name="Index_20_Link" text:visited-style-name="Index_20_Link">IOCBDS<text:tab/>22</text:a></text:p>
          <text:p text:style-name="P734"><text:a xlink:type="simple" xlink:href="#__RefHeading__6415_1986029414" text:style-name="Index_20_Link" text:visited-style-name="Index_20_Link">IOFMT<text:tab/>22</text:a></text:p>
          <text:p text:style-name="P734"><text:a xlink:type="simple" xlink:href="#__RefHeading__6417_1986029414" text:style-name="Index_20_Link" text:visited-style-name="Index_20_Link">PSWFMT<text:tab/>23</text:a></text:p>
          <text:p text:style-name="P737"><text:a xlink:type="simple" xlink:href="#__RefHeading__6126_758912113" text:style-name="Index_20_Link" text:visited-style-name="Index_20_Link">Changing Architecture Mode and Processor Signaling<text:tab/>23</text:a></text:p>
          <text:p text:style-name="P734"><text:a xlink:type="simple" xlink:href="#__RefHeading__7292_59040725" text:style-name="Index_20_Link" text:visited-style-name="Index_20_Link">Side-Effects of Architecture-Mode Changes<text:tab/>23</text:a></text:p>
          <text:p text:style-name="P734"><text:a xlink:type="simple" xlink:href="#__RefHeading__7294_59040725" text:style-name="Index_20_Link" text:visited-style-name="Index_20_Link">Side-Effects of Address-Mode Changes<text:tab/>24</text:a></text:p>
          <text:p text:style-name="P734"><text:a xlink:type="simple" xlink:href="#__RefHeading__6128_758912113" text:style-name="Index_20_Link" text:visited-style-name="Index_20_Link">ESA390<text:tab/>25</text:a></text:p>
          <text:p text:style-name="P734"><text:a xlink:type="simple" xlink:href="#__RefHeading__6130_758912113" text:style-name="Index_20_Link" text:visited-style-name="Index_20_Link">SIGCPU<text:tab/>26</text:a></text:p>
          <text:p text:style-name="P734"><text:a xlink:type="simple" xlink:href="#__RefHeading__6132_758912113" text:style-name="Index_20_Link" text:visited-style-name="Index_20_Link">ZARCH<text:tab/>26</text:a></text:p>
          <text:p text:style-name="P734"><text:a xlink:type="simple" xlink:href="#__RefHeading__7296_59040725" text:style-name="Index_20_Link" text:visited-style-name="Index_20_Link">ZEROH<text:tab/>26</text:a></text:p>
          <text:p text:style-name="P734"><text:a xlink:type="simple" xlink:href="#__RefHeading__7298_59040725" text:style-name="Index_20_Link" text:visited-style-name="Index_20_Link">ZEROL<text:tab/>26</text:a></text:p>
          <text:p text:style-name="P734"><text:a xlink:type="simple" xlink:href="#__RefHeading__7300_59040725" text:style-name="Index_20_Link" text:visited-style-name="Index_20_Link">ZEROLH<text:tab/>26</text:a></text:p>
          <text:p text:style-name="P734"><text:a xlink:type="simple" xlink:href="#__RefHeading__7302_59040725" text:style-name="Index_20_Link" text:visited-style-name="Index_20_Link">ZEROLL<text:tab/>26</text:a></text:p>
          <text:p text:style-name="P737"><text:soft-page-break/><text:a xlink:type="simple" xlink:href="#__RefHeading__6398_399229864" text:style-name="Index_20_Link" text:visited-style-name="Index_20_Link">Terminating the Program<text:tab/>26</text:a></text:p>
          <text:p text:style-name="P734"><text:a xlink:type="simple" xlink:href="#__RefHeading__6400_399229864" text:style-name="Index_20_Link" text:visited-style-name="Index_20_Link">DWAIT<text:tab/>27</text:a></text:p>
          <text:p text:style-name="P734"><text:a xlink:type="simple" xlink:href="#__RefHeading__6402_399229864" text:style-name="Index_20_Link" text:visited-style-name="Index_20_Link">DWAITEND<text:tab/>27</text:a></text:p>
          <text:p text:style-name="P737"><text:a xlink:type="simple" xlink:href="#__RefHeading__6986_608745202" text:style-name="Index_20_Link" text:visited-style-name="Index_20_Link">Flying Without a Net<text:tab/>27</text:a></text:p>
          <text:p text:style-name="P734"><text:a xlink:type="simple" xlink:href="#__RefHeading__6988_608745202" text:style-name="Index_20_Link" text:visited-style-name="Index_20_Link">TRAPS<text:tab/>28</text:a></text:p>
          <text:p text:style-name="P734"><text:a xlink:type="simple" xlink:href="#__RefHeading__6990_608745202" text:style-name="Index_20_Link" text:visited-style-name="Index_20_Link">TRAP64<text:tab/>29</text:a></text:p>
          <text:p text:style-name="P734"><text:a xlink:type="simple" xlink:href="#__RefHeading__6992_608745202" text:style-name="Index_20_Link" text:visited-style-name="Index_20_Link">TRAP128<text:tab/>29</text:a></text:p>
          <text:p text:style-name="P734"><text:a xlink:type="simple" xlink:href="#__RefHeading__7808_1857587954" text:style-name="Index_20_Link" text:visited-style-name="Index_20_Link">ASALOAD<text:tab/>29</text:a></text:p>
          <text:p text:style-name="P734"><text:a xlink:type="simple" xlink:href="#__RefHeading__7810_1857587954" text:style-name="Index_20_Link" text:visited-style-name="Index_20_Link">ASAIPL<text:tab/>30</text:a></text:p>
          <text:p text:style-name="P734"><text:a xlink:type="simple" xlink:href="#__RefHeading__8156_1857587954" text:style-name="Index_20_Link" text:visited-style-name="Index_20_Link">CPUWAIT<text:tab/>30</text:a></text:p>
          <text:p text:style-name="P737"><text:a xlink:type="simple" xlink:href="#__RefHeading__8158_1857587954" text:style-name="Index_20_Link" text:visited-style-name="Index_20_Link">Performing Input/Output Operations<text:tab/>32</text:a></text:p>
          <text:p text:style-name="P734"><text:a xlink:type="simple" xlink:href="#__RefHeading__8775_2077941554" text:style-name="Index_20_Link" text:visited-style-name="Index_20_Link">IOCB Structure<text:tab/>34</text:a></text:p>
          <text:p text:style-name="P734"><text:a xlink:type="simple" xlink:href="#__RefHeading__9631_576182456" text:style-name="Index_20_Link" text:visited-style-name="Index_20_Link">Using the Input/Output Macros<text:tab/>36</text:a></text:p>
          <text:p text:style-name="P733"><text:a xlink:type="simple" xlink:href="#__RefHeading__9633_576182456" text:style-name="Index_20_Link" text:visited-style-name="Index_20_Link">Step 1 – Define the Input/Output Structures to the Assembly<text:tab/>36</text:a></text:p>
          <text:p text:style-name="P733"><text:a xlink:type="simple" xlink:href="#__RefHeading__9635_576182456" text:style-name="Index_20_Link" text:visited-style-name="Index_20_Link">Step 2 – Assemble Device Definitions<text:tab/>37</text:a></text:p>
          <text:p text:style-name="P733"><text:a xlink:type="simple" xlink:href="#__RefHeading__9637_576182456" text:style-name="Index_20_Link" text:visited-style-name="Index_20_Link">Step 3 – Prepare the CPU for Input/Output Operations<text:tab/>37</text:a></text:p>
          <text:p text:style-name="P733"><text:a xlink:type="simple" xlink:href="#__RefHeading__9639_576182456" text:style-name="Index_20_Link" text:visited-style-name="Index_20_Link">Step 4 – Enable Each Device for Input/Output Operations<text:tab/>37</text:a></text:p>
          <text:p text:style-name="P733"><text:a xlink:type="simple" xlink:href="#__RefHeading__9641_576182456" text:style-name="Index_20_Link" text:visited-style-name="Index_20_Link">Step 5 – Perform an Input/Output Operation<text:tab/>37</text:a></text:p>
          <text:p text:style-name="P733"><text:a xlink:type="simple" xlink:href="#__RefHeading__9747_576182456" text:style-name="Index_20_Link" text:visited-style-name="Index_20_Link">Step 6 – Detect Device Attention or Other Event<text:tab/>38</text:a></text:p>
          <text:p text:style-name="P734"><text:a xlink:type="simple" xlink:href="#__RefHeading__9898_1000022484" text:style-name="Index_20_Link" text:visited-style-name="Index_20_Link">Channel Input/Output Considerations<text:tab/>38</text:a></text:p>
          <text:p text:style-name="P733"><text:a xlink:type="simple" xlink:href="#__RefHeading__10181_1000022484" text:style-name="Index_20_Link" text:visited-style-name="Index_20_Link">IOCB<text:tab/>38</text:a></text:p>
          <text:p text:style-name="P733"><text:a xlink:type="simple" xlink:href="#__RefHeading__9900_1000022484" text:style-name="Index_20_Link" text:visited-style-name="Index_20_Link">IOINIT<text:tab/>38</text:a></text:p>
          <text:p text:style-name="P732"><text:a xlink:type="simple" xlink:href="#__RefHeading__9902_1000022484" text:style-name="Index_20_Link" text:visited-style-name="Index_20_Link">Managing I/O Interrupts on System/370 in EC mode or System/380<text:tab/>38</text:a></text:p>
          <text:p text:style-name="P732"><text:a xlink:type="simple" xlink:href="#__RefHeading__9904_1000022484" text:style-name="Index_20_Link" text:visited-style-name="Index_20_Link">Managing I/O Interrupts on System/370 in BC Mode<text:tab/>39</text:a></text:p>
          <text:p text:style-name="P732"><text:a xlink:type="simple" xlink:href="#__RefHeading__9906_1000022484" text:style-name="Index_20_Link" text:visited-style-name="Index_20_Link">Managing I/O Interrupts on System/360<text:tab/>39</text:a></text:p>
          <text:p text:style-name="P733"><text:a xlink:type="simple" xlink:href="#__RefHeading__10183_1000022484" text:style-name="Index_20_Link" text:visited-style-name="Index_20_Link">RAWIO<text:tab/>39</text:a></text:p>
          <text:p text:style-name="P733"><text:a xlink:type="simple" xlink:href="#__RefHeading__10185_1000022484" text:style-name="Index_20_Link" text:visited-style-name="Index_20_Link">RAWAIT<text:tab/>39</text:a></text:p>
          <text:p text:style-name="P734"><text:a xlink:type="simple" xlink:href="#__RefHeading__10187_1000022484" text:style-name="Index_20_Link" text:visited-style-name="Index_20_Link">Channel Subsystem Considerations<text:tab/>40</text:a></text:p>
          <text:p text:style-name="P733"><text:a xlink:type="simple" xlink:href="#__RefHeading__10189_1000022484" text:style-name="Index_20_Link" text:visited-style-name="Index_20_Link">IOCB<text:tab/>40</text:a></text:p>
          <text:p text:style-name="P733"><text:a xlink:type="simple" xlink:href="#__RefHeading__10191_1000022484" text:style-name="Index_20_Link" text:visited-style-name="Index_20_Link">IONIT<text:tab/>40</text:a></text:p>
          <text:p text:style-name="P732"><text:a xlink:type="simple" xlink:href="#__RefHeading__10193_1000022484" text:style-name="Index_20_Link" text:visited-style-name="Index_20_Link">Managing Subchannel Interruptions<text:tab/>40</text:a></text:p>
          <text:p text:style-name="P733"><text:a xlink:type="simple" xlink:href="#__RefHeading__10195_1000022484" text:style-name="Index_20_Link" text:visited-style-name="Index_20_Link">ENADEV<text:tab/>41</text:a></text:p>
          <text:p text:style-name="P733"><text:a xlink:type="simple" xlink:href="#__RefHeading__10197_1000022484" text:style-name="Index_20_Link" text:visited-style-name="Index_20_Link">RAWIO<text:tab/>41</text:a></text:p>
          <text:p text:style-name="P733"><text:a xlink:type="simple" xlink:href="#__RefHeading__10199_1000022484" text:style-name="Index_20_Link" text:visited-style-name="Index_20_Link">RAWAIT<text:tab/>42</text:a></text:p>
          <text:p text:style-name="P731"><text:a xlink:type="simple" xlink:href="#__RefHeading__1332_576255753" text:style-name="Index_20_Link" text:visited-style-name="Index_20_Link">function.mac<text:tab/>43</text:a></text:p>
          <text:p text:style-name="P737"><text:a xlink:type="simple" xlink:href="#__RefHeading__1618_339247031" text:style-name="Index_20_Link" text:visited-style-name="Index_20_Link">Why Functions?<text:tab/>43</text:a></text:p>
          <text:p text:style-name="P737"><text:a xlink:type="simple" xlink:href="#__RefHeading__10944_1071145159" text:style-name="Index_20_Link" text:visited-style-name="Index_20_Link">The Stack Frame<text:tab/>44</text:a></text:p>
          <text:p text:style-name="P734"><text:a xlink:type="simple" xlink:href="#__RefHeading__10946_1071145159" text:style-name="Index_20_Link" text:visited-style-name="Index_20_Link">Register Usage<text:tab/>45</text:a></text:p>
          <text:p text:style-name="P734"><text:a xlink:type="simple" xlink:href="#__RefHeading__10948_1071145159" text:style-name="Index_20_Link" text:visited-style-name="Index_20_Link">SATK Function Register Conventions<text:tab/>46</text:a></text:p>
          <text:p text:style-name="P733"><text:a xlink:type="simple" xlink:href="#__RefHeading__2034_3141137261" text:style-name="Index_20_Link" text:visited-style-name="Index_20_Link">R2-R5<text:tab/>47</text:a></text:p>
          <text:p text:style-name="P733"><text:a xlink:type="simple" xlink:href="#__RefHeading__1916_3141137261" text:style-name="Index_20_Link" text:visited-style-name="Index_20_Link">R12<text:tab/>47</text:a></text:p>
          <text:p text:style-name="P733"><text:a xlink:type="simple" xlink:href="#__RefHeading__1918_3141137261" text:style-name="Index_20_Link" text:visited-style-name="Index_20_Link">R13<text:tab/>47</text:a></text:p>
          <text:p text:style-name="P733"><text:a xlink:type="simple" xlink:href="#__RefHeading__10560_15963648951" text:style-name="Index_20_Link" text:visited-style-name="Index_20_Link">R14<text:tab/>47</text:a></text:p>
          <text:p text:style-name="P733"><text:a xlink:type="simple" xlink:href="#__RefHeading__1920_3141137261" text:style-name="Index_20_Link" text:visited-style-name="Index_20_Link">R15<text:tab/>48</text:a></text:p>
          <text:p text:style-name="P733"><text:soft-page-break/><text:a xlink:type="simple" xlink:href="#__RefHeading__2156_3141137261" text:style-name="Index_20_Link" text:visited-style-name="Index_20_Link">A0, A1<text:tab/>48</text:a></text:p>
          <text:p text:style-name="P734"><text:a xlink:type="simple" xlink:href="#__RefHeading__2256_288967585" text:style-name="Index_20_Link" text:visited-style-name="Index_20_Link">FRAME<text:tab/>48</text:a></text:p>
          <text:p text:style-name="P733"><text:a xlink:type="simple" xlink:href="#__RefHeading__2258_288967585" text:style-name="Index_20_Link" text:visited-style-name="Index_20_Link">General Registers<text:tab/>49</text:a></text:p>
          <text:p text:style-name="P733"><text:a xlink:type="simple" xlink:href="#__RefHeading__2260_288967585" text:style-name="Index_20_Link" text:visited-style-name="Index_20_Link">Floating Point Registers<text:tab/>49</text:a></text:p>
          <text:p text:style-name="P733"><text:a xlink:type="simple" xlink:href="#__RefHeading__2262_288967585" text:style-name="Index_20_Link" text:visited-style-name="Index_20_Link">Back Pointer and Compiler Reserved Field<text:tab/>50</text:a></text:p>
          <text:p text:style-name="P734"><text:a xlink:type="simple" xlink:href="#__RefHeading__11289_1071145159" text:style-name="Index_20_Link" text:visited-style-name="Index_20_Link">LOCAL<text:tab/>50</text:a></text:p>
          <text:p text:style-name="P737"><text:a xlink:type="simple" xlink:href="#__RefHeading__11071_1071145159" text:style-name="Index_20_Link" text:visited-style-name="Index_20_Link">The Stack<text:tab/>50</text:a></text:p>
          <text:p text:style-name="P734"><text:a xlink:type="simple" xlink:href="#__RefHeading__11879_1071145159" text:style-name="Index_20_Link" text:visited-style-name="Index_20_Link">STACK<text:tab/>51</text:a></text:p>
          <text:p text:style-name="P734"><text:a xlink:type="simple" xlink:href="#__RefHeading__11881_1071145159" text:style-name="Index_20_Link" text:visited-style-name="Index_20_Link">STKINIT<text:tab/>51</text:a></text:p>
          <text:p text:style-name="P737"><text:a xlink:type="simple" xlink:href="#__RefHeading__2578_288967585" text:style-name="Index_20_Link" text:visited-style-name="Index_20_Link">Function Definition<text:tab/>51</text:a></text:p>
          <text:p text:style-name="P734"><text:a xlink:type="simple" xlink:href="#__RefHeading__12006_1071145159" text:style-name="Index_20_Link" text:visited-style-name="Index_20_Link">FUNCTION<text:tab/>51</text:a></text:p>
          <text:p text:style-name="P734"><text:a xlink:type="simple" xlink:href="#__RefHeading__12008_1071145159" text:style-name="Index_20_Link" text:visited-style-name="Index_20_Link">RETURN<text:tab/>52</text:a></text:p>
          <text:p text:style-name="P737"><text:a xlink:type="simple" xlink:href="#__RefHeading__12163_1071145159" text:style-name="Index_20_Link" text:visited-style-name="Index_20_Link">Using Functions<text:tab/>52</text:a></text:p>
          <text:p text:style-name="P734"><text:a xlink:type="simple" xlink:href="#__RefHeading__12165_1071145159" text:style-name="Index_20_Link" text:visited-style-name="Index_20_Link">CALL<text:tab/>52</text:a></text:p>
          <text:p text:style-name="P734"><text:a xlink:type="simple" xlink:href="#__RefHeading__12167_1071145159" text:style-name="Index_20_Link" text:visited-style-name="Index_20_Link">CALLR<text:tab/>53</text:a></text:p>
          <text:p text:style-name="P731"><text:a xlink:type="simple" xlink:href="#__RefHeading__29192_2028746001" text:style-name="Index_20_Link" text:visited-style-name="Index_20_Link">Supporting Multiple Architectures in the Same Program<text:tab/>53</text:a></text:p>
          <text:p text:style-name="P737"><text:a xlink:type="simple" xlink:href="#__RefHeading__29194_2028746001" text:style-name="Index_20_Link" text:visited-style-name="Index_20_Link">Compatibility Requirements<text:tab/>53</text:a></text:p>
          <text:p text:style-name="P734"><text:a xlink:type="simple" xlink:href="#__RefHeading__29196_2028746001" text:style-name="Index_20_Link" text:visited-style-name="Index_20_Link">Assembler Instruction Recognition<text:tab/>54</text:a></text:p>
          <text:p text:style-name="P734"><text:a xlink:type="simple" xlink:href="#__RefHeading__29198_2028746001" text:style-name="Index_20_Link" text:visited-style-name="Index_20_Link">Compatible IPL PSW<text:tab/>54</text:a></text:p>
          <text:p text:style-name="P734"><text:a xlink:type="simple" xlink:href="#__RefHeading__11396_846976146" text:style-name="Index_20_Link" text:visited-style-name="Index_20_Link">Sharing Structures<text:tab/>54</text:a></text:p>
          <text:p text:style-name="P733"><text:a xlink:type="simple" xlink:href="#__RefHeading__29599_197632377" text:style-name="Index_20_Link" text:visited-style-name="Index_20_Link">Channel Command Words<text:tab/>55</text:a></text:p>
          <text:p text:style-name="P734"><text:a xlink:type="simple" xlink:href="#__RefHeading__11398_846976146" text:style-name="Index_20_Link" text:visited-style-name="Index_20_Link">Sharing Executable Code<text:tab/>56</text:a></text:p>
          <text:p text:style-name="P737"><text:a xlink:type="simple" xlink:href="#__RefHeading__29601_197632377" text:style-name="Index_20_Link" text:visited-style-name="Index_20_Link">Code Sharing in Multiple Architectures<text:tab/>56</text:a></text:p>
          <text:p text:style-name="P737"><text:a xlink:type="simple" xlink:href="#__RefHeading__30082_695978649" text:style-name="Index_20_Link" text:visited-style-name="Index_20_Link">Coding for Multiple Architectures<text:tab/>58</text:a></text:p>
          <text:p text:style-name="P734"><text:a xlink:type="simple" xlink:href="#__RefHeading__30084_695978649" text:style-name="Index_20_Link" text:visited-style-name="Index_20_Link">Code Sharing Wrapper Macros<text:tab/>58</text:a></text:p>
          <text:p text:style-name="P734"><text:a xlink:type="simple" xlink:href="#__RefHeading__30086_695978649" text:style-name="Index_20_Link" text:visited-style-name="Index_20_Link">Incremental Development<text:tab/>59</text:a></text:p>
        </text:index-body>
      </text:table-of-content>
      <text:p text:style-name="Standard"/>
      <text:p text:style-name="P10">Copyright <text:span text:style-name="T292">©</text:span> 201<text:span text:style-name="T514">5</text:span> Harold Grovesteen</text:p>
      <text:p text:style-name="P10">See the file <text:span text:style-name="T4">doc/fdl-1.3.txt</text:span> for copying conditions.</text:p>
      <text:h text:style-name="P706" text:outline-level="1"><text:bookmark-start text:name="__RefHeading__17120_1744125074"/>Notices<text:bookmark-end text:name="__RefHeading__17120_1744125074"/></text:h>
      <text:p text:style-name="P20">z/Architecture is a registered trademark of International Business Machines Corporation.</text:p>
      <text:h text:style-name="P707" text:outline-level="1"><text:bookmark-start text:name="__RefHeading__105_967572575"/>Introduction<text:bookmark-end text:name="__RefHeading__105_967572575"/></text:h>
      <text:p text:style-name="P3"><text:span text:style-name="T1">The Stand-Alone Tool Kit (SATK) provides tools and source code assisting the development of stand-alone programs for mainframe real, virtual or emulated hardware environments. <text:s/></text:span><text:span text:style-name="T1">Initially SATK use</text:span><text:span text:style-name="T2">d</text:span><text:span text:style-name="T1"> the GNU </text:span><text:span text:style-name="T5">binutils</text:span><text:span text:style-name="T1"> project's assembler, </text:span><text:span text:style-name="T5">as</text:span><text:span text:style-name="T200">, and linker, </text:span><text:span text:style-name="T5">ld</text:span><text:span text:style-name="T1">. <text:s/>With the addition of A Small Mainframe Assembler (ASMA) to SATK, GNU </text:span><text:span text:style-name="T5">binutils</text:span><text:span text:style-name="T1"> support is currently stabilized, and all future efforts will be developed using ASMA.</text:span></text:p>
      <text:p text:style-name="P7">This document describes various facilities provided by SATK using ASMA and their conventions and standards. <text:s/>These facilities fall into two broad categories:</text:p>
      <text:list xml:id="list7337028921" text:style-name="L1">
        <text:list-item>
          <text:p text:style-name="P645"><text:soft-page-break/>hardware interaction by stand-alone software and</text:p>
        </text:list-item>
        <text:list-item>
          <text:p text:style-name="P644"><text:span text:style-name="T1">assists for stand-alone software development </text:span><text:span text:style-name="T276">itself</text:span><text:span text:style-name="T1">.</text:span></text:p>
        </text:list-item>
      </text:list>
      <text:p text:style-name="P5"><text:span text:style-name="T2">An examples of hardware interaction might be establishing interrupt service routines, </text:span><text:span text:style-name="T284">performing</text:span><text:span text:style-name="T2"> input/output operations or defining assigned storage usage. <text:s/>Examples of the </text:span><text:span text:style-name="T2">second could be creating tables and searching them or establishing function calling </text:span><text:span text:style-name="T2">conventions.</text:span></text:p>
      <text:p text:style-name="P4"><text:span text:style-name="T276">All of the </text:span><text:span text:style-name="T389">the software described in this manual resides in the</text:span><text:span text:style-name="T276"> </text:span><text:span text:style-name="T6">srcasm</text:span><text:span text:style-name="T276"> directory </text:span><text:span text:style-name="T390">of SATK.</text:span></text:p>
      <text:p text:style-name="P67">The manual is organized with summary sections at the beginning followed by detail section focused on individual areas.</text:p>
      <text:h text:style-name="P712" text:outline-level="2"><text:bookmark-start text:name="__RefHeading__211_967572575"/>General <text:span text:style-name="T285">Source </text:span>Conventions<text:bookmark-end text:name="__RefHeading__211_967572575"/></text:h>
      <text:p text:style-name="P4"><text:span text:style-name="T276">Files that end in a suffix of </text:span><text:span text:style-name="T6">.asm</text:span><text:span text:style-name="T276"> contain software that generates program content at the point </text:span><text:span text:style-name="T276">at which they are copied into the assembly. <text:s/>Files that end in a suffix of </text:span><text:span text:style-name="T6">.mac</text:span><text:span text:style-name="T276"> contain macro </text:span><text:span text:style-name="T276">definitions that only generate program content at the point at which a macro is invoked but not at the point at which the source file is copied into the assembly. <text:s/>All file names in the </text:span><text:span text:style-name="T6">srcasm</text:span><text:span text:style-name="T276"> </text:span><text:span text:style-name="T276">and its sub-directories will use lower case. <text:s/>This ensures no conflict between hosting </text:span><text:span text:style-name="T276">platforms that have a file system that is case insensitive versus those that are.</text:span></text:p>
      <text:p text:style-name="P4"><text:span text:style-name="T276">The ASMA </text:span><text:span text:style-name="T6">ASMPATH</text:span><text:span text:style-name="T276"> environment variable must include at least the </text:span><text:span text:style-name="T6">srcasm</text:span><text:span text:style-name="T276"> directory. <text:s/></text:span><text:span text:style-name="T276">Copied file names may contain a sub-directory or the sub-directory may be added to the </text:span><text:span text:style-name="T6">ASMPATH</text:span><text:span text:style-name="T276"> environment variable as the user selects.</text:span></text:p>
      <text:h text:style-name="P713" text:outline-level="2"><text:bookmark-start text:name="__RefHeading__317_967572575"/>Term Definitions<text:bookmark-end text:name="__RefHeading__317_967572575"/></text:h>
      <text:p text:style-name="P9">SATK uses certain terms to define how a component is utilized in the context of other instruction sequences.</text:p>
      <text:p text:style-name="P5"><text:span text:style-name="T300">Inline</text:span><text:span text:style-name="T278"> </text:span><text:span text:style-name="T2">refers to macro generate</text:span><text:span text:style-name="T277">d</text:span><text:span text:style-name="T2"> </text:span><text:span text:style-name="T277">instructions</text:span><text:span text:style-name="T2"> intended for usage within the current sequence of instructions.</text:span></text:p>
      <text:p text:style-name="P6"><text:span text:style-name="T301">Routine</text:span><text:span text:style-name="T277"> refers to a separate program sequence entered using </text:span><text:span text:style-name="T201">instructions such as BRANCH AND LINK or BRANCH AND SAVE. <text:s/>Calling conventions are specific to the routine.</text:span></text:p>
      <text:p text:style-name="P6"><text:span text:style-name="T207">Function</text:span><text:span text:style-name="T201"> refers to a routine accessed via a set of SATK standardized calling conventions.</text:span></text:p>
      <text:p text:style-name="P6"><text:span text:style-name="T207">Interrupt Service Routine</text:span><text:span text:style-name="T203"> (ISR)</text:span><text:span text:style-name="T201"> refers to a separate program sequence entered via </text:span><text:span text:style-name="T209">the acceptance by the CPU of an</text:span><text:span text:style-name="T201"> interrupt.</text:span></text:p>
      <text:p text:style-name="P40"><text:span text:style-name="T208">Program</text:span><text:span text:style-name="T206"> is any number of instructions executing in a bare-metal environment. <text:s/>This may be </text:span><text:span text:style-name="T206">designed for a specific purpose or a more general purpose such as an operating system kernel. <text:s/></text:span><text:span text:style-name="T217">See the “SATK Use Cases” section for more information.</text:span></text:p>
      <text:p text:style-name="P11"/>
      <text:h text:style-name="P709" text:outline-level="1"><text:bookmark-start text:name="__RefHeading__3966_80978881"/>Summary Reference<text:bookmark-end text:name="__RefHeading__3966_80978881"/></text:h>
      <text:p text:style-name="P12">For convenience, this section includes summary information <text:span text:style-name="T431">useful for the experienced user</text:span>.</text:p>
      <text:h text:style-name="Heading_20_2" text:outline-level="2"><text:bookmark-start text:name="__RefHeading__17122_1744125074"/>Disabled Wait State<text:span text:style-name="T400">s</text:span><text:bookmark-end text:name="__RefHeading__17122_1744125074"/></text:h>
      <text:p text:style-name="P21">Stand-alone programs frequently communicate termination conditions using disabled-wait state program status words. <text:s/>In such a PSW, interruptions are disabled and the PSW places the processor into a wait state. <text:s/>Because the processor is disabled for interrupts, externally initiated functions, for example an Initial Program Load or restart are required to cause further instruction execution. <text:s/>For this reason they are chosen to communicate the termination condition. <text:s/>The PSW instruction address defines the information containing aspect of the termination state. <text:s/>Inspection of the current PSW within the environment is required to ascertain the address. <text:s/>This section documents the disabled wait states used by SATK.</text:p>
      <text:p text:style-name="P8"><text:span text:style-name="T285">SATK reserves all addresses from </text:span><text:span text:style-name="T7">X'000</text:span><text:span text:style-name="T10">1</text:span><text:span text:style-name="T7">'</text:span><text:span text:style-name="T285"> through </text:span><text:span text:style-name="T7">X'</text:span><text:span text:style-name="T8">F</text:span><text:span text:style-name="T7">FF</text:span><text:span text:style-name="T10">F</text:span><text:span text:style-name="T7">'</text:span><text:span text:style-name="T285"> for its use. <text:s/></text:span><text:span text:style-name="T286">The following table documents these codes. <text:s/>By convention, an address of all zeros means successful termination of the stand-alone program. <text:s/></text:span><text:span text:style-name="T290">Stand-alone programs are encouraged to use disabled-wait state codes for abnormal terminations starting at </text:span><text:span text:style-name="T9">X'10000'</text:span><text:span text:style-name="T210"> by allowing the </text:span><text:span text:style-name="T13">DWAIT</text:span><text:span text:style-name="T210"> macro in </text:span><text:span text:style-name="T13">satk.mac</text:span><text:span text:style-name="T210"> </text:span><text:span text:style-name="T13">PGM</text:span><text:span text:style-name="T210"> parameter to default to </text:span><text:span text:style-name="T13">'1'</text:span><text:span text:style-name="T210">.</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581">PSW Address</text:p>
            </table:table-cell>
            <table:table-cell table:style-name="Table1.B1" office:value-type="string">
              <text:p text:style-name="P581">Component</text:p>
            </table:table-cell>
            <table:table-cell table:style-name="Table1.C1" office:value-type="string">
              <text:p text:style-name="P581">Description</text:p>
            </table:table-cell>
          </table:table-row>
        </table:table-header-rows>
        <table:table-row>
          <table:table-cell table:style-name="Table1.A2" office:value-type="string">
            <text:p text:style-name="P309">0000</text:p>
          </table:table-cell>
          <table:table-cell table:style-name="Table1.B2" office:value-type="string">
            <text:p text:style-name="P363">DWAITEND</text:p>
          </table:table-cell>
          <table:table-cell table:style-name="Table1.C13" office:value-type="string">
            <text:p text:style-name="P216">Successful termination</text:p>
          </table:table-cell>
        </table:table-row>
        <table:table-row>
          <table:table-cell table:style-name="Table1.A3" office:value-type="string">
            <text:p text:style-name="P310">0008</text:p>
          </table:table-cell>
          <table:table-cell table:style-name="Table1.B3" office:value-type="string">
            <text:p text:style-name="P364">TRAP64</text:p>
          </table:table-cell>
          <table:table-cell table:style-name="Table1.C13" office:value-type="string">
            <text:p text:style-name="P217">Restart interrupt occurred without a restart ISR</text:p>
          </table:table-cell>
        </table:table-row>
        <table:table-row>
          <table:table-cell table:style-name="Table1.A4" office:value-type="string">
            <text:p text:style-name="P310">0018</text:p>
          </table:table-cell>
          <table:table-cell table:style-name="Table1.B4" office:value-type="string">
            <text:p text:style-name="P364">TRAP64</text:p>
          </table:table-cell>
          <table:table-cell table:style-name="Table1.C13" office:value-type="string">
            <text:p text:style-name="P217">External interrupt occurred without an external ISR</text:p>
          </table:table-cell>
        </table:table-row>
        <table:table-row>
          <table:table-cell table:style-name="Table1.A5" office:value-type="string">
            <text:p text:style-name="P310">0020</text:p>
          </table:table-cell>
          <table:table-cell table:style-name="Table1.B5" office:value-type="string">
            <text:p text:style-name="P364">TRAP64</text:p>
          </table:table-cell>
          <table:table-cell table:style-name="Table1.C13" office:value-type="string">
            <text:p text:style-name="P217">Supervisor-call interrupt occurred without a supervisor-call ISR</text:p>
          </table:table-cell>
        </table:table-row>
        <table:table-row>
          <table:table-cell table:style-name="Table1.A6" office:value-type="string">
            <text:p text:style-name="P310">0028</text:p>
          </table:table-cell>
          <table:table-cell table:style-name="Table1.B6" office:value-type="string">
            <text:p text:style-name="P364">TRAP64</text:p>
          </table:table-cell>
          <table:table-cell table:style-name="Table1.C13" office:value-type="string">
            <text:p text:style-name="P217">Program interrupt occurred without a program ISR</text:p>
          </table:table-cell>
        </table:table-row>
        <table:table-row>
          <table:table-cell table:style-name="Table1.A7" office:value-type="string">
            <text:p text:style-name="P310">0030</text:p>
          </table:table-cell>
          <table:table-cell table:style-name="Table1.B7" office:value-type="string">
            <text:p text:style-name="P364">TRAP64</text:p>
          </table:table-cell>
          <table:table-cell table:style-name="Table1.C13" office:value-type="string">
            <text:p text:style-name="P217">Machine-check interrupt occurred without a machine-check ISR</text:p>
          </table:table-cell>
        </table:table-row>
        <table:table-row>
          <table:table-cell table:style-name="Table1.A8" office:value-type="string">
            <text:p text:style-name="P310">0038</text:p>
          </table:table-cell>
          <table:table-cell table:style-name="Table1.B8" office:value-type="string">
            <text:p text:style-name="P364">TRAP64</text:p>
          </table:table-cell>
          <table:table-cell table:style-name="Table1.C13" office:value-type="string">
            <text:p text:style-name="P217">Input/output interrupt occurred without an input/output ISR</text:p>
          </table:table-cell>
        </table:table-row>
        <table:table-row>
          <table:table-cell table:style-name="Table1.A9" office:value-type="string">
            <text:p text:style-name="P310">0120</text:p>
          </table:table-cell>
          <table:table-cell table:style-name="Table1.B9" office:value-type="string">
            <text:p text:style-name="P364">TRAP128</text:p>
          </table:table-cell>
          <table:table-cell table:style-name="Table1.C13" office:value-type="string">
            <text:p text:style-name="P214"><text:span text:style-name="T287">z/Architecture</text:span><text:span text:style-name="T288">®</text:span><text:span text:style-name="T287"> r</text:span><text:span text:style-name="T286">estart interrupt occurred without a restart ISR</text:span></text:p>
          </table:table-cell>
        </table:table-row>
        <table:table-row>
          <table:table-cell table:style-name="Table1.A10" office:value-type="string">
            <text:p text:style-name="P311">0130</text:p>
          </table:table-cell>
          <table:table-cell table:style-name="Table1.B10" office:value-type="string">
            <text:p text:style-name="P364">TRAP128</text:p>
          </table:table-cell>
          <table:table-cell table:style-name="Table1.C13" office:value-type="string">
            <text:p text:style-name="P218">z/Architecture external interrupt occurred without an external ISR</text:p>
          </table:table-cell>
        </table:table-row>
        <table:table-row>
          <table:table-cell table:style-name="Table1.A11" office:value-type="string">
            <text:p text:style-name="P311">0140</text:p>
          </table:table-cell>
          <table:table-cell table:style-name="Table1.A11" office:value-type="string">
            <text:p text:style-name="P364">TRAP128</text:p>
          </table:table-cell>
          <table:table-cell table:style-name="Table1.C13" office:value-type="string">
            <text:p text:style-name="P218">z/Architecture supervisor-call interrupt occurred without a supervisor-call ISR</text:p>
          </table:table-cell>
        </table:table-row>
        <table:table-row>
          <table:table-cell table:style-name="Table1.A12" office:value-type="string">
            <text:p text:style-name="P311">0150</text:p>
          </table:table-cell>
          <table:table-cell table:style-name="Table1.B12" office:value-type="string">
            <text:p text:style-name="P364">TRAP128</text:p>
          </table:table-cell>
          <table:table-cell table:style-name="Table1.C13" office:value-type="string">
            <text:p text:style-name="P218">z/Architecture program interrupt occurred without a program ISR</text:p>
          </table:table-cell>
        </table:table-row>
        <table:table-row>
          <table:table-cell table:style-name="Table1.A11" office:value-type="string">
            <text:p text:style-name="P311">0160</text:p>
          </table:table-cell>
          <table:table-cell table:style-name="Table1.A11" office:value-type="string">
            <text:p text:style-name="P364">TRAP128</text:p>
          </table:table-cell>
          <table:table-cell table:style-name="Table1.C13" office:value-type="string">
            <text:p text:style-name="P215"><text:span text:style-name="T289">z</text:span><text:span text:style-name="T287">/Architecture machine-check interrupt occurred without a machine-check ISR</text:span></text:p>
          </table:table-cell>
        </table:table-row>
        <table:table-row>
          <table:table-cell table:style-name="Table1.A24" office:value-type="string">
            <text:p text:style-name="P311">0170</text:p>
          </table:table-cell>
          <table:table-cell table:style-name="Table1.B24" office:value-type="string">
            <text:p text:style-name="P364">TRAP128</text:p>
          </table:table-cell>
          <table:table-cell table:style-name="Table1.C24" office:value-type="string">
            <text:p text:style-name="P218">z/Architecture input-output interrupt occurred without an input/output ISR</text:p>
          </table:table-cell>
        </table:table-row>
        <table:table-row>
          <table:table-cell table:style-name="Table1.A24" office:value-type="string">
            <text:p text:style-name="P371">0200</text:p>
          </table:table-cell>
          <table:table-cell table:style-name="Table1.B24" office:value-type="string">
            <text:p text:style-name="P372">ANTR</text:p>
          </table:table-cell>
          <table:table-cell table:style-name="Table1.C24" office:value-type="string">
            <text:p text:style-name="P297">Running architecture is unknown or invalid.</text:p>
          </table:table-cell>
        </table:table-row>
        <table:table-row>
          <table:table-cell table:style-name="Table1.A24" office:value-type="string">
            <text:p text:style-name="P371">0201</text:p>
          </table:table-cell>
          <table:table-cell table:style-name="Table1.B24" office:value-type="string">
            <text:p text:style-name="P372">ANTR</text:p>
          </table:table-cell>
          <table:table-cell table:style-name="Table1.C24" office:value-type="string">
            <text:p text:style-name="P294">Program does not support use on a System/360</text:p>
          </table:table-cell>
        </table:table-row>
        <table:table-row>
          <table:table-cell table:style-name="Table1.A24" office:value-type="string">
            <text:p text:style-name="P371">0202</text:p>
          </table:table-cell>
          <table:table-cell table:style-name="Table1.B24" office:value-type="string">
            <text:p text:style-name="P372">ANTR</text:p>
          </table:table-cell>
          <table:table-cell table:style-name="Table1.C24" office:value-type="string">
            <text:p text:style-name="P294">Program does not support use on System/370 in basic-control mode</text:p>
          </table:table-cell>
        </table:table-row>
        <table:table-row>
          <table:table-cell table:style-name="Table1.A24" office:value-type="string">
            <text:p text:style-name="P371">0203</text:p>
          </table:table-cell>
          <table:table-cell table:style-name="Table1.B24" office:value-type="string">
            <text:p text:style-name="P372">ANTR</text:p>
          </table:table-cell>
          <table:table-cell table:style-name="Table1.C24" office:value-type="string">
            <text:p text:style-name="P294">Program does not support use on System/370 in extended-control mode</text:p>
          </table:table-cell>
        </table:table-row>
        <text:soft-page-break/>
        <table:table-row>
          <table:table-cell table:style-name="Table1.A24" office:value-type="string">
            <text:p text:style-name="P371">0204</text:p>
          </table:table-cell>
          <table:table-cell table:style-name="Table1.B24" office:value-type="string">
            <text:p text:style-name="P372">ANTR</text:p>
          </table:table-cell>
          <table:table-cell table:style-name="Table1.C24" office:value-type="string">
            <text:p text:style-name="P294">Program does not support use on Hercules System/380</text:p>
          </table:table-cell>
        </table:table-row>
        <table:table-row>
          <table:table-cell table:style-name="Table1.A24" office:value-type="string">
            <text:p text:style-name="P371">0205</text:p>
          </table:table-cell>
          <table:table-cell table:style-name="Table1.B24" office:value-type="string">
            <text:p text:style-name="P372">ANTR</text:p>
          </table:table-cell>
          <table:table-cell table:style-name="Table1.C24" office:value-type="string">
            <text:p text:style-name="P294">Program does not support use on System 370 Extended Architecture system</text:p>
          </table:table-cell>
        </table:table-row>
        <table:table-row>
          <table:table-cell table:style-name="Table1.A24" office:value-type="string">
            <text:p text:style-name="P371">0206</text:p>
          </table:table-cell>
          <table:table-cell table:style-name="Table1.B24" office:value-type="string">
            <text:p text:style-name="P372">ANTR</text:p>
          </table:table-cell>
          <table:table-cell table:style-name="Table1.C24" office:value-type="string">
            <text:p text:style-name="P294">Program does not support use on ESA/370 system</text:p>
          </table:table-cell>
        </table:table-row>
        <table:table-row>
          <table:table-cell table:style-name="Table1.A24" office:value-type="string">
            <text:p text:style-name="P371">0207</text:p>
          </table:table-cell>
          <table:table-cell table:style-name="Table1.B24" office:value-type="string">
            <text:p text:style-name="P372">ANTR</text:p>
          </table:table-cell>
          <table:table-cell table:style-name="Table1.C24" office:value-type="string">
            <text:p text:style-name="P294">Program does not support use on native ESA/390 system</text:p>
          </table:table-cell>
        </table:table-row>
        <table:table-row>
          <table:table-cell table:style-name="Table1.A24" office:value-type="string">
            <text:p text:style-name="P371">0208</text:p>
          </table:table-cell>
          <table:table-cell table:style-name="Table1.B24" office:value-type="string">
            <text:p text:style-name="P372">ANTR</text:p>
          </table:table-cell>
          <table:table-cell table:style-name="Table1.C24" office:value-type="string">
            <text:p text:style-name="P294">Program does not support use on z/Architecture system in ESA/390 mode</text:p>
          </table:table-cell>
        </table:table-row>
        <table:table-row>
          <table:table-cell table:style-name="Table1.A24" office:value-type="string">
            <text:p text:style-name="P371">0209</text:p>
          </table:table-cell>
          <table:table-cell table:style-name="Table1.B24" office:value-type="string">
            <text:p text:style-name="P372">ANTR</text:p>
          </table:table-cell>
          <table:table-cell table:style-name="Table1.C24" office:value-type="string">
            <text:p text:style-name="P219"><text:span text:style-name="T609">Program does not support direct entry </text:span><text:span text:style-name="T612">in</text:span><text:span text:style-name="T609"> native z/Architecture mode</text:span></text:p>
          </table:table-cell>
        </table:table-row>
        <table:table-row>
          <table:table-cell table:style-name="Table1.A25" office:value-type="string">
            <text:p text:style-name="P312">0400</text:p>
          </table:table-cell>
          <table:table-cell table:style-name="Table1.B25" office:value-type="string">
            <text:p text:style-name="P313">HRCCMD</text:p>
          </table:table-cell>
          <table:table-cell table:style-name="Table1.C25" office:value-type="string">
            <text:p text:style-name="P220">Hercules DIAGNOSE X'008' command failed</text:p>
          </table:table-cell>
        </table:table-row>
        <table:table-row>
          <table:table-cell table:style-name="Table1.A26" office:value-type="string">
            <text:p text:style-name="P357">1<text:span text:style-name="T517">0</text:span>BAD</text:p>
          </table:table-cell>
          <table:table-cell table:style-name="Table1.B26" office:value-type="string">
            <text:p text:style-name="P358">DWAIT</text:p>
          </table:table-cell>
          <table:table-cell table:style-name="Table1.C26" office:value-type="string">
            <text:p text:style-name="P276">Program abnormal termination due to an unspecified condition.</text:p>
          </table:table-cell>
        </table:table-row>
      </table:table>
      <text:p text:style-name="P22"/>
      <text:h text:style-name="Heading_20_2" text:outline-level="2"><text:bookmark-start text:name="__RefHeading__3609_80978881"/><text:span text:style-name="T400">SRCASM </text:span>File<text:span text:style-name="T400">s</text:span><text:bookmark-end text:name="__RefHeading__3609_80978881"/></text:h>
      <text:p text:style-name="P65">This section describes in general terms the contents of supplied ASMA source files.</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582">File</text:p>
            </table:table-cell>
            <table:table-cell table:style-name="Table7.B1" office:value-type="string">
              <text:p text:style-name="P583">SATK <text:span text:style-name="T396">FEAT</text:span></text:p>
            </table:table-cell>
            <table:table-cell table:style-name="Table7.C1" office:value-type="string">
              <text:p text:style-name="P582">Description</text:p>
            </table:table-cell>
          </table:table-row>
        </table:table-header-rows>
        <table:table-row>
          <table:table-cell table:style-name="Table7.A4" office:value-type="string">
            <text:p text:style-name="P317">function.mac</text:p>
          </table:table-cell>
          <table:table-cell table:style-name="Table7.B2" office:value-type="string">
            <text:p text:style-name="P318">FUN</text:p>
          </table:table-cell>
          <table:table-cell table:style-name="Table7.C2" office:value-type="string">
            <text:p text:style-name="P221">Stack-based callable functions</text:p>
          </table:table-cell>
        </table:table-row>
        <table:table-row>
          <table:table-cell table:style-name="Table7.A3" office:value-type="string">
            <text:p text:style-name="P319">hercules.mac</text:p>
          </table:table-cell>
          <table:table-cell table:style-name="Table7.B3" office:value-type="string">
            <text:p text:style-name="P316">HRC</text:p>
          </table:table-cell>
          <table:table-cell table:style-name="Table7.C3" office:value-type="string">
            <text:p text:style-name="P222">Macros tailored for use with Hercules emulator.</text:p>
          </table:table-cell>
        </table:table-row>
        <table:table-row>
          <table:table-cell table:style-name="Table7.A4" office:value-type="string">
            <text:p text:style-name="P315"><text:span text:style-name="T295">satk</text:span>.mac</text:p>
          </table:table-cell>
          <table:table-cell table:style-name="Table7.B4" office:value-type="string">
            <text:p text:style-name="P314"/>
          </table:table-cell>
          <table:table-cell table:style-name="Table7.C4" office:value-type="string">
            <text:p text:style-name="P224"><text:span text:style-name="T451">Assists for</text:span><text:span text:style-name="T295"> </text:span><text:span text:style-name="T450">basic </text:span><text:span text:style-name="T295">machine a</text:span>rchitecture <text:span text:style-name="T450">and operations</text:span><text:span text:style-name="T396">.</text:span></text:p>
          </table:table-cell>
        </table:table-row>
        <table:table-row>
          <table:table-cell table:style-name="Table7.A5" office:value-type="string">
            <text:p text:style-name="P317">selfrelo.mac</text:p>
          </table:table-cell>
          <table:table-cell table:style-name="Table7.B5" office:value-type="string">
            <text:p text:style-name="P385">REL</text:p>
          </table:table-cell>
          <table:table-cell table:style-name="Table7.C5" office:value-type="string">
            <text:p text:style-name="P225">Program embedded self relocation</text:p>
          </table:table-cell>
        </table:table-row>
        <table:table-row>
          <table:table-cell table:style-name="Table7.A6" office:value-type="string">
            <text:p text:style-name="P321">table.mac</text:p>
          </table:table-cell>
          <table:table-cell table:style-name="Table7.B6" office:value-type="string">
            <text:p text:style-name="P318">TBL</text:p>
          </table:table-cell>
          <table:table-cell table:style-name="Table7.C6" office:value-type="string">
            <text:p text:style-name="P226">Generate and work with sequential fixed size entry tables</text:p>
          </table:table-cell>
        </table:table-row>
      </table:table>
      <text:p text:style-name="P65"/>
      <text:h text:style-name="Heading_20_2" text:outline-level="2"><text:bookmark-start text:name="__RefHeading__17332_17441250741"/>Component<text:span text:style-name="T400">s</text:span><text:bookmark-end text:name="__RefHeading__17332_17441250741"/></text:h>
      <text:p text:style-name="P66">This section summarizes the various SATK components. <text:s/>Individual files and components should be consulted for details.</text:p>
      <text:p text:style-name="P66"><text:span text:style-name="T594">The same component name may appear more than once. <text:s/>For example, </text:span><text:span text:style-name="T157">ORB</text:span><text:span text:style-name="T594"> is both a macro found in </text:span><text:span text:style-name="T157">satk.mac</text:span><text:span text:style-name="T594"> and a DSECT created by the </text:span><text:span text:style-name="T157">IOFMT</text:span><text:span text:style-name="T594"> macro.</text:span></text:p>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584">Component</text:p>
            </table:table-cell>
            <table:table-cell table:style-name="Table8.A1" office:value-type="string">
              <text:p text:style-name="P585">Related To</text:p>
            </table:table-cell>
            <table:table-cell table:style-name="Table8.A1" office:value-type="string">
              <text:p text:style-name="P584">Type</text:p>
            </table:table-cell>
            <table:table-cell table:style-name="Table8.D1" office:value-type="string">
              <text:p text:style-name="P584">Description</text:p>
            </table:table-cell>
          </table:table-row>
        </table:table-header-rows>
        <table:table-row>
          <table:table-cell table:style-name="Table8.A2" office:value-type="string">
            <text:p text:style-name="P380">ACALL</text:p>
          </table:table-cell>
          <table:table-cell table:style-name="Table8.A2" office:value-type="string">
            <text:p text:style-name="P380">Function.mac</text:p>
          </table:table-cell>
          <table:table-cell table:style-name="Table8.A2" office:value-type="string">
            <text:p text:style-name="P301">macro</text:p>
          </table:table-cell>
          <table:table-cell table:style-name="Table8.D2" office:value-type="string">
            <text:p text:style-name="P302">Calls a function sensitive to the current architecture level</text:p>
          </table:table-cell>
        </table:table-row>
        <table:table-row>
          <table:table-cell table:style-name="Table8.A2" office:value-type="string">
            <text:p text:style-name="P380">AFUN</text:p>
          </table:table-cell>
          <table:table-cell table:style-name="Table8.A2" office:value-type="string">
            <text:p text:style-name="P380">function.mac</text:p>
          </table:table-cell>
          <table:table-cell table:style-name="Table8.A2" office:value-type="string">
            <text:p text:style-name="P301">macro</text:p>
          </table:table-cell>
          <table:table-cell table:style-name="Table8.D2" office:value-type="string">
            <text:p text:style-name="P302">Defines an function sensitive to the current architecture level</text:p>
          </table:table-cell>
        </table:table-row>
        <table:table-row>
          <table:table-cell table:style-name="Table8.A2" office:value-type="string">
            <text:p text:style-name="P373">ANTR</text:p>
          </table:table-cell>
          <table:table-cell table:style-name="Table8.A2" office:value-type="string">
            <text:p text:style-name="P373">satk.mac</text:p>
          </table:table-cell>
          <table:table-cell table:style-name="Table8.A2" office:value-type="string">
            <text:p text:style-name="P295">macro</text:p>
          </table:table-cell>
          <table:table-cell table:style-name="Table8.D2" office:value-type="string">
            <text:p text:style-name="P296">Uses run-time detected architecture level to pass control to supporting portion of the program</text:p>
          </table:table-cell>
        </table:table-row>
        <table:table-row>
          <table:table-cell table:style-name="Table8.A2" office:value-type="string">
            <text:p text:style-name="P322">APROB</text:p>
          </table:table-cell>
          <table:table-cell table:style-name="Table8.A2" office:value-type="string">
            <text:p text:style-name="P322"><text:span text:style-name="T295">satk</text:span>.mac</text:p>
          </table:table-cell>
          <table:table-cell table:style-name="Table8.A2" office:value-type="string">
            <text:p text:style-name="P227">macro</text:p>
          </table:table-cell>
          <table:table-cell table:style-name="Table8.D2" office:value-type="string">
            <text:p text:style-name="P228">Run-time detection of current architecture <text:span text:style-name="T444">level.</text:span></text:p>
          </table:table-cell>
        </table:table-row>
        <table:table-row>
          <table:table-cell table:style-name="Table8.A2" office:value-type="string">
            <text:p text:style-name="P322">ARCHLVL</text:p>
          </table:table-cell>
          <table:table-cell table:style-name="Table8.A2" office:value-type="string">
            <text:p text:style-name="P322"><text:span text:style-name="T295">satk</text:span>.mac</text:p>
          </table:table-cell>
          <table:table-cell table:style-name="Table8.A2" office:value-type="string">
            <text:p text:style-name="P227">macro</text:p>
          </table:table-cell>
          <table:table-cell table:style-name="Table8.D2" office:value-type="string">
            <text:p text:style-name="P275"><text:span text:style-name="T291">Detects assembly-time architecture level based upon the current </text:span><text:span text:style-name="T11">XMODE PSW</text:span><text:span text:style-name="T291"> setting.</text:span></text:p>
          </table:table-cell>
        </table:table-row>
        <table:table-row>
          <table:table-cell table:style-name="Table8.A2" office:value-type="string">
            <text:p text:style-name="P365">ASAIPL</text:p>
          </table:table-cell>
          <table:table-cell table:style-name="Table8.A2" office:value-type="string">
            <text:p text:style-name="P324"><text:span text:style-name="T295">satk</text:span>.mac</text:p>
          </table:table-cell>
          <table:table-cell table:style-name="Table8.A2" office:value-type="string">
            <text:p text:style-name="P230">macro</text:p>
          </table:table-cell>
          <table:table-cell table:style-name="Table8.D2" office:value-type="string">
            <text:p text:style-name="P283">Introduce into a created assigned storage region an IPL PSW for <text:soft-page-break/>program entry</text:p>
          </table:table-cell>
        </table:table-row>
        <table:table-row>
          <table:table-cell table:style-name="Table8.A2" office:value-type="string">
            <text:p text:style-name="P365">ASALOAD</text:p>
          </table:table-cell>
          <table:table-cell table:style-name="Table8.A2" office:value-type="string">
            <text:p text:style-name="P324"><text:span text:style-name="T295">satk</text:span>.mac</text:p>
          </table:table-cell>
          <table:table-cell table:style-name="Table8.A2" office:value-type="string">
            <text:p text:style-name="P230">macro</text:p>
          </table:table-cell>
          <table:table-cell table:style-name="Table8.D2" office:value-type="string">
            <text:p text:style-name="P283">Create an assigned storage region containing trap PSW's</text:p>
          </table:table-cell>
        </table:table-row>
        <table:table-row>
          <table:table-cell table:style-name="Table8.A2" office:value-type="string">
            <text:p text:style-name="P325">ASAREA</text:p>
          </table:table-cell>
          <table:table-cell table:style-name="Table8.A2" office:value-type="string">
            <text:p text:style-name="P323"><text:span text:style-name="T295">satk</text:span>.mac</text:p>
          </table:table-cell>
          <table:table-cell table:style-name="Table8.A2" office:value-type="string">
            <text:p text:style-name="P229">macro</text:p>
          </table:table-cell>
          <table:table-cell table:style-name="Table8.D2" office:value-type="string">
            <text:p text:style-name="P231">Defines assigned storage locations used by all architectures in the first storage page.</text:p>
          </table:table-cell>
        </table:table-row>
        <table:table-row>
          <table:table-cell table:style-name="Table8.A2" office:value-type="string">
            <text:p text:style-name="P325">ASAZAREA</text:p>
          </table:table-cell>
          <table:table-cell table:style-name="Table8.A2" office:value-type="string">
            <text:p text:style-name="P323"><text:span text:style-name="T295">satk</text:span>.mac</text:p>
          </table:table-cell>
          <table:table-cell table:style-name="Table8.A2" office:value-type="string">
            <text:p text:style-name="P229">macro</text:p>
          </table:table-cell>
          <table:table-cell table:style-name="Table8.D2" office:value-type="string">
            <text:p text:style-name="P231">Defines z/Architecture specific storage locations used in the second <text:span text:style-name="T306">assigned </text:span>storage page.</text:p>
          </table:table-cell>
        </table:table-row>
        <table:table-row>
          <table:table-cell table:style-name="Table8.A2" office:value-type="string">
            <text:p text:style-name="P326">CALL</text:p>
          </table:table-cell>
          <table:table-cell table:style-name="Table8.A2" office:value-type="string">
            <text:p text:style-name="P326">function.mac</text:p>
          </table:table-cell>
          <table:table-cell table:style-name="Table8.A2" office:value-type="string">
            <text:p text:style-name="P232">macro</text:p>
          </table:table-cell>
          <table:table-cell table:style-name="Table8.D2" office:value-type="string">
            <text:p text:style-name="P233">Call a function using an in<text:span text:style-name="T588">l</text:span>ine address</text:p>
          </table:table-cell>
        </table:table-row>
        <table:table-row>
          <table:table-cell table:style-name="Table8.A2" office:value-type="string">
            <text:p text:style-name="P326">CALLR</text:p>
          </table:table-cell>
          <table:table-cell table:style-name="Table8.A2" office:value-type="string">
            <text:p text:style-name="P326">function.mac</text:p>
          </table:table-cell>
          <table:table-cell table:style-name="Table8.A2" office:value-type="string">
            <text:p text:style-name="P232">macro</text:p>
          </table:table-cell>
          <table:table-cell table:style-name="Table8.D2" office:value-type="string">
            <text:p text:style-name="P233">Call a function based upon a register resident address</text:p>
          </table:table-cell>
        </table:table-row>
        <table:table-row>
          <table:table-cell table:style-name="Table8.A2" office:value-type="string">
            <text:p text:style-name="P327">CCWFMT</text:p>
          </table:table-cell>
          <table:table-cell table:style-name="Table8.A2" office:value-type="string">
            <text:p text:style-name="P327">struct.mac</text:p>
          </table:table-cell>
          <table:table-cell table:style-name="Table8.A2" office:value-type="string">
            <text:p text:style-name="P234">macro</text:p>
          </table:table-cell>
          <table:table-cell table:style-name="Table8.D2" office:value-type="string">
            <text:p text:style-name="P235">Defines format and field values of Channel Command Words</text:p>
          </table:table-cell>
        </table:table-row>
        <table:table-row>
          <table:table-cell table:style-name="Table8.A2" office:value-type="string">
            <text:p text:style-name="P327">CCW0</text:p>
          </table:table-cell>
          <table:table-cell table:style-name="Table8.A2" office:value-type="string">
            <text:p text:style-name="P327"><text:span text:style-name="T296">IO</text:span>FMT</text:p>
          </table:table-cell>
          <table:table-cell table:style-name="Table8.A2" office:value-type="string">
            <text:p text:style-name="P234">dsect</text:p>
          </table:table-cell>
          <table:table-cell table:style-name="Table8.D2" office:value-type="string">
            <text:p text:style-name="P235">Format-0 Channel Command Word definition</text:p>
          </table:table-cell>
        </table:table-row>
        <table:table-row>
          <table:table-cell table:style-name="Table8.A2" office:value-type="string">
            <text:p text:style-name="P327">CCW1</text:p>
          </table:table-cell>
          <table:table-cell table:style-name="Table8.A2" office:value-type="string">
            <text:p text:style-name="P327"><text:span text:style-name="T296">IO</text:span>FMT</text:p>
          </table:table-cell>
          <table:table-cell table:style-name="Table8.A2" office:value-type="string">
            <text:p text:style-name="P234">dsect</text:p>
          </table:table-cell>
          <table:table-cell table:style-name="Table8.D2" office:value-type="string">
            <text:p text:style-name="P235">Format-1 Channel Command Word definition</text:p>
          </table:table-cell>
        </table:table-row>
        <table:table-row>
          <table:table-cell table:style-name="Table8.A2" office:value-type="string">
            <text:p text:style-name="P327"><text:span text:style-name="T511">CPU</text:span>WAIT</text:p>
          </table:table-cell>
          <table:table-cell table:style-name="Table8.A2" office:value-type="string">
            <text:p text:style-name="P356">satk.mac</text:p>
          </table:table-cell>
          <table:table-cell table:style-name="Table8.A2" office:value-type="string">
            <text:p text:style-name="P234">macro</text:p>
          </table:table-cell>
          <table:table-cell table:style-name="Table8.D2" office:value-type="string">
            <text:p text:style-name="P235">Performs in-line synchronous wait for an I/O or external interruption.</text:p>
          </table:table-cell>
        </table:table-row>
        <table:table-row>
          <table:table-cell table:style-name="Table8.A2" office:value-type="string">
            <text:p text:style-name="P328">CSW</text:p>
          </table:table-cell>
          <table:table-cell table:style-name="Table8.A2" office:value-type="string">
            <text:p text:style-name="P328">IOFMT</text:p>
          </table:table-cell>
          <table:table-cell table:style-name="Table8.A2" office:value-type="string">
            <text:p text:style-name="P236">dsect</text:p>
          </table:table-cell>
          <table:table-cell table:style-name="Table8.D2" office:value-type="string">
            <text:p text:style-name="P237">Channel Status Word definition</text:p>
          </table:table-cell>
        </table:table-row>
        <table:table-row>
          <table:table-cell table:style-name="Table8.A2" office:value-type="string">
            <text:p text:style-name="P368">DSECTS</text:p>
          </table:table-cell>
          <table:table-cell table:style-name="Table8.A2" office:value-type="string">
            <text:p text:style-name="P368">satk.mac</text:p>
          </table:table-cell>
          <table:table-cell table:style-name="Table8.A2" office:value-type="string">
            <text:p text:style-name="P287">macro</text:p>
          </table:table-cell>
          <table:table-cell table:style-name="Table8.D2" office:value-type="string">
            <text:p text:style-name="P288">Unifies structure definition into a single macro for various structures</text:p>
          </table:table-cell>
        </table:table-row>
        <table:table-row>
          <table:table-cell table:style-name="Table8.A2" office:value-type="string">
            <text:p text:style-name="P329">DWAIT</text:p>
          </table:table-cell>
          <table:table-cell table:style-name="Table8.A2" office:value-type="string">
            <text:p text:style-name="P329">satk.mac</text:p>
          </table:table-cell>
          <table:table-cell table:style-name="Table8.A2" office:value-type="string">
            <text:p text:style-name="P238">macro</text:p>
          </table:table-cell>
          <table:table-cell table:style-name="Table8.D2" office:value-type="string">
            <text:p text:style-name="P239">Generates and optionally loads a formatted disabled wait PSW</text:p>
          </table:table-cell>
        </table:table-row>
        <table:table-row>
          <table:table-cell table:style-name="Table8.A2" office:value-type="string">
            <text:p text:style-name="P330">DWAITEND</text:p>
          </table:table-cell>
          <table:table-cell table:style-name="Table8.A2" office:value-type="string">
            <text:p text:style-name="P330">satk.mac</text:p>
          </table:table-cell>
          <table:table-cell table:style-name="Table8.A2" office:value-type="string">
            <text:p text:style-name="P240">macro</text:p>
          </table:table-cell>
          <table:table-cell table:style-name="Table8.D2" office:value-type="string">
            <text:p text:style-name="P241">Generates and optionally loads a normal termination disabled wait state PSW</text:p>
          </table:table-cell>
        </table:table-row>
        <table:table-row>
          <table:table-cell table:style-name="Table8.A2" office:value-type="string">
            <text:p text:style-name="P359">ENADEV</text:p>
          </table:table-cell>
          <table:table-cell table:style-name="Table8.A2" office:value-type="string">
            <text:p text:style-name="P332"><text:span text:style-name="T295">satk</text:span><text:span text:style-name="T444">.mac</text:span></text:p>
          </table:table-cell>
          <table:table-cell table:style-name="Table8.A2" office:value-type="string">
            <text:p text:style-name="P277">macro</text:p>
          </table:table-cell>
          <table:table-cell table:style-name="Table8.D2" office:value-type="string">
            <text:p text:style-name="P245"><text:span text:style-name="T444">Enable a device </text:span><text:span text:style-name="T445">preparing it for use.</text:span></text:p>
          </table:table-cell>
        </table:table-row>
        <table:table-row>
          <table:table-cell table:style-name="Table8.A2" office:value-type="string">
            <text:p text:style-name="P331">ESA390</text:p>
          </table:table-cell>
          <table:table-cell table:style-name="Table8.A2" office:value-type="string">
            <text:p text:style-name="P331"><text:span text:style-name="T295">satk</text:span>.mac</text:p>
          </table:table-cell>
          <table:table-cell table:style-name="Table8.A2" office:value-type="string">
            <text:p text:style-name="P242">macro</text:p>
          </table:table-cell>
          <table:table-cell table:style-name="Table8.D2" office:value-type="string">
            <text:p text:style-name="P244">Run-time change to ESA/390 architecture mode from z/Architecture.</text:p>
          </table:table-cell>
        </table:table-row>
        <table:table-row>
          <table:table-cell table:style-name="Table8.A2" office:value-type="string">
            <text:p text:style-name="P339">FRAME</text:p>
          </table:table-cell>
          <table:table-cell table:style-name="Table8.A2" office:value-type="string">
            <text:p text:style-name="P339">function.mac</text:p>
          </table:table-cell>
          <table:table-cell table:style-name="Table8.A2" office:value-type="string">
            <text:p text:style-name="P246">macro</text:p>
          </table:table-cell>
          <table:table-cell table:style-name="Table8.D2" office:value-type="string">
            <text:p text:style-name="P247">Define the function stack frame</text:p>
          </table:table-cell>
        </table:table-row>
        <table:table-row>
          <table:table-cell table:style-name="Table8.A2" office:value-type="string">
            <text:p text:style-name="P340">HRCIPLP</text:p>
          </table:table-cell>
          <table:table-cell table:style-name="Table8.A2" office:value-type="string">
            <text:p text:style-name="P340">hercules.mac</text:p>
          </table:table-cell>
          <table:table-cell table:style-name="Table8.A2" office:value-type="string">
            <text:p text:style-name="P248">macro</text:p>
          </table:table-cell>
          <table:table-cell table:style-name="Table8.D2" office:value-type="string">
            <text:p text:style-name="P249">Store Hercules IPL parameters in the first 4096 bytes of storage.</text:p>
          </table:table-cell>
        </table:table-row>
        <table:table-row>
          <table:table-cell table:style-name="Table8.A2" office:value-type="string">
            <text:p text:style-name="P341">HRCCMD</text:p>
          </table:table-cell>
          <table:table-cell table:style-name="Table8.A2" office:value-type="string">
            <text:p text:style-name="P341">hercules.mac</text:p>
          </table:table-cell>
          <table:table-cell table:style-name="Table8.A2" office:value-type="string">
            <text:p text:style-name="P250">macro</text:p>
          </table:table-cell>
          <table:table-cell table:style-name="Table8.D2" office:value-type="string">
            <text:p text:style-name="P251">Issue a Hercules command without a response.</text:p>
          </table:table-cell>
        </table:table-row>
        <table:table-row>
          <table:table-cell table:style-name="Table8.A2" office:value-type="string">
            <text:p text:style-name="P381">ICALL</text:p>
          </table:table-cell>
          <table:table-cell table:style-name="Table8.A2" office:value-type="string">
            <text:p text:style-name="P342"><text:span text:style-name="T664">f</text:span><text:span text:style-name="T663">unction.mac</text:span></text:p>
          </table:table-cell>
          <table:table-cell table:style-name="Table8.A2" office:value-type="string">
            <text:p text:style-name="P303">macro</text:p>
          </table:table-cell>
          <table:table-cell table:style-name="Table8.D2" office:value-type="string">
            <text:p text:style-name="P252"><text:span text:style-name="T663">Calls a function sensitive to the current architecture</text:span><text:span text:style-name="T664">'s</text:span><text:span text:style-name="T663"> input/output system.</text:span></text:p>
          </table:table-cell>
        </table:table-row>
        <table:table-row>
          <table:table-cell table:style-name="Table8.A2" office:value-type="string">
            <text:p text:style-name="P382">IFUN</text:p>
          </table:table-cell>
          <table:table-cell table:style-name="Table8.A2" office:value-type="string">
            <text:p text:style-name="P343"><text:span text:style-name="T664">f</text:span><text:span text:style-name="T663">unction.mac</text:span></text:p>
          </table:table-cell>
          <table:table-cell table:style-name="Table8.A2" office:value-type="string">
            <text:p text:style-name="P304">macro</text:p>
          </table:table-cell>
          <table:table-cell table:style-name="Table8.D2" office:value-type="string">
            <text:p text:style-name="P253"><text:span text:style-name="T664">Defines a function </text:span><text:span text:style-name="T665">sharable with other architectures utilizing the same input/output system as the current architecture.</text:span></text:p>
          </table:table-cell>
        </table:table-row>
        <table:table-row>
          <table:table-cell table:style-name="Table8.A2" office:value-type="string">
            <text:p text:style-name="P328">IOFMT</text:p>
          </table:table-cell>
          <table:table-cell table:style-name="Table8.A2" office:value-type="string">
            <text:p text:style-name="P333"><text:span text:style-name="T295">satk</text:span>.mac</text:p>
          </table:table-cell>
          <table:table-cell table:style-name="Table8.A2" office:value-type="string">
            <text:p text:style-name="P236">macro</text:p>
          </table:table-cell>
          <table:table-cell table:style-name="Table8.D2" office:value-type="string">
            <text:p text:style-name="P237">Defines various input/output related structures</text:p>
          </table:table-cell>
        </table:table-row>
        <table:table-row>
          <table:table-cell table:style-name="Table8.A2" office:value-type="string">
            <text:p text:style-name="P320">IOCB</text:p>
          </table:table-cell>
          <table:table-cell table:style-name="Table8.A2" office:value-type="string">
            <text:p text:style-name="P332"><text:span text:style-name="T295">satk</text:span>.mac</text:p>
          </table:table-cell>
          <table:table-cell table:style-name="Table8.A2" office:value-type="string">
            <text:p text:style-name="P223">macro</text:p>
          </table:table-cell>
          <table:table-cell table:style-name="Table8.D2" office:value-type="string">
            <text:p text:style-name="P237"><text:span text:style-name="T305">Creates the control block for a specific I/O operation by </text:span><text:span text:style-name="T59">RAWIO</text:span><text:span text:style-name="T305">.</text:span></text:p>
          </table:table-cell>
        </table:table-row>
        <table:table-row>
          <table:table-cell table:style-name="Table8.A2" office:value-type="string">
            <text:p text:style-name="P320">IO<text:span text:style-name="T590">CB</text:span>DS</text:p>
          </table:table-cell>
          <table:table-cell table:style-name="Table8.A2" office:value-type="string">
            <text:p text:style-name="P332"><text:span text:style-name="T295">satk</text:span>.mac</text:p>
          </table:table-cell>
          <table:table-cell table:style-name="Table8.A2" office:value-type="string">
            <text:p text:style-name="P223">macro</text:p>
          </table:table-cell>
          <table:table-cell table:style-name="Table8.D2" office:value-type="string">
            <text:p text:style-name="P237"><text:span text:style-name="T305">Defines the </text:span><text:span text:style-name="T12">IOCB</text:span><text:span text:style-name="T305"> structure </text:span><text:span text:style-name="T448">used by </text:span><text:span text:style-name="T60">RAWIO</text:span><text:span text:style-name="T305">.</text:span></text:p>
          </table:table-cell>
        </table:table-row>
        <table:table-row>
          <table:table-cell table:style-name="Table8.A2" office:value-type="string">
            <text:p text:style-name="P360">IOINIT</text:p>
          </table:table-cell>
          <table:table-cell table:style-name="Table8.A2" office:value-type="string">
            <text:p text:style-name="P332"><text:span text:style-name="T295">satk</text:span><text:span text:style-name="T446">.mac</text:span></text:p>
          </table:table-cell>
          <table:table-cell table:style-name="Table8.A2" office:value-type="string">
            <text:p text:style-name="P278">macro</text:p>
          </table:table-cell>
          <table:table-cell table:style-name="Table8.D2" office:value-type="string">
            <text:p text:style-name="P280">Prepare the I/O system for use.</text:p>
          </table:table-cell>
        </table:table-row>
        <table:table-row>
          <table:table-cell table:style-name="Table8.A2" office:value-type="string">
            <text:p text:style-name="P361"><text:span text:style-name="T552">IOTR</text:span><text:span text:style-name="T553">FR</text:span></text:p>
          </table:table-cell>
          <table:table-cell table:style-name="Table8.A2" office:value-type="string">
            <text:p text:style-name="P336"><text:span text:style-name="T295">satk</text:span><text:span text:style-name="T446">.mac</text:span></text:p>
          </table:table-cell>
          <table:table-cell table:style-name="Table8.A2" office:value-type="string">
            <text:p text:style-name="P279">macro</text:p>
          </table:table-cell>
          <table:table-cell table:style-name="Table8.D2" office:value-type="string">
            <text:p text:style-name="P286">Calculates the number of bytes actually transferred during an I/O operation.</text:p>
          </table:table-cell>
        </table:table-row>
        <table:table-row>
          <table:table-cell table:style-name="Table8.A2" office:value-type="string">
            <text:p text:style-name="P344">IRB</text:p>
          </table:table-cell>
          <table:table-cell table:style-name="Table8.A2" office:value-type="string">
            <text:p text:style-name="P344">IOFMT</text:p>
          </table:table-cell>
          <table:table-cell table:style-name="Table8.A2" office:value-type="string">
            <text:p text:style-name="P254">dsect</text:p>
          </table:table-cell>
          <table:table-cell table:style-name="Table8.D2" office:value-type="string">
            <text:p text:style-name="P255">Interruption Response Block definition</text:p>
          </table:table-cell>
        </table:table-row>
        <table:table-row>
          <table:table-cell table:style-name="Table8.A2" office:value-type="string">
            <text:p text:style-name="P345">LOCAL</text:p>
          </table:table-cell>
          <table:table-cell table:style-name="Table8.A2" office:value-type="string">
            <text:p text:style-name="P345"><text:span text:style-name="T449">f</text:span>unction.mac</text:p>
          </table:table-cell>
          <table:table-cell table:style-name="Table8.A2" office:value-type="string">
            <text:p text:style-name="P256">macro</text:p>
          </table:table-cell>
          <table:table-cell table:style-name="Table8.D2" office:value-type="string">
            <text:p text:style-name="P257">Define the local usage of the stack frame by the following function.</text:p>
          </table:table-cell>
        </table:table-row>
        <table:table-row>
          <table:table-cell table:style-name="Table8.A2" office:value-type="string">
            <text:p text:style-name="P347">ORB</text:p>
          </table:table-cell>
          <table:table-cell table:style-name="Table8.A2" office:value-type="string">
            <text:p text:style-name="P337"><text:span text:style-name="T295">satk</text:span><text:span text:style-name="T446">.mac</text:span></text:p>
          </table:table-cell>
          <table:table-cell table:style-name="Table8.A2" office:value-type="string">
            <text:p text:style-name="P289">macro</text:p>
          </table:table-cell>
          <table:table-cell table:style-name="Table8.D2" office:value-type="string">
            <text:p text:style-name="P259"><text:span text:style-name="T296">Assembles</text:span> an Operation Request Block <text:span text:style-name="T299">or a reserved bit mask</text:span></text:p>
          </table:table-cell>
        </table:table-row>
        <table:table-row>
          <table:table-cell table:style-name="Table8.A2" office:value-type="string">
            <text:p text:style-name="P348">ORB</text:p>
          </table:table-cell>
          <table:table-cell table:style-name="Table8.A2" office:value-type="string">
            <text:p text:style-name="P348">IOFMT</text:p>
          </table:table-cell>
          <table:table-cell table:style-name="Table8.A2" office:value-type="string">
            <text:p text:style-name="P258">dsect</text:p>
          </table:table-cell>
          <table:table-cell table:style-name="Table8.D2" office:value-type="string">
            <text:p text:style-name="P260"><text:span text:style-name="T296">Operation Request Block </text:span><text:span text:style-name="T298">definition</text:span></text:p>
          </table:table-cell>
        </table:table-row>
        <table:table-row>
          <table:table-cell table:style-name="Table8.A2" office:value-type="string">
            <text:p text:style-name="P370">POINTER</text:p>
          </table:table-cell>
          <table:table-cell table:style-name="Table8.A2" office:value-type="string">
            <text:p text:style-name="P338"><text:span text:style-name="T295">satk</text:span><text:span text:style-name="T446">.mac</text:span></text:p>
          </table:table-cell>
          <table:table-cell table:style-name="Table8.A2" office:value-type="string">
            <text:p text:style-name="P292">macro</text:p>
          </table:table-cell>
          <table:table-cell table:style-name="Table8.D2" office:value-type="string">
            <text:p text:style-name="P293">Assembles an architecture sensitive address constant</text:p>
          </table:table-cell>
        </table:table-row>
        <text:soft-page-break/>
        <table:table-row>
          <table:table-cell table:style-name="Table8.A2" office:value-type="string">
            <text:p text:style-name="P349">PSWB</text:p>
          </table:table-cell>
          <table:table-cell table:style-name="Table8.A2" office:value-type="string">
            <text:p text:style-name="P349">PSWFMT</text:p>
          </table:table-cell>
          <table:table-cell table:style-name="Table8.A2" office:value-type="string">
            <text:p text:style-name="P261">dsect</text:p>
          </table:table-cell>
          <table:table-cell table:style-name="Table8.D2" office:value-type="string">
            <text:p text:style-name="P262">64-bit basic PSW format definition</text:p>
          </table:table-cell>
        </table:table-row>
        <table:table-row>
          <table:table-cell table:style-name="Table8.A2" office:value-type="string">
            <text:p text:style-name="P350">PSWE</text:p>
          </table:table-cell>
          <table:table-cell table:style-name="Table8.A2" office:value-type="string">
            <text:p text:style-name="P350">PSWFMT</text:p>
          </table:table-cell>
          <table:table-cell table:style-name="Table8.A2" office:value-type="string">
            <text:p text:style-name="P263">dsect</text:p>
          </table:table-cell>
          <table:table-cell table:style-name="Table8.D2" office:value-type="string">
            <text:p text:style-name="P244"><text:span text:style-name="T294">64-bit e</text:span><text:span text:style-name="T293">xtended mode </text:span><text:span text:style-name="T294">single or bimodal addressing </text:span><text:span text:style-name="T293">format PSW definition</text:span></text:p>
          </table:table-cell>
        </table:table-row>
        <table:table-row>
          <table:table-cell table:style-name="Table8.A2" office:value-type="string">
            <text:p text:style-name="P351">PSWZ</text:p>
          </table:table-cell>
          <table:table-cell table:style-name="Table8.A2" office:value-type="string">
            <text:p text:style-name="P351">PSWFMT</text:p>
          </table:table-cell>
          <table:table-cell table:style-name="Table8.A2" office:value-type="string">
            <text:p text:style-name="P264">dsect</text:p>
          </table:table-cell>
          <table:table-cell table:style-name="Table8.D2" office:value-type="string">
            <text:p text:style-name="P265">128-bit trimodal addressing format PSW definition</text:p>
          </table:table-cell>
        </table:table-row>
        <table:table-row>
          <table:table-cell table:style-name="Table8.A2" office:value-type="string">
            <text:p text:style-name="P352">PSWFMT</text:p>
          </table:table-cell>
          <table:table-cell table:style-name="Table8.A2" office:value-type="string">
            <text:p text:style-name="P333"><text:span text:style-name="T295">satk</text:span><text:span text:style-name="T446">.mac</text:span></text:p>
          </table:table-cell>
          <table:table-cell table:style-name="Table8.A2" office:value-type="string">
            <text:p text:style-name="P266">macro</text:p>
          </table:table-cell>
          <table:table-cell table:style-name="Table8.D2" office:value-type="string">
            <text:p text:style-name="P268">Defines PSW formats <text:span text:style-name="T297">based upon current architecture level</text:span></text:p>
          </table:table-cell>
        </table:table-row>
        <table:table-row>
          <table:table-cell table:style-name="Table8.A2" office:value-type="string">
            <text:p text:style-name="P367">RAWAIT</text:p>
          </table:table-cell>
          <table:table-cell table:style-name="Table8.A2" office:value-type="string">
            <text:p text:style-name="P335"><text:span text:style-name="T295">satk</text:span><text:span text:style-name="T446">.mac</text:span></text:p>
          </table:table-cell>
          <table:table-cell table:style-name="Table8.A2" office:value-type="string">
            <text:p text:style-name="P267">macro</text:p>
          </table:table-cell>
          <table:table-cell table:style-name="Table8.D2" office:value-type="string">
            <text:p text:style-name="P285">Perform an inline wait for an unsolicited device interruption</text:p>
          </table:table-cell>
        </table:table-row>
        <table:table-row>
          <table:table-cell table:style-name="Table8.A2" office:value-type="string">
            <text:p text:style-name="P362">RAWIO</text:p>
          </table:table-cell>
          <table:table-cell table:style-name="Table8.A2" office:value-type="string">
            <text:p text:style-name="P332"><text:span text:style-name="T295">satk</text:span><text:span text:style-name="T447">.mac</text:span></text:p>
          </table:table-cell>
          <table:table-cell table:style-name="Table8.A2" office:value-type="string">
            <text:p text:style-name="P281">macro</text:p>
          </table:table-cell>
          <table:table-cell table:style-name="Table8.D2" office:value-type="string">
            <text:p text:style-name="P282">Perform an inline low-level I/O operation with a device.</text:p>
          </table:table-cell>
        </table:table-row>
        <table:table-row>
          <table:table-cell table:style-name="Table8.A2" office:value-type="string">
            <text:p text:style-name="P345">RETURN</text:p>
          </table:table-cell>
          <table:table-cell table:style-name="Table8.A2" office:value-type="string">
            <text:p text:style-name="P345"><text:span text:style-name="T434">f</text:span>unction.mac</text:p>
          </table:table-cell>
          <table:table-cell table:style-name="Table8.A2" office:value-type="string">
            <text:p text:style-name="P256">macro</text:p>
          </table:table-cell>
          <table:table-cell table:style-name="Table8.D2" office:value-type="string">
            <text:p text:style-name="P257">Return control to a function's caller.</text:p>
          </table:table-cell>
        </table:table-row>
        <table:table-row>
          <table:table-cell table:style-name="Table8.A2" office:value-type="string">
            <text:p text:style-name="P383">SCALL</text:p>
          </table:table-cell>
          <table:table-cell table:style-name="Table8.A2" office:value-type="string">
            <text:p text:style-name="P346"><text:span text:style-name="T434">f</text:span>unction.mac</text:p>
          </table:table-cell>
          <table:table-cell table:style-name="Table8.A2" office:value-type="string">
            <text:p text:style-name="P305">macro</text:p>
          </table:table-cell>
          <table:table-cell table:style-name="Table8.D2" office:value-type="string">
            <text:p text:style-name="P306">Calls a function sensitive to the current architecture's CPU register size</text:p>
          </table:table-cell>
        </table:table-row>
        <table:table-row>
          <table:table-cell table:style-name="Table8.A2" office:value-type="string">
            <text:p text:style-name="P328">SCHIB</text:p>
          </table:table-cell>
          <table:table-cell table:style-name="Table8.A2" office:value-type="string">
            <text:p text:style-name="P328">IOFMT</text:p>
          </table:table-cell>
          <table:table-cell table:style-name="Table8.A2" office:value-type="string">
            <text:p text:style-name="P236">dsect</text:p>
          </table:table-cell>
          <table:table-cell table:style-name="Table8.D2" office:value-type="string">
            <text:p text:style-name="P237">Subchannel Information Block definition</text:p>
          </table:table-cell>
        </table:table-row>
        <table:table-row>
          <table:table-cell table:style-name="Table8.A2" office:value-type="string">
            <text:p text:style-name="P353">SCSW</text:p>
          </table:table-cell>
          <table:table-cell table:style-name="Table8.A2" office:value-type="string">
            <text:p text:style-name="P353">IOFMT</text:p>
          </table:table-cell>
          <table:table-cell table:style-name="Table8.A2" office:value-type="string">
            <text:p text:style-name="P269">dsect</text:p>
          </table:table-cell>
          <table:table-cell table:style-name="Table8.D2" office:value-type="string">
            <text:p text:style-name="P270">Subchannel Status Word <text:span text:style-name="T298">definition</text:span></text:p>
          </table:table-cell>
        </table:table-row>
        <table:table-row>
          <table:table-cell table:style-name="Table8.A2" office:value-type="string">
            <text:p text:style-name="P384">SFUN</text:p>
          </table:table-cell>
          <table:table-cell table:style-name="Table8.A2" office:value-type="string">
            <text:p text:style-name="P384">function.mac</text:p>
          </table:table-cell>
          <table:table-cell table:style-name="Table8.A2" office:value-type="string">
            <text:p text:style-name="P307">macro</text:p>
          </table:table-cell>
          <table:table-cell table:style-name="Table8.D2" office:value-type="string">
            <text:p text:style-name="P308">Defines a function sharable with other architecture's utilizing the same register size.</text:p>
          </table:table-cell>
        </table:table-row>
        <table:table-row>
          <table:table-cell table:style-name="Table8.A2" office:value-type="string">
            <text:p text:style-name="P354">SIGCPU</text:p>
          </table:table-cell>
          <table:table-cell table:style-name="Table8.A2" office:value-type="string">
            <text:p text:style-name="P354"><text:span text:style-name="T295">satk</text:span>.mac</text:p>
          </table:table-cell>
          <table:table-cell table:style-name="Table8.A2" office:value-type="string">
            <text:p text:style-name="P271">macro</text:p>
          </table:table-cell>
          <table:table-cell table:style-name="Table8.D2" office:value-type="string">
            <text:p text:style-name="P272">Generic run-time signaling of the running or other CPU.</text:p>
          </table:table-cell>
        </table:table-row>
        <table:table-row>
          <table:table-cell table:style-name="Table8.A2" office:value-type="string">
            <text:p text:style-name="P355">SSMGR</text:p>
          </table:table-cell>
          <table:table-cell table:style-name="Table8.A2" office:value-type="string">
            <text:p text:style-name="P355">satk.mac</text:p>
          </table:table-cell>
          <table:table-cell table:style-name="Table8.A2" office:value-type="string">
            <text:p text:style-name="P273">macro</text:p>
          </table:table-cell>
          <table:table-cell table:style-name="Table8.D2" office:value-type="string">
            <text:p text:style-name="P274">Static memory manager algorithm</text:p>
          </table:table-cell>
        </table:table-row>
        <table:table-row>
          <table:table-cell table:style-name="Table8.A2" office:value-type="string">
            <text:p text:style-name="P355">SSMGRB</text:p>
          </table:table-cell>
          <table:table-cell table:style-name="Table8.A2" office:value-type="string">
            <text:p text:style-name="P355">satk.mac</text:p>
          </table:table-cell>
          <table:table-cell table:style-name="Table8.A2" office:value-type="string">
            <text:p text:style-name="P273">macro</text:p>
          </table:table-cell>
          <table:table-cell table:style-name="Table8.D2" office:value-type="string">
            <text:p text:style-name="P274">Static memory manager algorithm control fields</text:p>
          </table:table-cell>
        </table:table-row>
        <table:table-row>
          <table:table-cell table:style-name="Table8.A2" office:value-type="string">
            <text:p text:style-name="P369">TRAPS</text:p>
          </table:table-cell>
          <table:table-cell table:style-name="Table8.A2" office:value-type="string">
            <text:p text:style-name="P369">satk.mac</text:p>
          </table:table-cell>
          <table:table-cell table:style-name="Table8.A2" office:value-type="string">
            <text:p text:style-name="P290">macro</text:p>
          </table:table-cell>
          <table:table-cell table:style-name="Table8.D2" office:value-type="string">
            <text:p text:style-name="P291">Generates or enables trap PSW for unsupported interrupt service routines.</text:p>
          </table:table-cell>
        </table:table-row>
        <table:table-row>
          <table:table-cell table:style-name="Table8.A2" office:value-type="string">
            <text:p text:style-name="P331">ZARCH</text:p>
          </table:table-cell>
          <table:table-cell table:style-name="Table8.A2" office:value-type="string">
            <text:p text:style-name="P331"><text:span text:style-name="T295">satk</text:span>.mac</text:p>
          </table:table-cell>
          <table:table-cell table:style-name="Table8.A2" office:value-type="string">
            <text:p text:style-name="P242">macro</text:p>
          </table:table-cell>
          <table:table-cell table:style-name="Table8.D2" office:value-type="string">
            <text:p text:style-name="P244">Run-time change to z/Architecture mode from ESA/390.</text:p>
          </table:table-cell>
        </table:table-row>
        <table:table-row>
          <table:table-cell table:style-name="Table8.A2" office:value-type="string">
            <text:p text:style-name="P366">ZEROH</text:p>
          </table:table-cell>
          <table:table-cell table:style-name="Table8.A2" office:value-type="string">
            <text:p text:style-name="P334"><text:span text:style-name="T295">satk</text:span>.mac</text:p>
          </table:table-cell>
          <table:table-cell table:style-name="Table8.A2" office:value-type="string">
            <text:p text:style-name="P243">macro</text:p>
          </table:table-cell>
          <table:table-cell table:style-name="Table8.D2" office:value-type="string">
            <text:p text:style-name="P284">Set to 0 high-order bits of a 32- or 64-bit register.</text:p>
          </table:table-cell>
        </table:table-row>
        <table:table-row>
          <table:table-cell table:style-name="Table8.A2" office:value-type="string">
            <text:p text:style-name="P366">ZEROL</text:p>
          </table:table-cell>
          <table:table-cell table:style-name="Table8.A2" office:value-type="string">
            <text:p text:style-name="P334"><text:span text:style-name="T295">satk</text:span>.mac</text:p>
          </table:table-cell>
          <table:table-cell table:style-name="Table8.A2" office:value-type="string">
            <text:p text:style-name="P243">macro</text:p>
          </table:table-cell>
          <table:table-cell table:style-name="Table8.D2" office:value-type="string">
            <text:p text:style-name="P284">Set to 0 low-order bits of a 32- or 64-bit register</text:p>
          </table:table-cell>
        </table:table-row>
        <table:table-row>
          <table:table-cell table:style-name="Table8.A2" office:value-type="string">
            <text:p text:style-name="P366">ZEROLH</text:p>
          </table:table-cell>
          <table:table-cell table:style-name="Table8.A2" office:value-type="string">
            <text:p text:style-name="P334"><text:span text:style-name="T295">satk</text:span>.mac</text:p>
          </table:table-cell>
          <table:table-cell table:style-name="Table8.A2" office:value-type="string">
            <text:p text:style-name="P243">macro</text:p>
          </table:table-cell>
          <table:table-cell table:style-name="Table8.D2" office:value-type="string">
            <text:p text:style-name="P284">Set to 0 high-order bits starting at bit 32 of a 64-bit register.</text:p>
          </table:table-cell>
        </table:table-row>
        <table:table-row>
          <table:table-cell table:style-name="Table8.A2" office:value-type="string">
            <text:p text:style-name="P366">ZEROLL</text:p>
          </table:table-cell>
          <table:table-cell table:style-name="Table8.A2" office:value-type="string">
            <text:p text:style-name="P334"><text:span text:style-name="T295">satk</text:span>.mac</text:p>
          </table:table-cell>
          <table:table-cell table:style-name="Table8.A2" office:value-type="string">
            <text:p text:style-name="P243">macro</text:p>
          </table:table-cell>
          <table:table-cell table:style-name="Table8.D2" office:value-type="string">
            <text:p text:style-name="P284">Set to 0 low-order bits ending at bit 32 of a 64-bit register.</text:p>
          </table:table-cell>
        </table:table-row>
      </table:table>
      <text:p text:style-name="P28"/>
      <text:h text:style-name="P715" text:outline-level="2"><text:bookmark-start text:name="__RefHeading__3968_80978881"/>Architecture Levels<text:bookmark-end text:name="__RefHeading__3968_80978881"/></text:h>
      <text:p text:style-name="P29"><text:span text:style-name="T400">The symbolic variable </text:span><text:span text:style-name="T49">&amp;ARCHLVL</text:span><text:span text:style-name="T400"> defines the current architecture level in use by the program. <text:s/></text:span><text:span text:style-name="T49">&amp;ARCHLVL</text:span><text:span text:style-name="T400"> is established by the </text:span><text:span text:style-name="T49">ARCHLVL</text:span><text:span text:style-name="T400"> macro, in </text:span><text:span text:style-name="T49">satk.mac</text:span><text:span text:style-name="T215">, </text:span><text:span text:style-name="T216">by examining the current </text:span><text:span text:style-name="T154">XMODE PSW</text:span><text:span text:style-name="T216"> setting</text:span><text:span text:style-name="T400">.</text:span></text:p>
      <text:p text:style-name="P630">0 – architecture level not established or unknown,</text:p>
      <text:p text:style-name="P629"><text:span text:style-name="T400">1 – System/360 </text:span><text:span text:style-name="T401">(S/360)</text:span><text:span text:style-name="T400">,</text:span></text:p>
      <text:p text:style-name="P629"><text:span text:style-name="T400">2 – System/370 </text:span><text:span text:style-name="T401">(S/370) </text:span><text:span text:style-name="T400">in basic-control mode</text:span></text:p>
      <text:p text:style-name="P630">3 – System/370 in extended-control mode</text:p>
      <text:p text:style-name="P629"><text:span text:style-name="T400">4 – System/380 </text:span><text:span text:style-name="T401">(S/380, a </text:span><text:span text:style-name="T400">Hercules unique architecture)</text:span></text:p>
      <text:p text:style-name="P629"><text:soft-page-break/><text:span text:style-name="T400">5 – System/370 Extended Architecture </text:span><text:span text:style-name="T401">(370-XA)</text:span></text:p>
      <text:p text:style-name="P629"><text:span text:style-name="T400">6 – Enterprise System Architecture/370 </text:span><text:span text:style-name="T401">(ESA/370)</text:span></text:p>
      <text:p text:style-name="P629"><text:span text:style-name="T400">7 – Enterprise System Architecture/390 </text:span><text:span text:style-name="T401">(ESA/390)</text:span></text:p>
      <text:p text:style-name="P629"><text:span text:style-name="T400">8 – Enterprise System Architecture/390 on a z/Architecture</text:span><text:span text:style-name="T400"> system, </text:span><text:span text:style-name="T401">and</text:span></text:p>
      <text:p text:style-name="P630">9 – z/Architecture</text:p>
      <text:p text:style-name="P633"><text:span text:style-name="T401">Key </text:span><text:span text:style-name="T404">new </text:span><text:span text:style-name="T401">capabilities offered by the </text:span><text:span text:style-name="T404">various </text:span><text:span text:style-name="T401">architecture levels. <text:s/></text:span><text:span text:style-name="T405">The columns with an 'H' indicate Hercules unique offerings. <text:s/></text:span><text:span text:style-name="T406">This list is not exhaustive but representative </text:span><text:span text:style-name="T409">or those features of interest to SATK applications</text:span><text:span text:style-name="T406">.</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D"/>
        <table:table-column table:style-name="Table2.H"/>
        <table:table-column table:style-name="Table2.D"/>
        <table:table-column table:style-name="Table2.J"/>
        <table:table-header-rows>
          <table:table-row>
            <table:table-cell table:style-name="Table2.A1" office:value-type="string">
              <text:p text:style-name="P593">1</text:p>
            </table:table-cell>
            <table:table-cell table:style-name="Table2.A1" office:value-type="string">
              <text:p text:style-name="P593">2</text:p>
            </table:table-cell>
            <table:table-cell table:style-name="Table2.A1" office:value-type="string">
              <text:p text:style-name="P593">3</text:p>
            </table:table-cell>
            <table:table-cell table:style-name="Table2.A1" office:value-type="string">
              <text:p text:style-name="P593">4</text:p>
            </table:table-cell>
            <table:table-cell table:style-name="Table2.A1" office:value-type="string">
              <text:p text:style-name="P593">5</text:p>
            </table:table-cell>
            <table:table-cell table:style-name="Table2.A1" office:value-type="string">
              <text:p text:style-name="P593">6</text:p>
            </table:table-cell>
            <table:table-cell table:style-name="Table2.A1" office:value-type="string">
              <text:p text:style-name="P593">7</text:p>
            </table:table-cell>
            <table:table-cell table:style-name="Table2.A1" office:value-type="string">
              <text:p text:style-name="P593">8</text:p>
            </table:table-cell>
            <table:table-cell table:style-name="Table2.A1" office:value-type="string">
              <text:p text:style-name="P593">9</text:p>
            </table:table-cell>
            <table:table-cell table:style-name="Table2.J1" office:value-type="string">
              <text:p text:style-name="P593">Capability</text:p>
            </table:table-cell>
          </table:table-row>
        </table:table-header-rows>
        <table:table-row>
          <table:table-cell table:style-name="Table2.A2" office:value-type="string">
            <text:p text:style-name="P491">X</text:p>
          </table:table-cell>
          <table:table-cell table:style-name="Table2.A2" office:value-type="string">
            <text:p text:style-name="P491">X</text:p>
          </table:table-cell>
          <table:table-cell table:style-name="Table2.A2" office:value-type="string">
            <text:p text:style-name="P491">X</text:p>
          </table:table-cell>
          <table:table-cell table:style-name="Table2.A2" office:value-type="string">
            <text:p text:style-name="P491">H</text:p>
          </table:table-cell>
          <table:table-cell table:style-name="Table2.A2" office:value-type="string">
            <text:p text:style-name="P451"/>
          </table:table-cell>
          <table:table-cell table:style-name="Table2.A2" office:value-type="string">
            <text:p text:style-name="P451"/>
          </table:table-cell>
          <table:table-cell table:style-name="Table2.A2" office:value-type="string">
            <text:p text:style-name="P451"/>
          </table:table-cell>
          <table:table-cell table:style-name="Table2.A2" office:value-type="string">
            <text:p text:style-name="P451"/>
          </table:table-cell>
          <table:table-cell table:style-name="Table2.A2" office:value-type="string">
            <text:p text:style-name="P451"/>
          </table:table-cell>
          <table:table-cell table:style-name="Table2.J2" office:value-type="string">
            <text:p text:style-name="P492">Parallel Channels</text:p>
          </table:table-cell>
        </table:table-row>
        <table:table-row>
          <table:table-cell table:style-name="Table2.A2" office:value-type="string">
            <text:p text:style-name="P493">X</text:p>
          </table:table-cell>
          <table:table-cell table:style-name="Table2.A2" office:value-type="string">
            <text:p text:style-name="P493">X</text:p>
          </table:table-cell>
          <table:table-cell table:style-name="Table2.A2" office:value-type="string">
            <text:p text:style-name="P493">X</text:p>
          </table:table-cell>
          <table:table-cell table:style-name="Table2.A2" office:value-type="string">
            <text:p text:style-name="P493">H</text:p>
          </table:table-cell>
          <table:table-cell table:style-name="Table2.A2" office:value-type="string">
            <text:p text:style-name="P493">X</text:p>
          </table:table-cell>
          <table:table-cell table:style-name="Table2.A2" office:value-type="string">
            <text:p text:style-name="P493">X</text:p>
          </table:table-cell>
          <table:table-cell table:style-name="Table2.A2" office:value-type="string">
            <text:p text:style-name="P493">X</text:p>
          </table:table-cell>
          <table:table-cell table:style-name="Table2.A2" office:value-type="string">
            <text:p text:style-name="P493">X</text:p>
          </table:table-cell>
          <table:table-cell table:style-name="Table2.A2" office:value-type="string">
            <text:p text:style-name="P493">X</text:p>
          </table:table-cell>
          <table:table-cell table:style-name="Table2.J2" office:value-type="string">
            <text:p text:style-name="P494">12-bit displacements - 4K</text:p>
          </table:table-cell>
        </table:table-row>
        <table:table-row>
          <table:table-cell table:style-name="Table2.A2" office:value-type="string">
            <text:p text:style-name="P493">X</text:p>
          </table:table-cell>
          <table:table-cell table:style-name="Table2.A2" office:value-type="string">
            <text:p text:style-name="P493">X</text:p>
          </table:table-cell>
          <table:table-cell table:style-name="Table2.A2" office:value-type="string">
            <text:p text:style-name="P493">X</text:p>
          </table:table-cell>
          <table:table-cell table:style-name="Table2.A2" office:value-type="string">
            <text:p text:style-name="P493">H</text:p>
          </table:table-cell>
          <table:table-cell table:style-name="Table2.A2" office:value-type="string">
            <text:p text:style-name="P493">X</text:p>
          </table:table-cell>
          <table:table-cell table:style-name="Table2.A2" office:value-type="string">
            <text:p text:style-name="P493">X</text:p>
          </table:table-cell>
          <table:table-cell table:style-name="Table2.A2" office:value-type="string">
            <text:p text:style-name="P493">X</text:p>
          </table:table-cell>
          <table:table-cell table:style-name="Table2.A2" office:value-type="string">
            <text:p text:style-name="P493">X</text:p>
          </table:table-cell>
          <table:table-cell table:style-name="Table2.A2" office:value-type="string">
            <text:p text:style-name="P493">X</text:p>
          </table:table-cell>
          <table:table-cell table:style-name="Table2.J2" office:value-type="string">
            <text:p text:style-name="P495">Format-0 CCW</text:p>
          </table:table-cell>
        </table:table-row>
        <table:table-row>
          <table:table-cell table:style-name="Table2.A2" office:value-type="string">
            <text:p text:style-name="P450"/>
          </table:table-cell>
          <table:table-cell table:style-name="Table2.A2" office:value-type="string">
            <text:p text:style-name="P497">X</text:p>
          </table:table-cell>
          <table:table-cell table:style-name="Table2.A2" office:value-type="string">
            <text:p text:style-name="P497">X</text:p>
          </table:table-cell>
          <table:table-cell table:style-name="Table2.A2" office:value-type="string">
            <text:p text:style-name="P491">H</text:p>
          </table:table-cell>
          <table:table-cell table:style-name="Table2.A2" office:value-type="string">
            <text:p text:style-name="P497">X</text:p>
          </table:table-cell>
          <table:table-cell table:style-name="Table2.A2" office:value-type="string">
            <text:p text:style-name="P497">X</text:p>
          </table:table-cell>
          <table:table-cell table:style-name="Table2.A2" office:value-type="string">
            <text:p text:style-name="P497">X</text:p>
          </table:table-cell>
          <table:table-cell table:style-name="Table2.A2" office:value-type="string">
            <text:p text:style-name="P497">X</text:p>
          </table:table-cell>
          <table:table-cell table:style-name="Table2.A2" office:value-type="string">
            <text:p text:style-name="P497">X</text:p>
          </table:table-cell>
          <table:table-cell table:style-name="Table2.J2" office:value-type="string">
            <text:p text:style-name="P498">BRANCH AND SAVE</text:p>
          </table:table-cell>
        </table:table-row>
        <table:table-row>
          <table:table-cell table:style-name="Table2.A2" office:value-type="string">
            <text:p text:style-name="P450"/>
          </table:table-cell>
          <table:table-cell table:style-name="Table2.A2" office:value-type="string">
            <text:p text:style-name="P450"/>
          </table:table-cell>
          <table:table-cell table:style-name="Table2.A2" office:value-type="string">
            <text:p text:style-name="P450"/>
          </table:table-cell>
          <table:table-cell table:style-name="Table2.A2" office:value-type="string">
            <text:p text:style-name="P499">H</text:p>
          </table:table-cell>
          <table:table-cell table:style-name="Table2.A2" office:value-type="string">
            <text:p text:style-name="P497">X</text:p>
          </table:table-cell>
          <table:table-cell table:style-name="Table2.A2" office:value-type="string">
            <text:p text:style-name="P497">X</text:p>
          </table:table-cell>
          <table:table-cell table:style-name="Table2.A2" office:value-type="string">
            <text:p text:style-name="P497">X</text:p>
          </table:table-cell>
          <table:table-cell table:style-name="Table2.A2" office:value-type="string">
            <text:p text:style-name="P497">X</text:p>
          </table:table-cell>
          <table:table-cell table:style-name="Table2.A2" office:value-type="string">
            <text:p text:style-name="P497">X</text:p>
          </table:table-cell>
          <table:table-cell table:style-name="Table2.J2" office:value-type="string">
            <text:p text:style-name="P498">31-bit addressing</text:p>
          </table:table-cell>
        </table:table-row>
        <table:table-row>
          <table:table-cell table:style-name="Table2.A2" office:value-type="string">
            <text:p text:style-name="P450"/>
          </table:table-cell>
          <table:table-cell table:style-name="Table2.A2" office:value-type="string">
            <text:p text:style-name="P450"/>
          </table:table-cell>
          <table:table-cell table:style-name="Table2.A2" office:value-type="string">
            <text:p text:style-name="P450"/>
          </table:table-cell>
          <table:table-cell table:style-name="Table2.A2" office:value-type="string">
            <text:p text:style-name="P450"/>
          </table:table-cell>
          <table:table-cell table:style-name="Table2.A2" office:value-type="string">
            <text:p text:style-name="P500">X</text:p>
          </table:table-cell>
          <table:table-cell table:style-name="Table2.A2" office:value-type="string">
            <text:p text:style-name="P500">X</text:p>
          </table:table-cell>
          <table:table-cell table:style-name="Table2.A2" office:value-type="string">
            <text:p text:style-name="P500">X</text:p>
          </table:table-cell>
          <table:table-cell table:style-name="Table2.A2" office:value-type="string">
            <text:p text:style-name="P500">X</text:p>
          </table:table-cell>
          <table:table-cell table:style-name="Table2.A2" office:value-type="string">
            <text:p text:style-name="P497">X</text:p>
          </table:table-cell>
          <table:table-cell table:style-name="Table2.J2" office:value-type="string">
            <text:p text:style-name="P501">Channel Subsystem</text:p>
          </table:table-cell>
        </table:table-row>
        <table:table-row>
          <table:table-cell table:style-name="Table2.A2" office:value-type="string">
            <text:p text:style-name="P450"/>
          </table:table-cell>
          <table:table-cell table:style-name="Table2.A2" office:value-type="string">
            <text:p text:style-name="P450"/>
          </table:table-cell>
          <table:table-cell table:style-name="Table2.A2" office:value-type="string">
            <text:p text:style-name="P450"/>
          </table:table-cell>
          <table:table-cell table:style-name="Table2.A2" office:value-type="string">
            <text:p text:style-name="P450"/>
          </table:table-cell>
          <table:table-cell table:style-name="Table2.A2" office:value-type="string">
            <text:p text:style-name="P500">X</text:p>
          </table:table-cell>
          <table:table-cell table:style-name="Table2.A2" office:value-type="string">
            <text:p text:style-name="P500">X</text:p>
          </table:table-cell>
          <table:table-cell table:style-name="Table2.A2" office:value-type="string">
            <text:p text:style-name="P500">X</text:p>
          </table:table-cell>
          <table:table-cell table:style-name="Table2.A2" office:value-type="string">
            <text:p text:style-name="P500">X</text:p>
          </table:table-cell>
          <table:table-cell table:style-name="Table2.A2" office:value-type="string">
            <text:p text:style-name="P497">X</text:p>
          </table:table-cell>
          <table:table-cell table:style-name="Table2.J2" office:value-type="string">
            <text:p text:style-name="P495">Format-1 CCW</text:p>
          </table:table-cell>
        </table:table-row>
        <table:table-row>
          <table:table-cell table:style-name="Table2.A2" office:value-type="string">
            <text:p text:style-name="P450"/>
          </table:table-cell>
          <table:table-cell table:style-name="Table2.A2" office:value-type="string">
            <text:p text:style-name="P502">H</text:p>
          </table:table-cell>
          <table:table-cell table:style-name="Table2.A2" office:value-type="string">
            <text:p text:style-name="P502">H</text:p>
          </table:table-cell>
          <table:table-cell table:style-name="Table2.A2" office:value-type="string">
            <text:p text:style-name="P502">H</text:p>
          </table:table-cell>
          <table:table-cell table:style-name="Table2.A2" office:value-type="string">
            <text:p text:style-name="P450"/>
          </table:table-cell>
          <table:table-cell table:style-name="Table2.A2" office:value-type="string">
            <text:p text:style-name="P450"/>
          </table:table-cell>
          <table:table-cell table:style-name="Table2.A2" office:value-type="string">
            <text:p text:style-name="P502">X</text:p>
          </table:table-cell>
          <table:table-cell table:style-name="Table2.A2" office:value-type="string">
            <text:p text:style-name="P502">X</text:p>
          </table:table-cell>
          <table:table-cell table:style-name="Table2.A2" office:value-type="string">
            <text:p text:style-name="P502">X</text:p>
          </table:table-cell>
          <table:table-cell table:style-name="Table2.J2" office:value-type="string">
            <text:p text:style-name="P489"><text:span text:style-name="T408">R</text:span><text:span text:style-name="T402">elative instructions </text:span><text:span text:style-name="T408">- +/-64K</text:span><text:span text:style-name="T402"> (BRC, J, etc.)</text:span></text:p>
          </table:table-cell>
        </table:table-row>
        <table:table-row>
          <table:table-cell table:style-name="Table2.A2" office:value-type="string">
            <text:p text:style-name="P450"/>
          </table:table-cell>
          <table:table-cell table:style-name="Table2.A2" office:value-type="string">
            <text:p text:style-name="P502">H</text:p>
          </table:table-cell>
          <table:table-cell table:style-name="Table2.A2" office:value-type="string">
            <text:p text:style-name="P502">H</text:p>
          </table:table-cell>
          <table:table-cell table:style-name="Table2.A2" office:value-type="string">
            <text:p text:style-name="P502">H</text:p>
          </table:table-cell>
          <table:table-cell table:style-name="Table2.A2" office:value-type="string">
            <text:p text:style-name="P450"/>
          </table:table-cell>
          <table:table-cell table:style-name="Table2.A2" office:value-type="string">
            <text:p text:style-name="P450"/>
          </table:table-cell>
          <table:table-cell table:style-name="Table2.A2" office:value-type="string">
            <text:p text:style-name="P502">X</text:p>
          </table:table-cell>
          <table:table-cell table:style-name="Table2.A2" office:value-type="string">
            <text:p text:style-name="P502">X</text:p>
          </table:table-cell>
          <table:table-cell table:style-name="Table2.A2" office:value-type="string">
            <text:p text:style-name="P502">X</text:p>
          </table:table-cell>
          <table:table-cell table:style-name="Table2.J2" office:value-type="string">
            <text:p text:style-name="P503">Immediate instruction (CHI, AHI, etc.)</text:p>
          </table:table-cell>
        </table:table-row>
        <table:table-row>
          <table:table-cell table:style-name="Table2.A2" office:value-type="string">
            <text:p text:style-name="P450"/>
          </table:table-cell>
          <table:table-cell table:style-name="Table2.A2" office:value-type="string">
            <text:p text:style-name="P450"/>
          </table:table-cell>
          <table:table-cell table:style-name="Table2.A2" office:value-type="string">
            <text:p text:style-name="P450"/>
          </table:table-cell>
          <table:table-cell table:style-name="Table2.A2" office:value-type="string">
            <text:p text:style-name="P450"/>
          </table:table-cell>
          <table:table-cell table:style-name="Table2.A2" office:value-type="string">
            <text:p text:style-name="P450"/>
          </table:table-cell>
          <table:table-cell table:style-name="Table2.A2" office:value-type="string">
            <text:p text:style-name="P450"/>
          </table:table-cell>
          <table:table-cell table:style-name="Table2.A2" office:value-type="string">
            <text:p text:style-name="P502">X</text:p>
          </table:table-cell>
          <table:table-cell table:style-name="Table2.A2" office:value-type="string">
            <text:p text:style-name="P502">X</text:p>
          </table:table-cell>
          <table:table-cell table:style-name="Table2.A2" office:value-type="string">
            <text:p text:style-name="P502">X</text:p>
          </table:table-cell>
          <table:table-cell table:style-name="Table2.J2" office:value-type="string">
            <text:p text:style-name="P503">12 additional floating point registers</text:p>
          </table:table-cell>
        </table:table-row>
        <table:table-row>
          <table:table-cell table:style-name="Table2.A2" office:value-type="string">
            <text:p text:style-name="P450"/>
          </table:table-cell>
          <table:table-cell table:style-name="Table2.A2" office:value-type="string">
            <text:p text:style-name="P450"/>
          </table:table-cell>
          <table:table-cell table:style-name="Table2.A2" office:value-type="string">
            <text:p text:style-name="P450"/>
          </table:table-cell>
          <table:table-cell table:style-name="Table2.A2" office:value-type="string">
            <text:p text:style-name="P450"/>
          </table:table-cell>
          <table:table-cell table:style-name="Table2.A2" office:value-type="string">
            <text:p text:style-name="P450"/>
          </table:table-cell>
          <table:table-cell table:style-name="Table2.A2" office:value-type="string">
            <text:p text:style-name="P450"/>
          </table:table-cell>
          <table:table-cell table:style-name="Table2.A2" office:value-type="string">
            <text:p text:style-name="P502">X</text:p>
          </table:table-cell>
          <table:table-cell table:style-name="Table2.A2" office:value-type="string">
            <text:p text:style-name="P502">X</text:p>
          </table:table-cell>
          <table:table-cell table:style-name="Table2.A2" office:value-type="string">
            <text:p text:style-name="P502">X</text:p>
          </table:table-cell>
          <table:table-cell table:style-name="Table2.J2" office:value-type="string">
            <text:p text:style-name="P503">Floating-point control register</text:p>
          </table:table-cell>
        </table:table-row>
        <table:table-row>
          <table:table-cell table:style-name="Table2.A2" office:value-type="string">
            <text:p text:style-name="P450"/>
          </table:table-cell>
          <table:table-cell table:style-name="Table2.A2" office:value-type="string">
            <text:p text:style-name="P450"/>
          </table:table-cell>
          <table:table-cell table:style-name="Table2.A2" office:value-type="string">
            <text:p text:style-name="P450"/>
          </table:table-cell>
          <table:table-cell table:style-name="Table2.A2" office:value-type="string">
            <text:p text:style-name="P450"/>
          </table:table-cell>
          <table:table-cell table:style-name="Table2.A2" office:value-type="string">
            <text:p text:style-name="P450"/>
          </table:table-cell>
          <table:table-cell table:style-name="Table2.A2" office:value-type="string">
            <text:p text:style-name="P450"/>
          </table:table-cell>
          <table:table-cell table:style-name="Table2.A2" office:value-type="string">
            <text:p text:style-name="P502">X</text:p>
          </table:table-cell>
          <table:table-cell table:style-name="Table2.A2" office:value-type="string">
            <text:p text:style-name="P502">X</text:p>
          </table:table-cell>
          <table:table-cell table:style-name="Table2.A2" office:value-type="string">
            <text:p text:style-name="P502">X</text:p>
          </table:table-cell>
          <table:table-cell table:style-name="Table2.J2" office:value-type="string">
            <text:p text:style-name="P489"><text:span text:style-name="T403">Binary</text:span><text:span text:style-name="T402"> floating point</text:span></text:p>
          </table:table-cell>
        </table:table-row>
        <table:table-row>
          <table:table-cell table:style-name="Table2.A2" office:value-type="string">
            <text:p text:style-name="P450"/>
          </table:table-cell>
          <table:table-cell table:style-name="Table2.A2" office:value-type="string">
            <text:p text:style-name="P450"/>
          </table:table-cell>
          <table:table-cell table:style-name="Table2.A2" office:value-type="string">
            <text:p text:style-name="P450"/>
          </table:table-cell>
          <table:table-cell table:style-name="Table2.A2" office:value-type="string">
            <text:p text:style-name="P450"/>
          </table:table-cell>
          <table:table-cell table:style-name="Table2.A2" office:value-type="string">
            <text:p text:style-name="P450"/>
          </table:table-cell>
          <table:table-cell table:style-name="Table2.A2" office:value-type="string">
            <text:p text:style-name="P450"/>
          </table:table-cell>
          <table:table-cell table:style-name="Table2.A2" office:value-type="string">
            <text:p text:style-name="P450"/>
          </table:table-cell>
          <table:table-cell table:style-name="Table2.A2" office:value-type="string">
            <text:p text:style-name="P502">X</text:p>
          </table:table-cell>
          <table:table-cell table:style-name="Table2.A2" office:value-type="string">
            <text:p text:style-name="P502">X</text:p>
          </table:table-cell>
          <table:table-cell table:style-name="Table2.J2" office:value-type="string">
            <text:p text:style-name="P503">Addressing mode instructions (SAMxx, TAM)</text:p>
          </table:table-cell>
        </table:table-row>
        <table:table-row>
          <table:table-cell table:style-name="Table2.A2" office:value-type="string">
            <text:p text:style-name="P450"/>
          </table:table-cell>
          <table:table-cell table:style-name="Table2.A2" office:value-type="string">
            <text:p text:style-name="P450"/>
          </table:table-cell>
          <table:table-cell table:style-name="Table2.A2" office:value-type="string">
            <text:p text:style-name="P450"/>
          </table:table-cell>
          <table:table-cell table:style-name="Table2.A2" office:value-type="string">
            <text:p text:style-name="P450"/>
          </table:table-cell>
          <table:table-cell table:style-name="Table2.A2" office:value-type="string">
            <text:p text:style-name="P450"/>
          </table:table-cell>
          <table:table-cell table:style-name="Table2.A2" office:value-type="string">
            <text:p text:style-name="P450"/>
          </table:table-cell>
          <table:table-cell table:style-name="Table2.A2" office:value-type="string">
            <text:p text:style-name="P450"/>
          </table:table-cell>
          <table:table-cell table:style-name="Table2.A2" office:value-type="string">
            <text:p text:style-name="P452"/>
          </table:table-cell>
          <table:table-cell table:style-name="Table2.A2" office:value-type="string">
            <text:p text:style-name="P496">X</text:p>
          </table:table-cell>
          <table:table-cell table:style-name="Table2.J2" office:value-type="string">
            <text:p text:style-name="P495">Transport Mode (TCW)</text:p>
          </table:table-cell>
        </table:table-row>
        <table:table-row>
          <table:table-cell table:style-name="Table2.A2" office:value-type="string">
            <text:p text:style-name="P450"/>
          </table:table-cell>
          <table:table-cell table:style-name="Table2.A2" office:value-type="string">
            <text:p text:style-name="P450"/>
          </table:table-cell>
          <table:table-cell table:style-name="Table2.A2" office:value-type="string">
            <text:p text:style-name="P450"/>
          </table:table-cell>
          <table:table-cell table:style-name="Table2.A2" office:value-type="string">
            <text:p text:style-name="P450"/>
          </table:table-cell>
          <table:table-cell table:style-name="Table2.A2" office:value-type="string">
            <text:p text:style-name="P450"/>
          </table:table-cell>
          <table:table-cell table:style-name="Table2.A2" office:value-type="string">
            <text:p text:style-name="P450"/>
          </table:table-cell>
          <table:table-cell table:style-name="Table2.A2" office:value-type="string">
            <text:p text:style-name="P450"/>
          </table:table-cell>
          <table:table-cell table:style-name="Table2.A2" office:value-type="string">
            <text:p text:style-name="P452"/>
          </table:table-cell>
          <table:table-cell table:style-name="Table2.A2" office:value-type="string">
            <text:p text:style-name="P500">X</text:p>
          </table:table-cell>
          <table:table-cell table:style-name="Table2.J2" office:value-type="string">
            <text:p text:style-name="P501">64-bit addressing</text:p>
          </table:table-cell>
        </table:table-row>
        <table:table-row>
          <table:table-cell table:style-name="Table2.A2" office:value-type="string">
            <text:p text:style-name="P450"/>
          </table:table-cell>
          <table:table-cell table:style-name="Table2.A2" office:value-type="string">
            <text:p text:style-name="P450"/>
          </table:table-cell>
          <table:table-cell table:style-name="Table2.A2" office:value-type="string">
            <text:p text:style-name="P450"/>
          </table:table-cell>
          <table:table-cell table:style-name="Table2.A2" office:value-type="string">
            <text:p text:style-name="P450"/>
          </table:table-cell>
          <table:table-cell table:style-name="Table2.A2" office:value-type="string">
            <text:p text:style-name="P450"/>
          </table:table-cell>
          <table:table-cell table:style-name="Table2.A2" office:value-type="string">
            <text:p text:style-name="P450"/>
          </table:table-cell>
          <table:table-cell table:style-name="Table2.A2" office:value-type="string">
            <text:p text:style-name="P450"/>
          </table:table-cell>
          <table:table-cell table:style-name="Table2.A2" office:value-type="string">
            <text:p text:style-name="P450"/>
          </table:table-cell>
          <table:table-cell table:style-name="Table2.A2" office:value-type="string">
            <text:p text:style-name="P502">X</text:p>
          </table:table-cell>
          <table:table-cell table:style-name="Table2.J2" office:value-type="string">
            <text:p text:style-name="P503">64-bit registers</text:p>
          </table:table-cell>
        </table:table-row>
        <table:table-row>
          <table:table-cell table:style-name="Table2.A2" office:value-type="string">
            <text:p text:style-name="P450"/>
          </table:table-cell>
          <table:table-cell table:style-name="Table2.A2" office:value-type="string">
            <text:p text:style-name="P450"/>
          </table:table-cell>
          <table:table-cell table:style-name="Table2.A2" office:value-type="string">
            <text:p text:style-name="P450"/>
          </table:table-cell>
          <table:table-cell table:style-name="Table2.A2" office:value-type="string">
            <text:p text:style-name="P450"/>
          </table:table-cell>
          <table:table-cell table:style-name="Table2.A2" office:value-type="string">
            <text:p text:style-name="P450"/>
          </table:table-cell>
          <table:table-cell table:style-name="Table2.A2" office:value-type="string">
            <text:p text:style-name="P450"/>
          </table:table-cell>
          <table:table-cell table:style-name="Table2.A2" office:value-type="string">
            <text:p text:style-name="P450"/>
          </table:table-cell>
          <table:table-cell table:style-name="Table2.A2" office:value-type="string">
            <text:p text:style-name="P450"/>
          </table:table-cell>
          <table:table-cell table:style-name="Table2.A2" office:value-type="string">
            <text:p text:style-name="P502">X</text:p>
          </table:table-cell>
          <table:table-cell table:style-name="Table2.J2" office:value-type="string">
            <text:p text:style-name="P489"><text:span text:style-name="T402">Relative long instructions </text:span><text:span text:style-name="T408">+/- 2G </text:span><text:span text:style-name="T402">(LARL, JLU, etc.)</text:span></text:p>
          </table:table-cell>
        </table:table-row>
        <table:table-row>
          <table:table-cell table:style-name="Table2.A2" office:value-type="string">
            <text:p text:style-name="P450"/>
          </table:table-cell>
          <table:table-cell table:style-name="Table2.A2" office:value-type="string">
            <text:p text:style-name="P450"/>
          </table:table-cell>
          <table:table-cell table:style-name="Table2.A2" office:value-type="string">
            <text:p text:style-name="P450"/>
          </table:table-cell>
          <table:table-cell table:style-name="Table2.A2" office:value-type="string">
            <text:p text:style-name="P450"/>
          </table:table-cell>
          <table:table-cell table:style-name="Table2.A2" office:value-type="string">
            <text:p text:style-name="P450"/>
          </table:table-cell>
          <table:table-cell table:style-name="Table2.A2" office:value-type="string">
            <text:p text:style-name="P450"/>
          </table:table-cell>
          <table:table-cell table:style-name="Table2.A2" office:value-type="string">
            <text:p text:style-name="P450"/>
          </table:table-cell>
          <table:table-cell table:style-name="Table2.A2" office:value-type="string">
            <text:p text:style-name="P450"/>
          </table:table-cell>
          <table:table-cell table:style-name="Table2.A2" office:value-type="string">
            <text:p text:style-name="P500">X</text:p>
          </table:table-cell>
          <table:table-cell table:style-name="Table2.J2" office:value-type="string">
            <text:p text:style-name="P503">Extended immediate (CFI, etc.)</text:p>
          </table:table-cell>
        </table:table-row>
        <table:table-row>
          <table:table-cell table:style-name="Table2.A2" office:value-type="string">
            <text:p text:style-name="P450"/>
          </table:table-cell>
          <table:table-cell table:style-name="Table2.A2" office:value-type="string">
            <text:p text:style-name="P450"/>
          </table:table-cell>
          <table:table-cell table:style-name="Table2.A2" office:value-type="string">
            <text:p text:style-name="P450"/>
          </table:table-cell>
          <table:table-cell table:style-name="Table2.A2" office:value-type="string">
            <text:p text:style-name="P450"/>
          </table:table-cell>
          <table:table-cell table:style-name="Table2.A2" office:value-type="string">
            <text:p text:style-name="P450"/>
          </table:table-cell>
          <table:table-cell table:style-name="Table2.A2" office:value-type="string">
            <text:p text:style-name="P450"/>
          </table:table-cell>
          <table:table-cell table:style-name="Table2.A2" office:value-type="string">
            <text:p text:style-name="P450"/>
          </table:table-cell>
          <table:table-cell table:style-name="Table2.A2" office:value-type="string">
            <text:p text:style-name="P450"/>
          </table:table-cell>
          <table:table-cell table:style-name="Table2.A2" office:value-type="string">
            <text:p text:style-name="P500">X</text:p>
          </table:table-cell>
          <table:table-cell table:style-name="Table2.J2" office:value-type="string">
            <text:p text:style-name="P490"><text:span text:style-name="T407">20-bit displacements</text:span><text:span text:style-name="T403"> </text:span><text:span text:style-name="T407">- 1M</text:span><text:span text:style-name="T403"> (LAY, AY, ALY, etc.)</text:span></text:p>
          </table:table-cell>
        </table:table-row>
        <table:table-row>
          <table:table-cell table:style-name="Table2.A2" office:value-type="string">
            <text:p text:style-name="P450"/>
          </table:table-cell>
          <table:table-cell table:style-name="Table2.A2" office:value-type="string">
            <text:p text:style-name="P450"/>
          </table:table-cell>
          <table:table-cell table:style-name="Table2.A2" office:value-type="string">
            <text:p text:style-name="P450"/>
          </table:table-cell>
          <table:table-cell table:style-name="Table2.A2" office:value-type="string">
            <text:p text:style-name="P450"/>
          </table:table-cell>
          <table:table-cell table:style-name="Table2.A2" office:value-type="string">
            <text:p text:style-name="P450"/>
          </table:table-cell>
          <table:table-cell table:style-name="Table2.A2" office:value-type="string">
            <text:p text:style-name="P450"/>
          </table:table-cell>
          <table:table-cell table:style-name="Table2.A2" office:value-type="string">
            <text:p text:style-name="P450"/>
          </table:table-cell>
          <table:table-cell table:style-name="Table2.A2" office:value-type="string">
            <text:p text:style-name="P450"/>
          </table:table-cell>
          <table:table-cell table:style-name="Table2.A2" office:value-type="string">
            <text:p text:style-name="P500">X</text:p>
          </table:table-cell>
          <table:table-cell table:style-name="Table2.J2" office:value-type="string">
            <text:p text:style-name="P501">Decimal floating point</text:p>
          </table:table-cell>
        </table:table-row>
      </table:table>
      <text:p text:style-name="P634"/>
      <text:h text:style-name="P714" text:outline-level="2"><text:bookmark-start text:name="__RefHeading__3970_80978881"/><text:soft-page-break/>Operation Synonyms<text:bookmark-end text:name="__RefHeading__3970_80978881"/></text:h>
      <text:p text:style-name="P30"><text:span text:style-name="T410">Operation synonyms are defined by the </text:span><text:span text:style-name="T50">ARCHIND</text:span><text:span text:style-name="T410"> macro in the file </text:span><text:span text:style-name="T50">satk.mac</text:span><text:span text:style-name="T410">. <text:s/></text:span><text:span text:style-name="T423">The native instruction mnemonic to which the synonym is assigned by architecture level is provided in the following table. <text:s/></text:span><text:span text:style-name="T554">'</text:span><text:span text:style-name="T122">--'</text:span><text:span text:style-name="T554"> indicates no form of the instruction is supported by the architecture.</text:span></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header-rows>
          <table:table-row>
            <table:table-cell table:style-name="Table3.A1" office:value-type="string">
              <text:p text:style-name="P594">Synonym</text:p>
            </table:table-cell>
            <table:table-cell table:style-name="Table3.A1" office:value-type="string">
              <text:p text:style-name="P594">0</text:p>
            </table:table-cell>
            <table:table-cell table:style-name="Table3.A1" office:value-type="string">
              <text:p text:style-name="P594">1</text:p>
            </table:table-cell>
            <table:table-cell table:style-name="Table3.A1" office:value-type="string">
              <text:p text:style-name="P594">2-6</text:p>
            </table:table-cell>
            <table:table-cell table:style-name="Table3.A1" office:value-type="string">
              <text:p text:style-name="P594">7, 8</text:p>
            </table:table-cell>
            <table:table-cell table:style-name="Table3.F1" office:value-type="string">
              <text:p text:style-name="P594">9</text:p>
            </table:table-cell>
          </table:table-row>
        </table:table-header-rows>
        <table:table-row>
          <table:table-cell table:style-name="Table3.A2" office:value-type="string">
            <text:p text:style-name="P442">$AHI</text:p>
          </table:table-cell>
          <table:table-cell table:style-name="Table3.A2" office:value-type="string">
            <text:p text:style-name="P443">--</text:p>
          </table:table-cell>
          <table:table-cell table:style-name="Table3.A2" office:value-type="string">
            <text:p text:style-name="P443">--</text:p>
          </table:table-cell>
          <table:table-cell table:style-name="Table3.A2" office:value-type="string">
            <text:p text:style-name="P443">--</text:p>
          </table:table-cell>
          <table:table-cell table:style-name="Table3.A2" office:value-type="string">
            <text:p text:style-name="P442">AHI</text:p>
          </table:table-cell>
          <table:table-cell table:style-name="Table3.F2" office:value-type="string">
            <text:p text:style-name="P442">AGHI</text:p>
          </table:table-cell>
        </table:table-row>
        <table:table-row>
          <table:table-cell table:style-name="Table3.A2" office:value-type="string">
            <text:p text:style-name="P391">$AL</text:p>
          </table:table-cell>
          <table:table-cell table:style-name="Table3.A2" office:value-type="string">
            <text:p text:style-name="P391">AL</text:p>
          </table:table-cell>
          <table:table-cell table:style-name="Table3.A2" office:value-type="string">
            <text:p text:style-name="P391">AL</text:p>
          </table:table-cell>
          <table:table-cell table:style-name="Table3.A2" office:value-type="string">
            <text:p text:style-name="P391">AL</text:p>
          </table:table-cell>
          <table:table-cell table:style-name="Table3.A2" office:value-type="string">
            <text:p text:style-name="P391">AL</text:p>
          </table:table-cell>
          <table:table-cell table:style-name="Table3.F2" office:value-type="string">
            <text:p text:style-name="P393"><text:span text:style-name="T411">AL</text:span><text:span text:style-name="T420">G</text:span></text:p>
          </table:table-cell>
        </table:table-row>
        <table:table-row>
          <table:table-cell table:style-name="Table3.A2" office:value-type="string">
            <text:p text:style-name="P391">$ALR</text:p>
          </table:table-cell>
          <table:table-cell table:style-name="Table3.A2" office:value-type="string">
            <text:p text:style-name="P391">ALR</text:p>
          </table:table-cell>
          <table:table-cell table:style-name="Table3.A2" office:value-type="string">
            <text:p text:style-name="P391">ALR</text:p>
          </table:table-cell>
          <table:table-cell table:style-name="Table3.A2" office:value-type="string">
            <text:p text:style-name="P391">ALR</text:p>
          </table:table-cell>
          <table:table-cell table:style-name="Table3.A2" office:value-type="string">
            <text:p text:style-name="P391">ALR</text:p>
          </table:table-cell>
          <table:table-cell table:style-name="Table3.F2" office:value-type="string">
            <text:p text:style-name="P393"><text:span text:style-name="T411">AL</text:span><text:span text:style-name="T420">G</text:span><text:span text:style-name="T411">R</text:span></text:p>
          </table:table-cell>
        </table:table-row>
        <table:table-row>
          <table:table-cell table:style-name="Table3.A2" office:value-type="string">
            <text:p text:style-name="P391">$B</text:p>
          </table:table-cell>
          <table:table-cell table:style-name="Table3.A2" office:value-type="string">
            <text:p text:style-name="P391">B</text:p>
          </table:table-cell>
          <table:table-cell table:style-name="Table3.A2" office:value-type="string">
            <text:p text:style-name="P391">B</text:p>
          </table:table-cell>
          <table:table-cell table:style-name="Table3.A2" office:value-type="string">
            <text:p text:style-name="P392">B</text:p>
          </table:table-cell>
          <table:table-cell table:style-name="Table3.A2" office:value-type="string">
            <text:p text:style-name="P392">J</text:p>
          </table:table-cell>
          <table:table-cell table:style-name="Table3.F2" office:value-type="string">
            <text:p text:style-name="P392">J</text:p>
          </table:table-cell>
        </table:table-row>
        <table:table-row>
          <table:table-cell table:style-name="Table3.A2" office:value-type="string">
            <text:p text:style-name="P391">$BAS</text:p>
          </table:table-cell>
          <table:table-cell table:style-name="Table3.A2" office:value-type="string">
            <text:p text:style-name="P391">BAS</text:p>
          </table:table-cell>
          <table:table-cell table:style-name="Table3.A2" office:value-type="string">
            <text:p text:style-name="P393"><text:span text:style-name="T411">BA</text:span><text:span text:style-name="T420">L</text:span></text:p>
          </table:table-cell>
          <table:table-cell table:style-name="Table3.A2" office:value-type="string">
            <text:p text:style-name="P391">BAS</text:p>
          </table:table-cell>
          <table:table-cell table:style-name="Table3.A2" office:value-type="string">
            <text:p text:style-name="P391">BAS</text:p>
          </table:table-cell>
          <table:table-cell table:style-name="Table3.F2" office:value-type="string">
            <text:p text:style-name="P391">BAS</text:p>
          </table:table-cell>
        </table:table-row>
        <table:table-row>
          <table:table-cell table:style-name="Table3.A2" office:value-type="string">
            <text:p text:style-name="P391">$BASR</text:p>
          </table:table-cell>
          <table:table-cell table:style-name="Table3.A2" office:value-type="string">
            <text:p text:style-name="P391">BASR</text:p>
          </table:table-cell>
          <table:table-cell table:style-name="Table3.A2" office:value-type="string">
            <text:p text:style-name="P393"><text:span text:style-name="T411">BA</text:span><text:span text:style-name="T420">L</text:span><text:span text:style-name="T411">R</text:span></text:p>
          </table:table-cell>
          <table:table-cell table:style-name="Table3.A2" office:value-type="string">
            <text:p text:style-name="P391">BASR</text:p>
          </table:table-cell>
          <table:table-cell table:style-name="Table3.A2" office:value-type="string">
            <text:p text:style-name="P391">BASR</text:p>
          </table:table-cell>
          <table:table-cell table:style-name="Table3.F2" office:value-type="string">
            <text:p text:style-name="P391">BASR</text:p>
          </table:table-cell>
        </table:table-row>
        <table:table-row>
          <table:table-cell table:style-name="Table3.A2" office:value-type="string">
            <text:p text:style-name="P391">$BC</text:p>
          </table:table-cell>
          <table:table-cell table:style-name="Table3.A2" office:value-type="string">
            <text:p text:style-name="P391">BC</text:p>
          </table:table-cell>
          <table:table-cell table:style-name="Table3.A2" office:value-type="string">
            <text:p text:style-name="P391">BC</text:p>
          </table:table-cell>
          <table:table-cell table:style-name="Table3.A2" office:value-type="string">
            <text:p text:style-name="P393"><text:span text:style-name="T411">B</text:span><text:span text:style-name="T411">C</text:span></text:p>
          </table:table-cell>
          <table:table-cell table:style-name="Table3.A2" office:value-type="string">
            <text:p text:style-name="P394"><text:span text:style-name="T411">B</text:span><text:span text:style-name="T420">R</text:span><text:span text:style-name="T411">C</text:span></text:p>
          </table:table-cell>
          <table:table-cell table:style-name="Table3.F2" office:value-type="string">
            <text:p text:style-name="P394"><text:span text:style-name="T411">B</text:span><text:span text:style-name="T420">R</text:span><text:span text:style-name="T411">C</text:span></text:p>
          </table:table-cell>
        </table:table-row>
        <table:table-row>
          <table:table-cell table:style-name="Table3.A2" office:value-type="string">
            <text:p text:style-name="P391">$BCTR</text:p>
          </table:table-cell>
          <table:table-cell table:style-name="Table3.A2" office:value-type="string">
            <text:p text:style-name="P391">BCTR</text:p>
          </table:table-cell>
          <table:table-cell table:style-name="Table3.A2" office:value-type="string">
            <text:p text:style-name="P391">BCTR</text:p>
          </table:table-cell>
          <table:table-cell table:style-name="Table3.A2" office:value-type="string">
            <text:p text:style-name="P391">BCTR</text:p>
          </table:table-cell>
          <table:table-cell table:style-name="Table3.A2" office:value-type="string">
            <text:p text:style-name="P391">BCTR</text:p>
          </table:table-cell>
          <table:table-cell table:style-name="Table3.F2" office:value-type="string">
            <text:p text:style-name="P393"><text:span text:style-name="T411">BCT</text:span><text:span text:style-name="T420">G</text:span><text:span text:style-name="T411">R</text:span></text:p>
          </table:table-cell>
        </table:table-row>
        <table:table-row>
          <table:table-cell table:style-name="Table3.A2" office:value-type="string">
            <text:p text:style-name="P403">$BE</text:p>
          </table:table-cell>
          <table:table-cell table:style-name="Table3.A2" office:value-type="string">
            <text:p text:style-name="P403">BE</text:p>
          </table:table-cell>
          <table:table-cell table:style-name="Table3.A2" office:value-type="string">
            <text:p text:style-name="P403">BE</text:p>
          </table:table-cell>
          <table:table-cell table:style-name="Table3.A2" office:value-type="string">
            <text:p text:style-name="P403">BE</text:p>
          </table:table-cell>
          <table:table-cell table:style-name="Table3.A2" office:value-type="string">
            <text:p text:style-name="P395"><text:span text:style-name="T420">J</text:span><text:span text:style-name="T412">E</text:span></text:p>
          </table:table-cell>
          <table:table-cell table:style-name="Table3.F2" office:value-type="string">
            <text:p text:style-name="P395"><text:span text:style-name="T420">J</text:span><text:span text:style-name="T412">E</text:span></text:p>
          </table:table-cell>
        </table:table-row>
        <table:table-row>
          <table:table-cell table:style-name="Table3.A2" office:value-type="string">
            <text:p text:style-name="P404">$BH</text:p>
          </table:table-cell>
          <table:table-cell table:style-name="Table3.A2" office:value-type="string">
            <text:p text:style-name="P404">BH</text:p>
          </table:table-cell>
          <table:table-cell table:style-name="Table3.A2" office:value-type="string">
            <text:p text:style-name="P404">BH</text:p>
          </table:table-cell>
          <table:table-cell table:style-name="Table3.A2" office:value-type="string">
            <text:p text:style-name="P404">BH</text:p>
          </table:table-cell>
          <table:table-cell table:style-name="Table3.A2" office:value-type="string">
            <text:p text:style-name="P396"><text:span text:style-name="T420">J</text:span><text:span text:style-name="T413">H</text:span></text:p>
          </table:table-cell>
          <table:table-cell table:style-name="Table3.F2" office:value-type="string">
            <text:p text:style-name="P396"><text:span text:style-name="T420">J</text:span><text:span text:style-name="T413">H</text:span></text:p>
          </table:table-cell>
        </table:table-row>
        <table:table-row>
          <table:table-cell table:style-name="Table3.A2" office:value-type="string">
            <text:p text:style-name="P405">$BL</text:p>
          </table:table-cell>
          <table:table-cell table:style-name="Table3.A2" office:value-type="string">
            <text:p text:style-name="P405">BL</text:p>
          </table:table-cell>
          <table:table-cell table:style-name="Table3.A2" office:value-type="string">
            <text:p text:style-name="P405">BL</text:p>
          </table:table-cell>
          <table:table-cell table:style-name="Table3.A2" office:value-type="string">
            <text:p text:style-name="P405">BL</text:p>
          </table:table-cell>
          <table:table-cell table:style-name="Table3.A2" office:value-type="string">
            <text:p text:style-name="P397"><text:span text:style-name="T420">J</text:span><text:span text:style-name="T414">L</text:span></text:p>
          </table:table-cell>
          <table:table-cell table:style-name="Table3.F2" office:value-type="string">
            <text:p text:style-name="P397"><text:span text:style-name="T420">J</text:span><text:span text:style-name="T414">L</text:span></text:p>
          </table:table-cell>
        </table:table-row>
        <table:table-row>
          <table:table-cell table:style-name="Table3.A2" office:value-type="string">
            <text:p text:style-name="P405">$BM</text:p>
          </table:table-cell>
          <table:table-cell table:style-name="Table3.A2" office:value-type="string">
            <text:p text:style-name="P405">BM</text:p>
          </table:table-cell>
          <table:table-cell table:style-name="Table3.A2" office:value-type="string">
            <text:p text:style-name="P405">BM</text:p>
          </table:table-cell>
          <table:table-cell table:style-name="Table3.A2" office:value-type="string">
            <text:p text:style-name="P405">BM</text:p>
          </table:table-cell>
          <table:table-cell table:style-name="Table3.A2" office:value-type="string">
            <text:p text:style-name="P397"><text:span text:style-name="T420">JJ</text:span><text:span text:style-name="T414">M</text:span></text:p>
          </table:table-cell>
          <table:table-cell table:style-name="Table3.F2" office:value-type="string">
            <text:p text:style-name="P397"><text:span text:style-name="T420">J</text:span><text:span text:style-name="T414">M</text:span></text:p>
          </table:table-cell>
        </table:table-row>
        <table:table-row>
          <table:table-cell table:style-name="Table3.A2" office:value-type="string">
            <text:p text:style-name="P405">$BNE</text:p>
          </table:table-cell>
          <table:table-cell table:style-name="Table3.A2" office:value-type="string">
            <text:p text:style-name="P405">BNE</text:p>
          </table:table-cell>
          <table:table-cell table:style-name="Table3.A2" office:value-type="string">
            <text:p text:style-name="P405">BNE</text:p>
          </table:table-cell>
          <table:table-cell table:style-name="Table3.A2" office:value-type="string">
            <text:p text:style-name="P405">BNE</text:p>
          </table:table-cell>
          <table:table-cell table:style-name="Table3.A2" office:value-type="string">
            <text:p text:style-name="P397"><text:span text:style-name="T420">J</text:span><text:span text:style-name="T414">NE</text:span></text:p>
          </table:table-cell>
          <table:table-cell table:style-name="Table3.F2" office:value-type="string">
            <text:p text:style-name="P397"><text:span text:style-name="T420">J</text:span><text:span text:style-name="T414">NE</text:span></text:p>
          </table:table-cell>
        </table:table-row>
        <table:table-row>
          <table:table-cell table:style-name="Table3.A2" office:value-type="string">
            <text:p text:style-name="P405">$BNH</text:p>
          </table:table-cell>
          <table:table-cell table:style-name="Table3.A2" office:value-type="string">
            <text:p text:style-name="P405">BNH</text:p>
          </table:table-cell>
          <table:table-cell table:style-name="Table3.A2" office:value-type="string">
            <text:p text:style-name="P405">BNH</text:p>
          </table:table-cell>
          <table:table-cell table:style-name="Table3.A2" office:value-type="string">
            <text:p text:style-name="P405">BNH</text:p>
          </table:table-cell>
          <table:table-cell table:style-name="Table3.A2" office:value-type="string">
            <text:p text:style-name="P397"><text:span text:style-name="T420">J</text:span><text:span text:style-name="T414">NH</text:span></text:p>
          </table:table-cell>
          <table:table-cell table:style-name="Table3.F2" office:value-type="string">
            <text:p text:style-name="P397"><text:span text:style-name="T420">J</text:span><text:span text:style-name="T414">NH</text:span></text:p>
          </table:table-cell>
        </table:table-row>
        <table:table-row>
          <table:table-cell table:style-name="Table3.A2" office:value-type="string">
            <text:p text:style-name="P406">$BNL</text:p>
          </table:table-cell>
          <table:table-cell table:style-name="Table3.A2" office:value-type="string">
            <text:p text:style-name="P406">BNL</text:p>
          </table:table-cell>
          <table:table-cell table:style-name="Table3.A2" office:value-type="string">
            <text:p text:style-name="P406">BNL</text:p>
          </table:table-cell>
          <table:table-cell table:style-name="Table3.A2" office:value-type="string">
            <text:p text:style-name="P406">BNL</text:p>
          </table:table-cell>
          <table:table-cell table:style-name="Table3.A2" office:value-type="string">
            <text:p text:style-name="P398"><text:span text:style-name="T420">J</text:span><text:span text:style-name="T415">NL</text:span></text:p>
          </table:table-cell>
          <table:table-cell table:style-name="Table3.F2" office:value-type="string">
            <text:p text:style-name="P398"><text:span text:style-name="T420">J</text:span><text:span text:style-name="T415">NL</text:span></text:p>
          </table:table-cell>
        </table:table-row>
        <table:table-row>
          <table:table-cell table:style-name="Table3.A2" office:value-type="string">
            <text:p text:style-name="P406">$BNM</text:p>
          </table:table-cell>
          <table:table-cell table:style-name="Table3.A2" office:value-type="string">
            <text:p text:style-name="P406">BNM</text:p>
          </table:table-cell>
          <table:table-cell table:style-name="Table3.A2" office:value-type="string">
            <text:p text:style-name="P406">BNM</text:p>
          </table:table-cell>
          <table:table-cell table:style-name="Table3.A2" office:value-type="string">
            <text:p text:style-name="P406">BNM</text:p>
          </table:table-cell>
          <table:table-cell table:style-name="Table3.A2" office:value-type="string">
            <text:p text:style-name="P398"><text:span text:style-name="T420">J</text:span><text:span text:style-name="T415">NM</text:span></text:p>
          </table:table-cell>
          <table:table-cell table:style-name="Table3.F2" office:value-type="string">
            <text:p text:style-name="P398"><text:span text:style-name="T420">J</text:span><text:span text:style-name="T415">NM</text:span></text:p>
          </table:table-cell>
        </table:table-row>
        <table:table-row>
          <table:table-cell table:style-name="Table3.A2" office:value-type="string">
            <text:p text:style-name="P407">$BNO</text:p>
          </table:table-cell>
          <table:table-cell table:style-name="Table3.A2" office:value-type="string">
            <text:p text:style-name="P407">BNO</text:p>
          </table:table-cell>
          <table:table-cell table:style-name="Table3.A2" office:value-type="string">
            <text:p text:style-name="P407">BNO</text:p>
          </table:table-cell>
          <table:table-cell table:style-name="Table3.A2" office:value-type="string">
            <text:p text:style-name="P407">BNO</text:p>
          </table:table-cell>
          <table:table-cell table:style-name="Table3.A2" office:value-type="string">
            <text:p text:style-name="P399"><text:span text:style-name="T420">J</text:span><text:span text:style-name="T416">NO</text:span></text:p>
          </table:table-cell>
          <table:table-cell table:style-name="Table3.F2" office:value-type="string">
            <text:p text:style-name="P399"><text:span text:style-name="T420">J</text:span><text:span text:style-name="T416">NO</text:span></text:p>
          </table:table-cell>
        </table:table-row>
        <table:table-row>
          <table:table-cell table:style-name="Table3.A2" office:value-type="string">
            <text:p text:style-name="P407">$BNP</text:p>
          </table:table-cell>
          <table:table-cell table:style-name="Table3.A2" office:value-type="string">
            <text:p text:style-name="P407">BNP</text:p>
          </table:table-cell>
          <table:table-cell table:style-name="Table3.A2" office:value-type="string">
            <text:p text:style-name="P407">BNP</text:p>
          </table:table-cell>
          <table:table-cell table:style-name="Table3.A2" office:value-type="string">
            <text:p text:style-name="P407">BNP</text:p>
          </table:table-cell>
          <table:table-cell table:style-name="Table3.A2" office:value-type="string">
            <text:p text:style-name="P399"><text:span text:style-name="T420">J</text:span><text:span text:style-name="T416">NP</text:span></text:p>
          </table:table-cell>
          <table:table-cell table:style-name="Table3.F2" office:value-type="string">
            <text:p text:style-name="P399"><text:span text:style-name="T420">J</text:span><text:span text:style-name="T416">NP</text:span></text:p>
          </table:table-cell>
        </table:table-row>
        <table:table-row>
          <table:table-cell table:style-name="Table3.A2" office:value-type="string">
            <text:p text:style-name="P407">$BNZ</text:p>
          </table:table-cell>
          <table:table-cell table:style-name="Table3.A2" office:value-type="string">
            <text:p text:style-name="P407">BNZ</text:p>
          </table:table-cell>
          <table:table-cell table:style-name="Table3.A2" office:value-type="string">
            <text:p text:style-name="P407">BNZ</text:p>
          </table:table-cell>
          <table:table-cell table:style-name="Table3.A2" office:value-type="string">
            <text:p text:style-name="P407">BNZ</text:p>
          </table:table-cell>
          <table:table-cell table:style-name="Table3.A2" office:value-type="string">
            <text:p text:style-name="P399"><text:span text:style-name="T420">J</text:span><text:span text:style-name="T416">NZ</text:span></text:p>
          </table:table-cell>
          <table:table-cell table:style-name="Table3.F2" office:value-type="string">
            <text:p text:style-name="P399"><text:span text:style-name="T420">J</text:span><text:span text:style-name="T416">NZ</text:span></text:p>
          </table:table-cell>
        </table:table-row>
        <table:table-row>
          <table:table-cell table:style-name="Table3.A2" office:value-type="string">
            <text:p text:style-name="P407">$BO</text:p>
          </table:table-cell>
          <table:table-cell table:style-name="Table3.A2" office:value-type="string">
            <text:p text:style-name="P407">BO</text:p>
          </table:table-cell>
          <table:table-cell table:style-name="Table3.A2" office:value-type="string">
            <text:p text:style-name="P407">BO</text:p>
          </table:table-cell>
          <table:table-cell table:style-name="Table3.A2" office:value-type="string">
            <text:p text:style-name="P407">BO</text:p>
          </table:table-cell>
          <table:table-cell table:style-name="Table3.A2" office:value-type="string">
            <text:p text:style-name="P399"><text:span text:style-name="T420">J</text:span><text:span text:style-name="T416">O</text:span></text:p>
          </table:table-cell>
          <table:table-cell table:style-name="Table3.F2" office:value-type="string">
            <text:p text:style-name="P399"><text:span text:style-name="T420">J</text:span><text:span text:style-name="T416">O</text:span></text:p>
          </table:table-cell>
        </table:table-row>
        <table:table-row>
          <table:table-cell table:style-name="Table3.A2" office:value-type="string">
            <text:p text:style-name="P407">$BP</text:p>
          </table:table-cell>
          <table:table-cell table:style-name="Table3.A2" office:value-type="string">
            <text:p text:style-name="P407">BP</text:p>
          </table:table-cell>
          <table:table-cell table:style-name="Table3.A2" office:value-type="string">
            <text:p text:style-name="P407">BP</text:p>
          </table:table-cell>
          <table:table-cell table:style-name="Table3.A2" office:value-type="string">
            <text:p text:style-name="P407">BP</text:p>
          </table:table-cell>
          <table:table-cell table:style-name="Table3.A2" office:value-type="string">
            <text:p text:style-name="P399"><text:span text:style-name="T420">J</text:span><text:span text:style-name="T416">P</text:span></text:p>
          </table:table-cell>
          <table:table-cell table:style-name="Table3.F2" office:value-type="string">
            <text:p text:style-name="P399"><text:span text:style-name="T420">J</text:span><text:span text:style-name="T416">P</text:span></text:p>
          </table:table-cell>
        </table:table-row>
        <table:table-row>
          <table:table-cell table:style-name="Table3.A2" office:value-type="string">
            <text:p text:style-name="P407">$BXLE</text:p>
          </table:table-cell>
          <table:table-cell table:style-name="Table3.A2" office:value-type="string">
            <text:p text:style-name="P407">BXLE</text:p>
          </table:table-cell>
          <table:table-cell table:style-name="Table3.A2" office:value-type="string">
            <text:p text:style-name="P407">BXLE</text:p>
          </table:table-cell>
          <table:table-cell table:style-name="Table3.A2" office:value-type="string">
            <text:p text:style-name="P407">BXLE</text:p>
          </table:table-cell>
          <table:table-cell table:style-name="Table3.A2" office:value-type="string">
            <text:p text:style-name="P399"><text:span text:style-name="T420">J</text:span><text:span text:style-name="T416">XLE</text:span></text:p>
          </table:table-cell>
          <table:table-cell table:style-name="Table3.F2" office:value-type="string">
            <text:p text:style-name="P399"><text:span text:style-name="T420">J</text:span><text:span text:style-name="T416">XLE</text:span><text:span text:style-name="T420">G</text:span></text:p>
          </table:table-cell>
        </table:table-row>
        <table:table-row>
          <table:table-cell table:style-name="Table3.A2" office:value-type="string">
            <text:p text:style-name="P407">$BZ</text:p>
          </table:table-cell>
          <table:table-cell table:style-name="Table3.A2" office:value-type="string">
            <text:p text:style-name="P407">BZ</text:p>
          </table:table-cell>
          <table:table-cell table:style-name="Table3.A2" office:value-type="string">
            <text:p text:style-name="P407">BZ</text:p>
          </table:table-cell>
          <table:table-cell table:style-name="Table3.A2" office:value-type="string">
            <text:p text:style-name="P407">BZ</text:p>
          </table:table-cell>
          <table:table-cell table:style-name="Table3.A2" office:value-type="string">
            <text:p text:style-name="P399"><text:span text:style-name="T420">J</text:span><text:span text:style-name="T416">Z</text:span></text:p>
          </table:table-cell>
          <table:table-cell table:style-name="Table3.F2" office:value-type="string">
            <text:p text:style-name="P399"><text:span text:style-name="T420">J</text:span><text:span text:style-name="T416">Z</text:span></text:p>
          </table:table-cell>
        </table:table-row>
        <table:table-row>
          <table:table-cell table:style-name="Table3.A2" office:value-type="string">
            <text:p text:style-name="P407">$CH</text:p>
          </table:table-cell>
          <table:table-cell table:style-name="Table3.A2" office:value-type="string">
            <text:p text:style-name="P407">CH</text:p>
          </table:table-cell>
          <table:table-cell table:style-name="Table3.A2" office:value-type="string">
            <text:p text:style-name="P407">CH</text:p>
          </table:table-cell>
          <table:table-cell table:style-name="Table3.A2" office:value-type="string">
            <text:p text:style-name="P407">CH</text:p>
          </table:table-cell>
          <table:table-cell table:style-name="Table3.A2" office:value-type="string">
            <text:p text:style-name="P407">CH</text:p>
          </table:table-cell>
          <table:table-cell table:style-name="Table3.F2" office:value-type="string">
            <text:p text:style-name="P399"><text:span text:style-name="T416">C</text:span><text:span text:style-name="T420">GH</text:span></text:p>
          </table:table-cell>
        </table:table-row>
        <table:table-row>
          <table:table-cell table:style-name="Table3.A2" office:value-type="string">
            <text:p text:style-name="P392">$CHI</text:p>
          </table:table-cell>
          <table:table-cell table:style-name="Table3.A2" office:value-type="string">
            <text:p text:style-name="P443">--</text:p>
          </table:table-cell>
          <table:table-cell table:style-name="Table3.A2" office:value-type="string">
            <text:p text:style-name="P443">--</text:p>
          </table:table-cell>
          <table:table-cell table:style-name="Table3.A2" office:value-type="string">
            <text:p text:style-name="P443">--</text:p>
          </table:table-cell>
          <table:table-cell table:style-name="Table3.A2" office:value-type="string">
            <text:p text:style-name="P392">CHI</text:p>
          </table:table-cell>
          <table:table-cell table:style-name="Table3.F2" office:value-type="string">
            <text:p text:style-name="P392">CGHI</text:p>
          </table:table-cell>
        </table:table-row>
        <table:table-row>
          <table:table-cell table:style-name="Table3.A2" office:value-type="string">
            <text:p text:style-name="P407">$L</text:p>
          </table:table-cell>
          <table:table-cell table:style-name="Table3.A2" office:value-type="string">
            <text:p text:style-name="P407">L</text:p>
          </table:table-cell>
          <table:table-cell table:style-name="Table3.A2" office:value-type="string">
            <text:p text:style-name="P407">L</text:p>
          </table:table-cell>
          <table:table-cell table:style-name="Table3.A2" office:value-type="string">
            <text:p text:style-name="P407">L</text:p>
          </table:table-cell>
          <table:table-cell table:style-name="Table3.A2" office:value-type="string">
            <text:p text:style-name="P407">L</text:p>
          </table:table-cell>
          <table:table-cell table:style-name="Table3.F2" office:value-type="string">
            <text:p text:style-name="P399"><text:span text:style-name="T416">L</text:span><text:span text:style-name="T420">G</text:span></text:p>
          </table:table-cell>
        </table:table-row>
        <table:table-row>
          <table:table-cell table:style-name="Table3.A2" office:value-type="string">
            <text:p text:style-name="P408">$LH</text:p>
          </table:table-cell>
          <table:table-cell table:style-name="Table3.A2" office:value-type="string">
            <text:p text:style-name="P408">LH</text:p>
          </table:table-cell>
          <table:table-cell table:style-name="Table3.A2" office:value-type="string">
            <text:p text:style-name="P408">LH</text:p>
          </table:table-cell>
          <table:table-cell table:style-name="Table3.A2" office:value-type="string">
            <text:p text:style-name="P408">LH</text:p>
          </table:table-cell>
          <table:table-cell table:style-name="Table3.A2" office:value-type="string">
            <text:p text:style-name="P408">LH</text:p>
          </table:table-cell>
          <table:table-cell table:style-name="Table3.F2" office:value-type="string">
            <text:p text:style-name="P400"><text:span text:style-name="T417">L</text:span><text:span text:style-name="T421">G</text:span><text:span text:style-name="T417">H</text:span></text:p>
          </table:table-cell>
        </table:table-row>
        <text:soft-page-break/>
        <table:table-row>
          <table:table-cell table:style-name="Table3.A2" office:value-type="string">
            <text:p text:style-name="P408">$LPSW</text:p>
          </table:table-cell>
          <table:table-cell table:style-name="Table3.A2" office:value-type="string">
            <text:p text:style-name="P408">LPSW</text:p>
          </table:table-cell>
          <table:table-cell table:style-name="Table3.A2" office:value-type="string">
            <text:p text:style-name="P408">LPSW</text:p>
          </table:table-cell>
          <table:table-cell table:style-name="Table3.A2" office:value-type="string">
            <text:p text:style-name="P408">LPSW</text:p>
          </table:table-cell>
          <table:table-cell table:style-name="Table3.A2" office:value-type="string">
            <text:p text:style-name="P408">LPSW</text:p>
          </table:table-cell>
          <table:table-cell table:style-name="Table3.F2" office:value-type="string">
            <text:p text:style-name="P400"><text:span text:style-name="T417">LPSW</text:span><text:span text:style-name="T421">E</text:span></text:p>
          </table:table-cell>
        </table:table-row>
        <table:table-row>
          <table:table-cell table:style-name="Table3.A2" office:value-type="string">
            <text:p text:style-name="P408">$LR</text:p>
          </table:table-cell>
          <table:table-cell table:style-name="Table3.A2" office:value-type="string">
            <text:p text:style-name="P408">LR</text:p>
          </table:table-cell>
          <table:table-cell table:style-name="Table3.A2" office:value-type="string">
            <text:p text:style-name="P408">LR</text:p>
          </table:table-cell>
          <table:table-cell table:style-name="Table3.A2" office:value-type="string">
            <text:p text:style-name="P408">LR</text:p>
          </table:table-cell>
          <table:table-cell table:style-name="Table3.A2" office:value-type="string">
            <text:p text:style-name="P408">LR</text:p>
          </table:table-cell>
          <table:table-cell table:style-name="Table3.F2" office:value-type="string">
            <text:p text:style-name="P400"><text:span text:style-name="T417">L</text:span><text:span text:style-name="T421">G</text:span><text:span text:style-name="T417">R</text:span></text:p>
          </table:table-cell>
        </table:table-row>
        <table:table-row>
          <table:table-cell table:style-name="Table3.A2" office:value-type="string">
            <text:p text:style-name="P408">$LTR</text:p>
          </table:table-cell>
          <table:table-cell table:style-name="Table3.A2" office:value-type="string">
            <text:p text:style-name="P408">LTR</text:p>
          </table:table-cell>
          <table:table-cell table:style-name="Table3.A2" office:value-type="string">
            <text:p text:style-name="P408">LTR</text:p>
          </table:table-cell>
          <table:table-cell table:style-name="Table3.A2" office:value-type="string">
            <text:p text:style-name="P408">LTR</text:p>
          </table:table-cell>
          <table:table-cell table:style-name="Table3.A2" office:value-type="string">
            <text:p text:style-name="P408">LTR</text:p>
          </table:table-cell>
          <table:table-cell table:style-name="Table3.F2" office:value-type="string">
            <text:p text:style-name="P400"><text:span text:style-name="T417">LT</text:span><text:span text:style-name="T421">G</text:span><text:span text:style-name="T417">R</text:span></text:p>
          </table:table-cell>
        </table:table-row>
        <table:table-row>
          <table:table-cell table:style-name="Table3.A2" office:value-type="string">
            <text:p text:style-name="P409">$NR</text:p>
          </table:table-cell>
          <table:table-cell table:style-name="Table3.A2" office:value-type="string">
            <text:p text:style-name="P409">NR</text:p>
          </table:table-cell>
          <table:table-cell table:style-name="Table3.A2" office:value-type="string">
            <text:p text:style-name="P409">NR</text:p>
          </table:table-cell>
          <table:table-cell table:style-name="Table3.A2" office:value-type="string">
            <text:p text:style-name="P409">NR</text:p>
          </table:table-cell>
          <table:table-cell table:style-name="Table3.A2" office:value-type="string">
            <text:p text:style-name="P409">NR</text:p>
          </table:table-cell>
          <table:table-cell table:style-name="Table3.F2" office:value-type="string">
            <text:p text:style-name="P401"><text:span text:style-name="T418">N</text:span><text:span text:style-name="T421">G</text:span><text:span text:style-name="T418">R</text:span></text:p>
          </table:table-cell>
        </table:table-row>
        <table:table-row>
          <table:table-cell table:style-name="Table3.A2" office:value-type="string">
            <text:p text:style-name="P409">$SL</text:p>
          </table:table-cell>
          <table:table-cell table:style-name="Table3.A2" office:value-type="string">
            <text:p text:style-name="P409">SL</text:p>
          </table:table-cell>
          <table:table-cell table:style-name="Table3.A2" office:value-type="string">
            <text:p text:style-name="P409">SL</text:p>
          </table:table-cell>
          <table:table-cell table:style-name="Table3.A2" office:value-type="string">
            <text:p text:style-name="P409">SL</text:p>
          </table:table-cell>
          <table:table-cell table:style-name="Table3.A2" office:value-type="string">
            <text:p text:style-name="P409">SL</text:p>
          </table:table-cell>
          <table:table-cell table:style-name="Table3.F2" office:value-type="string">
            <text:p text:style-name="P401"><text:span text:style-name="T418">SL</text:span><text:span text:style-name="T421">G</text:span></text:p>
          </table:table-cell>
        </table:table-row>
        <table:table-row>
          <table:table-cell table:style-name="Table3.A2" office:value-type="string">
            <text:p text:style-name="P410">$SLR</text:p>
          </table:table-cell>
          <table:table-cell table:style-name="Table3.A2" office:value-type="string">
            <text:p text:style-name="P410">SLR</text:p>
          </table:table-cell>
          <table:table-cell table:style-name="Table3.A2" office:value-type="string">
            <text:p text:style-name="P410">SLR</text:p>
          </table:table-cell>
          <table:table-cell table:style-name="Table3.A2" office:value-type="string">
            <text:p text:style-name="P410">SLR</text:p>
          </table:table-cell>
          <table:table-cell table:style-name="Table3.A2" office:value-type="string">
            <text:p text:style-name="P410">SLR</text:p>
          </table:table-cell>
          <table:table-cell table:style-name="Table3.F2" office:value-type="string">
            <text:p text:style-name="P402"><text:span text:style-name="T419">SL</text:span><text:span text:style-name="T421">G</text:span><text:span text:style-name="T419">R</text:span></text:p>
          </table:table-cell>
        </table:table-row>
        <table:table-row>
          <table:table-cell table:style-name="Table3.A2" office:value-type="string">
            <text:p text:style-name="P410">$SR</text:p>
          </table:table-cell>
          <table:table-cell table:style-name="Table3.A2" office:value-type="string">
            <text:p text:style-name="P410">SR</text:p>
          </table:table-cell>
          <table:table-cell table:style-name="Table3.A2" office:value-type="string">
            <text:p text:style-name="P410">SR</text:p>
          </table:table-cell>
          <table:table-cell table:style-name="Table3.A2" office:value-type="string">
            <text:p text:style-name="P410">SR</text:p>
          </table:table-cell>
          <table:table-cell table:style-name="Table3.A2" office:value-type="string">
            <text:p text:style-name="P410">SR</text:p>
          </table:table-cell>
          <table:table-cell table:style-name="Table3.F2" office:value-type="string">
            <text:p text:style-name="P402"><text:span text:style-name="T419">S</text:span><text:span text:style-name="T421">G</text:span><text:span text:style-name="T419">R</text:span></text:p>
          </table:table-cell>
        </table:table-row>
        <table:table-row>
          <table:table-cell table:style-name="Table3.A2" office:value-type="string">
            <text:p text:style-name="P410">$ST</text:p>
          </table:table-cell>
          <table:table-cell table:style-name="Table3.A2" office:value-type="string">
            <text:p text:style-name="P410">ST</text:p>
          </table:table-cell>
          <table:table-cell table:style-name="Table3.A2" office:value-type="string">
            <text:p text:style-name="P410">ST</text:p>
          </table:table-cell>
          <table:table-cell table:style-name="Table3.A2" office:value-type="string">
            <text:p text:style-name="P410">ST</text:p>
          </table:table-cell>
          <table:table-cell table:style-name="Table3.A2" office:value-type="string">
            <text:p text:style-name="P410">ST</text:p>
          </table:table-cell>
          <table:table-cell table:style-name="Table3.F2" office:value-type="string">
            <text:p text:style-name="P402"><text:span text:style-name="T419">ST</text:span><text:span text:style-name="T421">G</text:span></text:p>
          </table:table-cell>
        </table:table-row>
        <table:table-row>
          <table:table-cell table:style-name="Table3.A2" office:value-type="string">
            <text:p text:style-name="P410">$STM</text:p>
          </table:table-cell>
          <table:table-cell table:style-name="Table3.A2" office:value-type="string">
            <text:p text:style-name="P410">STM</text:p>
          </table:table-cell>
          <table:table-cell table:style-name="Table3.A2" office:value-type="string">
            <text:p text:style-name="P410">STM</text:p>
          </table:table-cell>
          <table:table-cell table:style-name="Table3.A2" office:value-type="string">
            <text:p text:style-name="P410">STM</text:p>
          </table:table-cell>
          <table:table-cell table:style-name="Table3.A2" office:value-type="string">
            <text:p text:style-name="P410">STM</text:p>
          </table:table-cell>
          <table:table-cell table:style-name="Table3.F2" office:value-type="string">
            <text:p text:style-name="P402"><text:span text:style-name="T419">STM</text:span><text:span text:style-name="T421">G</text:span></text:p>
          </table:table-cell>
        </table:table-row>
        <table:table-row>
          <table:table-cell table:style-name="Table3.A2" office:value-type="string">
            <text:p text:style-name="P410">$X</text:p>
          </table:table-cell>
          <table:table-cell table:style-name="Table3.A2" office:value-type="string">
            <text:p text:style-name="P410">X</text:p>
          </table:table-cell>
          <table:table-cell table:style-name="Table3.A2" office:value-type="string">
            <text:p text:style-name="P410">X</text:p>
          </table:table-cell>
          <table:table-cell table:style-name="Table3.A2" office:value-type="string">
            <text:p text:style-name="P410">X</text:p>
          </table:table-cell>
          <table:table-cell table:style-name="Table3.A2" office:value-type="string">
            <text:p text:style-name="P410">X</text:p>
          </table:table-cell>
          <table:table-cell table:style-name="Table3.F2" office:value-type="string">
            <text:p text:style-name="P402"><text:span text:style-name="T419">X</text:span><text:span text:style-name="T421">G</text:span></text:p>
          </table:table-cell>
        </table:table-row>
      </table:table>
      <text:p text:style-name="P68"/>
      <text:p text:style-name="P580"/>
      <text:h text:style-name="P708" text:outline-level="1"><text:bookmark-start text:name="__RefHeading__3487_80978881"/>Assembler Source Structure<text:bookmark-end text:name="__RefHeading__3487_80978881"/></text:h>
      <text:p text:style-name="P25"><text:span text:style-name="T365">SATK is intended to make bare-metal programming easier, not harder. <text:s/></text:span><text:span text:style-name="T368">SATK provides a number of coded and tested source modules for building stand-alone programs with ASMA. <text:s/>These modules are in the </text:span><text:span text:style-name="T40">srcasm</text:span><text:span text:style-name="T368"> directory. <text:s/>Any ASMA program using these source modules must include </text:span><text:span text:style-name="T424">the </text:span><text:span text:style-name="T51">srcasm</text:span><text:span text:style-name="T368"> directory in the </text:span><text:span text:style-name="T40">ASMPATH</text:span><text:span text:style-name="T368"> environment variable directory </text:span><text:span text:style-name="T424">search order</text:span><text:span text:style-name="T368"> list before executing the assembler.</text:span></text:p>
      <text:p text:style-name="P31"><text:span text:style-name="T430">Core capabilities are provided by the </text:span><text:span text:style-name="T53">satk.mac</text:span><text:span text:style-name="T430"> source module. <text:s/>All users of ASMA source files will need to use the assembler </text:span><text:span text:style-name="T53">COPY</text:span><text:span text:style-name="T430"> directive to include this file early in the program. <text:s/>Other capabilities must be manually included by use of a </text:span><text:span text:style-name="T53">COPY</text:span><text:span text:style-name="T430"> directive for the needed file. <text:s/>This manual describes the capabilities offered by each file separately, discussing how the various components are for the file are used. <text:s/>Most separately included files have dependencies on the </text:span><text:span text:style-name="T53">satk.mac</text:span><text:span text:style-name="T430"> source module, usually for architecture sensitive code generation or structure definitions. <text:s/>If files in </text:span><text:span text:style-name="T53">srcasm</text:span><text:span text:style-name="T219"> </text:span><text:span text:style-name="T220">are used</text:span><text:span text:style-name="T219">,</text:span><text:span text:style-name="T430"> the </text:span><text:span text:style-name="T53">satk.mac</text:span><text:span text:style-name="T430"> file must be included, unless otherwise indicated.</text:span></text:p>
      <text:p text:style-name="P32"><text:span text:style-name="T433">This manual is organized by file name with descriptions of each capability's design. <text:s/></text:span><text:span text:style-name="T432">The actual source file provides the ultimate definition of functions provided. <text:s/>Where the </text:span><text:span text:style-name="T441">software</text:span><text:span text:style-name="T432"> or this document differ, th</text:span><text:span text:style-name="T433">is document is the basis for “working as designed”. <text:s/></text:span><text:span text:style-name="T432">Errors of course can exist in the code </text:span><text:span text:style-name="T433">or this documentation. </text:span><text:span text:style-name="T432"><text:s/></text:span><text:span text:style-name="T433">E</text:span><text:span text:style-name="T432">ither require</text:span><text:span text:style-name="T433">s</text:span><text:span text:style-name="T432"> correction.</text:span></text:p>
      <text:p text:style-name="P71">Always refer to the actual source module for detailed macro parameter descriptions.</text:p>
      <text:h text:style-name="P716" text:outline-level="2"><text:bookmark-start text:name="__RefHeading__5365_1208719969"/>SATK Use Cases<text:bookmark-end text:name="__RefHeading__5365_1208719969"/></text:h>
      <text:p text:style-name="P25"><text:span text:style-name="T365">The relationships between various components can be quite complex in a generalized system. <text:s/></text:span><text:span text:style-name="T367">The support by SATK of multiple hardware architectures complicates these considerations. <text:s/></text:span><text:span text:style-name="T365">SATK </text:span><text:span text:style-name="T381">recognizes </text:span><text:span text:style-name="T365">two use-cases:</text:span></text:p>
      <text:list xml:id="list538420069" text:style-name="L2">
        <text:list-item>
          <text:p text:style-name="P646"><text:span text:style-name="T383">a s</text:span><text:span text:style-name="T365">tand-alone </text:span><text:span text:style-name="T381">a</text:span><text:span text:style-name="T382">p</text:span><text:span text:style-name="T365">plication </text:span><text:span text:style-name="T381">performing</text:span><text:span text:style-name="T425"> </text:span><text:span text:style-name="T381">one or more specific functions </text:span><text:span text:style-name="T365">and</text:span></text:p>
        </text:list-item>
        <text:list-item>
          <text:p text:style-name="P647">a control program providing resource management for one or more activities.</text:p>
        </text:list-item>
      </text:list>
      <text:p text:style-name="P23"><text:span text:style-name="T365">A</text:span><text:span text:style-name="T388">n a</text:span><text:span text:style-name="T365">pplication </text:span><text:span text:style-name="T366">performs a single task. <text:s/>It supports use of the hardware in the way any application would, doing one piece of the task at a time. <text:s/>A </text:span><text:span text:style-name="T388">control program</text:span><text:span text:style-name="T366"> is intended to manage the system resources for one or more application type tasks. <text:s/>The </text:span><text:span text:style-name="T425">second use case</text:span><text:span text:style-name="T366"> has a much higher complexity. <text:s/>In both cases the tool kit only contributes to the end product. <text:s/>The support for each </text:span><text:span text:style-name="T425">case </text:span><text:span text:style-name="T366">may have elements in common with each other or entirely different ones. <text:s/>In some cases the same conceptual elements may be needed but implemented differently for the two environments.</text:span></text:p>
      <text:p text:style-name="P24"><text:span text:style-name="T367">A</text:span><text:span text:style-name="T388">n application</text:span><text:span text:style-name="T367"> typically does not require any complex interrupt handling. <text:s/></text:span><text:span text:style-name="T388">Although an ISR to provide information when a program interruption occurs might be desirable. <text:s/></text:span><text:span text:style-name="T367">It utilizes memory without consideration of other users, because of course there are none. <text:s/></text:span><text:span text:style-name="T368">All devices are dedicated to the use of the </text:span><text:span text:style-name="T388">application</text:span><text:span text:style-name="T368">. <text:s/></text:span><text:span text:style-name="T366">Examples of a</text:span><text:span text:style-name="T388">n</text:span><text:span text:style-name="T366"> </text:span><text:span text:style-name="T388">application</text:span><text:span text:style-name="T366"> could be a boot loader </text:span><text:soft-page-break/><text:span text:style-name="T366">or program installer onto IPL media. <text:s/>A “Hello World” program </text:span><text:span text:style-name="T367">w</text:span><text:span text:style-name="T366">ould be another.</text:span></text:p>
      <text:p text:style-name="P24"><text:span text:style-name="T366"><text:s/>A </text:span><text:span text:style-name="T388">control program</text:span><text:span text:style-name="T367"> </text:span><text:span text:style-name="T281">does</text:span><text:span text:style-name="T367"> require true interrupt handling, </text:span><text:span text:style-name="T369">activity</text:span><text:span text:style-name="T367"> management and perhaps memory segregation, protecting different </text:span><text:span text:style-name="T369">activities</text:span><text:span text:style-name="T367"> from each other. <text:s/></text:span><text:span text:style-name="T368">Devices may be shared or dedicated to specific </text:span><text:span text:style-name="T369">activities</text:span><text:span text:style-name="T368">. <text:s/></text:span><text:span text:style-name="T367">An </text:span><text:span text:style-name="T366">example of a </text:span><text:span text:style-name="T388">control program</text:span><text:span text:style-name="T366"> might be a simple kernel or program debugger. <text:s/></text:span><text:span text:style-name="T369">In the early stages of the </text:span><text:span text:style-name="T388">control program</text:span><text:span text:style-name="T369"> it might need to operate like a</text:span><text:span text:style-name="T388">n</text:span><text:span text:style-name="T369"> </text:span><text:span text:style-name="T388">application</text:span><text:span text:style-name="T369"> until it is ready to function as a resource controller for its activities. <text:s/>The SATK does not attempt to provide an interface to a </text:span><text:span text:style-name="T388">control program</text:span><text:span text:style-name="T369"> for its activities. <text:s/>That is the role of </text:span><text:span text:style-name="T596">a</text:span><text:span text:style-name="T369"> </text:span><text:span text:style-name="T388">control program</text:span><text:span text:style-name="T369"> itself. <text:s/></text:span><text:span text:style-name="T388">Nor does </text:span><text:span text:style-name="T369">SATK make any attempt at integrating the pieces it supplies into a unified application. <text:s/>That is the role of the actual program.</text:span></text:p>
      <text:p text:style-name="P27"><text:span text:style-name="T368">The following table </text:span><text:span text:style-name="T370">looks at various capabilities </text:span><text:span text:style-name="T386">needed by an application as opposed to a control program</text:span><text:span text:style-name="T370">. <text:s/></text:span><text:span text:style-name="T386">The table assumes that a control program starts out as an application that initializes the control program itself. <text:s/>The table is of course not exhaustive and </text:span><text:span text:style-name="T425">capability needs</text:span><text:span text:style-name="T386"> could be argued either way. <text:s/>The intent is to drive towards a source structure that matches the two use cases under consideration. <text:s/></text:span><text:span text:style-name="T389">Rows describe a capability. <text:s/>The capabilities are placed generally in a spectrum (subject to some debate) from simplest to most complex.</text:span></text:p>
      <text:p text:style-name="P27"><text:span text:style-name="T388">The meaning of the colors is </text:span><text:span text:style-name="T388">explained below.</text:span></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592">Appl.</text:p>
            </table:table-cell>
            <table:table-cell table:style-name="Table6.A1" office:value-type="string">
              <text:p text:style-name="P592">CP</text:p>
              <text:p text:style-name="P592">Init.</text:p>
            </table:table-cell>
            <table:table-cell table:style-name="Table6.A1" office:value-type="string">
              <text:p text:style-name="P592">CP</text:p>
            </table:table-cell>
            <table:table-cell table:style-name="Table6.A1" office:value-type="string">
              <text:p text:style-name="P591">Type</text:p>
            </table:table-cell>
            <table:table-cell table:style-name="Table6.E1" office:value-type="string">
              <text:p text:style-name="P590">Capability</text:p>
            </table:table-cell>
          </table:table-row>
        </table:table-header-rows>
        <table:table-row>
          <table:table-cell table:style-name="Table6.A2" office:value-type="string">
            <text:p text:style-name="P463">yes</text:p>
          </table:table-cell>
          <table:table-cell table:style-name="Table6.A2" office:value-type="string">
            <text:p text:style-name="P463">yes</text:p>
          </table:table-cell>
          <table:table-cell table:style-name="Table6.A2" office:value-type="string">
            <text:p text:style-name="P478">yes</text:p>
          </table:table-cell>
          <table:table-cell table:style-name="Table6.A2" office:value-type="string">
            <text:p text:style-name="P463">system</text:p>
          </table:table-cell>
          <table:table-cell table:style-name="Table6.E2" office:value-type="string">
            <text:p text:style-name="P464">Tailor for architecture</text:p>
          </table:table-cell>
        </table:table-row>
        <table:table-row>
          <table:table-cell table:style-name="Table6.A2" office:value-type="string">
            <text:p text:style-name="P465">yes</text:p>
          </table:table-cell>
          <table:table-cell table:style-name="Table6.A2" office:value-type="string">
            <text:p text:style-name="P466">yes</text:p>
          </table:table-cell>
          <table:table-cell table:style-name="Table6.A2" office:value-type="string">
            <text:p text:style-name="P478">yes</text:p>
          </table:table-cell>
          <table:table-cell table:style-name="Table6.A2" office:value-type="string">
            <text:p text:style-name="P463">system</text:p>
          </table:table-cell>
          <table:table-cell table:style-name="Table6.E2" office:value-type="string">
            <text:p text:style-name="P467">Assigned storage location definitions used</text:p>
          </table:table-cell>
        </table:table-row>
        <table:table-row>
          <table:table-cell table:style-name="Table6.A4" office:value-type="string">
            <text:p text:style-name="P479">likely</text:p>
          </table:table-cell>
          <table:table-cell table:style-name="Table6.A4" office:value-type="string">
            <text:p text:style-name="P480">maybe</text:p>
          </table:table-cell>
          <table:table-cell table:style-name="Table6.C4" office:value-type="string">
            <text:p text:style-name="P478">no</text:p>
          </table:table-cell>
          <table:table-cell table:style-name="Table6.A4" office:value-type="string">
            <text:p text:style-name="P469">I/O</text:p>
          </table:table-cell>
          <table:table-cell table:style-name="Table6.E4" office:value-type="string">
            <text:p text:style-name="P473">Perform I/O without ISR</text:p>
          </table:table-cell>
        </table:table-row>
        <table:table-row>
          <table:table-cell table:style-name="Table6.A4" office:value-type="string">
            <text:p text:style-name="P469">maybe</text:p>
          </table:table-cell>
          <table:table-cell table:style-name="Table6.A4" office:value-type="string">
            <text:p text:style-name="P469">yes</text:p>
          </table:table-cell>
          <table:table-cell table:style-name="Table6.C4" office:value-type="string">
            <text:p text:style-name="P478">no</text:p>
          </table:table-cell>
          <table:table-cell table:style-name="Table6.A4" office:value-type="string">
            <text:p text:style-name="P469">storage</text:p>
          </table:table-cell>
          <table:table-cell table:style-name="Table6.E4" office:value-type="string">
            <text:p text:style-name="P460"><text:span text:style-name="T385">Assign</text:span><text:span text:style-name="T370"> memory </text:span><text:span text:style-name="T385">usage</text:span></text:p>
          </table:table-cell>
        </table:table-row>
        <table:table-row>
          <table:table-cell table:style-name="Table6.A4" office:value-type="string">
            <text:p text:style-name="P463">maybe</text:p>
          </table:table-cell>
          <table:table-cell table:style-name="Table6.A4" office:value-type="string">
            <text:p text:style-name="P482">maybe</text:p>
          </table:table-cell>
          <table:table-cell table:style-name="Table6.C4" office:value-type="string">
            <text:p text:style-name="P478">no</text:p>
          </table:table-cell>
          <table:table-cell table:style-name="Table6.A4" office:value-type="string">
            <text:p text:style-name="P463">system</text:p>
          </table:table-cell>
          <table:table-cell table:style-name="Table6.E4" office:value-type="string">
            <text:p text:style-name="P464">Detect run-time environment</text:p>
          </table:table-cell>
        </table:table-row>
        <table:table-row>
          <table:table-cell table:style-name="Table6.A4" office:value-type="string">
            <text:p text:style-name="P484">maybe</text:p>
          </table:table-cell>
          <table:table-cell table:style-name="Table6.A4" office:value-type="string">
            <text:p text:style-name="P484">maybe</text:p>
          </table:table-cell>
          <table:table-cell table:style-name="Table6.C4" office:value-type="string">
            <text:p text:style-name="P478">no</text:p>
          </table:table-cell>
          <table:table-cell table:style-name="Table6.A4" office:value-type="string">
            <text:p text:style-name="P469">CPU</text:p>
          </table:table-cell>
          <table:table-cell table:style-name="Table6.E4" office:value-type="string">
            <text:p text:style-name="P477"><text:span text:style-name="T373">Use timers </text:span><text:span text:style-name="T376">without ISR</text:span></text:p>
          </table:table-cell>
        </table:table-row>
        <table:table-row>
          <table:table-cell table:style-name="Table6.A8" office:value-type="string">
            <text:p text:style-name="P466">maybe</text:p>
          </table:table-cell>
          <table:table-cell table:style-name="Table6.A8" office:value-type="string">
            <text:p text:style-name="P466">maybe</text:p>
          </table:table-cell>
          <table:table-cell table:style-name="Table6.A8" office:value-type="string">
            <text:p text:style-name="P514">unlikely</text:p>
          </table:table-cell>
          <table:table-cell table:style-name="Table6.A8" office:value-type="string">
            <text:p text:style-name="P469">storage</text:p>
          </table:table-cell>
          <table:table-cell table:style-name="Table6.E8" office:value-type="string">
            <text:p text:style-name="P467">Perform self relocation</text:p>
          </table:table-cell>
        </table:table-row>
        <table:table-row>
          <table:table-cell table:style-name="Table6.A8" office:value-type="string">
            <text:p text:style-name="P480">maybe</text:p>
          </table:table-cell>
          <table:table-cell table:style-name="Table6.A8" office:value-type="string">
            <text:p text:style-name="P480">yes</text:p>
          </table:table-cell>
          <table:table-cell table:style-name="Table6.A8" office:value-type="string">
            <text:p text:style-name="P514">maybe</text:p>
          </table:table-cell>
          <table:table-cell table:style-name="Table6.A8" office:value-type="string">
            <text:p text:style-name="P480">CPU</text:p>
          </table:table-cell>
          <table:table-cell table:style-name="Table6.E8" office:value-type="string">
            <text:p text:style-name="P481">Initialize ISR's</text:p>
          </table:table-cell>
        </table:table-row>
        <table:table-row>
          <table:table-cell table:style-name="Table6.A8" office:value-type="string">
            <text:p text:style-name="P506">maybe</text:p>
          </table:table-cell>
          <table:table-cell table:style-name="Table6.A8" office:value-type="string">
            <text:p text:style-name="P506">maybe</text:p>
          </table:table-cell>
          <table:table-cell table:style-name="Table6.A8" office:value-type="string">
            <text:p text:style-name="P506">maybe</text:p>
          </table:table-cell>
          <table:table-cell table:style-name="Table6.A8" office:value-type="string">
            <text:p text:style-name="P506">system</text:p>
          </table:table-cell>
          <table:table-cell table:style-name="Table6.E8" office:value-type="string">
            <text:p text:style-name="P468"><text:span text:style-name="T452">Platform specific support </text:span><text:span text:style-name="T453">(Hercules, or others)</text:span></text:p>
          </table:table-cell>
        </table:table-row>
        <table:table-row>
          <table:table-cell table:style-name="Table6.A8" office:value-type="string">
            <text:p text:style-name="P466">maybe</text:p>
          </table:table-cell>
          <table:table-cell table:style-name="Table6.A8" office:value-type="string">
            <text:p text:style-name="P485">likely</text:p>
          </table:table-cell>
          <table:table-cell table:style-name="Table6.A8" office:value-type="string">
            <text:p text:style-name="P478">likely</text:p>
          </table:table-cell>
          <table:table-cell table:style-name="Table6.A8" office:value-type="string">
            <text:p text:style-name="P469">program</text:p>
          </table:table-cell>
          <table:table-cell table:style-name="Table6.E8" office:value-type="string">
            <text:p text:style-name="P467">Manage tables</text:p>
          </table:table-cell>
        </table:table-row>
        <table:table-row>
          <table:table-cell table:style-name="Table6.A8" office:value-type="string">
            <text:p text:style-name="P466">maybe</text:p>
          </table:table-cell>
          <table:table-cell table:style-name="Table6.A8" office:value-type="string">
            <text:p text:style-name="P485">maybe</text:p>
          </table:table-cell>
          <table:table-cell table:style-name="Table6.A8" office:value-type="string">
            <text:p text:style-name="P478">likely</text:p>
          </table:table-cell>
          <table:table-cell table:style-name="Table6.A8" office:value-type="string">
            <text:p text:style-name="P469">program</text:p>
          </table:table-cell>
          <table:table-cell table:style-name="Table6.E8" office:value-type="string">
            <text:p text:style-name="P467">Use function calls</text:p>
          </table:table-cell>
        </table:table-row>
        <table:table-row>
          <table:table-cell table:style-name="Table6.A8" office:value-type="string">
            <text:p text:style-name="P504">maybe</text:p>
          </table:table-cell>
          <table:table-cell table:style-name="Table6.A8" office:value-type="string">
            <text:p text:style-name="P504">maybe</text:p>
          </table:table-cell>
          <table:table-cell table:style-name="Table6.A8" office:value-type="string">
            <text:p text:style-name="P504">likely</text:p>
          </table:table-cell>
          <table:table-cell table:style-name="Table6.A8" office:value-type="string">
            <text:p text:style-name="P504">program</text:p>
          </table:table-cell>
          <table:table-cell table:style-name="Table6.E8" office:value-type="string">
            <text:p text:style-name="P505">Format text output</text:p>
          </table:table-cell>
        </table:table-row>
        <table:table-row>
          <table:table-cell table:style-name="Table6.A14" office:value-type="string">
            <text:p text:style-name="P472">maybe</text:p>
          </table:table-cell>
          <table:table-cell table:style-name="Table6.A14" office:value-type="string">
            <text:p text:style-name="P472">maybe</text:p>
          </table:table-cell>
          <table:table-cell table:style-name="Table6.A14" office:value-type="string">
            <text:p text:style-name="P486">yes</text:p>
          </table:table-cell>
          <table:table-cell table:style-name="Table6.A14" office:value-type="string">
            <text:p text:style-name="P472">I/O</text:p>
          </table:table-cell>
          <table:table-cell table:style-name="Table6.E14" office:value-type="string">
            <text:p text:style-name="P487">Understand specific device characteristics</text:p>
          </table:table-cell>
        </table:table-row>
        <table:table-row>
          <table:table-cell table:style-name="Table6.A14" office:value-type="string">
            <text:p text:style-name="P474">maybe</text:p>
          </table:table-cell>
          <table:table-cell table:style-name="Table6.A14" office:value-type="string">
            <text:p text:style-name="P484">maybe</text:p>
          </table:table-cell>
          <table:table-cell table:style-name="Table6.A14" office:value-type="string">
            <text:p text:style-name="P486">yes</text:p>
          </table:table-cell>
          <table:table-cell table:style-name="Table6.A14" office:value-type="string">
            <text:p text:style-name="P469">I/O</text:p>
          </table:table-cell>
          <table:table-cell table:style-name="Table6.E14" office:value-type="string">
            <text:p text:style-name="P475"><text:span text:style-name="T371">Discover </text:span><text:span text:style-name="T372">and identify </text:span><text:span text:style-name="T371">devices</text:span></text:p>
          </table:table-cell>
        </table:table-row>
        <table:table-row>
          <table:table-cell table:style-name="Table6.A14" office:value-type="string">
            <text:p text:style-name="P482">maybe</text:p>
          </table:table-cell>
          <table:table-cell table:style-name="Table6.A14" office:value-type="string">
            <text:p text:style-name="P482">maybe</text:p>
          </table:table-cell>
          <table:table-cell table:style-name="Table6.A14" office:value-type="string">
            <text:p text:style-name="P478">yes</text:p>
          </table:table-cell>
          <table:table-cell table:style-name="Table6.A14" office:value-type="string">
            <text:p text:style-name="P469">CPU</text:p>
          </table:table-cell>
          <table:table-cell table:style-name="Table6.E14" office:value-type="string">
            <text:p text:style-name="P476"><text:span text:style-name="T370">Utilize interrupt service routines </text:span><text:span text:style-name="T376">(ISRs)</text:span></text:p>
          </table:table-cell>
        </table:table-row>
        <table:table-row>
          <table:table-cell table:style-name="Table6.A14" office:value-type="string">
            <text:p text:style-name="P482">maybe</text:p>
          </table:table-cell>
          <table:table-cell table:style-name="Table6.A14" office:value-type="string">
            <text:p text:style-name="P482">maybe</text:p>
          </table:table-cell>
          <table:table-cell table:style-name="Table6.A14" office:value-type="string">
            <text:p text:style-name="P478">yes</text:p>
          </table:table-cell>
          <table:table-cell table:style-name="Table6.A14" office:value-type="string">
            <text:p text:style-name="P472">CPU</text:p>
          </table:table-cell>
          <table:table-cell table:style-name="Table6.E14" office:value-type="string">
            <text:p text:style-name="P488">Dispatch interrupts within ISRs</text:p>
          </table:table-cell>
        </table:table-row>
        <table:table-row>
          <table:table-cell table:style-name="Table6.C4" office:value-type="string">
            <text:p text:style-name="P482">no</text:p>
          </table:table-cell>
          <table:table-cell table:style-name="Table6.C4" office:value-type="string">
            <text:p text:style-name="P482">no</text:p>
          </table:table-cell>
          <table:table-cell table:style-name="Table6.C18" office:value-type="string">
            <text:p text:style-name="P482">yes</text:p>
          </table:table-cell>
          <table:table-cell table:style-name="Table6.C18" office:value-type="string">
            <text:p text:style-name="P486">program</text:p>
          </table:table-cell>
          <table:table-cell table:style-name="Table6.E18" office:value-type="string">
            <text:p text:style-name="P483">Manage resources for activities</text:p>
          </table:table-cell>
        </table:table-row>
        <text:soft-page-break/>
        <table:table-row>
          <table:table-cell table:style-name="Table6.C4" office:value-type="string">
            <text:p text:style-name="P470">no</text:p>
          </table:table-cell>
          <table:table-cell table:style-name="Table6.C4" office:value-type="string">
            <text:p text:style-name="P478">no</text:p>
          </table:table-cell>
          <table:table-cell table:style-name="Table6.C18" office:value-type="string">
            <text:p text:style-name="P478">yes</text:p>
          </table:table-cell>
          <table:table-cell table:style-name="Table6.C18" office:value-type="string">
            <text:p text:style-name="P470">program</text:p>
          </table:table-cell>
          <table:table-cell table:style-name="Table6.E18" office:value-type="string">
            <text:p text:style-name="P462"><text:span text:style-name="T379">One or more a</text:span><text:span text:style-name="T378">ctivities supported</text:span></text:p>
          </table:table-cell>
        </table:table-row>
        <table:table-row>
          <table:table-cell table:style-name="Table6.C4" office:value-type="string">
            <text:p text:style-name="P471">no</text:p>
          </table:table-cell>
          <table:table-cell table:style-name="Table6.C4" office:value-type="string">
            <text:p text:style-name="P478">no</text:p>
          </table:table-cell>
          <table:table-cell table:style-name="Table6.C18" office:value-type="string">
            <text:p text:style-name="P478">yes</text:p>
          </table:table-cell>
          <table:table-cell table:style-name="Table6.C18" office:value-type="string">
            <text:p text:style-name="P471">program</text:p>
          </table:table-cell>
          <table:table-cell table:style-name="Table6.E18" office:value-type="string">
            <text:p text:style-name="P461"><text:span text:style-name="T378">Activity services p</text:span><text:span text:style-name="T377">rovide</text:span><text:span text:style-name="T378">d</text:span></text:p>
          </table:table-cell>
        </table:table-row>
        <table:table-row>
          <table:table-cell table:style-name="Table6.C4" office:value-type="string">
            <text:p text:style-name="P470">no</text:p>
          </table:table-cell>
          <table:table-cell table:style-name="Table6.C4" office:value-type="string">
            <text:p text:style-name="P478">no</text:p>
          </table:table-cell>
          <table:table-cell table:style-name="Table6.C18" office:value-type="string">
            <text:p text:style-name="P478">yes</text:p>
          </table:table-cell>
          <table:table-cell table:style-name="Table6.C18" office:value-type="string">
            <text:p text:style-name="P469">storage</text:p>
          </table:table-cell>
          <table:table-cell table:style-name="Table6.E18" office:value-type="string">
            <text:p text:style-name="P460"><text:span text:style-name="T374">Manage</text:span><text:span text:style-name="T370"> memory </text:span><text:span text:style-name="T375">area </text:span><text:span text:style-name="T482">allocation/release</text:span></text:p>
          </table:table-cell>
        </table:table-row>
      </table:table>
      <text:p text:style-name="P62"/>
      <text:p text:style-name="P63"><text:span text:style-name="T387">From the table is is clear that the CP initialization does in fact model closely an application. <text:s/>There is also a clear demarcation in what an application or control program initialization component requires from that of an actual control program. <text:s/></text:span><text:span text:style-name="T388">The actual needs of a control program are specific to it. <text:s/></text:span><text:span text:style-name="T389">While the goals of SATK include a simple control program, it is out of scope for this manual focused on the contents and use of the </text:span><text:span text:style-name="T42">srcasm</text:span><text:span text:style-name="T389"> directory. <text:s/></text:span><text:span text:style-name="T391">So nothing identified in </text:span><text:span text:style-name="T429">red</text:span><text:span text:style-name="T391"> above can be found in that directory.</text:span></text:p>
      <text:p text:style-name="P64"><text:span text:style-name="T393">The components that may likely </text:span><text:span text:style-name="T396">be </text:span><text:span text:style-name="T393">required for an application are maintained in </text:span><text:span text:style-name="T396">a </text:span><text:span text:style-name="T393">single file, </text:span><text:span text:style-name="T44">satk.mac</text:span><text:span text:style-name="T393">. <text:s/>This file includes macros supporting everything in </text:span><text:span text:style-name="T394">blue</text:span><text:span text:style-name="T393"> and </text:span><text:span text:style-name="T395">green</text:span><text:span text:style-name="T393">. <text:s/></text:span><text:span text:style-name="T396">It will normally be copied into the SATK application at its beginning. <text:s/>Use the </text:span><text:span text:style-name="T45">PRINT OFF</text:span><text:span text:style-name="T396"> directive before and the </text:span><text:span text:style-name="T45">PRINT ON</text:span><text:span text:style-name="T396"> directive to remove the files contents from the listing. <text:s/></text:span><text:span text:style-name="T426">Use the </text:span><text:span text:style-name="T52">NOPRINT</text:span><text:span text:style-name="T426"> operand of the </text:span><text:span text:style-name="T52">PRINT</text:span><text:span text:style-name="T426"> directive to remove the </text:span><text:span text:style-name="T52">PRINT</text:span><text:span text:style-name="T426"> directives themselves from the listing.</text:span></text:p>
      <text:p text:style-name="P100"><text:span text:style-name="T426">The capabilities in </text:span><text:span text:style-name="T427">yellow</text:span><text:span text:style-name="T426"> and </text:span><text:span text:style-name="T428">orange</text:span><text:span text:style-name="T426"> are areas of overlap. <text:s/>The capabilities in yellow are likely of use to an application and those in orange are possibly needed by a control program. <text:s/>Capabilities in yellow or orange are made available in separate files that must by explicitly <text:s/>included into the program by means of the </text:span><text:span text:style-name="T52">COPY</text:span><text:span text:style-name="T426"> directive.</text:span></text:p>
      <text:p text:style-name="P101"><text:span text:style-name="T499">Most components fall into one of four </text:span><text:span text:style-name="T500">roles</text:span><text:span text:style-name="T499">:</text:span></text:p>
      <text:list xml:id="list1882437741" text:style-name="L3">
        <text:list-item>
          <text:p text:style-name="P648"><text:span text:style-name="T499">Definition – </text:span><text:span text:style-name="T500">assembles </text:span><text:span text:style-name="T499">one or more DSECTs describing control block structures,</text:span></text:p>
        </text:list-item>
        <text:list-item>
          <text:p text:style-name="P650">Creation – assembles one or more control structures matching its definition,</text:p>
        </text:list-item>
        <text:list-item>
          <text:p text:style-name="P649"><text:span text:style-name="T499">Initialization/Termination – </text:span><text:span text:style-name="T503">R</text:span><text:span text:style-name="T499">un-time environment </text:span><text:span text:style-name="T503">creation or destruction</text:span><text:span text:style-name="T499">, </text:span><text:span text:style-name="T503">or</text:span></text:p>
        </text:list-item>
        <text:list-item>
          <text:p text:style-name="P649"><text:span text:style-name="T499">Process – </text:span><text:span text:style-name="T503">run-time processes supported by the environment.</text:span></text:p>
        </text:list-item>
      </text:list>
      <text:p text:style-name="P102">The following table will be used to summarize the role individual components have in providing the SATK capability.</text:p>
      <table:table table:name="Table11" table:style-name="Table11">
        <table:table-column table:style-name="Table11.A" table:number-columns-repeated="3"/>
        <table:table-column table:style-name="Table11.D"/>
        <table:table-header-rows>
          <table:table-row>
            <table:table-cell table:style-name="Table11.A1" office:value-type="string">
              <text:p text:style-name="P601">Definition</text:p>
            </table:table-cell>
            <table:table-cell table:style-name="Table11.A1" office:value-type="string">
              <text:p text:style-name="P601">Creation</text:p>
            </table:table-cell>
            <table:table-cell table:style-name="Table11.A1" office:value-type="string">
              <text:p text:style-name="P601">Init/Term</text:p>
            </table:table-cell>
            <table:table-cell table:style-name="Table11.D1" office:value-type="string">
              <text:p text:style-name="P602">Process</text:p>
            </table:table-cell>
          </table:table-row>
        </table:table-header-rows>
        <table:table-row>
          <table:table-cell table:style-name="Table11.A2" office:value-type="string">
            <text:p text:style-name="P518"><text:span text:style-name="T89">M</text:span><text:span text:style-name="T90">ACRO</text:span><text:span text:style-name="T502">: </text:span><text:span text:style-name="T89">DSECT</text:span><text:span text:style-name="T501">...</text:span></text:p>
          </table:table-cell>
          <table:table-cell table:style-name="Table11.A2" office:value-type="string">
            <text:p text:style-name="P453"><text:span text:style-name="T90">MACRO</text:span><text:span text:style-name="T501"> : </text:span><text:span text:style-name="T91">DSECT</text:span></text:p>
          </table:table-cell>
          <table:table-cell table:style-name="Table11.A2" office:value-type="string">
            <text:p text:style-name="P517"><text:span text:style-name="T501">Init: </text:span><text:span text:style-name="T90">MACRO</text:span><text:span text:style-name="T504">...</text:span><text:span text:style-name="T501"> </text:span></text:p>
            <text:p text:style-name="P517"><text:span text:style-name="T501">Term: </text:span><text:span text:style-name="T90">MACRO</text:span><text:span text:style-name="T504">...</text:span></text:p>
          </table:table-cell>
          <table:table-cell table:style-name="Table11.D2" office:value-type="string">
            <text:p text:style-name="P518"><text:span text:style-name="T501">M: </text:span><text:span text:style-name="T90">MACRO</text:span></text:p>
            <text:p text:style-name="P518"><text:span text:style-name="T501">R: </text:span><text:span text:style-name="T90">ROUTINE</text:span></text:p>
            <text:p text:style-name="P518"><text:span text:style-name="T501">F: </text:span><text:span text:style-name="T90">FUNCTION</text:span></text:p>
          </table:table-cell>
        </table:table-row>
      </table:table>
      <text:p text:style-name="P102"/>
      <text:h text:style-name="P738" text:outline-level="3"><text:bookmark-start text:name="__RefHeading__10413_2068345847"/>Supported Run-time Environment<text:bookmark-end text:name="__RefHeading__10413_2068345847"/></text:h>
      <text:p text:style-name="P148"><text:span text:style-name="T595">The present state of development expects to execute in a single-CPU / single-thread </text:span><text:soft-page-break/><text:span text:style-name="T595">programming model. <text:s/></text:span><text:span text:style-name="T604">The state of the CPU constitutes the state of the “single-thread'. <text:s/>SATK does not implement any concept of a task or thread control structure. <text:s/></text:span><text:span text:style-name="T595">While the SATK macros as of yet do not support multiple threads or multiple CPU's, their is no constraint on a user from doing so in the user's own programs. <text:s/></text:span><text:span text:style-name="T604">The </text:span><text:span text:style-name="T162">SIGCPU</text:span><text:span text:style-name="T604"> macro could provide the foundation for support of multiple CPU's, but at present is only used by SATK to change architecture mode.</text:span></text:p>
      <text:p text:style-name="P148"><text:span text:style-name="T595">The more complex the bare-metal program becomes, the more it moves from use case 1 towards use case 2. <text:s text:c="2"/>Presently SATK supplied assembler source targets use case 1 in the single thread, single CPU model. <text:s/>Inherent in the above chart is this natural progression of complexity. <text:s/>A long-term objective of SATK is the creation of a small control program / micro-kernel built upon the foundation macros supplied by SATK. <text:s/>Exactly where one use case ends and the other begins is yet to be decided. <text:s/>The second use case is likely to be a sub-project of its own within the SATK, </text:span><text:span text:style-name="T596">having its own source directory</text:span><text:span text:style-name="T595">.</text:span></text:p>
      <text:p text:style-name="P151">Generally, it is expected that a bare-metal program will be built for a single architecture level. <text:s/>However, supporting more than one architecture with the same bare-metal program can be achieved.</text:p>
      <text:h text:style-name="P739" text:outline-level="3"><text:bookmark-start text:name="__RefHeading__28518_2088449600"/>Memory Usage<text:bookmark-end text:name="__RefHeading__28518_2088449600"/></text:h>
      <text:p text:style-name="P152">Use of SATK macros will usually result in a program of multiple regions:</text:p>
      <text:list xml:id="list710497664" text:style-name="L4">
        <text:list-item>
          <text:p text:style-name="P652">an IPL PSW region or</text:p>
        </text:list-item>
        <text:list-item>
          <text:p text:style-name="P651"><text:span text:style-name="T605">an assigned storage area region </text:span><text:span text:style-name="T607">(containing an IPL PSW)</text:span><text:span text:style-name="T605"> and</text:span></text:p>
        </text:list-item>
        <text:list-item>
          <text:p text:style-name="P652">the region containing the program.</text:p>
        </text:list-item>
      </text:list>
      <text:p text:style-name="P150"><text:span text:style-name="T605">Use of the ASMA </text:span><text:span text:style-name="T163">-–image</text:span><text:span text:style-name="T605"> output option is not recommended unless the program has been constructed to expect that </text:span><text:span text:style-name="T606">option is in use</text:span><text:span text:style-name="T605">. <text:s/>All of the other ASMA output options can accommodate a program of multiple regions. <text:s/></text:span><text:span text:style-name="T606">Use of the </text:span><text:span text:style-name="T608">ASMA </text:span><text:span text:style-name="T606">list-directed IPL option, </text:span><text:span text:style-name="T164">--gldipl</text:span><text:span text:style-name="T608">, </text:span><text:span text:style-name="T606"><text:s/>is encouraged when using the Hercules emulator.</text:span></text:p>
      <text:h text:style-name="P717" text:outline-level="2"><text:bookmark-start text:name="__RefHeading__3489_80978881"/>Local Modifications<text:bookmark-end text:name="__RefHeading__3489_80978881"/></text:h>
      <text:p text:style-name="P26"><text:span text:style-name="T368">The use of any of the source modules described in this manual is strictly optional. <text:s/>And if the code provided does not meet your needs you are free to modify it. <text:s/>It is recommended that modification be made outside of the SATK provided files in other directories, preserving the original source unchanged. Such directories must be included in the </text:span><text:span text:style-name="T40">ASMPATH</text:span><text:span text:style-name="T368"> environment variable as is the </text:span><text:span text:style-name="T40">srcasm</text:span><text:span text:style-name="T368"> directory to allow the files to be found by the ASMA </text:span><text:span text:style-name="T40">COPY</text:span><text:span text:style-name="T368"> directive. <text:s/></text:span><text:span text:style-name="T380">To override SATK supplied source modules in their entirety, place the directory where the modified files exist, before the </text:span><text:span text:style-name="T41">srcasm</text:span><text:span text:style-name="T380"> directory. <text:s/></text:span></text:p>
      <text:p text:style-name="P26"><text:span text:style-name="T380">To override specific SATK supplied macros, place, the modified macros in a file </text:span><text:span text:style-name="T392">residing in a directory other than </text:span><text:span text:style-name="T43">srcasm</text:span><text:span text:style-name="T380"> with a name that does match any of the files in </text:span><text:span text:style-name="T41">srcasm</text:span><text:span text:style-name="T214">.</text:span><text:span text:style-name="T213"> <text:s/>Place this</text:span><text:span text:style-name="T380"> directory after the </text:span><text:span text:style-name="T41">srcasm</text:span><text:span text:style-name="T380"> directory in </text:span><text:span text:style-name="T41">ASMPATH</text:span><text:span text:style-name="T380">. <text:s/>The reason for this is that a macro defined with the same name as a previous macro overrides its previous definition. <text:s/></text:span><text:span text:style-name="T392">This new </text:span><text:soft-page-break/><text:span text:style-name="T392">file could of course be placed in the </text:span><text:span text:style-name="T43">srcasm</text:span><text:span text:style-name="T392"> directory itself, but doing so would mix local modifications with SATK, a practice which is discouraged.</text:span></text:p>
      <text:p text:style-name="P26"><text:span text:style-name="T380">To avoid any potential </text:span><text:span text:style-name="T41">ASMPATH</text:span><text:span text:style-name="T380"> sequence issues, use a different directory with different file names and macro names unique to your modifications. <text:s/></text:span><text:span text:style-name="T392">This practice allows the directory containing local modifications to be placed anywhere in the </text:span><text:span text:style-name="T43">ASMPATH</text:span><text:span text:style-name="T392"> search order. <text:s/></text:span><text:span text:style-name="T604">Other strategies are possible. <text:s/>The use of the </text:span><text:span text:style-name="T162">ASMPATH</text:span><text:span text:style-name="T604"> environment variable is the enabler.</text:span></text:p>
      <text:h text:style-name="P710" text:outline-level="1"><text:bookmark-start text:name="__RefHeading__5511_1208719969"/>satk.mac<text:bookmark-end text:name="__RefHeading__5511_1208719969"/></text:h>
      <text:p text:style-name="P33"><text:span text:style-name="T222">File </text:span><text:span text:style-name="T54">satk.mac</text:span><text:span text:style-name="T435"> provides the following capabilities:</text:span></text:p>
      <text:list xml:id="list818966593" text:style-name="L5">
        <text:list-item>
          <text:p text:style-name="P653"><text:span text:style-name="T460">Architecture Sensitivity – Supports code sensitive </text:span><text:span text:style-name="T463">at</text:span><text:span text:style-name="T460"> </text:span>assembly time <text:span text:style-name="T455">(macros </text:span><text:span text:style-name="T61">ARCHLVL</text:span><text:span text:style-name="T455">, </text:span><text:span text:style-name="T61">ARCHIND</text:span><text:span text:style-name="T225">)</text:span> or run-time <text:span text:style-name="T455">(macro</text:span><text:span text:style-name="T610">s</text:span><text:span text:style-name="T455"> </text:span><text:span text:style-name="T61">APROB</text:span><text:span text:style-name="T223"> </text:span><text:span text:style-name="T269">and </text:span><text:span text:style-name="T165">ANTR</text:span><text:span text:style-name="T455">)</text:span> <text:span text:style-name="T644">to </text:span>architecture level<text:span text:style-name="T644">s</text:span>.</text:p>
        </text:list-item>
        <text:list-item>
          <text:p text:style-name="P654"><text:span text:style-name="T461">Define Structures - a</text:span><text:span text:style-name="T456">ssemble various hardware </text:span><text:span text:style-name="T457">and SATK </text:span><text:span text:style-name="T456">related structure </text:span><text:span text:style-name="T459">definition </text:span><text:span text:style-name="T461">DSECTS</text:span><text:span text:style-name="T459"> </text:span><text:span text:style-name="T456">(macros </text:span><text:span text:style-name="T62">ASAREA</text:span><text:span text:style-name="T456">, </text:span><text:span text:style-name="T62">ASAZAREA</text:span><text:span text:style-name="T456">, </text:span><text:span text:style-name="T63">DSECTS</text:span><text:span text:style-name="T457">, </text:span><text:span text:style-name="T64">IOCBDS</text:span><text:span text:style-name="T458">, </text:span><text:span text:style-name="T62">IOFMT</text:span><text:span text:style-name="T456">, </text:span><text:span text:style-name="T62">PSWFMT</text:span><text:span text:style-name="T221">).</text:span></text:p>
        </text:list-item>
        <text:list-item>
          <text:p text:style-name="P655"><text:span text:style-name="T460">Change Architecture Mode and signal processors</text:span><text:span text:style-name="T455"> (macros </text:span><text:span text:style-name="T61">ESA390</text:span><text:span text:style-name="T455">, </text:span><text:span text:style-name="T61">SIGCPU</text:span><text:span text:style-name="T455">, and </text:span><text:span text:style-name="T61">ZARCH</text:span><text:span text:style-name="T455">).</text:span></text:p>
        </text:list-item>
        <text:list-item>
          <text:p text:style-name="P655"><text:span text:style-name="T461">Program Termination <text:s/>- </text:span><text:span text:style-name="T455">normal</text:span><text:span text:style-name="T461">ly</text:span><text:span text:style-name="T455"> (macro </text:span><text:span text:style-name="T61">DWAITEND</text:span><text:span text:style-name="T455">) or abnormal</text:span><text:span text:style-name="T461">ly </text:span><text:span text:style-name="T455">(macro </text:span><text:span text:style-name="T61">DWAIT</text:span><text:span text:style-name="T455">) </text:span><text:span text:style-name="T464">terminate a program</text:span><text:span text:style-name="T455">.</text:span></text:p>
        </text:list-item>
        <text:list-item>
          <text:p text:style-name="P656"><text:span text:style-name="T487">Flying without a Net </text:span><text:span text:style-name="T462"><text:s/>- </text:span><text:span text:style-name="T487">Waiting and other considerations for programs without formal interrupt service routines (macros </text:span><text:span text:style-name="T96">ASALOAD</text:span><text:span text:style-name="T510">, </text:span><text:span text:style-name="T96">CPUWAIT</text:span><text:span text:style-name="T510">, </text:span><text:span text:style-name="T82">TRAP64</text:span><text:span text:style-name="T487">, </text:span><text:span text:style-name="T82">TRAP128</text:span><text:span text:style-name="T487">, </text:span><text:span text:style-name="T82">TRAPS</text:span><text:span text:style-name="T487">).</text:span></text:p>
        </text:list-item>
        <text:list-item>
          <text:p text:style-name="P656"><text:span text:style-name="T458">Perform</text:span><text:span text:style-name="T487">ing</text:span><text:span text:style-name="T458"> </text:span><text:span text:style-name="T462">I/O – </text:span><text:span text:style-name="T463">In-line initiation and completion of</text:span><text:span text:style-name="T462"> </text:span><text:span text:style-name="T463">low-level </text:span><text:span text:style-name="T462">device I/O in either channel or channel subsystem environments</text:span><text:span text:style-name="T458"> (macros </text:span><text:span text:style-name="T64">ENADEV</text:span><text:span text:style-name="T458">, </text:span><text:span text:style-name="T64">IOCB</text:span><text:span text:style-name="T458">, </text:span><text:span text:style-name="T64">IOINIT</text:span><text:span text:style-name="T458">, </text:span><text:span text:style-name="T65">ORB</text:span><text:span text:style-name="T465">, </text:span><text:span text:style-name="T64">RAWIO</text:span><text:span text:style-name="T458">). <text:s/></text:span></text:p>
        </text:list-item>
        <text:list-item>
          <text:p text:style-name="P657">Static Memory Allocation – run-time allocation of unassigned memory locations <text:span text:style-name="T455">(macro </text:span><text:span text:style-name="T61">SMMGR</text:span><text:span text:style-name="T223"> </text:span><text:span text:style-name="T224">and </text:span><text:span text:style-name="T64">SMMGRB</text:span><text:span text:style-name="T455">)</text:span>.</text:p>
        </text:list-item>
      </text:list>
      <text:h text:style-name="P718" text:outline-level="2"><text:bookmark-start text:name="__RefHeading__5682_1208719969"/>Architecture Sensitivity<text:bookmark-end text:name="__RefHeading__5682_1208719969"/></text:h>
      <text:p text:style-name="P70"><text:span text:style-name="T397">SATK is intended to facilitate coding for any of the architectural systems in the mainframe family. <text:s/>The foundation for this is the use of the Machine Specification Language (MSL) files that define a </text:span><text:span text:style-name="T398">CPU</text:span><text:span text:style-name="T397"> instruction set and the format of </text:span><text:span text:style-name="T398">its</text:span><text:span text:style-name="T397"> critical system structures, the Program Status Word (PSW) and Channel Command Word (CCW). <text:s/>The MSL specified PSW, by default, becomes the initial </text:span><text:span text:style-name="T46">XMODE</text:span><text:span text:style-name="T397"> directive </text:span><text:span text:style-name="T46">PSW</text:span><text:span text:style-name="T397"> specification. <text:s/>See the </text:span><text:span text:style-name="T303">ASMA</text:span><text:span text:style-name="T397"> manual for details concerning th</text:span><text:span text:style-name="T443">e </text:span><text:span text:style-name="T158">XMODE</text:span><text:span text:style-name="T397"> directive </text:span><text:span text:style-name="T443">and initial CPU targeting by the ASMA command line</text:span><text:span text:style-name="T397">.</text:span></text:p>
      <text:p text:style-name="P72">Architecture sensitivity is supported by <text:span text:style-name="T611">five</text:span> macros:</text:p>
      <text:list xml:id="list2015157924" text:style-name="L6">
        <text:list-item>
          <text:p text:style-name="P658"><text:span text:style-name="T58">ARCHLVL</text:span><text:span text:style-name="T440"> – establishing the </text:span><text:span text:style-name="T443">current </text:span><text:span text:style-name="T440">assembly time architecture level</text:span></text:p>
        </text:list-item>
        <text:list-item>
          <text:p text:style-name="P658"><text:span text:style-name="T58">ARCHIND</text:span><text:span text:style-name="T440"> – establishing operation synonyms for use in generic statements and</text:span></text:p>
        </text:list-item>
        <text:list-item>
          <text:p text:style-name="P658"><text:span text:style-name="T58">APROB</text:span><text:span text:style-name="T440"> – establishing the run time architecture level.</text:span></text:p>
        </text:list-item>
        <text:list-item>
          <text:p text:style-name="P659"><text:span text:style-name="T167">ANTRY</text:span><text:span text:style-name="T611"> – passes control based upon detected run-time architecture level</text:span></text:p>
        </text:list-item>
        <text:list-item>
          <text:p text:style-name="P660"><text:span text:style-name="T159">POINTER</text:span><text:span text:style-name="T597"> – assemble an architecture sensitive address constant</text:span></text:p>
        </text:list-item>
      </text:list>
      <text:p text:style-name="P72"/>
      <table:table table:name="Table12" table:style-name="Table12">
        <table:table-column table:style-name="Table12.A" table:number-columns-repeated="3"/>
        <table:table-column table:style-name="Table12.D"/>
        <table:table-header-rows>
          <text:soft-page-break/>
          <table:table-row>
            <table:table-cell table:style-name="Table12.A1" office:value-type="string">
              <text:p text:style-name="P611">Definition</text:p>
            </table:table-cell>
            <table:table-cell table:style-name="Table12.A1" office:value-type="string">
              <text:p text:style-name="P611">Creation</text:p>
            </table:table-cell>
            <table:table-cell table:style-name="Table12.A1" office:value-type="string">
              <text:p text:style-name="P611">Init/Term</text:p>
            </table:table-cell>
            <table:table-cell table:style-name="Table12.D1" office:value-type="string">
              <text:p text:style-name="P603">Process</text:p>
            </table:table-cell>
          </table:table-row>
        </table:table-header-rows>
        <table:table-row>
          <table:table-cell table:style-name="Table12.A2" office:value-type="string">
            <text:p text:style-name="P420">--</text:p>
          </table:table-cell>
          <table:table-cell table:style-name="Table12.A2" office:value-type="string">
            <text:p text:style-name="P421">ARCHLVL</text:p>
            <text:p text:style-name="P421">ARCHIND</text:p>
          </table:table-cell>
          <table:table-cell table:style-name="Table12.C2" office:value-type="string">
            <text:p text:style-name="P448">--</text:p>
          </table:table-cell>
          <table:table-cell table:style-name="Table12.D2" office:value-type="string">
            <text:p text:style-name="P519"><text:span text:style-name="T501">M: </text:span><text:span text:style-name="T92">APROB</text:span></text:p>
            <text:p text:style-name="P520"><text:span text:style-name="T270">M: </text:span><text:span text:style-name="T166">ANTR</text:span></text:p>
            <text:p text:style-name="P540"><text:span text:style-name="T597">M: </text:span><text:span text:style-name="T159">POINTER</text:span></text:p>
          </table:table-cell>
        </table:table-row>
      </table:table>
      <text:h text:style-name="P740" text:outline-level="3"><text:bookmark-start text:name="__RefHeading__5756_758912113"/>APROB<text:bookmark-end text:name="__RefHeading__5756_758912113"/></text:h>
      <text:p text:style-name="P74"><text:span text:style-name="T467">The </text:span><text:span text:style-name="T67">APROB</text:span><text:span text:style-name="T467"> macro is one of the few macros not dependent upon architecture level. <text:s/>It is also not dependent upon the instruction set of the command-line selected CPU. <text:s/>At run-time it determines the architecture level, placing the value in a register. <text:s/>For a program wishing to </text:span><text:span text:style-name="T467">validate its run-time architecture, it should be called very early in the program, if not the first </text:span><text:span text:style-name="T467">macro used after control is passed to the program by the IPL process.</text:span></text:p>
      <text:p text:style-name="P38"><text:span text:style-name="T438">The </text:span><text:span text:style-name="T57">APROB</text:span><text:span text:style-name="T438"> macro is designed to assemble and run in any standard mainframe compatible architecture system. <text:s/>Certain systems within the System/360 are not standard and </text:span><text:span text:style-name="T69">APROB</text:span><text:span text:style-name="T469"> </text:span><text:span text:style-name="T438">will not function on those systems. <text:s/></text:span><text:span text:style-name="T439">The result of the </text:span><text:span text:style-name="T70">APROB</text:span><text:span text:style-name="T439"> macro may be compared to the preserved assembly time value </text:span><text:span text:style-name="T470">supplied by the </text:span><text:span text:style-name="T71">ARCHLVL</text:span><text:span text:style-name="T470"> macro</text:span><text:span text:style-name="T439"> to determine if the run time environment is supported by the program. <text:s/></text:span><text:span text:style-name="T470">See the section, “Architecture Levels” for the meaning of a the resulting value.</text:span></text:p>
      <text:p text:style-name="P153">It is the responsibility of the program to decide how to handle an unexpected result <text:span text:style-name="T613">unless the </text:span><text:span text:style-name="T169">ANTR</text:span><text:span text:style-name="T613"> macro is used.</text:span></text:p>
      <text:h text:style-name="P741" text:outline-level="3"><text:bookmark-start text:name="__RefHeading__10903_549968549"/>ANTR<text:bookmark-end text:name="__RefHeading__10903_549968549"/></text:h>
      <text:p text:style-name="P154"><text:span text:style-name="T612">The </text:span><text:span text:style-name="T168">ANTR</text:span><text:span text:style-name="T612"> macro is used in conjunction with the </text:span><text:span text:style-name="T168">APROB</text:span><text:span text:style-name="T612"> macro to pass control to specific locations based upon the architecture level </text:span><text:span text:style-name="T613">established by the </text:span><text:span text:style-name="T169">APROB</text:span><text:span text:style-name="T613"> macro</text:span><text:span text:style-name="T612">. <text:s/>Each detectable architecture level has a </text:span><text:span text:style-name="T613">macro </text:span><text:span text:style-name="T612">parameter </text:span><text:span text:style-name="T613">identifying the</text:span><text:span text:style-name="T612"> location identifies </text:span><text:span text:style-name="T613">to which </text:span><text:span text:style-name="T612">control passe</text:span><text:span text:style-name="T613">s</text:span><text:span text:style-name="T612"> for the detected architecture. <text:s text:c="2"/>If the architecture level detected by the </text:span><text:span text:style-name="T168">APROB</text:span><text:span text:style-name="T612"> macro is not supported by the program, </text:span><text:span text:style-name="T613">indicated by the corresponding parameter not being used</text:span><text:span text:style-name="T612">, a disabled wait state results.</text:span></text:p>
      <text:p text:style-name="P155"><text:span text:style-name="T169">ANTR</text:span><text:span text:style-name="T613"> is specifically intended for the case where multiple architectures is supported by a program and support requires different “entry” locations for each architecture. <text:s/>Use of </text:span><text:span text:style-name="T169">ANTR</text:span><text:span text:style-name="T613"> for one supported architecture is supported for validation that the run-time architecture is compatible with the program. <text:s/>Use of </text:span><text:span text:style-name="T169">ANTR</text:span><text:span text:style-name="T613"> without any supporting architecture will result in a disabled wait condition.</text:span></text:p>
      <text:p text:style-name="P154"><text:span text:style-name="T612">Like </text:span><text:span text:style-name="T168">APROB</text:span><text:span text:style-name="T612">, </text:span><text:span text:style-name="T168">ANTR</text:span><text:span text:style-name="T612"> is designed to assemble and run in any standard mainframe compatible architecture system. <text:s/></text:span><text:span text:style-name="T613">The one exception to this is the case where an invalid architecture level is presented to </text:span><text:span text:style-name="T169">ANTR</text:span><text:span text:style-name="T613">. <text:s/>In this case, the run-time architecture is actually unknown by </text:span><text:span text:style-name="T169">ANTR</text:span><text:span text:style-name="T613">. <text:s/>When entering the disabled wait state, a 64-bit extended mode PSW is used, being the most likely format compatible with the running architecture. <text:s/>In the case of the actual system being compatible with a System/360 system, a specification exception would result. <text:s/></text:span><text:span text:style-name="T614">The presentation of an invalid architecture level (one not within the range 1 to 9, inclusive) should </text:span><text:soft-page-break/><text:span text:style-name="T614">be considered a programming error, either in the stand-alone program or the </text:span><text:span text:style-name="T170">APROB</text:span><text:span text:style-name="T614"> macro itself.</text:span></text:p>
      <text:h text:style-name="P743" text:outline-level="3"><text:bookmark-start text:name="__RefHeading__5758_758912113"/>ARCHIND<text:bookmark-end text:name="__RefHeading__5758_758912113"/></text:h>
      <text:p text:style-name="P73"><text:span text:style-name="T66">ARCHIND</text:span><text:span text:style-name="T466"> sets the operator synonyms for architecture “independent” code within SATK macros </text:span><text:span text:style-name="T469">depending upon the current architecture level</text:span><text:span text:style-name="T466">. <text:s/></text:span><text:span text:style-name="T437">By default the </text:span><text:span text:style-name="T56">ARCHLVL</text:span><text:span text:style-name="T437"> macro will internally use the </text:span><text:span text:style-name="T56">ARCHIND</text:span><text:span text:style-name="T437"> macro to establish a set of operation synonyms that are sensitive to the assembly time architecture. <text:s/>To suppress th</text:span><text:span text:style-name="T469">is automatic behavior</text:span><text:span text:style-name="T437"> use the </text:span><text:span text:style-name="T56">ARCHLVL</text:span><text:span text:style-name="T437"> parameter </text:span><text:span text:style-name="T56">ARCHIND=NO</text:span><text:span text:style-name="T437">. <text:s/></text:span><text:span text:style-name="T69">ARCHIND</text:span><text:span text:style-name="T469"> macro can be used independently of the </text:span><text:span text:style-name="T69">ARCHLVL</text:span><text:span text:style-name="T469"> macro.</text:span></text:p>
      <text:p text:style-name="P75"><text:span text:style-name="T442">The</text:span><text:span text:style-name="T397"> set of operation synonyms defined </text:span><text:span text:style-name="T442">is </text:span><text:span text:style-name="T397">based upon the </text:span><text:span text:style-name="T46">&amp;ARCHLVL</text:span><text:span text:style-name="T397"> symbolic variable. <text:s/>They allow an architecture independent operation to be coded allowing actual instruction generation to be tailored </text:span><text:span text:style-name="T442">for</text:span><text:span text:style-name="T397"> </text:span><text:span text:style-name="T442">an</text:span><text:span text:style-name="T397"> architecture. <text:s/>For example </text:span><text:span text:style-name="T398">in some architectures the BRANCH ON CONDITION </text:span><text:span text:style-name="T399">(BC) </text:span><text:span text:style-name="T398">instruction is generated and for others the BRANCH RELATIVE ON CONDITION </text:span><text:span text:style-name="T399">(BRC)</text:span><text:span text:style-name="T398"> instruction is used. <text:s/>The convention is that the “generic” instruction is preceded by a '</text:span><text:span text:style-name="T47">$</text:span><text:span text:style-name="T398">'. <text:s/>So by coding </text:span><text:span text:style-name="T47">$BC</text:span><text:span text:style-name="T398"> in the operation field, depending upon the detected architecture level, one or the other of these instructions will be generated by the single operation code. <text:s/></text:span><text:span text:style-name="T399">The creation of the synonyms does not effect the original instruction mnemonics and they are available for explicit use if desired. <text:s/>The System/370 level of instructions are used if the </text:span><text:span text:style-name="T48">&amp;ARCHLVL</text:span><text:span text:style-name="T399"> is zero. <text:s/></text:span><text:span text:style-name="T400">Unlike the </text:span><text:span text:style-name="T49">&amp;ARCHLVL</text:span><text:span text:style-name="T215"> </text:span><text:span text:style-name="T218">symbolic variable</text:span><text:span text:style-name="T215">,</text:span><text:span text:style-name="T400"> operation synonyms are available outside of macros.</text:span></text:p>
      <text:h text:style-name="P742" text:outline-level="3"><text:bookmark-start text:name="__RefHeading__5760_758912113"/>ARCHLVL<text:bookmark-end text:name="__RefHeading__5760_758912113"/></text:h>
      <text:p text:style-name="P73"><text:span text:style-name="T466">The </text:span><text:span text:style-name="T66">ARCHLVL</text:span><text:span text:style-name="T466"> macro is critical to nearly all SATK code. <text:s/>It controls how the macros generate code. <text:s/>It must be the first macro executed by an SATK using program. <text:s/>When setting the </text:span><text:span text:style-name="T466">XMODE PSW setting in a program, use the </text:span><text:span text:style-name="T66">ARCHLVL</text:span><text:span text:style-name="T466"> macro to set the </text:span><text:span text:style-name="T66">XMODE</text:span><text:span text:style-name="T466"> setting rather than doing them separately. <text:s/>This ensures the level always matches the current setting.</text:span></text:p>
      <text:h text:style-name="Heading_20_4" text:outline-level="4"><text:bookmark-start text:name="__RefHeading__5684_1208719969"/>Assembly Time<text:bookmark-end text:name="__RefHeading__5684_1208719969"/></text:h>
      <text:p text:style-name="P34"><text:span text:style-name="T436">At assembly time, recognition of the ASMA target architecture is provided by the </text:span><text:span text:style-name="T55">ARCHLVL</text:span><text:span text:style-name="T436"> macro. <text:s/>The macro establishes the assembly time global arithmetic symbolic variable </text:span><text:span text:style-name="T55">&amp;ARCHLVL</text:span><text:span text:style-name="T436">, universally used to drive architecture specific code generation. <text:s/>By default, the </text:span><text:span text:style-name="T436">determination is based upon the current </text:span><text:span text:style-name="T55">XMODE PSW</text:span><text:span text:style-name="T436"> setting as </text:span><text:span text:style-name="T442">specified</text:span><text:span text:style-name="T436"> by the initially </text:span><text:span text:style-name="T436">selected Machine Specification Language (MSL) CPU definition or later establish by explicit use of the </text:span><text:span text:style-name="T55">XMODE</text:span><text:span text:style-name="T436"> directive itself in the program. <text:s/></text:span><text:span text:style-name="T468">As recommended above, when explicitly setting the </text:span><text:span text:style-name="T68">XMODE</text:span><text:span text:style-name="T468"> PSW format, let </text:span><text:span text:style-name="T68">ARCHLVL</text:span><text:span text:style-name="T468"> do it by using the PSW parameter. <text:s/>This ensures the XMODE setting, the architecture level and related operator synonyms are kept consistent, thereby avoiding surprises.</text:span></text:p>
      <text:p text:style-name="P35"><text:span text:style-name="T397">The current </text:span><text:span text:style-name="T47">XMODE PSW</text:span><text:span text:style-name="T398"> </text:span><text:span text:style-name="T397">setting is exposed to a macro by means of the </text:span><text:span text:style-name="T46">&amp;SYSPSW</text:span><text:span text:style-name="T397"> global symbolic variable. <text:s/>A macro dedicated to examining this setting, </text:span><text:span text:style-name="T46">ARCHLVL</text:span><text:span text:style-name="T397">, will set a global </text:span><text:soft-page-break/><text:span text:style-name="T397">symbolic variable of the same name, </text:span><text:span text:style-name="T46">&amp;ARCHLVL</text:span><text:span text:style-name="T397">, <text:s/>to an arithmetic value between 1 and 9, inclusive. <text:s/></text:span><text:span text:style-name="T470">See the section, “Architecture Levels” for the meaning of an assigned value. <text:s/></text:span><text:span text:style-name="T397">A value of zero indicates the </text:span><text:span text:style-name="T46">XMODE</text:span><text:span text:style-name="T397"> setting has been disabled or is unrecognized. <text:s/>Only the </text:span><text:span text:style-name="T46">PSWS</text:span><text:span text:style-name="T397"> format is not recognized by the </text:span><text:span text:style-name="T46">ARCHLVL</text:span><text:span text:style-name="T397"> macro. <text:s/>Once the </text:span><text:span text:style-name="T46">&amp;ARCHLVL</text:span><text:span text:style-name="T397"> symbolic variable has been set, other macros utilize it to make code generation decisions.</text:span></text:p>
      <text:h text:style-name="Heading_20_5" text:outline-level="5"><text:bookmark-start text:name="__RefHeading__5686_1208719969"/>ESA/390 Considerations<text:bookmark-end text:name="__RefHeading__5686_1208719969"/></text:h>
      <text:p text:style-name="P69"><text:span text:style-name="T436">It is not possible to </text:span><text:span text:style-name="T463">differentiate</text:span><text:span text:style-name="T436"> by PSW format between a native ESA/390 system or a z/Architecture system running in ESA/390 mode. <text:s/>By default, the </text:span><text:span text:style-name="T55">ARCHLVL</text:span><text:span text:style-name="T436"> macro assumes a <text:s/>ESA/390 system is running on z/Architecture. <text:s/>To alter this assumption to being a native ESA/390 system, specify the </text:span><text:span text:style-name="T56">ARCHLVL</text:span><text:span text:style-name="T437"> </text:span><text:span text:style-name="T436">parameter </text:span><text:span text:style-name="T55">ZARCH=NO</text:span><text:span text:style-name="T436">.</text:span></text:p>
      <text:h text:style-name="Heading_20_5" text:outline-level="5"><text:bookmark-start text:name="__RefHeading__5690_1208719969"/>Overriding the XMODE PSW Setting<text:bookmark-end text:name="__RefHeading__5690_1208719969"/></text:h>
      <text:p text:style-name="P36"><text:span text:style-name="T437">To force a specific setting of the architecture level use the </text:span><text:span text:style-name="T56">ARCHLVL</text:span><text:span text:style-name="T437"> parameter </text:span><text:span text:style-name="T56">SET=n</text:span><text:span text:style-name="T437">. <text:s/>'</text:span><text:span text:style-name="T56">n</text:span><text:span text:style-name="T437">' in this case is a decimal integer between 1 and 9, inclusive. <text:s/>This parameter forces the </text:span><text:span text:style-name="T56">&amp;ARCHLVL</text:span><text:span text:style-name="T437"> symbolic variable to the specified value regardless of the current </text:span><text:span text:style-name="T56">XMODE PSW</text:span><text:span text:style-name="T437"> setting. <text:s/>Operation synonyms, if not suppressed, will be created based upon the specified value.</text:span></text:p>
      <text:p text:style-name="P37"><text:span text:style-name="T468">The use of the </text:span><text:span text:style-name="T68">SET</text:span><text:span text:style-name="T468"> parameter is independent from that of the PSW parameter. <text:s/>The program can both establish a new </text:span><text:span text:style-name="T68">XMODE</text:span><text:span text:style-name="T468"> PSW setting and ignore it by use of the </text:span><text:span text:style-name="T68">SET</text:span><text:span text:style-name="T468"> parameter. <text:s/>A good reason to do this is not apparent, but is possible.</text:span></text:p>
      <text:h text:style-name="Heading_20_4" text:outline-level="4"><text:bookmark-start text:name="__RefHeading__5692_1208719969"/>Run Time<text:bookmark-end text:name="__RefHeading__5692_1208719969"/></text:h>
      <text:p text:style-name="P39"><text:span text:style-name="T438">The assembly time architecture level can be preserved for run time by providing a label when </text:span><text:span text:style-name="T438">the </text:span><text:span text:style-name="T57">ARCHLVL</text:span><text:span text:style-name="T438"> macro is called. <text:s/>The symbol is used in an </text:span><text:span text:style-name="T57">EQU</text:span><text:span text:style-name="T438"> directive setting the symbol's value to the value of the </text:span><text:span text:style-name="T57">&amp;ARCHLVL</text:span><text:span text:style-name="T438"> symbolic variable established by the </text:span><text:span text:style-name="T57">ARCHLVL</text:span><text:span text:style-name="T438"> macro. <text:s/></text:span><text:span text:style-name="T439">In turn the symbol may be used in an address constant providing the assembly time architecture level </text:span><text:span text:style-name="T469">to the </text:span><text:span text:style-name="T439">program </text:span><text:span text:style-name="T469">at </text:span><text:span text:style-name="T439">run time.</text:span></text:p>
      <text:h text:style-name="P744" text:outline-level="3"><text:bookmark-start text:name="__RefHeading__10421_1596364895"/>POINTER<text:bookmark-end text:name="__RefHeading__10421_1596364895"/></text:h>
      <text:p text:style-name="P149">The <text:span text:style-name="T4">POINTER</text:span> macro, using the information established by the <text:span text:style-name="T4">ARCHIND</text:span> macro, assembles an address constant of the appropriate size for the current active architecture.</text:p>
      <text:h text:style-name="P719" text:outline-level="2"><text:bookmark-start text:name="__RefHeading__6405_1986029414"/>Defining Structures<text:bookmark-end text:name="__RefHeading__6405_1986029414"/></text:h>
      <text:p text:style-name="P79">Numerous structures are utilized by mainframe systems. <text:s/>Various macros support generation of these structures:</text:p>
      <text:list xml:id="list602409636" text:style-name="L7">
        <text:list-item>
          <text:p text:style-name="P661"><text:span text:style-name="T74">ASAREA</text:span><text:span text:style-name="T473"> – Assigned storage area in addresses X'0' – X'1FF'.</text:span></text:p>
        </text:list-item>
        <text:list-item>
          <text:p text:style-name="P661"><text:span text:style-name="T74">ASAZAREA</text:span><text:span text:style-name="T473"> – Assigned storage area specific to z/Architecture systems.</text:span></text:p>
        </text:list-item>
        <text:list-item>
          <text:p text:style-name="P662"><text:soft-page-break/><text:span text:style-name="T74">DSECTS</text:span><text:span text:style-name="T473"> – </text:span><text:span text:style-name="T474">Unifies structure generation in a single macro.</text:span></text:p>
        </text:list-item>
        <text:list-item>
          <text:p text:style-name="P661"><text:span text:style-name="T74">IOCBDS</text:span><text:span text:style-name="T473"> – Defines the raw I/O control block</text:span></text:p>
        </text:list-item>
        <text:list-item>
          <text:p text:style-name="P661"><text:span text:style-name="T74">IOFMT</text:span><text:span text:style-name="T473"> – Defines I/O related structures</text:span></text:p>
        </text:list-item>
        <text:list-item>
          <text:p text:style-name="P661"><text:span text:style-name="T74">PSWFMT</text:span><text:span text:style-name="T473"> – Defines PSW format based upon the current architecture level</text:span></text:p>
        </text:list-item>
      </text:list>
      <text:p text:style-name="P77"><text:span text:style-name="T474">All macros ensure that a specific DSECT is created only once in the assembly. <text:s/>The </text:span><text:span text:style-name="T75">DSECTS</text:span><text:span text:style-name="T474"> macro is recommended, but the individual macros may also be used.</text:span></text:p>
      <text:p text:style-name="P103"/>
      <table:table table:name="Table13" table:style-name="Table13">
        <table:table-column table:style-name="Table13.A" table:number-columns-repeated="3"/>
        <table:table-column table:style-name="Table13.D"/>
        <table:table-header-rows>
          <table:table-row>
            <table:table-cell table:style-name="Table13.A1" office:value-type="string">
              <text:p text:style-name="P612">Definition</text:p>
            </table:table-cell>
            <table:table-cell table:style-name="Table13.A1" office:value-type="string">
              <text:p text:style-name="P612">Creation</text:p>
            </table:table-cell>
            <table:table-cell table:style-name="Table13.A1" office:value-type="string">
              <text:p text:style-name="P612">Init/Term</text:p>
            </table:table-cell>
            <table:table-cell table:style-name="Table13.D1" office:value-type="string">
              <text:p text:style-name="P604">Process</text:p>
            </table:table-cell>
          </table:table-row>
        </table:table-header-rows>
        <table:table-row>
          <table:table-cell table:style-name="Table13.A2" office:value-type="string">
            <text:p text:style-name="P422">ASAREA</text:p>
            <text:p text:style-name="P422">ASAZAREA</text:p>
            <text:p text:style-name="P411"><text:span text:style-name="T505">DSECTS </text:span><text:span text:style-name="T228">See desc.</text:span></text:p>
            <text:p text:style-name="P412"><text:span text:style-name="T506">IOFMT </text:span><text:span text:style-name="T228">See desc.</text:span></text:p>
            <text:p text:style-name="P423">PSWFMT: PSWB</text:p>
            <text:p text:style-name="P423"><text:s text:c="8"/>PSWE</text:p>
            <text:p text:style-name="P423"><text:s text:c="8"/>PSWZ</text:p>
          </table:table-cell>
          <table:table-cell table:style-name="Table13.A2" office:value-type="string">
            <text:p text:style-name="P424">ASAREA</text:p>
            <text:p text:style-name="P425">ASAZAREA</text:p>
          </table:table-cell>
          <table:table-cell table:style-name="Table13.C2" office:value-type="string">
            <text:p text:style-name="P426">--</text:p>
          </table:table-cell>
          <table:table-cell table:style-name="Table13.D2" office:value-type="string">
            <text:p text:style-name="P426">--</text:p>
          </table:table-cell>
        </table:table-row>
      </table:table>
      <text:h text:style-name="P746" text:outline-level="3"><text:bookmark-start text:name="__RefHeading__6407_1986029414"/>ASAREA<text:bookmark-end text:name="__RefHeading__6407_1986029414"/></text:h>
      <text:p text:style-name="P77"><text:span text:style-name="T474">Defines the storage area in addresses X'0'-X'1FF' for all architecture uses. <text:s/>It is designed to actually generate content for the area in a CSECT or define a DSECT. <text:s/>In either case, a </text:span><text:span text:style-name="T75">USING</text:span><text:span text:style-name="T474"> directive with register 0 is required. <text:s/></text:span><text:span text:style-name="T476">When created by the </text:span><text:span text:style-name="T76">DSECTS</text:span><text:span text:style-name="T476"> macro, the </text:span><text:span text:style-name="T76">ASA</text:span><text:span text:style-name="T476"> DSECT is created.</text:span></text:p>
      <text:h text:style-name="P745" text:outline-level="3"><text:bookmark-start text:name="__RefHeading__6409_1986029414"/>ASAZAREA<text:bookmark-end text:name="__RefHeading__6409_1986029414"/></text:h>
      <text:p text:style-name="P77"><text:span text:style-name="T474">This macro is only needed to reference assigned storage areas starting at address X'11C0' on z/Architecture systems. <text:s/>It may generate actual content in a CSECT or define the area in a DSECT. <text:s text:c="2"/>The defined area only contains save areas. <text:s/>Unless a program expects to reference <text:s/>or use these areas, the </text:span><text:span text:style-name="T75">ASAZAREA</text:span><text:span text:style-name="T474"> macro is not normally required even on z/Architecture systems. <text:s/></text:span><text:span text:style-name="T476">When created by the </text:span><text:span text:style-name="T76">DSECTS</text:span><text:span text:style-name="T476"> macro, the </text:span><text:span text:style-name="T76">ASAZ</text:span><text:span text:style-name="T476"> DSECT is created.</text:span></text:p>
      <text:h text:style-name="P745" text:outline-level="3"><text:bookmark-start text:name="__RefHeading__6411_1986029414"/>DSECTS<text:bookmark-end text:name="__RefHeading__6411_1986029414"/></text:h>
      <text:p text:style-name="P77"><text:span text:style-name="T474">The </text:span><text:span text:style-name="T75">DSECTS</text:span><text:span text:style-name="T474"> macro is a wrapper for use of all of the other structure related macros. <text:s/>Its primary advantage is that it uses </text:span><text:span text:style-name="T75">PUSH</text:span><text:span text:style-name="T474"> and </text:span><text:span text:style-name="T75">POP</text:span><text:span text:style-name="T474"> directives in managing the </text:span><text:span text:style-name="T75">PRINT</text:span><text:span text:style-name="T474"> directive settings. <text:s/>It uses a single parameter, </text:span><text:span text:style-name="T75">NAME</text:span><text:span text:style-name="T474">, that may use a sublist to specify the structure(s) being assembled. <text:s/></text:span><text:span text:style-name="T512">The “Level” column indicates whether the DSECT content is sensitive to the current architecture level (see “ARCHLVL” section). <text:s/></text:span><text:span text:style-name="T474">The following </text:span><text:span text:style-name="T475">names are supported:</text:span></text:p>
      <table:table table:name="Table9" table:style-name="Table9">
        <table:table-column table:style-name="Table9.A" table:number-columns-repeated="2"/>
        <table:table-column table:style-name="Table9.C"/>
        <table:table-header-rows>
          <text:soft-page-break/>
          <table:table-row>
            <table:table-cell table:style-name="Table9.A1" office:value-type="string">
              <text:p text:style-name="P595">NAME</text:p>
            </table:table-cell>
            <table:table-cell table:style-name="Table9.A1" office:value-type="string">
              <text:p text:style-name="P619">Level</text:p>
            </table:table-cell>
            <table:table-cell table:style-name="Table9.C1" office:value-type="string">
              <text:p text:style-name="P599">Description</text:p>
            </table:table-cell>
          </table:table-row>
        </table:table-header-rows>
        <table:table-row>
          <table:table-cell table:style-name="Table9.A2" office:value-type="string">
            <text:p text:style-name="P386">ASA</text:p>
          </table:table-cell>
          <table:table-cell table:style-name="Table9.A2" office:value-type="string">
            <text:p text:style-name="P521">no</text:p>
          </table:table-cell>
          <table:table-cell table:style-name="Table9.C2" office:value-type="string">
            <text:p text:style-name="P509">Defines assigned storage areas</text:p>
          </table:table-cell>
        </table:table-row>
        <table:table-row>
          <table:table-cell table:style-name="Table9.A2" office:value-type="string">
            <text:p text:style-name="P386">ASAZ</text:p>
          </table:table-cell>
          <table:table-cell table:style-name="Table9.A2" office:value-type="string">
            <text:p text:style-name="P521">no</text:p>
          </table:table-cell>
          <table:table-cell table:style-name="Table9.C2" office:value-type="string">
            <text:p text:style-name="P509">Defines z/Architecture save areas</text:p>
          </table:table-cell>
        </table:table-row>
        <table:table-row>
          <table:table-cell table:style-name="Table9.A2" office:value-type="string">
            <text:p text:style-name="P386">CCW</text:p>
          </table:table-cell>
          <table:table-cell table:style-name="Table9.A2" office:value-type="string">
            <text:p text:style-name="P522">no</text:p>
          </table:table-cell>
          <table:table-cell table:style-name="Table9.C2" office:value-type="string">
            <text:p text:style-name="P509">Defines both CCW formats</text:p>
          </table:table-cell>
        </table:table-row>
        <table:table-row>
          <table:table-cell table:style-name="Table9.A2" office:value-type="string">
            <text:p text:style-name="P386">CCW0</text:p>
          </table:table-cell>
          <table:table-cell table:style-name="Table9.A2" office:value-type="string">
            <text:p text:style-name="P522">no</text:p>
          </table:table-cell>
          <table:table-cell table:style-name="Table9.C2" office:value-type="string">
            <text:p text:style-name="P509">Defines the Format-0 Channel Command Word</text:p>
          </table:table-cell>
        </table:table-row>
        <table:table-row>
          <table:table-cell table:style-name="Table9.A2" office:value-type="string">
            <text:p text:style-name="P386">CCW1</text:p>
          </table:table-cell>
          <table:table-cell table:style-name="Table9.A2" office:value-type="string">
            <text:p text:style-name="P522">no</text:p>
          </table:table-cell>
          <table:table-cell table:style-name="Table9.C2" office:value-type="string">
            <text:p text:style-name="P509">Defines the Format-1 Channel Command Word</text:p>
          </table:table-cell>
        </table:table-row>
        <table:table-row>
          <table:table-cell table:style-name="Table9.A2" office:value-type="string">
            <text:p text:style-name="P387">CHAN</text:p>
          </table:table-cell>
          <table:table-cell table:style-name="Table9.A2" office:value-type="string">
            <text:p text:style-name="P523">no</text:p>
          </table:table-cell>
          <table:table-cell table:style-name="Table9.C2" office:value-type="string">
            <text:p text:style-name="P510">Defines structures used by channel-based I/O: CCW0 and CSW</text:p>
          </table:table-cell>
        </table:table-row>
        <table:table-row>
          <table:table-cell table:style-name="Table9.A2" office:value-type="string">
            <text:p text:style-name="P387">CS</text:p>
          </table:table-cell>
          <table:table-cell table:style-name="Table9.A2" office:value-type="string">
            <text:p text:style-name="P523">no</text:p>
          </table:table-cell>
          <table:table-cell table:style-name="Table9.C2" office:value-type="string">
            <text:p text:style-name="P510">Defines structures used by channel subsystem-based I/O: CCW0, CCW1, IRB, ORB, SCHIB and SCSW</text:p>
          </table:table-cell>
        </table:table-row>
        <table:table-row>
          <table:table-cell table:style-name="Table9.A2" office:value-type="string">
            <text:p text:style-name="P388">CSW</text:p>
          </table:table-cell>
          <table:table-cell table:style-name="Table9.A2" office:value-type="string">
            <text:p text:style-name="P523">no</text:p>
          </table:table-cell>
          <table:table-cell table:style-name="Table9.C2" office:value-type="string">
            <text:p text:style-name="P511">Defines the Channel Status Word (CSW)</text:p>
          </table:table-cell>
        </table:table-row>
        <table:table-row>
          <table:table-cell table:style-name="Table9.A2" office:value-type="string">
            <text:p text:style-name="P433">FRAME</text:p>
          </table:table-cell>
          <table:table-cell table:style-name="Table9.A2" office:value-type="string">
            <text:p text:style-name="P524">yes</text:p>
          </table:table-cell>
          <table:table-cell table:style-name="Table9.C2" office:value-type="string">
            <text:p text:style-name="P541">Defines the default function stack frame</text:p>
          </table:table-cell>
        </table:table-row>
        <table:table-row>
          <table:table-cell table:style-name="Table9.A2" office:value-type="string">
            <text:p text:style-name="P389">IO</text:p>
          </table:table-cell>
          <table:table-cell table:style-name="Table9.A2" office:value-type="string">
            <text:p text:style-name="P523">no</text:p>
          </table:table-cell>
          <table:table-cell table:style-name="Table9.C2" office:value-type="string">
            <text:p text:style-name="P512">Defines all I/O related structures</text:p>
          </table:table-cell>
        </table:table-row>
        <table:table-row>
          <table:table-cell table:style-name="Table9.A2" office:value-type="string">
            <text:p text:style-name="P389">IOCB</text:p>
          </table:table-cell>
          <table:table-cell table:style-name="Table9.A2" office:value-type="string">
            <text:p text:style-name="P525">no</text:p>
          </table:table-cell>
          <table:table-cell table:style-name="Table9.C2" office:value-type="string">
            <text:p text:style-name="P512">Defines the raw I/O control block</text:p>
          </table:table-cell>
        </table:table-row>
        <table:table-row>
          <table:table-cell table:style-name="Table9.A2" office:value-type="string">
            <text:p text:style-name="P389">IRB</text:p>
          </table:table-cell>
          <table:table-cell table:style-name="Table9.A2" office:value-type="string">
            <text:p text:style-name="P526">no</text:p>
          </table:table-cell>
          <table:table-cell table:style-name="Table9.C2" office:value-type="string">
            <text:p text:style-name="P512">Defines the Interruption-Response Block</text:p>
          </table:table-cell>
        </table:table-row>
        <table:table-row>
          <table:table-cell table:style-name="Table9.A2" office:value-type="string">
            <text:p text:style-name="P389">ORB</text:p>
          </table:table-cell>
          <table:table-cell table:style-name="Table9.A2" office:value-type="string">
            <text:p text:style-name="P527">no</text:p>
          </table:table-cell>
          <table:table-cell table:style-name="Table9.C2" office:value-type="string">
            <text:p text:style-name="P512">Defines the Operation-Request Block</text:p>
          </table:table-cell>
        </table:table-row>
        <table:table-row>
          <table:table-cell table:style-name="Table9.A2" office:value-type="string">
            <text:p text:style-name="P389">PSW</text:p>
          </table:table-cell>
          <table:table-cell table:style-name="Table9.A2" office:value-type="string">
            <text:p text:style-name="P527">yes</text:p>
          </table:table-cell>
          <table:table-cell table:style-name="Table9.C2" office:value-type="string">
            <text:p text:style-name="P507"><text:span text:style-name="T477">Defines the PSW structure</text:span><text:span text:style-name="T481">(s) </text:span><text:span text:style-name="T513">in use</text:span></text:p>
          </table:table-cell>
        </table:table-row>
        <table:table-row>
          <table:table-cell table:style-name="Table9.A2" office:value-type="string">
            <text:p text:style-name="P390">SCHIB</text:p>
          </table:table-cell>
          <table:table-cell table:style-name="Table9.A2" office:value-type="string">
            <text:p text:style-name="P528">no</text:p>
          </table:table-cell>
          <table:table-cell table:style-name="Table9.C2" office:value-type="string">
            <text:p text:style-name="P513">Defines the Subchannel Information Block</text:p>
          </table:table-cell>
        </table:table-row>
        <table:table-row>
          <table:table-cell table:style-name="Table9.A2" office:value-type="string">
            <text:p text:style-name="P390">SCSW</text:p>
          </table:table-cell>
          <table:table-cell table:style-name="Table9.A2" office:value-type="string">
            <text:p text:style-name="P529">no</text:p>
          </table:table-cell>
          <table:table-cell table:style-name="Table9.C2" office:value-type="string">
            <text:p text:style-name="P513">Defines the Subchannel Status Word</text:p>
          </table:table-cell>
        </table:table-row>
        <table:table-row>
          <table:table-cell table:style-name="Table9.A2" office:value-type="string">
            <text:p text:style-name="P390">TABLE</text:p>
          </table:table-cell>
          <table:table-cell table:style-name="Table9.A2" office:value-type="string">
            <text:p text:style-name="P529">no</text:p>
          </table:table-cell>
          <table:table-cell table:style-name="Table9.C2" office:value-type="string">
            <text:p text:style-name="P508"><text:span text:style-name="T478">Defines the SATK table definition structures (DSECT </text:span><text:span text:style-name="T77">TBL</text:span><text:span text:style-name="T478"> and </text:span><text:span text:style-name="T77">TBLG</text:span><text:span text:style-name="T478">)</text:span></text:p>
          </table:table-cell>
        </table:table-row>
      </table:table>
      <text:p text:style-name="P80"/>
      <text:p text:style-name="P78"><text:span text:style-name="T479">The </text:span><text:span text:style-name="T78">NAME=TABLE</text:span><text:span text:style-name="T479"> parameter requires the </text:span><text:span text:style-name="T78">table.mac</text:span><text:span text:style-name="T479"> file.</text:span></text:p>
      <text:p text:style-name="P78"><text:span text:style-name="T479">If the </text:span><text:span text:style-name="T78">NAME</text:span><text:span text:style-name="T479"> parameter is omitted, based upon the current architecture level the DSECTs required for the current architecture level PSW, and related I/O structures are generated in addition to the </text:span><text:span text:style-name="T78">IOCB</text:span><text:span text:style-name="T479"> DSECT.</text:span></text:p>
      <text:h text:style-name="P747" text:outline-level="3"><text:bookmark-start text:name="__RefHeading__6413_1986029414"/>IOCBDS<text:bookmark-end text:name="__RefHeading__6413_1986029414"/></text:h>
      <text:p text:style-name="P78"><text:span text:style-name="T479">Defines the raw I/O control block. <text:s/>See the “Performing </text:span><text:span text:style-name="T589">Input/Output Operations</text:span><text:span text:style-name="T479">” section for </text:span><text:span text:style-name="T479">information on its usage. <text:s/>The </text:span><text:span text:style-name="T78">DSECTS=IOCB</text:span><text:span text:style-name="T479"> parameter also defines this structure.</text:span></text:p>
      <text:h text:style-name="P747" text:outline-level="3"><text:bookmark-start text:name="__RefHeading__6415_1986029414"/>IOFMT<text:bookmark-end text:name="__RefHeading__6415_1986029414"/></text:h>
      <text:p text:style-name="P78"><text:span text:style-name="T479">Defines various hardware related I/O structures. <text:s/>Uses the same name for its </text:span><text:span text:style-name="T78">DSECT</text:span><text:span text:style-name="T479"> parameter as does the </text:span><text:span text:style-name="T78">DSECTS</text:span><text:span text:style-name="T479"> macro for the corresponding structure: </text:span><text:span text:style-name="T78">CCW</text:span><text:span text:style-name="T479">, </text:span><text:span text:style-name="T78">CCW0</text:span><text:span text:style-name="T479">, </text:span><text:span text:style-name="T78">CCW1</text:span><text:span text:style-name="T479">, </text:span><text:span text:style-name="T78">CSW</text:span><text:span text:style-name="T479">, </text:span><text:span text:style-name="T78">IRB</text:span><text:span text:style-name="T479">, </text:span><text:span text:style-name="T78">ORB</text:span><text:span text:style-name="T479">, </text:span><text:span text:style-name="T78">SCHIB</text:span><text:span text:style-name="T479">, </text:span><text:span text:style-name="T78">SCSW</text:span><text:span text:style-name="T479">. <text:s/>If </text:span><text:span text:style-name="T78">ALL</text:span><text:span text:style-name="T479"> is used, all of the I/O related structures are defined. </text:span></text:p>
      <text:h text:style-name="P747" text:outline-level="3"><text:bookmark-start text:name="__RefHeading__6417_1986029414"/><text:soft-page-break/>PSWFMT<text:bookmark-end text:name="__RefHeading__6417_1986029414"/></text:h>
      <text:p text:style-name="P78"><text:span text:style-name="T479">Based upon the architecture level </text:span><text:span text:style-name="T480">one or more</text:span><text:span text:style-name="T479"> DSECT</text:span><text:span text:style-name="T480">s</text:span><text:span text:style-name="T479"> is created defining the PSW format:</text:span></text:p>
      <text:list xml:id="list1414260854" text:style-name="L8">
        <text:list-item>
          <text:p text:style-name="P665">Level 1 – <text:span text:style-name="T4">PSWB</text:span></text:p>
        </text:list-item>
        <text:list-item>
          <text:p text:style-name="P665">Level 2-4 – <text:span text:style-name="T4">PSWB</text:span> and <text:span text:style-name="T4">PSWE</text:span></text:p>
        </text:list-item>
        <text:list-item>
          <text:p text:style-name="P665">Levels 5-7 – <text:span text:style-name="T4">PSWE</text:span></text:p>
        </text:list-item>
        <text:list-item>
          <text:p text:style-name="P665">Levels 8 and 9 – <text:span text:style-name="T81">PSWE</text:span><text:span text:style-name="T486"> and </text:span><text:span text:style-name="T4">PSWZ</text:span></text:p>
        </text:list-item>
      </text:list>
      <text:p text:style-name="P81"><text:s/></text:p>
      <text:h text:style-name="P720" text:outline-level="2"><text:bookmark-start text:name="__RefHeading__6126_758912113"/>Changing Architecture Mode and Processor Signaling<text:bookmark-end text:name="__RefHeading__6126_758912113"/></text:h>
      <text:p text:style-name="P82">When preparing a program for z/Architecture mode, the system, will be in the ESA/390 mode following the Initial Program Load (IPL) function. <text:s/>The program itself must cause the system to enter z/Architecture mode. <text:s/>The change in architecture mode is a special case of processor signaling. <text:s/>Three macros are provided for this purpose:</text:p>
      <text:list xml:id="list152619379" text:style-name="L9">
        <text:list-item>
          <text:p text:style-name="P666"><text:span text:style-name="T72">ESA390</text:span><text:span text:style-name="T471"> – enters ESA/390 mode from z/Architecture mode at run-time</text:span></text:p>
        </text:list-item>
        <text:list-item>
          <text:p text:style-name="P666"><text:span text:style-name="T72">SIGCPU</text:span><text:span text:style-name="T471"> – generic signaling of the same or different processor.</text:span></text:p>
        </text:list-item>
        <text:list-item>
          <text:p text:style-name="P666"><text:span text:style-name="T72">ZARCH</text:span><text:span text:style-name="T471"> – enters z/Architecture mode from ESA/390 mode at run-time.</text:span></text:p>
        </text:list-item>
      </text:list>
      <text:p text:style-name="P83">All three macros have the same register requirements:</text:p>
      <text:list xml:id="list810660950" text:style-name="L10">
        <text:list-item>
          <text:p text:style-name="P667">an even/odd pair and</text:p>
        </text:list-item>
        <text:list-item>
          <text:p text:style-name="P667">a separate register for the address of the CPU being signaled.</text:p>
        </text:list-item>
      </text:list>
      <text:p text:style-name="P76"><text:span text:style-name="T472">All three macros allow detection of the success or failure of the operation. <text:s/>Each of the macros offer a </text:span><text:span text:style-name="T73">SUCCESS</text:span><text:span text:style-name="T472"> and </text:span><text:span text:style-name="T73">FAIL</text:span><text:span text:style-name="T472"> parameter. <text:s/>It is recommended either or both be used to ensure detection of the success or failure of the operation. <text:s/>If neither parameter is used, condition code 0 indicates success. <text:s/>Any other condition code setting indicates failure.</text:span></text:p>
      <text:p text:style-name="P83"/>
      <table:table table:name="Table14" table:style-name="Table14">
        <table:table-column table:style-name="Table14.A" table:number-columns-repeated="3"/>
        <table:table-column table:style-name="Table14.D"/>
        <table:table-header-rows>
          <table:table-row>
            <table:table-cell table:style-name="Table14.A1" office:value-type="string">
              <text:p text:style-name="P613">Definition</text:p>
            </table:table-cell>
            <table:table-cell table:style-name="Table14.A1" office:value-type="string">
              <text:p text:style-name="P613">Creation</text:p>
            </table:table-cell>
            <table:table-cell table:style-name="Table14.A1" office:value-type="string">
              <text:p text:style-name="P613">Init/Term</text:p>
            </table:table-cell>
            <table:table-cell table:style-name="Table14.D1" office:value-type="string">
              <text:p text:style-name="P605">Process</text:p>
            </table:table-cell>
          </table:table-row>
        </table:table-header-rows>
        <table:table-row>
          <table:table-cell table:style-name="Table14.A2" office:value-type="string">
            <text:p text:style-name="P427">--</text:p>
          </table:table-cell>
          <table:table-cell table:style-name="Table14.A2" office:value-type="string">
            <text:p text:style-name="P427">--</text:p>
          </table:table-cell>
          <table:table-cell table:style-name="Table14.A2" office:value-type="string">
            <text:p text:style-name="P427">--</text:p>
          </table:table-cell>
          <table:table-cell table:style-name="Table14.D2" office:value-type="string">
            <text:p text:style-name="P413"><text:span text:style-name="T229">M: </text:span><text:span text:style-name="T507">ESA390</text:span></text:p>
            <text:p text:style-name="P413"><text:span text:style-name="T229">M: </text:span><text:span text:style-name="T507">SIGCPU</text:span></text:p>
            <text:p text:style-name="P413"><text:span text:style-name="T229">M: </text:span><text:span text:style-name="T507">ZARCH</text:span></text:p>
          </table:table-cell>
        </table:table-row>
      </table:table>
      <text:h text:style-name="P748" text:outline-level="3"><text:bookmark-start text:name="__RefHeading__7292_59040725"/>Side-Effects of Architecture<text:span text:style-name="T534">-</text:span>Mode Changes<text:bookmark-end text:name="__RefHeading__7292_59040725"/></text:h>
      <text:p text:style-name="P104"><text:span text:style-name="T515">Changing from 32-bit registers to 64-bit registers can have interesting side effects. <text:s/></text:span><text:span text:style-name="T518">When encountered, a program interruption usually occurs, </text:span></text:p>
      <text:p text:style-name="P104"><text:span text:style-name="T518">The first recommendation made for </text:span><text:span text:style-name="T577">managing </text:span><text:span text:style-name="T518">the side effects </text:span><text:span text:style-name="T577">when architecture mode is changed encourages </text:span><text:span text:style-name="T518">use of disabled-wait PSW's for assigned storage area new PSW's. <text:s/></text:span><text:soft-page-break/><text:span text:style-name="T518">They can be loaded during the IPL function, particularly when using list-directed IPL by using the </text:span><text:span text:style-name="T519">ASALOAD</text:span><text:span text:style-name="T518"> macro. <text:s/>Alternatively, the program can, </text:span><text:span text:style-name="T577">after controlled is passed during the IPL function,</text:span><text:span text:style-name="T518"> introduce these PSW's into the assigned storage area by explicitly moving them from PSW's generated in the program by the </text:span><text:span text:style-name="T98">TRAPS</text:span><text:span text:style-name="T518"> macro. <text:s/>Such trap PSW's do nothing for actually correcting the problem, but do control any adverse side effects, cleanly ceasing program execution </text:span><text:span text:style-name="T577">at the point of failure.</text:span></text:p>
      <text:p text:style-name="P104"><text:span text:style-name="T518">The primary issue involves signed binary integers. <text:s/>Systems with 64-bit </text:span><text:span text:style-name="T520">general </text:span><text:span text:style-name="T518">registers do not have a separate set of 32-bit </text:span><text:span text:style-name="T520">general </text:span><text:span text:style-name="T518">registers. <text:s/>Rather, the low-order 32-bits of the 64-bit </text:span><text:span text:style-name="T520">general </text:span><text:span text:style-name="T518">register are used for the 32-bit register when in 32-bit mode. <text:s/>During 32-bit mode, the sign exists in bit 0 of the 32-bit register. <text:s/>However, after a change to z/Architecture the sign bit exists in bit 0 of the 64-bit register. <text:s/>Bit 0 of the 32-bit register is now bit 32 of the 64-bit register. <text:s/>The CPU reset that occurs during the IPL function will set all 64 bits of the 64 bit registers to 0, </text:span><text:span text:style-name="T520">but the CPU will be in 32-bit mode</text:span><text:span text:style-name="T518">. <text:s/>The effect of this is to cause the </text:span><text:span text:style-name="T577">64-bit </text:span><text:span text:style-name="T518">register</text:span><text:span text:style-name="T520">'</text:span><text:span text:style-name="T518">s contents to be interpreted as a positive integer rather than the negative integer </text:span><text:span text:style-name="T520">intended during 32-bit register mode operation.</text:span></text:p>
      <text:p text:style-name="P105"><text:span text:style-name="T520">Only the program developer knows that the bits in a register are or are not to be interpreted as a signed integer. <text:s/>For any signed register value whose sign needs preservation after the architecture mode change, use the </text:span><text:span text:style-name="T99">LOAD</text:span><text:span text:style-name="T520"> (</text:span><text:span text:style-name="T525">64&lt;32</text:span><text:span text:style-name="T520">) register instruction:</text:span></text:p>
      <text:p text:style-name="P632">LGFR <text:s/>N,N</text:p>
      <text:p text:style-name="P636"><text:span text:style-name="T520">This instruction will propagate the 32-bit sign into bits 0-31 preserving the register</text:span><text:span text:style-name="T521">'</text:span><text:span text:style-name="T520">s </text:span><text:span text:style-name="T521">sign</text:span><text:span text:style-name="T520">. <text:s/></text:span><text:span text:style-name="T521">When used for this purpose the first and second operands must identify the same register, unless changing the actual register that contains the value is intended.</text:span></text:p>
      <text:h text:style-name="P749" text:outline-level="3"><text:bookmark-start text:name="__RefHeading__7294_59040725"/>Side-Effects of Address-Mode Changes<text:bookmark-end text:name="__RefHeading__7294_59040725"/></text:h>
      <text:p text:style-name="P637"><text:span text:style-name="T521">Similar effects can occur when changing addressing modes. <text:s/>In 24- and 31-bit addressing modes, the high order bits, the first eight and first, respectively, are ignored during address calculation. <text:s/>The most likely situation where this can be a problem involves a base register established from use of either the </text:span><text:span text:style-name="T100">BALR</text:span><text:span text:style-name="T521"> or </text:span><text:span text:style-name="T100">BASR</text:span><text:span text:style-name="T521"> instructions. <text:s/>These instructions, and some others, can set the high-order bits of the register. <text:s/>As long as the register contents are used in the same address mode as was in use when the value was set, no problems occur.</text:span></text:p>
      <text:p text:style-name="P637"><text:span text:style-name="T521">When changing to a higher addressing mode, the previously ignored high-order bits become part of the address calculation resulting in the wrong addresses being used by an instruction relying upon the </text:span><text:span text:style-name="T577">value established in the </text:span><text:span text:style-name="T521">previous address mode. <text:s/>In addition to instructions causing an address mode change, the introduction of a PSW, either by the program using a </text:span><text:span text:style-name="T100">LOAD PSW</text:span><text:span text:style-name="T521"> or </text:span><text:span text:style-name="T100">LOAD PSW EXTENDED</text:span><text:span text:style-name="T521"> instruction or CPU during interruption recognition, can also change the address mode. <text:s/>The default address mode for SATK </text:span><text:span text:style-name="T522">created PSW's </text:span><text:span text:style-name="T521">is 24.</text:span></text:p>
      <text:p text:style-name="P640">Again, only the program developer knows when a register contains an address and what bits should be ignored, if any. <text:s/>Before a change to a higher address mode, the program should ensure that the necessary high-order bits are set to 0. <text:s/></text:p>
      <text:p text:style-name="P638"><text:span text:style-name="T522">Four macros are provided for the purpose of setting register bits to 0 depending upon the </text:span><text:soft-page-break/><text:span text:style-name="T522">current architecture level and whether the register's high-order or low-order bits or only the lower half of the register are being set to zero </text:span><text:span text:style-name="T577">in the case of 64-bit registers</text:span><text:span text:style-name="T522">. <text:s/>The following table summarizes the usage and effected bits. <text:s/>Each macro has the same two </text:span><text:span text:style-name="T527">required </text:span><text:span text:style-name="T522">parameters:</text:span></text:p>
      <text:list xml:id="list257885018" text:style-name="L11">
        <text:list-item>
          <text:p text:style-name="P663">the register whose bits should be set to 0 and</text:p>
        </text:list-item>
        <text:list-item>
          <text:p text:style-name="P663">the number of bits including the starting bit.</text:p>
        </text:list-item>
      </text:list>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header-rows>
          <table:table-row>
            <table:table-cell table:style-name="Table17.A1" office:value-type="string">
              <text:p text:style-name="P620">Macro</text:p>
            </table:table-cell>
            <table:table-cell table:style-name="Table17.A1" office:value-type="string">
              <text:p text:style-name="P620">Level</text:p>
            </table:table-cell>
            <table:table-cell table:style-name="Table17.A1" office:value-type="string">
              <text:p text:style-name="P620">Register Bits</text:p>
            </table:table-cell>
            <table:table-cell table:style-name="Table17.A1" office:value-type="string">
              <text:p text:style-name="P620">Starting Bit</text:p>
            </table:table-cell>
            <table:table-cell table:style-name="Table17.E1" office:value-type="string">
              <text:p text:style-name="P621">ESA/390 or lower</text:p>
            </table:table-cell>
            <table:table-cell table:style-name="Table17.F1" office:value-type="string">
              <text:p text:style-name="P621">Z/Architecture</text:p>
            </table:table-cell>
          </table:table-row>
        </table:table-header-rows>
        <table:table-row>
          <table:table-cell table:style-name="Table17.A7" office:value-type="string">
            <text:p text:style-name="P435">ZEROH</text:p>
          </table:table-cell>
          <table:table-cell table:style-name="Table17.B7" office:value-type="string">
            <text:p text:style-name="P530">0-8</text:p>
          </table:table-cell>
          <table:table-cell table:style-name="Table17.C7" office:value-type="string">
            <text:p text:style-name="P530">0-31</text:p>
          </table:table-cell>
          <table:table-cell table:style-name="Table17.D2" office:value-type="string">
            <text:p text:style-name="P531">High starting at 0</text:p>
          </table:table-cell>
          <table:table-cell table:style-name="Table17.E2" office:value-type="string">
            <text:p text:style-name="P532">allowed</text:p>
          </table:table-cell>
          <table:table-cell table:style-name="Table17.F2" office:value-type="string">
            <text:p text:style-name="P532">allowed</text:p>
          </table:table-cell>
        </table:table-row>
        <table:table-row>
          <table:table-cell table:style-name="Table17.A7" office:value-type="string">
            <text:p text:style-name="P434"/>
          </table:table-cell>
          <table:table-cell table:style-name="Table17.B7" office:value-type="string">
            <text:p text:style-name="P530">9</text:p>
          </table:table-cell>
          <table:table-cell table:style-name="Table17.C7" office:value-type="string">
            <text:p text:style-name="P530">0-63</text:p>
          </table:table-cell>
          <table:table-cell table:style-name="Table17.D3" office:value-type="string">
            <text:p text:style-name="P531">High starting at 0</text:p>
          </table:table-cell>
          <table:table-cell table:style-name="Table17.E3" office:value-type="string">
            <text:p text:style-name="P532">prohibited</text:p>
          </table:table-cell>
          <table:table-cell table:style-name="Table17.F3" office:value-type="string">
            <text:p text:style-name="P532">allowed</text:p>
          </table:table-cell>
        </table:table-row>
        <table:table-row>
          <table:table-cell table:style-name="Table17.A7" office:value-type="string">
            <text:p text:style-name="P435">ZEROL</text:p>
          </table:table-cell>
          <table:table-cell table:style-name="Table17.B7" office:value-type="string">
            <text:p text:style-name="P530">0-8</text:p>
          </table:table-cell>
          <table:table-cell table:style-name="Table17.C7" office:value-type="string">
            <text:p text:style-name="P530">0-31</text:p>
          </table:table-cell>
          <table:table-cell table:style-name="Table17.D4" office:value-type="string">
            <text:p text:style-name="P531">Low starting at 31</text:p>
          </table:table-cell>
          <table:table-cell table:style-name="Table17.E4" office:value-type="string">
            <text:p text:style-name="P532">allowed</text:p>
          </table:table-cell>
          <table:table-cell table:style-name="Table17.F4" office:value-type="string">
            <text:p text:style-name="P532">allowed</text:p>
          </table:table-cell>
        </table:table-row>
        <table:table-row>
          <table:table-cell table:style-name="Table17.A7" office:value-type="string">
            <text:p text:style-name="P434"/>
          </table:table-cell>
          <table:table-cell table:style-name="Table17.B7" office:value-type="string">
            <text:p text:style-name="P530">9</text:p>
          </table:table-cell>
          <table:table-cell table:style-name="Table17.C7" office:value-type="string">
            <text:p text:style-name="P530">0-63</text:p>
          </table:table-cell>
          <table:table-cell table:style-name="Table17.D5" office:value-type="string">
            <text:p text:style-name="P531">Low starting at 63</text:p>
          </table:table-cell>
          <table:table-cell table:style-name="Table17.E5" office:value-type="string">
            <text:p text:style-name="P532">prohibited</text:p>
          </table:table-cell>
          <table:table-cell table:style-name="Table17.F5" office:value-type="string">
            <text:p text:style-name="P532">allowed</text:p>
          </table:table-cell>
        </table:table-row>
        <table:table-row>
          <table:table-cell table:style-name="Table17.A7" office:value-type="string">
            <text:p text:style-name="P435">ZEROLH</text:p>
          </table:table-cell>
          <table:table-cell table:style-name="Table17.B7" office:value-type="string">
            <text:p text:style-name="P530">0-8</text:p>
          </table:table-cell>
          <table:table-cell table:style-name="Table17.C7" office:value-type="string">
            <text:p text:style-name="P530">0-31</text:p>
          </table:table-cell>
          <table:table-cell table:style-name="Table17.D6" office:value-type="string">
            <text:p text:style-name="P531">High starting at 0</text:p>
          </table:table-cell>
          <table:table-cell table:style-name="Table17.E6" office:value-type="string">
            <text:p text:style-name="P532">allowed</text:p>
          </table:table-cell>
          <table:table-cell table:style-name="Table17.F6" office:value-type="string">
            <text:p text:style-name="P532">allowed</text:p>
          </table:table-cell>
        </table:table-row>
        <table:table-row>
          <table:table-cell table:style-name="Table17.A7" office:value-type="string">
            <text:p text:style-name="P434"/>
          </table:table-cell>
          <table:table-cell table:style-name="Table17.B7" office:value-type="string">
            <text:p text:style-name="P530">9</text:p>
          </table:table-cell>
          <table:table-cell table:style-name="Table17.C7" office:value-type="string">
            <text:p text:style-name="P530">32-63</text:p>
          </table:table-cell>
          <table:table-cell table:style-name="Table17.D7" office:value-type="string">
            <text:p text:style-name="P531">High starting at 32</text:p>
          </table:table-cell>
          <table:table-cell table:style-name="Table17.E7" office:value-type="string">
            <text:p text:style-name="P532">allowed</text:p>
          </table:table-cell>
          <table:table-cell table:style-name="Table17.F7" office:value-type="string">
            <text:p text:style-name="P532">allowed</text:p>
          </table:table-cell>
        </table:table-row>
        <table:table-row>
          <table:table-cell table:style-name="Table17.A8" office:value-type="string">
            <text:p text:style-name="P435">ZEROLL</text:p>
          </table:table-cell>
          <table:table-cell table:style-name="Table17.B8" office:value-type="string">
            <text:p text:style-name="P530">0-8</text:p>
          </table:table-cell>
          <table:table-cell table:style-name="Table17.C8" office:value-type="string">
            <text:p text:style-name="P530">0-31</text:p>
          </table:table-cell>
          <table:table-cell table:style-name="Table17.D8" office:value-type="string">
            <text:p text:style-name="P531">Low starting at 31</text:p>
          </table:table-cell>
          <table:table-cell table:style-name="Table17.E8" office:value-type="string">
            <text:p text:style-name="P532">allowed</text:p>
          </table:table-cell>
          <table:table-cell table:style-name="Table17.F8" office:value-type="string">
            <text:p text:style-name="P532">allowed</text:p>
          </table:table-cell>
        </table:table-row>
        <table:table-row>
          <table:table-cell table:style-name="Table17.A9" office:value-type="string">
            <text:p text:style-name="P434"/>
          </table:table-cell>
          <table:table-cell table:style-name="Table17.B9" office:value-type="string">
            <text:p text:style-name="P530">9</text:p>
          </table:table-cell>
          <table:table-cell table:style-name="Table17.C9" office:value-type="string">
            <text:p text:style-name="P530">32-63</text:p>
          </table:table-cell>
          <table:table-cell table:style-name="Table17.D9" office:value-type="string">
            <text:p text:style-name="P531">Low starting at 63</text:p>
          </table:table-cell>
          <table:table-cell table:style-name="Table17.E9" office:value-type="string">
            <text:p text:style-name="P532">allowed</text:p>
          </table:table-cell>
          <table:table-cell table:style-name="Table17.F9" office:value-type="string">
            <text:p text:style-name="P532">allowed</text:p>
          </table:table-cell>
        </table:table-row>
      </table:table>
      <text:p text:style-name="P640"/>
      <text:p text:style-name="P639"><text:span text:style-name="T523">On architecture levels other than 9, </text:span><text:span text:style-name="T101">ZEROLH</text:span><text:span text:style-name="T523"> </text:span><text:span text:style-name="T528">and </text:span><text:span text:style-name="T103">ZEROH</text:span><text:span text:style-name="T528"> are</text:span><text:span text:style-name="T523"> equivalent </text:span><text:span text:style-name="T528">and</text:span><text:span text:style-name="T523"> </text:span><text:span text:style-name="T101">ZEROLL</text:span><text:span text:style-name="T523"> </text:span><text:span text:style-name="T528">and </text:span><text:span text:style-name="T103">ZEROL</text:span><text:span text:style-name="T528"> are equivalent </text:span><text:span text:style-name="T530">and may be used interchangeably</text:span><text:span text:style-name="T528">.</text:span></text:p>
      <table:table table:name="Table18" table:style-name="Table18">
        <table:table-column table:style-name="Table18.A" table:number-columns-repeated="3"/>
        <table:table-column table:style-name="Table18.D"/>
        <table:table-header-rows>
          <table:table-row>
            <table:table-cell table:style-name="Table18.A1" office:value-type="string">
              <text:p text:style-name="P616">Definition</text:p>
            </table:table-cell>
            <table:table-cell table:style-name="Table18.A1" office:value-type="string">
              <text:p text:style-name="P616">Creation</text:p>
            </table:table-cell>
            <table:table-cell table:style-name="Table18.A1" office:value-type="string">
              <text:p text:style-name="P616">Init/Term</text:p>
            </table:table-cell>
            <table:table-cell table:style-name="Table18.D1" office:value-type="string">
              <text:p text:style-name="P608">Process</text:p>
            </table:table-cell>
          </table:table-row>
        </table:table-header-rows>
        <table:table-row>
          <table:table-cell table:style-name="Table18.A2" office:value-type="string">
            <text:p text:style-name="P430">--</text:p>
          </table:table-cell>
          <table:table-cell table:style-name="Table18.A2" office:value-type="string">
            <text:p text:style-name="P430">--</text:p>
          </table:table-cell>
          <table:table-cell table:style-name="Table18.A2" office:value-type="string">
            <text:p text:style-name="P430">--</text:p>
          </table:table-cell>
          <table:table-cell table:style-name="Table18.D2" office:value-type="string">
            <text:p text:style-name="P416"><text:span text:style-name="T229">M: </text:span><text:span text:style-name="T101">ZEROH</text:span></text:p>
            <text:p text:style-name="P416"><text:span text:style-name="T229">M: </text:span><text:span text:style-name="T101">ZEROL</text:span></text:p>
            <text:p text:style-name="P416"><text:span text:style-name="T229">M: </text:span><text:span text:style-name="T101">ZEROLH</text:span></text:p>
            <text:p text:style-name="P416"><text:span text:style-name="T233">M: </text:span><text:span text:style-name="T101">ZEROLL</text:span></text:p>
          </table:table-cell>
        </table:table-row>
      </table:table>
      <text:p text:style-name="Text_20_body"/>
      <text:p text:style-name="P106"><text:span text:style-name="T523">When executing, </text:span><text:span text:style-name="T101">ZEROH</text:span><text:span text:style-name="T523"> and </text:span><text:span text:style-name="T101">ZEROL</text:span><text:span text:style-name="T523"> use </text:span><text:span text:style-name="T524">z/Architecture specific</text:span><text:span text:style-name="T523"> instructions, </text:span><text:span text:style-name="T524">targeting the entire 64-bit register</text:span><text:span text:style-name="T523">. <text:s/></text:span><text:span text:style-name="T524">If the program has not yet </text:span><text:span text:style-name="T526">changed</text:span><text:span text:style-name="T524"> to z/Architecture, </text:span><text:span text:style-name="T532">executing</text:span><text:span text:style-name="T524"> these </text:span><text:span text:style-name="T529">instructions</text:span><text:span text:style-name="T524"> will cause a program interruption. <text:s/></text:span><text:span text:style-name="T523">In this case use </text:span><text:span text:style-name="T101">ZEROLH</text:span><text:span text:style-name="T523"> </text:span><text:span text:style-name="T529">or</text:span><text:span text:style-name="T523"> </text:span><text:span text:style-name="T101">ZEROLL</text:span><text:span text:style-name="T523"> in the </text:span><text:span text:style-name="T523">source program. <text:s/>This situation occurs if a program is assembled with an ASMA target of </text:span><text:span text:style-name="T101">-t s390x</text:span><text:span text:style-name="T523">, but the program has not yet actually changed to the z/Architecture mode when running. <text:s/></text:span><text:span text:style-name="T526">Matching the </text:span><text:span text:style-name="T102">XMODE </text:span><text:span text:style-name="T102">PSW</text:span><text:span text:style-name="T235">, </text:span><text:span text:style-name="T102">ARCHLVL</text:span><text:span text:style-name="T235"> </text:span><text:span text:style-name="T236">and </text:span><text:span text:style-name="T105">ARCHIND</text:span><text:span text:style-name="T526"> settings to the running architecture ensures correct instruction generation.</text:span></text:p>
      <text:h text:style-name="P751" text:outline-level="3"><text:bookmark-start text:name="__RefHeading__6128_758912113"/>ESA390<text:bookmark-end text:name="__RefHeading__6128_758912113"/></text:h>
      <text:p text:style-name="P83">Uses <text:span text:style-name="T4">SIGCPU</text:span> to change architecture mode to ESA/390. <text:s/>Rarely needed.</text:p>
      <text:h text:style-name="P750" text:outline-level="3"><text:bookmark-start text:name="__RefHeading__6130_758912113"/><text:soft-page-break/>SIGCPU<text:bookmark-end text:name="__RefHeading__6130_758912113"/></text:h>
      <text:p text:style-name="P76"><text:span text:style-name="T472">Signal this or another CPU. <text:s/>Requires the address of the CPU being signaled in a half word supplied by the </text:span><text:span text:style-name="T73">CPUADDR</text:span><text:span text:style-name="T472"> parameter. <text:s/>If omitted, </text:span><text:span text:style-name="T73">SIGCPU</text:span><text:span text:style-name="T472"> assumes the CPU is signaling itself and allocates a half word into which it stores the current CPU's address. <text:s text:c="2"/>The signaling order must be a self defining term supplied by the </text:span><text:span text:style-name="T73">ORDER</text:span><text:span text:style-name="T472"> parameter.</text:span></text:p>
      <text:h text:style-name="P750" text:outline-level="3"><text:bookmark-start text:name="__RefHeading__6132_758912113"/>ZARCH<text:bookmark-end text:name="__RefHeading__6132_758912113"/></text:h>
      <text:p text:style-name="P83">Uses <text:span text:style-name="T4">SIGCPU</text:span> to change architecture mode to z/Architecture.</text:p>
      <text:h text:style-name="P752" text:outline-level="3"><text:bookmark-start text:name="__RefHeading__7296_59040725"/>ZEROH<text:bookmark-end text:name="__RefHeading__7296_59040725"/></text:h>
      <text:p text:style-name="P107">Set the high-order bits of a 32-bit (architecture levels 0-8) or 64-bit (architecture level 9) register to 0.</text:p>
      <text:h text:style-name="P752" text:outline-level="3"><text:bookmark-start text:name="__RefHeading__7298_59040725"/>ZEROL<text:bookmark-end text:name="__RefHeading__7298_59040725"/></text:h>
      <text:p text:style-name="P107">Set the low-order bits of a 32-bit (architecture levels 0-8) or 64-bit (architecture level 9) register to 0.</text:p>
      <text:h text:style-name="P752" text:outline-level="3"><text:bookmark-start text:name="__RefHeading__7300_59040725"/>ZEROLH<text:bookmark-end text:name="__RefHeading__7300_59040725"/></text:h>
      <text:p text:style-name="P107">Set the high-order bits of a 32-bit (architecture levels 0-8) or the bits starting at 32 in a 64-bit (architecture level 9) register to 0.</text:p>
      <text:h text:style-name="P752" text:outline-level="3"><text:bookmark-start text:name="__RefHeading__7302_59040725"/>ZEROLL<text:bookmark-end text:name="__RefHeading__7302_59040725"/></text:h>
      <text:p text:style-name="P107">Set the low-order bits of a 32-bit (architecture levels 0-8) or the bits starting at 63 and ending with bit 32 in a 64-bit (architecture level 9) register to 0.</text:p>
      <text:h text:style-name="P721" text:outline-level="2"><text:bookmark-start text:name="__RefHeading__6398_399229864"/>Terminating the Program<text:bookmark-end text:name="__RefHeading__6398_399229864"/></text:h>
      <text:p text:style-name="P84"><text:span text:style-name="T483">The only way to terminate a bare-metal mainframe program is to enter a “disabled-wait” state. <text:s/>A disabled wait state results when a PSW is introduced as the active PSW with the wait bit </text:span><text:span text:style-name="T483">set, causing instruction execution to cease while waiting for an interruption, combined with </text:span><text:span text:style-name="T483">disabling of interruptions by the same PSW. <text:s/>Because the masked interruptions are disabled, they will not be recognized if they occur and instruction execution will not continue. <text:s/>The </text:span><text:span text:style-name="T483">combination of these flags in the PSW effectively halts the processor.</text:span></text:p>
      <text:p text:style-name="P88">Two convenience macros are provided for the assembling of such PSW's:</text:p>
      <text:list xml:id="list998943083" text:style-name="L12">
        <text:list-item>
          <text:p text:style-name="P668"><text:span text:style-name="T79">DWAITEND</text:span><text:span text:style-name="T483"> – for normal termination and</text:span></text:p>
        </text:list-item>
        <text:list-item>
          <text:p text:style-name="P668"><text:span text:style-name="T79">DWAIT</text:span><text:span text:style-name="T483"> – for abnormal termination.</text:span></text:p>
        </text:list-item>
      </text:list>
      <text:p text:style-name="P89">Both macros will generate a PSW properly formatted <text:span text:style-name="T531">64-bit PSW </text:span>for creating a disabled wait <text:soft-page-break/>state and will optionally introduce in-line the PSW as the active PSW by issuing the <text:span text:style-name="T4">LPSW</text:span> instruction <text:span text:style-name="T531">regardless of</text:span> the architecture. <text:s text:c="2"/><text:span text:style-name="T531">LOAD PSW functions properly for this purpose on all architectures. <text:s/>If the program loads a PSW created by </text:span><text:span text:style-name="T104">DWAIT</text:span><text:span text:style-name="T531"> or </text:span><text:span text:style-name="T104">DWAITEND</text:span><text:span text:style-name="T531"> it must also use a </text:span><text:span text:style-name="T104">LPSW</text:span><text:span text:style-name="T531"> instruction. <text:s/>The program must not use </text:span><text:span text:style-name="T104">LPSWE</text:span><text:span text:style-name="T531"> or </text:span><text:span text:style-name="T104">$LPSW</text:span><text:span text:style-name="T531">.</text:span></text:p>
      <text:p text:style-name="P89">By convention, the instruction address of the disabled-wait state PSW will provide rudimentary information about the cause of the termination.</text:p>
      <text:p text:style-name="P89"/>
      <table:table table:name="Table15" table:style-name="Table15">
        <table:table-column table:style-name="Table15.A" table:number-columns-repeated="3"/>
        <table:table-column table:style-name="Table15.D"/>
        <table:table-header-rows>
          <table:table-row>
            <table:table-cell table:style-name="Table15.A1" office:value-type="string">
              <text:p text:style-name="P614">Definition</text:p>
            </table:table-cell>
            <table:table-cell table:style-name="Table15.A1" office:value-type="string">
              <text:p text:style-name="P614">Creation</text:p>
            </table:table-cell>
            <table:table-cell table:style-name="Table15.A1" office:value-type="string">
              <text:p text:style-name="P614">Init/Term</text:p>
            </table:table-cell>
            <table:table-cell table:style-name="Table15.D1" office:value-type="string">
              <text:p text:style-name="P606">Process</text:p>
            </table:table-cell>
          </table:table-row>
        </table:table-header-rows>
        <table:table-row>
          <table:table-cell table:style-name="Table15.A2" office:value-type="string">
            <text:p text:style-name="P428">--</text:p>
          </table:table-cell>
          <table:table-cell table:style-name="Table15.A2" office:value-type="string">
            <text:p text:style-name="P428">--</text:p>
          </table:table-cell>
          <table:table-cell table:style-name="Table15.A2" office:value-type="string">
            <text:p text:style-name="P414"><text:span text:style-name="T230">M: </text:span><text:span text:style-name="T508">DWAIT</text:span></text:p>
            <text:p text:style-name="P414"><text:span text:style-name="T230">M: </text:span><text:span text:style-name="T508">DWAITEND</text:span></text:p>
          </table:table-cell>
          <table:table-cell table:style-name="Table15.D2" office:value-type="string">
            <text:p text:style-name="P431">--</text:p>
          </table:table-cell>
        </table:table-row>
      </table:table>
      <text:h text:style-name="P754" text:outline-level="3"><text:bookmark-start text:name="__RefHeading__6400_399229864"/>DWAIT<text:bookmark-end text:name="__RefHeading__6400_399229864"/></text:h>
      <text:p text:style-name="P87"><text:span text:style-name="T484">This is the foundation for creating disabled wait state PSW's and optionally loading it. <text:s/>The macro uses the conventions for identifying SATK vs. program specific conditions described in the “Disabled Wait States” section previously. <text:s/></text:span><text:span text:style-name="T80">PGM</text:span><text:span text:style-name="T485"> and </text:span><text:span text:style-name="T80">CODE</text:span><text:span text:style-name="T485"> parameters are hexadecimal </text:span><text:span text:style-name="T485">digits, generating an address of PPCCCC, where 'P' is supplied by the </text:span><text:span text:style-name="T80">PGM</text:span><text:span text:style-name="T485"> parameter and 'C' is supplied by the </text:span><text:span text:style-name="T80">CODE</text:span><text:span text:style-name="T485"> parameter.</text:span></text:p>
      <text:h text:style-name="P753" text:outline-level="3"><text:bookmark-start text:name="__RefHeading__6402_399229864"/>DWAITEND<text:bookmark-end text:name="__RefHeading__6402_399229864"/></text:h>
      <text:p text:style-name="P89">This macro is equivalent to:</text:p>
      <text:p text:style-name="P631">DWAIT PGM=0,CODE=000</text:p>
      <text:p text:style-name="P635"/>
      <text:h text:style-name="P722" text:outline-level="2"><text:bookmark-start text:name="__RefHeading__6986_608745202"/>Flying Without a Net<text:bookmark-end text:name="__RefHeading__6986_608745202"/></text:h>
      <text:p text:style-name="P93"><text:span text:style-name="T488">Formal </text:span><text:span text:style-name="T489">ISR's</text:span><text:span text:style-name="T488">, while necessary in some settings, can be overkill in others. <text:s/>ISR's are critical when multiple concurrent activities are in use. <text:s/>ISR's capture asynchronous events for later activity handling and recognize when an activity has a program issue. <text:s/>For a bare-metal program performing a single activity, the program itself can capture these events without the need of formal ISR</text:span><text:span text:style-name="T489">'</text:span><text:span text:style-name="T488">s. <text:s/></text:span><text:span text:style-name="T489">This does not mean that interruptions do not happen, but they are </text:span><text:span text:style-name="T489">handled directly by the program, that is, </text:span><text:span text:style-name="T490">without</text:span><text:span text:style-name="T489"> formal ISR</text:span><text:span text:style-name="T490">'s</text:span><text:span text:style-name="T489">.</text:span></text:p>
      <text:p text:style-name="P94"><text:span text:style-name="T489">There exists no mechanism to disable any class of interruptions from occurring when the right </text:span><text:span text:style-name="T489">conditions exist for the interruption being accepted by the CPU. <text:s/></text:span><text:span text:style-name="T490">This is particularly true when things go awry. <text:s/>In some cases, the program needs to capture the event. <text:s/>That being said, each interruption class needs to have a valid new PSW established for it and in those cases where the program needs to recognize the event, the new PSW needs to support it. <text:s/>The following macros are used to facilitate the capturing of expected and unexpected interruptions</text:span></text:p>
      <text:list xml:id="list652097152" text:style-name="L13">
        <text:list-item>
          <text:p text:style-name="P672"><text:span text:style-name="T83">TRAPS</text:span><text:span text:style-name="T490"> – </text:span><text:span text:style-name="T497">Run-time enabling at assigned storage locations of </text:span><text:span text:style-name="T490">disabled wait state </text:span><text:span text:style-name="T497">new PSW's</text:span><text:span text:style-name="T490"> for unexpected interruptions.</text:span></text:p>
        </text:list-item>
        <text:list-item>
          <text:p text:style-name="P672"><text:soft-page-break/><text:span text:style-name="T83">TRAP64</text:span><text:span text:style-name="T490"> – Creates disabled wait state PSW's inhibiting further action for unexpected interruptions for the class of architectures that utilize 64-bit PSW's (all pre-z/Architecture systems).</text:span></text:p>
        </text:list-item>
        <text:list-item>
          <text:p text:style-name="P672"><text:span text:style-name="T83">TRAP128</text:span><text:span text:style-name="T490"> – Creates disabled wait state PSW's inhibiting further action for unexpected interruptions for the class of architectures that utilize 128-bit PSW's (currently only z/Architecture). <text:s/></text:span></text:p>
        </text:list-item>
        <text:list-item>
          <text:p text:style-name="P673"><text:span text:style-name="T88">ASALOAD</text:span><text:span text:style-name="T497"> – Establishes disabled wait state new PSWs before entering the program during the Initial Program Load function. <text:s/></text:span><text:span text:style-name="T498">Useful in IPL contexts not utilizing an IPL device. <text:s/>Device specific installation considerations required when preparing IPL media.</text:span></text:p>
        </text:list-item>
        <text:list-item>
          <text:p text:style-name="P674"><text:span text:style-name="T97">ASAIPL</text:span><text:span text:style-name="T516"> – Establish an IPL PSW within the assigned storage area for program entry during the manually initiated Initial Program Load function.</text:span></text:p>
        </text:list-item>
        <text:list-item>
          <text:p text:style-name="P664"><text:span text:style-name="T93">CPU</text:span><text:span text:style-name="T83">WAIT</text:span><text:span text:style-name="T490"> – Wait for an expected event using a new PSW that passes control where and in which selected state required by the program.</text:span></text:p>
        </text:list-item>
      </text:list>
      <text:p text:style-name="P13"/>
      <table:table table:name="Table16" table:style-name="Table16">
        <table:table-column table:style-name="Table16.A" table:number-columns-repeated="3"/>
        <table:table-column table:style-name="Table16.D"/>
        <table:table-header-rows>
          <table:table-row>
            <table:table-cell table:style-name="Table16.A1" office:value-type="string">
              <text:p text:style-name="P615">Definition</text:p>
            </table:table-cell>
            <table:table-cell table:style-name="Table16.A1" office:value-type="string">
              <text:p text:style-name="P615">Creation</text:p>
            </table:table-cell>
            <table:table-cell table:style-name="Table16.A1" office:value-type="string">
              <text:p text:style-name="P615">Init/Term</text:p>
            </table:table-cell>
            <table:table-cell table:style-name="Table16.D1" office:value-type="string">
              <text:p text:style-name="P607">Process</text:p>
            </table:table-cell>
          </table:table-row>
        </table:table-header-rows>
        <table:table-row>
          <table:table-cell table:style-name="Table16.A2" office:value-type="string">
            <text:p text:style-name="P429">--</text:p>
          </table:table-cell>
          <table:table-cell table:style-name="Table16.A2" office:value-type="string">
            <text:p text:style-name="P432">ASALOAD</text:p>
            <text:p text:style-name="P436">ASAIPL</text:p>
            <text:p text:style-name="P432">TRAP64</text:p>
            <text:p text:style-name="P432">TRAP128</text:p>
          </table:table-cell>
          <table:table-cell table:style-name="Table16.C2" office:value-type="string">
            <text:p text:style-name="P415"><text:span text:style-name="T232">Init</text:span><text:span text:style-name="T230">: </text:span><text:span text:style-name="T509">TRAPS</text:span></text:p>
          </table:table-cell>
          <table:table-cell table:style-name="Table16.D2" office:value-type="string">
            <text:p text:style-name="P415"><text:span text:style-name="T231">M: </text:span><text:span text:style-name="T94">CPU</text:span><text:span text:style-name="T95">WAIT</text:span></text:p>
          </table:table-cell>
        </table:table-row>
      </table:table>
      <text:h text:style-name="P755" text:outline-level="3"><text:bookmark-start text:name="__RefHeading__6988_608745202"/>TRAPS<text:bookmark-end text:name="__RefHeading__6988_608745202"/></text:h>
      <text:p text:style-name="P94"><text:span text:style-name="T490">Early in the execution of the program, valid PSW's for each interruption class can be established b</text:span><text:span text:style-name="T491">y using the </text:span><text:span text:style-name="T84">TRAPS</text:span><text:span text:style-name="T491"> macro. <text:s/></text:span><text:span text:style-name="T84">TRAPS</text:span><text:span text:style-name="T491"> creates disabled-wait state PSW's and moves them to assigned storage locations allowing any interruption to be captured and ensuring an endless PSW loop does not result. <text:s/>Its actions are based upon the assembly current architecture level as reported by the </text:span><text:span text:style-name="T84">ARCHLVL</text:span><text:span text:style-name="T491"> macro. <text:s/>Uses </text:span><text:span text:style-name="T84">TRAP64</text:span><text:span text:style-name="T491"> and </text:span><text:span text:style-name="T84">TRAP128</text:span><text:span text:style-name="T226"> </text:span><text:span text:style-name="T227">to generate disabled wait PSW's as needed</text:span><text:span text:style-name="T491">.</text:span></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600">Levels 1-9</text:p>
              <text:p text:style-name="P600">TRAP64</text:p>
            </table:table-cell>
            <table:table-cell table:style-name="Table10.A1" office:value-type="string">
              <text:p text:style-name="P600">Level 9</text:p>
              <text:p text:style-name="P600">TRAP128</text:p>
            </table:table-cell>
            <table:table-cell table:style-name="Table10.C1" office:value-type="string">
              <text:p text:style-name="P600">Location Description</text:p>
            </table:table-cell>
          </table:table-row>
        </table:table-header-rows>
        <table:table-row>
          <table:table-cell table:style-name="Table10.A2" office:value-type="string">
            <text:p text:style-name="P515">X'0'-X'7'</text:p>
          </table:table-cell>
          <table:table-cell table:style-name="Table10.A2" office:value-type="string">
            <text:p text:style-name="P515">X'1A0'-X'1AF'</text:p>
          </table:table-cell>
          <table:table-cell table:style-name="Table10.C2" office:value-type="string">
            <text:p text:style-name="P516">Restart New PSW</text:p>
          </table:table-cell>
        </table:table-row>
        <table:table-row>
          <table:table-cell table:style-name="Table10.A2" office:value-type="string">
            <text:p text:style-name="P515">X'58'-X'5F'</text:p>
          </table:table-cell>
          <table:table-cell table:style-name="Table10.A2" office:value-type="string">
            <text:p text:style-name="P515">X'1B0'-X'1BF'</text:p>
          </table:table-cell>
          <table:table-cell table:style-name="Table10.C2" office:value-type="string">
            <text:p text:style-name="P516">External New PSW</text:p>
          </table:table-cell>
        </table:table-row>
        <table:table-row>
          <table:table-cell table:style-name="Table10.A2" office:value-type="string">
            <text:p text:style-name="P515">X'60'-X'67'</text:p>
          </table:table-cell>
          <table:table-cell table:style-name="Table10.A2" office:value-type="string">
            <text:p text:style-name="P515">X'1C0'-X'1CF'</text:p>
          </table:table-cell>
          <table:table-cell table:style-name="Table10.C2" office:value-type="string">
            <text:p text:style-name="P516">Supervisor-Call New PSW</text:p>
          </table:table-cell>
        </table:table-row>
        <table:table-row>
          <table:table-cell table:style-name="Table10.A2" office:value-type="string">
            <text:p text:style-name="P515">X'68'-X'6F'</text:p>
          </table:table-cell>
          <table:table-cell table:style-name="Table10.A2" office:value-type="string">
            <text:p text:style-name="P515">X'1D0'-X'1DF'</text:p>
          </table:table-cell>
          <table:table-cell table:style-name="Table10.C2" office:value-type="string">
            <text:p text:style-name="P516">Program New PSW</text:p>
          </table:table-cell>
        </table:table-row>
        <table:table-row>
          <table:table-cell table:style-name="Table10.A2" office:value-type="string">
            <text:p text:style-name="P515">X'70'-X'77'</text:p>
          </table:table-cell>
          <table:table-cell table:style-name="Table10.A2" office:value-type="string">
            <text:p text:style-name="P515">X'1E0'-X'1EF'</text:p>
          </table:table-cell>
          <table:table-cell table:style-name="Table10.C2" office:value-type="string">
            <text:p text:style-name="P516">Machine-Check New PSW</text:p>
          </table:table-cell>
        </table:table-row>
        <table:table-row>
          <table:table-cell table:style-name="Table10.A2" office:value-type="string">
            <text:p text:style-name="P515">X'78'-X'7F'</text:p>
          </table:table-cell>
          <table:table-cell table:style-name="Table10.A2" office:value-type="string">
            <text:p text:style-name="P515">X'1F0'-X'1FF'</text:p>
          </table:table-cell>
          <table:table-cell table:style-name="Table10.C2" office:value-type="string">
            <text:p text:style-name="P516">Input/Output New PSW</text:p>
          </table:table-cell>
        </table:table-row>
      </table:table>
      <text:p text:style-name="P99"/>
      <text:p text:style-name="P97"><text:soft-page-break/><text:span text:style-name="T493">The </text:span><text:span text:style-name="T85">ENABLE</text:span><text:span text:style-name="T493"> parameter controls the actions of the </text:span><text:span text:style-name="T85">TRAPS</text:span><text:span text:style-name="T493"> macro:</text:span></text:p>
      <text:list xml:id="list1860984136" text:style-name="L14">
        <text:list-item>
          <text:p text:style-name="P675"><text:span text:style-name="T85">ENABLE=YES</text:span><text:span text:style-name="T493"> causes the trap PSW's to be moved to their assigned storage locations from those generated by the </text:span><text:span text:style-name="T85">TRAPS</text:span><text:span text:style-name="T493"> macro itself.</text:span></text:p>
        </text:list-item>
        <text:list-item>
          <text:p text:style-name="P675"><text:span text:style-name="T85">ENABLE=NO</text:span><text:span text:style-name="T493"> causes the </text:span><text:span text:style-name="T85">TRAPS</text:span><text:span text:style-name="T493"> macro to generate in-line the disabled wait PSW's intended for use by the </text:span><text:span text:style-name="T85">TRAPS ENABLE=ONLY</text:span><text:span text:style-name="T493"> option.</text:span></text:p>
        </text:list-item>
        <text:list-item>
          <text:p text:style-name="P675"><text:span text:style-name="T85">ENABLE=ONLY</text:span><text:span text:style-name="T493"> cause the PSW's created by the separate </text:span><text:span text:style-name="T85">TRAPS ENABLE=NO</text:span><text:span text:style-name="T493"> option to be moved to their assigned storage locations.</text:span></text:p>
        </text:list-item>
      </text:list>
      <text:h text:style-name="P756" text:outline-level="3"><text:bookmark-start text:name="__RefHeading__6990_608745202"/>TRAP64<text:bookmark-end text:name="__RefHeading__6990_608745202"/></text:h>
      <text:p text:style-name="P95"><text:span text:style-name="T492">G</text:span><text:span text:style-name="T491">enerates in-line </text:span><text:span text:style-name="T492">64-bit </text:span><text:span text:style-name="T491">disabled wait state PSW's </text:span><text:span text:style-name="T492">in the current architecture format or as specified by the </text:span><text:span text:style-name="T86">PSW</text:span><text:span text:style-name="T492"> parameter. <text:s/>Each disabled-wait PSW has as its instruction address the </text:span><text:span text:style-name="T494">assigned storage location </text:span><text:span text:style-name="T492">of </text:span><text:span text:style-name="T494">its</text:span><text:span text:style-name="T492"> corresponding Old PSW.</text:span></text:p>
      <text:p text:style-name="P98"><text:span text:style-name="T494">Because the Restart New PSW assigned storage location is not contiguous with the other New PSW's, </text:span><text:span text:style-name="T496">it needs special options depending upon the context in which the PSW's are </text:span><text:span text:style-name="T496">being generated.</text:span></text:p>
      <text:list xml:id="list523007892" text:style-name="L15">
        <text:list-item>
          <text:p text:style-name="P676"><text:span text:style-name="T87">RESTART=YES</text:span><text:span text:style-name="T496"> causes the Restart New PSW to be included with the generated PSWs.</text:span></text:p>
        </text:list-item>
        <text:list-item>
          <text:p text:style-name="P676"><text:span text:style-name="T87">RESTART=ONLY</text:span><text:span text:style-name="T496"> causes only the Restart New PSW to be generated, inhibiting the other New PSW's.</text:span></text:p>
        </text:list-item>
        <text:list-item>
          <text:p text:style-name="P676"><text:span text:style-name="T87">RESTART=NO</text:span><text:span text:style-name="T496"> causes the other PSW's to be generated without the Restart New PSW. </text:span></text:p>
        </text:list-item>
      </text:list>
      <text:h text:style-name="P756" text:outline-level="3"><text:bookmark-start text:name="__RefHeading__6992_608745202"/>TRAP128<text:bookmark-end text:name="__RefHeading__6992_608745202"/></text:h>
      <text:p text:style-name="P96"><text:span text:style-name="T492">G</text:span><text:span text:style-name="T491">enerates in-line </text:span><text:span text:style-name="T492">128-bit </text:span><text:span text:style-name="T491">disabled wait state PSW's </text:span><text:span text:style-name="T492">in z/Architecture format. <text:s/>Each disabled-wait PSW has as its instruction address the </text:span><text:span text:style-name="T495">assigned storage location of its</text:span><text:span text:style-name="T492"> corresponding z/Architecture Old PSW.</text:span></text:p>
      <text:h text:style-name="P757" text:outline-level="3"><text:bookmark-start text:name="__RefHeading__7808_1857587954"/>ASALOAD<text:bookmark-end text:name="__RefHeading__7808_1857587954"/></text:h>
      <text:p text:style-name="P108"><text:span text:style-name="T532">The </text:span><text:span text:style-name="T105">ASALOAD</text:span><text:span text:style-name="T532"> macro initiates a new region with a starting address of 0, causing its contents to be placed at absolute 0. <text:s/>It allows, during the IPL function, initialization of the new PSW assigned storage locations trapping interruptions for which the program is not prepared to support. <text:s/>The value of doing this during the IPL function is that early program errors, including an incorrect IPL PSW can be caught.</text:span></text:p>
      <text:p text:style-name="P109"><text:span text:style-name="T533">The region created by the </text:span><text:span text:style-name="T106">ASALOAD</text:span><text:span text:style-name="T533"> macro is always 512 bytes in length.</text:span></text:p>
      <text:p text:style-name="P108"><text:span text:style-name="T532">Unless the entire physical image is loaded into storage, the placement of the region within the image does change the initialization of the assigned storage area. <text:s/>If the entire image is being loaded into storage, the image must be loaded at absolute address 0 and the region created by the </text:span><text:span text:style-name="T105">ASALOAD</text:span><text:span text:style-name="T532"> macro must be the first region of the image.</text:span></text:p>
      <text:p text:style-name="P108"><text:soft-page-break/><text:span text:style-name="T532">Refer to the </text:span><text:span text:style-name="T304">ASMA</text:span><text:span text:style-name="T532"> manual for details on the relationship</text:span><text:span text:style-name="T534">s</text:span><text:span text:style-name="T532"> of regions, control sections and the image.</text:span></text:p>
      <text:h text:style-name="P758" text:outline-level="3"><text:bookmark-start text:name="__RefHeading__7810_1857587954"/>ASAIPL<text:bookmark-end text:name="__RefHeading__7810_1857587954"/></text:h>
      <text:p text:style-name="P90"><text:span text:style-name="T533">The </text:span><text:span text:style-name="T106">ASAIPL</text:span><text:span text:style-name="T533"> macro is intended to inject into the ASALOAD created region a valid PSW at absolute address 0. <text:s/>This PSW is suitable for the use with either the IPL or restart functions.</text:span></text:p>
      <text:p text:style-name="P90"><text:span text:style-name="T106">ASAIPL</text:span><text:span text:style-name="T533"> must be preceded in the assembly by an ASALOAD macro creating the region and control section containing the assigned storage location content.</text:span></text:p>
      <text:p text:style-name="P90"><text:span text:style-name="T533">The PSW placed at the start of the </text:span><text:span text:style-name="T106">ASALOAD</text:span><text:span text:style-name="T533"> created region overwrites the restart trap PSW created by the </text:span><text:span text:style-name="T106">ASALOAD</text:span><text:span text:style-name="T533"> macro itself at absolute address 0. <text:s/>If the program wishes to trap any subsequent attempts to restart the program with a restart interruption, subsequent to control being passed to the program, it must overwrite the IPL or restart new PSW with a trap PSW. <text:s/>The </text:span><text:span text:style-name="T106">TRAP64</text:span><text:span text:style-name="T533"> macro can create the PSW by use of the </text:span><text:span text:style-name="T106">RESTART=ONLY</text:span><text:span text:style-name="T533"> parameter. <text:s/>The program can then move this PSW to absolute addresses 0-7, inclusive.</text:span></text:p>
      <text:h text:style-name="P759" text:outline-level="3"><text:bookmark-start text:name="__RefHeading__8156_1857587954"/>CPUWAIT<text:bookmark-end text:name="__RefHeading__8156_1857587954"/></text:h>
      <text:p text:style-name="P110">On occasion a program without the complexity of interrupt service routines may need to wait for specific events expected by the program. <text:s/>These events are:</text:p>
      <text:list xml:id="list1840206753" text:style-name="L16">
        <text:list-item>
          <text:p text:style-name="P677">expired timers, and</text:p>
        </text:list-item>
        <text:list-item>
          <text:p text:style-name="P677">input/output operations.</text:p>
        </text:list-item>
      </text:list>
      <text:p text:style-name="P110">If the program does not have any interrupt service routines, how can this be accomplished? <text:s/>At the level of the interruption an interrupt service routine is nothing more than a place to which control is passed to handle the interrupt. <text:s/>Because such events can occur asynchronously from the running program, interrupt service routines typically require saving upon entry and a restoration of the program's state. <text:s/>By causing the interruption to pass control to a place where the program's state is known, only the passing of control is required.</text:p>
      <text:p text:style-name="P110">If a program expects to wait, the place at which its state is known is at the point in the program where it expects to perform the wait. <text:s/>In other words, inline, is the best place to perform the wait. <text:s/>The CPUWAIT macro performs an inline wait. <text:s/>It does this by:</text:p>
      <text:list xml:id="list1129849513" text:style-name="L17">
        <text:list-item>
          <text:p text:style-name="P678">establishing a new PSW for the interrupt class upon which it is waiting that passes control following the instructions, and optionally saving the previous new PSW;</text:p>
        </text:list-item>
        <text:list-item>
          <text:p text:style-name="P678">loading an enabled wait PSW for the anticipated event; and</text:p>
        </text:list-item>
        <text:list-item>
          <text:p text:style-name="P680">receiving program control following the event</text:p>
        </text:list-item>
        <text:list-item>
          <text:p text:style-name="P681"><text:span text:style-name="T543">passing </text:span><text:span text:style-name="T535">control </text:span><text:span text:style-name="T543">as specified by the class' related parameter,</text:span><text:span text:style-name="T535">optionally restoring the previous new PSW </text:span><text:span text:style-name="T543">before doing so.</text:span></text:p>
        </text:list-item>
      </text:list>
      <text:p text:style-name="P91"><text:span text:style-name="T535">The need to save program state is eliminated because the program ceases instruction execution. <text:s/>The formal interrupt service routine is eliminated because the instructions </text:span><text:soft-page-break/><text:span text:style-name="T535">following the </text:span><text:span text:style-name="T107">CPUWAIT</text:span><text:span text:style-name="T535"> macro process the event.</text:span></text:p>
      <text:p text:style-name="P91"><text:span text:style-name="T535">Two events are supported by the </text:span><text:span text:style-name="T107">CPUWAIT</text:span><text:span text:style-name="T535"> macro:</text:span></text:p>
      <text:list xml:id="list1038306530" text:style-name="L18">
        <text:list-item>
          <text:p text:style-name="P679">External interruptions and/or</text:p>
        </text:list-item>
        <text:list-item>
          <text:p text:style-name="P679">Input/Output interruptions.</text:p>
        </text:list-item>
      </text:list>
      <text:p text:style-name="P92"><text:span text:style-name="T536">Both are supported by the same </text:span><text:span text:style-name="T108">CPUWAIT</text:span><text:span text:style-name="T536"> macro depending upon its parameters. <text:s/>This allows for example, with the appropriate preparation by the program to wait for an input/output event or a timeout if the input/output event doesn't occur.</text:span></text:p>
      <text:p text:style-name="P92"><text:span text:style-name="T536">In either case the program continues execution following the </text:span><text:span text:style-name="T108">CPUWAIT</text:span><text:span text:style-name="T536"> macro. <text:s/>The </text:span><text:span text:style-name="T108">CPUWAIT</text:span><text:span text:style-name="T536"> macro </text:span><text:span text:style-name="T541">passes control as specified by its parameters</text:span><text:span text:style-name="T536">. <text:s/>It </text:span><text:span text:style-name="T541">also </text:span><text:span text:style-name="T536">allows the program to d</text:span><text:span text:style-name="T541">ifferentiate between the interruption classes</text:span><text:span text:style-name="T536"> by setting the condition code:</text:span></text:p>
      <text:list xml:id="list692467625" text:style-name="L19">
        <text:list-item>
          <text:p text:style-name="P682">1 – an external interruption occurred, or</text:p>
        </text:list-item>
        <text:list-item>
          <text:p text:style-name="P682">2 – an input/output interruption occurred.</text:p>
        </text:list-item>
      </text:list>
      <text:p text:style-name="P111">The parameters and their relationships are summarized below.</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622">External</text:p>
            </table:table-cell>
            <table:table-cell table:style-name="Table19.A1" office:value-type="string">
              <text:p text:style-name="P622">Input/Output</text:p>
            </table:table-cell>
            <table:table-cell table:style-name="Table19.C1" office:value-type="string">
              <text:p text:style-name="P622">Description</text:p>
            </table:table-cell>
          </table:table-row>
        </table:table-header-rows>
        <table:table-row>
          <table:table-cell table:style-name="Table19.A2" office:value-type="string">
            <text:p text:style-name="P437">EXT</text:p>
          </table:table-cell>
          <table:table-cell table:style-name="Table19.A2" office:value-type="string">
            <text:p text:style-name="P437">IO</text:p>
          </table:table-cell>
          <table:table-cell table:style-name="Table19.C2" office:value-type="string">
            <text:p text:style-name="P545">Describes whether and how control is passed for the interruption</text:p>
            <text:list xml:id="list457098922" text:style-name="L20">
              <text:list-item>
                <text:p text:style-name="P735"><text:span text:style-name="T109">YES</text:span><text:span text:style-name="T537"> – control is passed to the statements following the </text:span><text:span text:style-name="T109">CPUWAIT</text:span><text:span text:style-name="T537"> macro</text:span></text:p>
              </text:list-item>
              <text:list-item>
                <text:p text:style-name="P735"><text:span text:style-name="T109">NEW</text:span><text:span text:style-name="T537"> – uses the </text:span><text:span text:style-name="T109">EPSW</text:span><text:span text:style-name="T537"> or </text:span><text:span text:style-name="T109">IPSW</text:span><text:span text:style-name="T537"> as a template for </text:span><text:span text:style-name="T542">the required state upon returning to the program </text:span><text:span text:style-name="T542">and explicitly uses the PSW for passing control by issuing a </text:span><text:span text:style-name="T114">LOAD PSW</text:span><text:span text:style-name="T542"> or </text:span><text:span text:style-name="T114">LOAD PSW EXTENDED</text:span><text:span text:style-name="T542"> instruction.</text:span></text:p>
              </text:list-item>
              <text:list-item>
                <text:p text:style-name="P735"><text:span text:style-name="T109">label</text:span><text:span text:style-name="T537"> – branches to the label if the interruption occurred</text:span></text:p>
              </text:list-item>
            </text:list>
            <text:p text:style-name="P546">If omitted the interruption class is not enabled and any interruptions remain pending.</text:p>
          </table:table-cell>
        </table:table-row>
        <table:table-row>
          <table:table-cell table:style-name="Table19.A2" office:value-type="string">
            <text:p text:style-name="P437">EPSW</text:p>
          </table:table-cell>
          <table:table-cell table:style-name="Table19.A2" office:value-type="string">
            <text:p text:style-name="P437">IPSW</text:p>
          </table:table-cell>
          <table:table-cell table:style-name="Table19.C2" office:value-type="string">
            <text:p text:style-name="P545">Provides a PSW template for the interruption class new PSW. <text:s/>The template PSW except for its:</text:p>
            <text:list xml:id="list901723496" text:style-name="L21">
              <text:list-item>
                <text:p text:style-name="P736">interruption masks, and</text:p>
              </text:list-item>
              <text:list-item>
                <text:p text:style-name="P736">condition code.</text:p>
              </text:list-item>
            </text:list>
            <text:p text:style-name="P542"><text:span text:style-name="T537">Required if </text:span><text:span text:style-name="T109">EXT=NEW</text:span><text:span text:style-name="T537"> or </text:span><text:span text:style-name="T109">IO=NEW</text:span><text:span text:style-name="T537"> specified. <text:s/></text:span></text:p>
          </table:table-cell>
        </table:table-row>
        <table:table-row>
          <table:table-cell table:style-name="Table19.A2" office:value-type="string">
            <text:p text:style-name="P437">ESA</text:p>
          </table:table-cell>
          <table:table-cell table:style-name="Table19.A2" office:value-type="string">
            <text:p text:style-name="P437">ISA</text:p>
          </table:table-cell>
          <table:table-cell table:style-name="Table19.C2" office:value-type="string">
            <text:p text:style-name="P542"><text:span text:style-name="T109">YES</text:span><text:span text:style-name="T537"> causes the interruption class' new PSW to be saved and restored before and after waiting, </text:span><text:span text:style-name="T540">respectively.</text:span></text:p>
            <text:p text:style-name="P542"><text:span text:style-name="T109">NO</text:span><text:span text:style-name="T537"> does not preserve the previous new PSW.</text:span></text:p>
            <text:p text:style-name="P544"><text:span text:style-name="T540">Defaults to </text:span><text:span text:style-name="T112">YES</text:span><text:span text:style-name="T540">.</text:span></text:p>
          </table:table-cell>
        </table:table-row>
        <text:soft-page-break/>
        <table:table-row>
          <table:table-cell table:style-name="Table19.A2" table:number-columns-spanned="2" office:value-type="string">
            <text:p text:style-name="P437">AM</text:p>
          </table:table-cell>
          <table:covered-table-cell/>
          <table:table-cell table:style-name="Table19.C2" office:value-type="string">
            <text:p text:style-name="P543"><text:span text:style-name="T538">If </text:span><text:span text:style-name="T110">EXT</text:span><text:span text:style-name="T538"> or </text:span><text:span text:style-name="T110">IO</text:span><text:span text:style-name="T538"> specifie</text:span><text:span text:style-name="T539">s</text:span><text:span text:style-name="T538"> either </text:span><text:span text:style-name="T110">YES</text:span><text:span text:style-name="T538"> or </text:span><text:span text:style-name="T110">label</text:span><text:span text:style-name="T538">, this address mode is used. <text:s/>Defaults to 24-bit addressing. <text:s/></text:span><text:span text:style-name="T539">If </text:span><text:span text:style-name="T111">EXT</text:span><text:span text:style-name="T539"> or </text:span><text:span text:style-name="T111">IO</text:span><text:span text:style-name="T539"> specifies </text:span><text:span text:style-name="T111">NEW</text:span><text:span text:style-name="T539">, the template PSW's address mode is used.</text:span><text:span text:style-name="T538"> </text:span></text:p>
          </table:table-cell>
        </table:table-row>
        <table:table-row>
          <table:table-cell table:style-name="Table19.A2" table:number-columns-spanned="2" office:value-type="string">
            <text:p text:style-name="P438">RELO</text:p>
          </table:table-cell>
          <table:covered-table-cell/>
          <table:table-cell table:style-name="Table19.C2" office:value-type="string">
            <text:p text:style-name="P557"><text:span text:style-name="T540">Specify </text:span><text:span text:style-name="T112">YES</text:span><text:span text:style-name="T540"> to cause relocation if </text:span><text:span text:style-name="T112">EXT=YES</text:span><text:span text:style-name="T540"> or </text:span><text:span text:style-name="T112">label</text:span><text:span text:style-name="T540">, or </text:span><text:span text:style-name="T112">IO=YES</text:span><text:span text:style-name="T540"> or </text:span><text:span text:style-name="T112">label</text:span><text:span text:style-name="T540">. <text:s/>Ignored for </text:span><text:span text:style-name="T112">EXT=NEW</text:span><text:span text:style-name="T540"> or </text:span><text:span text:style-name="T112">IO=NEW</text:span><text:span text:style-name="T540">. <text:s/></text:span><text:span text:style-name="T541">Defaults to </text:span><text:span text:style-name="T113">NO</text:span><text:span text:style-name="T541">.</text:span><text:span text:style-name="T540"> <text:s/></text:span></text:p>
            <text:p text:style-name="P557"><text:span text:style-name="T541">Relocation of the template PSW instruction address </text:span><text:span text:style-name="T591">when either </text:span><text:span text:style-name="T155">EXT=NEW</text:span><text:span text:style-name="T591"> or </text:span><text:span text:style-name="T155">IO=NEW</text:span><text:span text:style-name="T541"> is the responsibility of the program before it is used by the </text:span><text:span text:style-name="T113">CPUWAIT</text:span><text:span text:style-name="T541"> macro.</text:span></text:p>
          </table:table-cell>
        </table:table-row>
        <table:table-row>
          <table:table-cell table:style-name="Table19.A2" table:number-columns-spanned="2" office:value-type="string">
            <text:p text:style-name="P437">REG</text:p>
          </table:table-cell>
          <table:covered-table-cell/>
          <table:table-cell table:style-name="Table19.C2" office:value-type="string">
            <text:p text:style-name="P543"><text:span text:style-name="T538">A register required for use by the </text:span><text:span text:style-name="T110">CPUWAIT</text:span><text:span text:style-name="T538"> macro. <text:s/>Defaults to 1.</text:span></text:p>
          </table:table-cell>
        </table:table-row>
        <table:table-row>
          <table:table-cell table:style-name="Table19.A2" office:value-type="string">
            <text:p text:style-name="P547">Not applicable</text:p>
          </table:table-cell>
          <table:table-cell table:style-name="Table19.A2" office:value-type="string">
            <text:p text:style-name="P439">CHAN</text:p>
          </table:table-cell>
          <table:table-cell table:style-name="Table19.C2" office:value-type="string">
            <text:p text:style-name="P548">Allows the waiting PSW's channel masks to be specified for System/360 or System/370 BC-mode environments. <text:s/>Defaults to 254 (all channels enabled).</text:p>
          </table:table-cell>
        </table:table-row>
      </table:table>
      <text:p text:style-name="P111"/>
      <text:p text:style-name="P112">The program <text:span text:style-name="T592">should</text:span> examine any interruption information supplied in assigned storage locations related to the interruption class. <text:s/><text:span text:style-name="T592">Presumably the CPU is placed into a wait state for the purpose of waiting for an event to occur. <text:s/>Generally, because the interruption classes supported by the </text:span><text:span text:style-name="T156">CPUWAIT</text:span><text:span text:style-name="T592"> macro may occur for multiple reasons, only by examination of the interruption information is it possible to determine if the expected event occurred.</text:span></text:p>
      <text:h text:style-name="P723" text:outline-level="2"><text:bookmark-start text:name="__RefHeading__8158_1857587954"/>Performing Input/Output Operations<text:bookmark-end text:name="__RefHeading__8158_1857587954"/></text:h>
      <text:p text:style-name="P114"><text:span text:style-name="T549">Mainframe systems from their inception are designed to perform input/output operations in an interruption driven environment. <text:s/>Interruptions result from initiated input/output operations and other input/output related notifications occur through interruptions. <text:s/>While it is technically </text:span><text:span text:style-name="T549">possible to perform input/output operations without utilizing interruptions, it is not possible to be informed of input/output related notifications without interruptions. <text:s/>The use of the input/output system without interruptions has never been encouraged. <text:s/>SATK therefore only </text:span><text:span text:style-name="T549">supports the input/output system utilizing interruptions.</text:span></text:p>
      <text:p text:style-name="P119">Interruptions resulting from initiated input/output operations are referred to as “solicited” interruptions. <text:s/>Event notification interruptions outside of input/output operations are referred to as “unsolicited” interruptions.</text:p>
      <text:p text:style-name="P115">Mainframes have utilized t<text:span text:style-name="T555">w</text:span>o different architectures for <text:span text:style-name="T549">the </text:span>input/output <text:span text:style-name="T549">system</text:span>. <text:s/>Both are based upon the concepts of channel programs executed by the channel with the aid of the devices themselves. <text:s/><text:span text:style-name="T555">From the view of the CPU, </text:span>Initiating and termination of the channel programs differs between the two architectures. <text:s/><text:span text:style-name="T549">The form and structure of input/output notifications also differ. <text:s/></text:span>Providing a simple, consistent interface to the two different I/O architectures without losing flexibility is the primary goal of the supplied macros.</text:p>
      <text:p text:style-name="P116"><text:soft-page-break/><text:span text:style-name="T557">The first architecture, used individual channels controlled by the program for input/output operations. <text:s/>By the third generation of mainframes, this system was replaced by a channel subsystem that managed all of the physical channels and performed input/output operations on behalf of the program. <text:s/></text:span><text:span text:style-name="T558">As the technology advanced, the information necessary for the channel subsystem to perform its tasks increased. <text:s/>New storage based structures were introduced for this purpose.</text:span></text:p>
      <text:p text:style-name="P113">The macros have no knowledge of the operations, channel commands or details of successful or failed activities. <text:s/>The program (and developer) must supply such knowledge. <text:s/><text:span text:style-name="T544">Under either architecture, t</text:span>he macros will <text:span text:style-name="T202">initiate</text:span> <text:span text:style-name="T544">an</text:span> <text:span text:style-name="T544">operation</text:span> and <text:span text:style-name="T202">detect</text:span> <text:span text:style-name="T544">its </text:span>success or failure <text:span text:style-name="T544">as defined by the program</text:span> under either architecture. <text:s/><text:span text:style-name="T544">In very simple settings, the input/output operations can be transferred between the two input/output architectures without program changes. <text:s/>See the </text:span><text:span text:style-name="T115">hello.asm</text:span><text:span text:style-name="T544"> sample program for an example of this usage. <text:s/>Because facilities differ between the two architectures, this transportability is not generally likely for complex operations.</text:span></text:p>
      <text:p text:style-name="P117">The input/output operations typically involve three aspects of the input/output architecture:</text:p>
      <text:list xml:id="list848244457" text:style-name="L22">
        <text:list-item>
          <text:p text:style-name="P683">preparing the CPU for input/output operations,</text:p>
        </text:list-item>
        <text:list-item>
          <text:p text:style-name="P683">making individual devices ready for use and then</text:p>
        </text:list-item>
        <text:list-item>
          <text:p text:style-name="P683">using the device for operations.</text:p>
        </text:list-item>
      </text:list>
      <text:p text:style-name="P86"><text:span text:style-name="T565">Seven</text:span><text:span text:style-name="T544"> macros work together for these </text:span><text:span text:style-name="T545">functions:</text:span></text:p>
      <text:list xml:id="list1313141454" text:style-name="L23">
        <text:list-item>
          <text:p text:style-name="P669"><text:span text:style-name="T116">IOINIT</text:span><text:span text:style-name="T545"> – prepares the CPU for input/output operations, typically used once by the program;</text:span></text:p>
        </text:list-item>
        <text:list-item>
          <text:p text:style-name="P669"><text:span text:style-name="T116">IOCB</text:span><text:span text:style-name="T545"> – the </text:span><text:span text:style-name="T548">assembled </text:span><text:span text:style-name="T545">structure used to define an input/output device used by the program, used once for each device;</text:span></text:p>
        </text:list-item>
        <text:list-item>
          <text:p text:style-name="P669"><text:span text:style-name="T116">IOCBDS</text:span><text:span text:style-name="T545"> – creates a DSECT </text:span><text:span text:style-name="T547">named </text:span><text:span text:style-name="T117">IOCB</text:span><text:span text:style-name="T547">, </text:span><text:span text:style-name="T545">defining the </text:span><text:span text:style-name="T116">IOCB</text:span><text:span text:style-name="T545"> </text:span><text:span text:style-name="T547">structure</text:span><text:span text:style-name="T545"> </text:span><text:span text:style-name="T546">fields</text:span><text:span text:style-name="T545">, used once by the program;</text:span></text:p>
        </text:list-item>
        <text:list-item>
          <text:p text:style-name="P669"><text:span text:style-name="T116">ENADEV</text:span><text:span text:style-name="T545"> – makes devices defined by an </text:span><text:span text:style-name="T116">IOCB</text:span><text:span text:style-name="T545"> macro ready for use by the CPU;</text:span></text:p>
        </text:list-item>
        <text:list-item>
          <text:p text:style-name="P669"><text:span text:style-name="T116">RAWIO</text:span><text:span text:style-name="T545"> – performs an inline input/output operation with an </text:span><text:span text:style-name="T116">IOCB</text:span><text:span text:style-name="T545"> defined device; </text:span><text:span text:style-name="T550">and</text:span></text:p>
        </text:list-item>
        <text:list-item>
          <text:p text:style-name="P670"><text:span text:style-name="T121">IOTRFR</text:span><text:span text:style-name="T553"> – calculate the number of bytes actually transferred following a successful I/O operation.</text:span></text:p>
        </text:list-item>
        <text:list-item>
          <text:p text:style-name="P671"><text:span text:style-name="T118">RAWAIT</text:span><text:span text:style-name="T550"> – performs an inline wait for an unsolicited interruption from the IOCB defined device.</text:span></text:p>
        </text:list-item>
      </text:list>
      <text:p text:style-name="P86"><text:span text:style-name="T565">All, except </text:span><text:span text:style-name="T125">IOINIT</text:span><text:span text:style-name="T565"> utilize a common structure in performing these function.</text:span></text:p>
      <text:p text:style-name="P85"><text:span text:style-name="T545">The generated </text:span><text:span text:style-name="T116">IOCB</text:span><text:span text:style-name="T545"> structure links the program, the input/output system and actions with the device. <text:s/>Because the </text:span><text:span text:style-name="T116">ENADEV</text:span><text:span text:style-name="T244">, </text:span><text:span text:style-name="T125">RAWAIT</text:span><text:span text:style-name="T245">, </text:span><text:span text:style-name="T545">and </text:span><text:span text:style-name="T116">RAWIO</text:span><text:span text:style-name="T545"> macros are strictly driven through the IOCB a single use of the these two macros can be used for all devices and all input/output operations by simply addressing a different IOCB before executing the inline instructions. <text:s/></text:span><text:soft-page-break/><text:span text:style-name="T545">This is intended to allow </text:span><text:span text:style-name="T565">these three macro</text:span><text:span text:style-name="T545"> to be placed in a subroutine and reused </text:span><text:span text:style-name="T546">by the program.</text:span></text:p>
      <text:p text:style-name="P118"/>
      <table:table table:name="Table21" table:style-name="Table21">
        <table:table-column table:style-name="Table21.A" table:number-columns-repeated="3"/>
        <table:table-column table:style-name="Table21.D"/>
        <table:table-header-rows>
          <table:table-row>
            <table:table-cell table:style-name="Table21.A1" office:value-type="string">
              <text:p text:style-name="P617">Definition</text:p>
            </table:table-cell>
            <table:table-cell table:style-name="Table21.A1" office:value-type="string">
              <text:p text:style-name="P617">Creation</text:p>
            </table:table-cell>
            <table:table-cell table:style-name="Table21.A1" office:value-type="string">
              <text:p text:style-name="P617">Init/Term</text:p>
            </table:table-cell>
            <table:table-cell table:style-name="Table21.D1" office:value-type="string">
              <text:p text:style-name="P609">Process</text:p>
            </table:table-cell>
          </table:table-row>
        </table:table-header-rows>
        <table:table-row>
          <table:table-cell table:style-name="Table21.A2" office:value-type="string">
            <text:p text:style-name="P440">IOCBDS</text:p>
          </table:table-cell>
          <table:table-cell table:style-name="Table21.A2" office:value-type="string">
            <text:p text:style-name="P440">IOCB</text:p>
          </table:table-cell>
          <table:table-cell table:style-name="Table21.C2" office:value-type="string">
            <text:p text:style-name="P417"><text:span text:style-name="T232">Init</text:span><text:span text:style-name="T230">: </text:span><text:span text:style-name="T547">IOINIT</text:span></text:p>
            <text:p text:style-name="P417"><text:span text:style-name="T234">Init: </text:span><text:span text:style-name="T547">ENADEV</text:span></text:p>
          </table:table-cell>
          <table:table-cell table:style-name="Table21.D2" office:value-type="string">
            <text:p text:style-name="P418"><text:span text:style-name="T237">M: </text:span><text:span text:style-name="T120">IOTR</text:span><text:span text:style-name="T123">FR</text:span></text:p>
            <text:p text:style-name="P417"><text:span text:style-name="T231">M: </text:span><text:span text:style-name="T547">RAWIO</text:span></text:p>
            <text:p text:style-name="P533"><text:span text:style-name="T551">M: </text:span><text:span text:style-name="T119">RAWAIT</text:span></text:p>
          </table:table-cell>
        </table:table-row>
      </table:table>
      <text:p text:style-name="P641"/>
      <text:p text:style-name="P120"><text:span text:style-name="T556">All of the macros, with the exception of </text:span><text:span text:style-name="T123">IOCBDS</text:span><text:span text:style-name="T556">, are dependent upon the current architecture level implied by the current </text:span><text:span text:style-name="T123">XMODE PSW</text:span><text:span text:style-name="T556"> setting. <text:s/>The architecture level is used to determine which I/O architecture scheme is in use. <text:s/>Channel command words can utilize either of two formats. <text:s/>Only the </text:span><text:span text:style-name="T123">IOTRFR</text:span><text:span text:style-name="T556"> macro is sensitive to the CCW format specified by the </text:span><text:span text:style-name="T123">XMODE CCW</text:span><text:span text:style-name="T556"> setting.</text:span></text:p>
      <text:h text:style-name="P760" text:outline-level="3"><text:bookmark-start text:name="__RefHeading__8775_2077941554"/>IOCB Structure<text:bookmark-end text:name="__RefHeading__8775_2077941554"/></text:h>
      <text:p text:style-name="P121"><text:span text:style-name="T557">The IOCB structure links all of the macros (with the exception of the </text:span><text:span text:style-name="T124">IOINIT</text:span><text:span text:style-name="T557"> macro) to the program and each other. <text:s/>The IOCB is the mechanism by which a SATK program and the input/output related macros communicate with each other and attached devices. <text:s/>The IOCB also normalizes the differences between the two input/output architectures. <text:s/>The </text:span><text:span text:style-name="T124">IOCBDS</text:span><text:span text:style-name="T557"> macro identifies certain fields within the structure as read-only. <text:s/>The program should not alter these fields. <text:s/>They are critical to the operation of the macros.</text:span></text:p>
      <text:p text:style-name="P121"><text:span text:style-name="T557">The two input/output architectures both depend upon assigned storage areas and the use of </text:span><text:span text:style-name="T557">channel-command words for communication with a device performing an input/output operations. <text:s/>Each uses a similar, although not identical, structure for communicating the results of an operation. <text:s/>Locating this information differs, but i</text:span><text:span text:style-name="T558">ts location is</text:span><text:span text:style-name="T557"> made transparent to the SATK program through use of the </text:span><text:span text:style-name="T558">IOCB structure</text:span><text:span text:style-name="T557">.</text:span></text:p>
      <text:p text:style-name="P121"><text:span text:style-name="T557">The channel subsystem </text:span><text:span text:style-name="T558">specific structures are not inherently part of </text:span><text:span text:style-name="T559">the </text:span><text:span text:style-name="T558">IOCB structure, although the IOCB macro can as a convenience create the Operation-Request Block (ORB) and reserve space for the transient needs of the program for access Subchannel</text:span><text:span text:style-name="T560">-</text:span><text:span text:style-name="T558">Information Block (SCHIB) and Interrupt-Response Block (IRB) </text:span><text:span text:style-name="T560">access</text:span><text:span text:style-name="T558">. <text:s/>Even when the IOCB provides </text:span><text:span text:style-name="T558">these </text:span><text:span text:style-name="T560">structures</text:span><text:span text:style-name="T558">, they are external to the IOCB structure. <text:s/>The addresses for each are used by the I/O macros as if the structures were created separate from the IOCB. <text:s/></text:span><text:span text:style-name="T559">Whether a field is read-only or not, the information within the IOCB structure is shared between the I/O macros and the program.</text:span></text:p>
      <text:p text:style-name="P122"><text:span text:style-name="T560">The IOCB structure is </text:span><text:span text:style-name="T563">assembled</text:span><text:span text:style-name="T560"> by the </text:span><text:span text:style-name="T126">IOCB</text:span><text:span text:style-name="T560"> macro and defined by the </text:span><text:span text:style-name="T126">IOCBDS</text:span><text:span text:style-name="T560"> macro. <text:s/>All fields may be examined by the program, but only specific fields should be modified by the program. <text:s/>These fields are identified by an '</text:span><text:span text:style-name="T126">X</text:span><text:span text:style-name="T560">' in the IOCB dummy section created by </text:span><text:span text:style-name="T126">IOCBDS</text:span><text:span text:style-name="T560">. <text:s/>Intentionally the IOCB structure may be completely specified during assembly or completely created during program execution or some combination. <text:s/>Regardless of the creation, each device using the I/O macros described in this section requires an IOCB structure.</text:span></text:p>
      <text:p text:style-name="P122"><text:soft-page-break/><text:span text:style-name="T560">The IOCB is utilized for multiple purposes related to the input/output system. <text:s/></text:span><text:span text:style-name="T564">Some fields are expected to be modified by the program as needed. These</text:span></text:p>
      <text:list xml:id="list1367719295" text:style-name="L24">
        <text:list-item>
          <text:p text:style-name="P684"><text:span text:style-name="T561">Provide</text:span><text:span text:style-name="T560"> the logical identification of the corresponding device or subchannel </text:span><text:span text:style-name="T561">as known by the program</text:span><text:span text:style-name="T560">, field </text:span><text:span text:style-name="T129">IOCBDEV</text:span><text:span text:style-name="T240">;</text:span></text:p>
        </text:list-item>
        <text:list-item>
          <text:p text:style-name="P684"><text:span text:style-name="T560">Identif</text:span><text:span text:style-name="T564">y</text:span><text:span text:style-name="T560"> the input/output operations to be performed, fields </text:span><text:span text:style-name="T129">IOCBCAW</text:span><text:span text:style-name="T560"> or </text:span><text:span text:style-name="T129">IOCBORB</text:span><text:span text:style-name="T239">;</text:span></text:p>
        </text:list-item>
        <text:list-item>
          <text:p text:style-name="P684"><text:span text:style-name="T564">Specify c</text:span><text:span text:style-name="T562">onditions related to the device or subchannel </text:span><text:span text:style-name="T564">operation </text:span><text:span text:style-name="T562">representing errors, of special significance or completely ignored, fields </text:span><text:span text:style-name="T130">IOCBUM</text:span><text:span text:style-name="T562">, </text:span><text:span text:style-name="T130">IOCBCM</text:span><text:span text:style-name="T562">, and </text:span><text:span text:style-name="T130">IOCBWAIT</text:span><text:span text:style-name="T241">;</text:span><text:span text:style-name="T562"> </text:span><text:span text:style-name="T561">and</text:span></text:p>
        </text:list-item>
        <text:list-item>
          <text:p text:style-name="P684"><text:span text:style-name="T561">Locat</text:span><text:span text:style-name="T564">e</text:span><text:span text:style-name="T561"> structures required by the channel subsystem used by the </text:span><text:span text:style-name="T131">ENADEV</text:span><text:span text:style-name="T564">,</text:span><text:span text:style-name="T561"> </text:span><text:span text:style-name="T127">RAWIO</text:span><text:span text:style-name="T561"> or </text:span><text:span text:style-name="T127">RAWAIT</text:span><text:span text:style-name="T561"> macros, </text:span><text:span text:style-name="T562">fields </text:span><text:span text:style-name="T130">IOCBIRB</text:span><text:span text:style-name="T562"> and </text:span><text:span text:style-name="T130">IOCBSIB</text:span><text:span text:style-name="T238">.</text:span></text:p>
        </text:list-item>
      </text:list>
      <text:p text:style-name="P132">Other fields, are expected to only be examined by the program, but not modified. <text:s/>These fields:</text:p>
      <text:list xml:id="list1759550964" text:continue-numbering="true" text:style-name="L24">
        <text:list-item>
          <text:p text:style-name="P685"><text:span text:style-name="T561">Provide</text:span><text:span text:style-name="T560"> the </text:span><text:span text:style-name="T561">corresponding </text:span><text:span text:style-name="T560">I/O system designation </text:span><text:span text:style-name="T566">for</text:span><text:span text:style-name="T560"> the device or subchannel</text:span><text:span text:style-name="T561"> </text:span><text:span text:style-name="T566">when interacting with it,</text:span><text:span text:style-name="T560"> </text:span><text:span text:style-name="T565">initialized by </text:span><text:span text:style-name="T125">ENADEV</text:span><text:span text:style-name="T560">, field </text:span><text:span text:style-name="T126">IOCBID</text:span><text:span text:style-name="T242">;</text:span></text:p>
        </text:list-item>
        <text:list-item>
          <text:p text:style-name="P686"><text:span text:style-name="T561">Normaliz</text:span><text:span text:style-name="T564">e</text:span><text:span text:style-name="T561"> </text:span><text:span text:style-name="T567">I/O architecture specific </text:span><text:span text:style-name="T561">interruption information into the IOCB structure for examination by the </text:span><text:span text:style-name="T125">IOTRFR</text:span><text:span text:style-name="T565">, </text:span><text:span text:style-name="T127">RAWIO</text:span><text:span text:style-name="T561"> or </text:span><text:span text:style-name="T127">RAWAIT</text:span><text:span text:style-name="T561"> macros, </text:span><text:span text:style-name="T562">fields </text:span><text:span text:style-name="T128">IOCBSCCW</text:span><text:span text:style-name="T561">, </text:span><text:span text:style-name="T128">IOCBSCNT</text:span><text:span text:style-name="T562">, </text:span><text:span text:style-name="T128">IOCBUS</text:span><text:span text:style-name="T562">, and, </text:span><text:span text:style-name="T128">IOCBCS</text:span><text:span text:style-name="T243">;</text:span><text:span text:style-name="T562"> </text:span><text:span text:style-name="T564">and</text:span></text:p>
        </text:list-item>
        <text:list-item>
          <text:p text:style-name="P687"><text:span text:style-name="T564">I</text:span><text:span text:style-name="T562">nternally </text:span><text:span text:style-name="T564">used</text:span><text:span text:style-name="T562"> by </text:span><text:span text:style-name="T128">RAWIO</text:span><text:span text:style-name="T562"> or </text:span><text:span text:style-name="T128">RAWAIT</text:span><text:span text:style-name="T562">, fields </text:span><text:span text:style-name="T125">IOCBZERO</text:span><text:span text:style-name="T565">, </text:span><text:span text:style-name="T128">IOCBUT</text:span><text:span text:style-name="T562">, </text:span><text:span text:style-name="T128">IOCBCT</text:span><text:span text:style-name="T562">, </text:span><text:span text:style-name="T128">IOCBSC</text:span><text:span text:style-name="T562">.</text:span></text:p>
        </text:list-item>
      </text:list>
      <text:p text:style-name="P123"><text:span text:style-name="T567">The following table summarizes the relationships between the various macros, </text:span><text:span text:style-name="T573">the IOCB fields and the program. <text:s/></text:span><text:span text:style-name="T574">The column heading 'CH' indicates the field is used by channel-</text:span><text:span text:style-name="T574">based input/output system. <text:s/>The column heading 'CS' indicates that the field is used by the channel subsystem.</text:span></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column table:style-name="Table20.I"/>
        <table:table-header-rows>
          <table:table-row>
            <table:table-cell table:style-name="Table20.A1" office:value-type="string">
              <text:p text:style-name="P624">IOCB Field</text:p>
            </table:table-cell>
            <table:table-cell table:style-name="Table20.A1" office:value-type="string">
              <text:p text:style-name="P625">Program</text:p>
            </table:table-cell>
            <table:table-cell table:style-name="Table20.A1" office:value-type="string">
              <text:p text:style-name="P626">CH</text:p>
            </table:table-cell>
            <table:table-cell table:style-name="Table20.A1" office:value-type="string">
              <text:p text:style-name="P626">CS</text:p>
            </table:table-cell>
            <table:table-cell table:style-name="Table20.A1" office:value-type="string">
              <text:p text:style-name="P623"><text:span text:style-name="T134">IOCB</text:span><text:span text:style-name="T567"> Parm.</text:span></text:p>
            </table:table-cell>
            <table:table-cell table:style-name="Table20.A1" office:value-type="string">
              <text:p text:style-name="P596">ENADEV</text:p>
            </table:table-cell>
            <table:table-cell table:style-name="Table20.A1" office:value-type="string">
              <text:p text:style-name="P596">RAWIO</text:p>
            </table:table-cell>
            <table:table-cell table:style-name="Table20.A1" office:value-type="string">
              <text:p text:style-name="P596">IOTRFR</text:p>
            </table:table-cell>
            <table:table-cell table:style-name="Table20.I1" office:value-type="string">
              <text:p text:style-name="P596">RAWAIT</text:p>
            </table:table-cell>
          </table:table-row>
        </table:table-header-rows>
        <table:table-row>
          <table:table-cell table:style-name="Table20.A2" office:value-type="string">
            <text:p text:style-name="P444">IOCB<text:span text:style-name="T593">D</text:span>ID</text:p>
          </table:table-cell>
          <table:table-cell table:style-name="Table20.A2" office:value-type="string">
            <text:p text:style-name="P536">RO</text:p>
          </table:table-cell>
          <table:table-cell table:style-name="Table20.A2" office:value-type="string">
            <text:p text:style-name="P537">X</text:p>
          </table:table-cell>
          <table:table-cell table:style-name="Table20.A2" office:value-type="string">
            <text:p text:style-name="P537">X</text:p>
          </table:table-cell>
          <table:table-cell table:style-name="Table20.A2" office:value-type="string">
            <text:p text:style-name="Table_20_Contents"/>
          </table:table-cell>
          <table:table-cell table:style-name="Table20.A2" office:value-type="string">
            <text:p text:style-name="P454"><text:span text:style-name="T570">i</text:span><text:span text:style-name="T567">nitializes</text:span></text:p>
          </table:table-cell>
          <table:table-cell table:style-name="Table20.A2" office:value-type="string">
            <text:p text:style-name="P551">input</text:p>
          </table:table-cell>
          <table:table-cell table:style-name="Table20.A2" office:value-type="string">
            <text:p text:style-name="Table_20_Contents"/>
          </table:table-cell>
          <table:table-cell table:style-name="Table20.I2" office:value-type="string">
            <text:p text:style-name="P552">input</text:p>
          </table:table-cell>
        </table:table-row>
        <table:table-row>
          <table:table-cell table:style-name="Table20.A2" office:value-type="string">
            <text:p text:style-name="P444">IOCBDEV</text:p>
          </table:table-cell>
          <table:table-cell table:style-name="Table20.A2" office:value-type="string">
            <text:p text:style-name="P536">RW</text:p>
          </table:table-cell>
          <table:table-cell table:style-name="Table20.A2" office:value-type="string">
            <text:p text:style-name="P537">X</text:p>
          </table:table-cell>
          <table:table-cell table:style-name="Table20.A2" office:value-type="string">
            <text:p text:style-name="P537">X</text:p>
          </table:table-cell>
          <table:table-cell table:style-name="Table20.A2" office:value-type="string">
            <text:p text:style-name="P444">DEV</text:p>
          </table:table-cell>
          <table:table-cell table:style-name="Table20.A2" office:value-type="string">
            <text:p text:style-name="P552">input</text:p>
          </table:table-cell>
          <table:table-cell table:style-name="Table20.A2" office:value-type="string">
            <text:p text:style-name="Table_20_Contents"/>
          </table:table-cell>
          <table:table-cell table:style-name="Table20.A2" office:value-type="string">
            <text:p text:style-name="Table_20_Contents"/>
          </table:table-cell>
          <table:table-cell table:style-name="Table20.I2" office:value-type="string">
            <text:p text:style-name="Table_20_Contents"/>
          </table:table-cell>
        </table:table-row>
        <table:table-row>
          <table:table-cell table:style-name="Table20.A2" office:value-type="string">
            <text:p text:style-name="P444">IOCBUM</text:p>
          </table:table-cell>
          <table:table-cell table:style-name="Table20.A2" office:value-type="string">
            <text:p text:style-name="P536">RW</text:p>
          </table:table-cell>
          <table:table-cell table:style-name="Table20.A2" office:value-type="string">
            <text:p text:style-name="P537">X</text:p>
          </table:table-cell>
          <table:table-cell table:style-name="Table20.A2" office:value-type="string">
            <text:p text:style-name="P537">X</text:p>
          </table:table-cell>
          <table:table-cell table:style-name="Table20.A2" office:value-type="string">
            <text:p text:style-name="P444">UERR</text:p>
          </table:table-cell>
          <table:table-cell table:style-name="Table20.A2" office:value-type="string">
            <text:p text:style-name="Table_20_Contents"/>
          </table:table-cell>
          <table:table-cell table:style-name="Table20.A2" office:value-type="string">
            <text:p text:style-name="P551">input</text:p>
          </table:table-cell>
          <table:table-cell table:style-name="Table20.A2" office:value-type="string">
            <text:p text:style-name="Table_20_Contents"/>
          </table:table-cell>
          <table:table-cell table:style-name="Table20.I2" office:value-type="string">
            <text:p text:style-name="Table_20_Contents"/>
          </table:table-cell>
        </table:table-row>
        <table:table-row>
          <table:table-cell table:style-name="Table20.A2" office:value-type="string">
            <text:p text:style-name="P444">IOCBCM</text:p>
          </table:table-cell>
          <table:table-cell table:style-name="Table20.A2" office:value-type="string">
            <text:p text:style-name="P536">RW</text:p>
          </table:table-cell>
          <table:table-cell table:style-name="Table20.A2" office:value-type="string">
            <text:p text:style-name="P537">X</text:p>
          </table:table-cell>
          <table:table-cell table:style-name="Table20.A2" office:value-type="string">
            <text:p text:style-name="P537">X</text:p>
          </table:table-cell>
          <table:table-cell table:style-name="Table20.A2" office:value-type="string">
            <text:p text:style-name="P444">CERR</text:p>
          </table:table-cell>
          <table:table-cell table:style-name="Table20.A2" office:value-type="string">
            <text:p text:style-name="Table_20_Contents"/>
          </table:table-cell>
          <table:table-cell table:style-name="Table20.A2" office:value-type="string">
            <text:p text:style-name="P551">input</text:p>
          </table:table-cell>
          <table:table-cell table:style-name="Table20.A2" office:value-type="string">
            <text:p text:style-name="Table_20_Contents"/>
          </table:table-cell>
          <table:table-cell table:style-name="Table20.I2" office:value-type="string">
            <text:p text:style-name="P553"/>
          </table:table-cell>
        </table:table-row>
        <table:table-row>
          <table:table-cell table:style-name="Table20.A2" office:value-type="string">
            <text:p text:style-name="P444">IOCBUS</text:p>
          </table:table-cell>
          <table:table-cell table:style-name="Table20.A2" office:value-type="string">
            <text:p text:style-name="P536">RO</text:p>
          </table:table-cell>
          <table:table-cell table:style-name="Table20.A2" office:value-type="string">
            <text:p text:style-name="P537">X</text:p>
          </table:table-cell>
          <table:table-cell table:style-name="Table20.A2" office:value-type="string">
            <text:p text:style-name="P537">X</text:p>
          </table:table-cell>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P553">updates</text:p>
          </table:table-cell>
          <table:table-cell table:style-name="Table20.A2" office:value-type="string">
            <text:p text:style-name="Table_20_Contents"/>
          </table:table-cell>
          <table:table-cell table:style-name="Table20.I2" office:value-type="string">
            <text:p text:style-name="P554">updates</text:p>
          </table:table-cell>
        </table:table-row>
        <table:table-row>
          <table:table-cell table:style-name="Table20.A2" office:value-type="string">
            <text:p text:style-name="P444">IOCBCS</text:p>
          </table:table-cell>
          <table:table-cell table:style-name="Table20.A2" office:value-type="string">
            <text:p text:style-name="P536">RO</text:p>
          </table:table-cell>
          <table:table-cell table:style-name="Table20.A2" office:value-type="string">
            <text:p text:style-name="P537">X</text:p>
          </table:table-cell>
          <table:table-cell table:style-name="Table20.A2" office:value-type="string">
            <text:p text:style-name="P537">X</text:p>
          </table:table-cell>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P553">updates</text:p>
          </table:table-cell>
          <table:table-cell table:style-name="Table20.A2" office:value-type="string">
            <text:p text:style-name="Table_20_Contents"/>
          </table:table-cell>
          <table:table-cell table:style-name="Table20.I2" office:value-type="string">
            <text:p text:style-name="P554">updates</text:p>
          </table:table-cell>
        </table:table-row>
        <table:table-row>
          <table:table-cell table:style-name="Table20.A2" office:value-type="string">
            <text:p text:style-name="P445">IOCBUT</text:p>
          </table:table-cell>
          <table:table-cell table:style-name="Table20.A2" office:value-type="string">
            <text:p text:style-name="P538">RO</text:p>
          </table:table-cell>
          <table:table-cell table:style-name="Table20.A2" office:value-type="string">
            <text:p text:style-name="P537">X</text:p>
          </table:table-cell>
          <table:table-cell table:style-name="Table20.A2" office:value-type="string">
            <text:p text:style-name="P537">X</text:p>
          </table:table-cell>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P554">updates</text:p>
          </table:table-cell>
          <table:table-cell table:style-name="Table20.A2" office:value-type="string">
            <text:p text:style-name="Table_20_Contents"/>
          </table:table-cell>
          <table:table-cell table:style-name="Table20.I2" office:value-type="string">
            <text:p text:style-name="P554">updates</text:p>
          </table:table-cell>
        </table:table-row>
        <table:table-row>
          <table:table-cell table:style-name="Table20.A2" office:value-type="string">
            <text:p text:style-name="P444">IOCBCT</text:p>
          </table:table-cell>
          <table:table-cell table:style-name="Table20.A2" office:value-type="string">
            <text:p text:style-name="P536">RO</text:p>
          </table:table-cell>
          <table:table-cell table:style-name="Table20.A2" office:value-type="string">
            <text:p text:style-name="P537">X</text:p>
          </table:table-cell>
          <table:table-cell table:style-name="Table20.A2" office:value-type="string">
            <text:p text:style-name="P537">X</text:p>
          </table:table-cell>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P553">updates</text:p>
          </table:table-cell>
          <table:table-cell table:style-name="Table20.A2" office:value-type="string">
            <text:p text:style-name="Table_20_Contents"/>
          </table:table-cell>
          <table:table-cell table:style-name="Table20.I2" office:value-type="string">
            <text:p text:style-name="Table_20_Contents"/>
          </table:table-cell>
        </table:table-row>
        <table:table-row>
          <table:table-cell table:style-name="Table20.A2" office:value-type="string">
            <text:p text:style-name="P444">IOCBSC</text:p>
          </table:table-cell>
          <table:table-cell table:style-name="Table20.A2" office:value-type="string">
            <text:p text:style-name="P536">RO</text:p>
          </table:table-cell>
          <table:table-cell table:style-name="Table20.A2" office:value-type="string">
            <text:p text:style-name="P535"/>
          </table:table-cell>
          <table:table-cell table:style-name="Table20.A2" office:value-type="string">
            <text:p text:style-name="P537">X</text:p>
          </table:table-cell>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Table_20_Contents"/>
          </table:table-cell>
          <table:table-cell table:style-name="Table20.I2" office:value-type="string">
            <text:p text:style-name="P553">updates</text:p>
          </table:table-cell>
        </table:table-row>
        <table:table-row>
          <table:table-cell table:style-name="Table20.A2" office:value-type="string">
            <text:p text:style-name="P444">IOCBWAIT</text:p>
          </table:table-cell>
          <table:table-cell table:style-name="Table20.A2" office:value-type="string">
            <text:p text:style-name="P536">RW</text:p>
          </table:table-cell>
          <table:table-cell table:style-name="Table20.A2" office:value-type="string">
            <text:p text:style-name="P537">X</text:p>
          </table:table-cell>
          <table:table-cell table:style-name="Table20.A2" office:value-type="string">
            <text:p text:style-name="P537">X</text:p>
          </table:table-cell>
          <table:table-cell table:style-name="Table20.A2" office:value-type="string">
            <text:p text:style-name="P444">WAIT</text:p>
          </table:table-cell>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Table_20_Contents"/>
          </table:table-cell>
          <table:table-cell table:style-name="Table20.I2" office:value-type="string">
            <text:p text:style-name="P552">input</text:p>
          </table:table-cell>
        </table:table-row>
        <table:table-row>
          <table:table-cell table:style-name="Table20.A2" office:value-type="string">
            <text:p text:style-name="P446">IOCBSCCW</text:p>
          </table:table-cell>
          <table:table-cell table:style-name="Table20.A2" office:value-type="string">
            <text:p text:style-name="P536">RO</text:p>
          </table:table-cell>
          <table:table-cell table:style-name="Table20.A2" office:value-type="string">
            <text:p text:style-name="P537">X</text:p>
          </table:table-cell>
          <table:table-cell table:style-name="Table20.A2" office:value-type="string">
            <text:p text:style-name="P537">X</text:p>
          </table:table-cell>
          <table:table-cell table:style-name="Table20.A2" office:value-type="string">
            <text:p text:style-name="P549"/>
          </table:table-cell>
          <table:table-cell table:style-name="Table20.A2" office:value-type="string">
            <text:p text:style-name="Table_20_Contents"/>
          </table:table-cell>
          <table:table-cell table:style-name="Table20.A2" office:value-type="string">
            <text:p text:style-name="P551">updates</text:p>
          </table:table-cell>
          <table:table-cell table:style-name="Table20.A2" office:value-type="string">
            <text:p text:style-name="P551">input</text:p>
          </table:table-cell>
          <table:table-cell table:style-name="Table20.I2" office:value-type="string">
            <text:p text:style-name="P454"/>
          </table:table-cell>
        </table:table-row>
        <text:soft-page-break/>
        <table:table-row>
          <table:table-cell table:style-name="Table20.A2" office:value-type="string">
            <text:p text:style-name="P446">IOCBSCNT</text:p>
          </table:table-cell>
          <table:table-cell table:style-name="Table20.A2" office:value-type="string">
            <text:p text:style-name="P536">RO</text:p>
          </table:table-cell>
          <table:table-cell table:style-name="Table20.A2" office:value-type="string">
            <text:p text:style-name="P537">X</text:p>
          </table:table-cell>
          <table:table-cell table:style-name="Table20.A2" office:value-type="string">
            <text:p text:style-name="P537">X</text:p>
          </table:table-cell>
          <table:table-cell table:style-name="Table20.A2" office:value-type="string">
            <text:p text:style-name="P549"/>
          </table:table-cell>
          <table:table-cell table:style-name="Table20.A2" office:value-type="string">
            <text:p text:style-name="Table_20_Contents"/>
          </table:table-cell>
          <table:table-cell table:style-name="Table20.A2" office:value-type="string">
            <text:p text:style-name="P551">updates</text:p>
          </table:table-cell>
          <table:table-cell table:style-name="Table20.A2" office:value-type="string">
            <text:p text:style-name="P551">input</text:p>
          </table:table-cell>
          <table:table-cell table:style-name="Table20.I2" office:value-type="string">
            <text:p text:style-name="P454"/>
          </table:table-cell>
        </table:table-row>
        <table:table-row>
          <table:table-cell table:style-name="Table20.A14" office:value-type="string">
            <text:p text:style-name="P446">IOCBCAW</text:p>
          </table:table-cell>
          <table:table-cell table:style-name="Table20.A14" office:value-type="string">
            <text:p text:style-name="P536">RW</text:p>
          </table:table-cell>
          <table:table-cell table:style-name="Table20.A14" office:value-type="string">
            <text:p text:style-name="P537">X</text:p>
          </table:table-cell>
          <table:table-cell table:style-name="Table20.A14" office:value-type="string">
            <text:p text:style-name="P539">***</text:p>
          </table:table-cell>
          <table:table-cell table:style-name="Table20.A2" office:value-type="string">
            <text:p text:style-name="P550"><text:span text:style-name="T132">CCW</text:span><text:span text:style-name="T569">, </text:span><text:span text:style-name="T133">KEY</text:span><text:span text:style-name="T246">, </text:span><text:span text:style-name="T161">FLAG</text:span><text:span text:style-name="T246"> </text:span><text:span text:style-name="T248">*</text:span></text:p>
          </table:table-cell>
          <table:table-cell table:style-name="Table20.A14" office:value-type="string">
            <text:p text:style-name="Table_20_Contents"/>
          </table:table-cell>
          <table:table-cell table:style-name="Table20.A14" office:value-type="string">
            <text:p text:style-name="P551">input</text:p>
          </table:table-cell>
          <table:table-cell table:style-name="Table20.A14" office:value-type="string">
            <text:p text:style-name="Table_20_Contents"/>
          </table:table-cell>
          <table:table-cell table:style-name="Table20.I14" office:value-type="string">
            <text:p text:style-name="P454"/>
          </table:table-cell>
        </table:table-row>
        <table:table-row>
          <table:table-cell table:style-name="Table20.A2" office:value-type="string">
            <text:p text:style-name="P446">IOCBORB</text:p>
          </table:table-cell>
          <table:table-cell table:style-name="Table20.A2" office:value-type="string">
            <text:p text:style-name="P536">RW</text:p>
          </table:table-cell>
          <table:table-cell table:style-name="Table20.A14" office:value-type="string">
            <text:p text:style-name="P539">***</text:p>
          </table:table-cell>
          <table:table-cell table:style-name="Table20.A2" office:value-type="string">
            <text:p text:style-name="P537">X</text:p>
          </table:table-cell>
          <table:table-cell table:style-name="Table20.A2" office:value-type="string">
            <text:p text:style-name="P447">ORB</text:p>
          </table:table-cell>
          <table:table-cell table:style-name="Table20.A2" office:value-type="string">
            <text:p text:style-name="P555"/>
          </table:table-cell>
          <table:table-cell table:style-name="Table20.A2" office:value-type="string">
            <text:p text:style-name="P551">input</text:p>
          </table:table-cell>
          <table:table-cell table:style-name="Table20.A2" office:value-type="string">
            <text:p text:style-name="Table_20_Contents"/>
          </table:table-cell>
          <table:table-cell table:style-name="Table20.I2" office:value-type="string">
            <text:p text:style-name="P454"/>
          </table:table-cell>
        </table:table-row>
        <table:table-row>
          <table:table-cell table:style-name="Table20.A2" office:value-type="string">
            <text:p text:style-name="P447">IOCBIRB</text:p>
          </table:table-cell>
          <table:table-cell table:style-name="Table20.A2" office:value-type="string">
            <text:p text:style-name="P536">RW</text:p>
          </table:table-cell>
          <table:table-cell table:style-name="Table20.A2" office:value-type="string">
            <text:p text:style-name="P535"/>
          </table:table-cell>
          <table:table-cell table:style-name="Table20.A2" office:value-type="string">
            <text:p text:style-name="P537">X</text:p>
          </table:table-cell>
          <table:table-cell table:style-name="Table20.A2" office:value-type="string">
            <text:p text:style-name="P447">IRB</text:p>
          </table:table-cell>
          <table:table-cell table:style-name="Table20.A2" office:value-type="string">
            <text:p text:style-name="P555"/>
          </table:table-cell>
          <table:table-cell table:style-name="Table20.A2" office:value-type="string">
            <text:p text:style-name="P455"><text:span text:style-name="T572">i</text:span><text:span text:style-name="T568">nput </text:span><text:span text:style-name="T572">**</text:span></text:p>
          </table:table-cell>
          <table:table-cell table:style-name="Table20.A2" office:value-type="string">
            <text:p text:style-name="Table_20_Contents"/>
          </table:table-cell>
          <table:table-cell table:style-name="Table20.I2" office:value-type="string">
            <text:p text:style-name="P455"><text:span text:style-name="T572">i</text:span><text:span text:style-name="T568">nput </text:span><text:span text:style-name="T572">**</text:span></text:p>
          </table:table-cell>
        </table:table-row>
        <table:table-row>
          <table:table-cell table:style-name="Table20.A2" office:value-type="string">
            <text:p text:style-name="P447">IOCBSIB</text:p>
          </table:table-cell>
          <table:table-cell table:style-name="Table20.A2" office:value-type="string">
            <text:p text:style-name="P536">RW</text:p>
          </table:table-cell>
          <table:table-cell table:style-name="Table20.A2" office:value-type="string">
            <text:p text:style-name="P535"/>
          </table:table-cell>
          <table:table-cell table:style-name="Table20.A2" office:value-type="string">
            <text:p text:style-name="P537">X</text:p>
          </table:table-cell>
          <table:table-cell table:style-name="Table20.A2" office:value-type="string">
            <text:p text:style-name="P447">SCHIB</text:p>
          </table:table-cell>
          <table:table-cell table:style-name="Table20.A2" office:value-type="string">
            <text:p text:style-name="P455"><text:span text:style-name="T572">i</text:span><text:span text:style-name="T568">nput </text:span><text:span text:style-name="T572">**</text:span></text:p>
          </table:table-cell>
          <table:table-cell table:style-name="Table20.A2" office:value-type="string">
            <text:p text:style-name="P556"/>
          </table:table-cell>
          <table:table-cell table:style-name="Table20.A2" office:value-type="string">
            <text:p text:style-name="Table_20_Contents"/>
          </table:table-cell>
          <table:table-cell table:style-name="Table20.I2" office:value-type="string">
            <text:p text:style-name="P455"/>
          </table:table-cell>
        </table:table-row>
      </table:table>
      <text:p text:style-name="P133"/>
      <text:p text:style-name="P124"><text:span text:style-name="T247">* </text:span><text:span text:style-name="T133">IOCB</text:span><text:span text:style-name="T571"> macro parameters </text:span><text:span text:style-name="T133">CCW</text:span><text:span text:style-name="T571">, </text:span><text:span text:style-name="T133">KEY</text:span><text:span text:style-name="T571"> and </text:span><text:span text:style-name="T133">FLAG</text:span><text:span text:style-name="T571"> are </text:span><text:span text:style-name="T571">used to initialize the generated ORB when an explicit </text:span><text:span text:style-name="T133">ORB</text:span><text:span text:style-name="T571"> parameter is omitted.</text:span></text:p>
      <text:p text:style-name="P125"><text:span text:style-name="T572">** The field is not altered by the macro. <text:s/>However, the area to which it points </text:span><text:span text:style-name="T384">is</text:span><text:span text:style-name="T572"> updated by the macro.</text:span></text:p>
      <text:p text:style-name="P126"><text:span text:style-name="T575">*** The </text:span><text:span text:style-name="T135">IOCBCAW</text:span><text:span text:style-name="T575"> and </text:span><text:span text:style-name="T135">IOCBORB</text:span><text:span text:style-name="T575"> fields overlap or correspond. <text:s/>Both fields serve to identify to the I/O system the location of the channel program constituting the initiated input/output operations </text:span><text:span text:style-name="T576">depending upon the system in use. <text:s/></text:span><text:span text:style-name="T577">The </text:span><text:span text:style-name="T138">IOCBCAW</text:span><text:span text:style-name="T577"> directly locates the channel program. <text:s/>The </text:span><text:span text:style-name="T138">IOCBORB</text:span><text:span text:style-name="T577"> field indirectly locates the channel program by providing the location of the ORB that contains the explicit location.</text:span></text:p>
      <text:h text:style-name="P761" text:outline-level="3"><text:bookmark-start text:name="__RefHeading__9631_576182456"/>Using the Input/Output Macros<text:bookmark-end text:name="__RefHeading__9631_576182456"/></text:h>
      <text:p text:style-name="P137">This section describes the steps required in a program to use the basic input/output macros. <text:s/>The following two sections give details related to the use of the macros in a specific input/output architecture.</text:p>
      <text:p text:style-name="P134"><text:span text:style-name="T581">The </text:span><text:span text:style-name="T142">RAWIO</text:span><text:span text:style-name="T581"> and </text:span><text:span text:style-name="T142">RAWAIT</text:span><text:span text:style-name="T581"> macros depend upon detecting a solicited or unsolicited interruption, respectively, from the target</text:span><text:span text:style-name="T583">ed</text:span><text:span text:style-name="T581"> device. <text:s/>Interruptions from any other device are ignored </text:span><text:span text:style-name="T583">and </text:span><text:span text:style-name="T583">lost</text:span><text:span text:style-name="T581">. <text:s/>See the input/output architecture considerations </text:span><text:span text:style-name="T584">concerning the </text:span><text:span text:style-name="T143">IOINIT</text:span><text:span text:style-name="T584"> macro </text:span><text:span text:style-name="T581">for details on managing interruptions.</text:span></text:p>
      <text:h text:style-name="Heading_20_4" text:outline-level="4"><text:bookmark-start text:name="__RefHeading__9633_576182456"/><text:span text:style-name="T578">Step 1 – Define the </text:span><text:span text:style-name="T583">Input/Output</text:span><text:span text:style-name="T578"> </text:span><text:span text:style-name="T582">Structure</text:span><text:span text:style-name="T583">s</text:span><text:span text:style-name="T582"> </text:span><text:span text:style-name="T578">to the Assembly</text:span><text:bookmark-end text:name="__RefHeading__9633_576182456"/></text:h>
      <text:p text:style-name="P128"><text:span text:style-name="T578">Assemble the </text:span><text:span text:style-name="T583">input/output</text:span><text:span text:style-name="T578"> </text:span><text:span text:style-name="T583">related </text:span><text:span text:style-name="T578">dummy section</text:span><text:span text:style-name="T583">s</text:span><text:span text:style-name="T578">:</text:span></text:p>
      <text:list xml:id="list1365871224" text:style-name="L25">
        <text:list-item>
          <text:p text:style-name="P688"><text:span text:style-name="T137">DSECT</text:span><text:span text:style-name="T583"> macro omitting the </text:span><text:span text:style-name="T137">NAME</text:span><text:span text:style-name="T583"> parameter, selecting architecture sensitive dummy sections,</text:span></text:p>
        </text:list-item>
        <text:list-item>
          <text:p text:style-name="P688"><text:span text:style-name="T137">DSECT NAME=(CH,IOCB)</text:span><text:span text:style-name="T583">, for a channel I/O system,</text:span></text:p>
        </text:list-item>
        <text:list-item>
          <text:p text:style-name="P688"><text:span text:style-name="T137">DSECT NAME=(CS,IOCB)</text:span><text:span text:style-name="T583">, for a I/O channel subsystem, or</text:span></text:p>
        </text:list-item>
        <text:list-item>
          <text:p text:style-name="P689"><text:span text:style-name="T137">DSECT NAME=IOCB</text:span><text:span text:style-name="T254">, equivalent to using </text:span><text:span text:style-name="T578">the </text:span><text:span text:style-name="T139">IOCBDS</text:span><text:span text:style-name="T578"> macro </text:span><text:span text:style-name="T583">itself.</text:span></text:p>
        </text:list-item>
      </text:list>
      <text:h text:style-name="Heading_20_4" text:outline-level="4"><text:bookmark-start text:name="__RefHeading__9635_576182456"/><text:soft-page-break/><text:span text:style-name="T577">Step </text:span><text:span text:style-name="T578">2</text:span><text:span text:style-name="T577"> – </text:span><text:span text:style-name="T578">Assemble </text:span><text:span text:style-name="T577">Device </text:span><text:span text:style-name="T578">Definitions</text:span><text:bookmark-end text:name="__RefHeading__9635_576182456"/></text:h>
      <text:p text:style-name="P127"><text:span text:style-name="T577">Use the </text:span><text:span text:style-name="T138">IOCB</text:span><text:span text:style-name="T577"> macro to define the devices the program plans to use. <text:s/>IOCB definitions are static. <text:s/>The macros described here do not perform device discovery involving the use of the </text:span><text:span text:style-name="T138">SENSE ID</text:span><text:span text:style-name="T577"> channel command. <text:s/>There is nothing stopping the program from using a dynamically altered IOCB for that purpose.</text:span></text:p>
      <text:p text:style-name="P128"><text:span text:style-name="T578">Device definitions may be placed anywhere in the assembly. <text:s/>Each macro that uses the IOCB structure expects to address the contents via a </text:span><text:span text:style-name="T139">USING</text:span><text:span text:style-name="T578"> directive for the </text:span><text:span text:style-name="T139">IOCB</text:span><text:span text:style-name="T578"> dummy section.</text:span></text:p>
      <text:p text:style-name="P137">If the channel program consists of the same input/output operations it may be assembled with the device definition.</text:p>
      <text:h text:style-name="P772" text:outline-level="4"><text:bookmark-start text:name="__RefHeading__9637_576182456"/>Step 3 – Prepare the CPU for Input/Output Operations<text:bookmark-end text:name="__RefHeading__9637_576182456"/></text:h>
      <text:p text:style-name="P128"><text:span text:style-name="T578">Use the </text:span><text:span text:style-name="T139">IOINIT</text:span><text:span text:style-name="T578"> macro to prepare the CPU to accept interruptions from various sources. <text:s/>The </text:span><text:span text:style-name="T139">IOINIT</text:span><text:span text:style-name="T578"> macros loads the appropriate control register for this purpose. <text:s/>By default, all input/output channels or subchannels are enabled for interruption recognition by the CPU.</text:span></text:p>
      <text:h text:style-name="Heading_20_4" text:outline-level="4"><text:bookmark-start text:name="__RefHeading__9639_576182456"/><text:span text:style-name="T578">Step 4 – Enable </text:span><text:span text:style-name="T581">Each</text:span><text:span text:style-name="T578"> Device for Input/Output Operations</text:span><text:bookmark-end text:name="__RefHeading__9639_576182456"/></text:h>
      <text:p text:style-name="P128"><text:span text:style-name="T578">For each device, use the </text:span><text:span text:style-name="T139">ENADEV</text:span><text:span text:style-name="T578"> macro to prepare the device for use. <text:s/>By incorporating the </text:span><text:span text:style-name="T139">ENADEV</text:span><text:span text:style-name="T578"> macro in a subroutine, a single use of the macro may be used for each device by simply loading the register used to address the IOCB dummy section with each IOCB's address.</text:span></text:p>
      <text:h text:style-name="P772" text:outline-level="4"><text:bookmark-start text:name="__RefHeading__9641_576182456"/>Step 5 – Perform an Input/Output Operation<text:bookmark-end text:name="__RefHeading__9641_576182456"/></text:h>
      <text:p text:style-name="P130"><text:span text:style-name="T579">The </text:span><text:span text:style-name="T140">RAWIO</text:span><text:span text:style-name="T579"> macro initiates the execution of a channel program by a device or subchannel using the IOCB structure associated with the device. <text:s/>It performs the operations and </text:span><text:span text:style-name="T579">accumulated solicited interruption information for analysis of its success or failure. <text:s/>Special handling of a physical end-of-file condition (</text:span><text:span text:style-name="T140">EOF</text:span><text:span text:style-name="T579"> parameter) or need to access device sense </text:span><text:span text:style-name="T579">data (</text:span><text:span text:style-name="T141">SENSE</text:span><text:span text:style-name="T580"> parameter) are provided. <text:s/>If either are used the unit exception or unit check conditions, respectively, must not be set in the </text:span><text:span text:style-name="T252">IOCB </text:span><text:span text:style-name="T134">IOCBUM</text:span><text:span text:style-name="T249"> </text:span><text:span text:style-name="T252">field or </text:span><text:span text:style-name="T142">IOCB</text:span><text:span text:style-name="T253"> macro </text:span><text:span text:style-name="T141">UERR</text:span><text:span text:style-name="T252"> parameter.</text:span></text:p>
      <text:p text:style-name="P129"><text:span text:style-name="T579">Depending upon the needs of the program the IOCB fields may be updated for the specific operation. <text:s/>Different operations with a device or subchannel may require different handling of the status indicators. <text:s/>Some may be errors in some settings but not others. <text:s/>Program alteration of the </text:span><text:span text:style-name="T134">IOCBUM</text:span><text:span text:style-name="T249"> </text:span><text:span text:style-name="T250">or </text:span><text:span text:style-name="T134">IOCBCM</text:span><text:span text:style-name="T249"> </text:span><text:span text:style-name="T250">fields may be required. <text:s/>Correspondingly, a different sequence of input/output operations may require changes to the IOCB or channel subsystem structures to utilize a different channel program by alteration of the </text:span><text:span text:style-name="T136">IOCBCAW</text:span><text:span text:style-name="T251"> </text:span><text:span text:style-name="T250">or the address of the first channel command word in the channel subsystem Operation-Request Block.</text:span></text:p>
      <text:p text:style-name="P129"><text:span text:style-name="T250">For input/output operations where the number of bytes transferred is unpredictable, the </text:span><text:span text:style-name="T140">IOTRFR</text:span><text:span text:style-name="T250"> macro calculates the number of bytes actually transferred based upon the accumulated status information in the IOCB. <text:s/>The macro assumes a successful completion of </text:span><text:soft-page-break/><text:span text:style-name="T250">the input/output operation. <text:s/>This usually requires suppression of incorrect length indication. <text:s/>Non-default </text:span><text:span text:style-name="T140">IOCBUM</text:span><text:span text:style-name="T250">, CCW and ORB flags may be required to properly utilize the indication.</text:span></text:p>
      <text:h text:style-name="Heading_20_4" text:outline-level="4"><text:bookmark-start text:name="__RefHeading__9747_576182456"/><text:span text:style-name="T250">Step 6 – Detect </text:span><text:span text:style-name="T253">Device Attention or Other Event</text:span><text:bookmark-end text:name="__RefHeading__9747_576182456"/></text:h>
      <text:p text:style-name="P131"><text:span text:style-name="T253">Some devices utilize the attention unit status to indicate that input is available. <text:s/>This is usually the case for devices used by an operator, for example a console or graphic display unit. <text:s/>Use the </text:span><text:span text:style-name="T142">RAWAIT</text:span><text:span text:style-name="T253"> macro to perform this function. <text:s/>The macro waits for an unsolicited interruption from the device with any of the status indications set by the </text:span><text:span text:style-name="T142">IOCB</text:span><text:span text:style-name="T253"> macro </text:span><text:span text:style-name="T142">WAIT</text:span><text:span text:style-name="T253"> parameter or contained in the </text:span><text:span text:style-name="T134">IOCBWAIT</text:span><text:span text:style-name="T249"> </text:span><text:span text:style-name="T253">IOCB field at the time the </text:span><text:span text:style-name="T142">RAWAIT</text:span><text:span text:style-name="T253"> macro is executed by the program.</text:span></text:p>
      <text:p text:style-name="P131"><text:span text:style-name="T253">By default, the </text:span><text:span text:style-name="T142">IOCB WAIT</text:span><text:span text:style-name="T253"> parameter sets the attention status.</text:span></text:p>
      <text:h text:style-name="P762" text:outline-level="3"><text:bookmark-start text:name="__RefHeading__9898_1000022484"/>Channel Input/Output Considerations<text:bookmark-end text:name="__RefHeading__9898_1000022484"/></text:h>
      <text:p text:style-name="P138"><text:span text:style-name="T257">No special considerations exist for use of the </text:span><text:span text:style-name="T147">IOCBDS</text:span><text:span text:style-name="T259">, </text:span><text:span text:style-name="T145">ENADEV</text:span><text:span text:style-name="T257">, </text:span><text:span text:style-name="T258">or</text:span><text:span text:style-name="T257"> </text:span><text:span text:style-name="T145">IOTRFR</text:span><text:span text:style-name="T257"> macros.</text:span></text:p>
      <text:h text:style-name="P774" text:outline-level="4"><text:bookmark-start text:name="__RefHeading__10181_1000022484"/>IOCB<text:bookmark-end text:name="__RefHeading__10181_1000022484"/></text:h>
      <text:p text:style-name="P140"><text:span text:style-name="T259">The </text:span><text:span text:style-name="T148">IOCB</text:span><text:span text:style-name="T260"> macro positional macro parameter </text:span><text:span text:style-name="T148">DEV</text:span><text:span text:style-name="T260"> specifies a device's channel and unit address.</text:span></text:p>
      <text:p text:style-name="P16">The address assigned to channel attached device when using the Hercules emulator is the address provided in the device's configuration statement.</text:p>
      <text:h text:style-name="P775" text:outline-level="4"><text:bookmark-start text:name="__RefHeading__9900_1000022484"/>IOINIT<text:bookmark-end text:name="__RefHeading__9900_1000022484"/></text:h>
      <text:p text:style-name="P135"><text:span text:style-name="T254">Control register 2 is loaded by the </text:span><text:span text:style-name="T137">IOINIT</text:span><text:span text:style-name="T254"> macro on System/370 or System/380 systems.</text:span></text:p>
      <text:p text:style-name="P135"><text:span text:style-name="T254">The CPU reset that is part of the IPL function will set all bits in control register 2 to ones. <text:s/></text:span><text:span text:style-name="T255">If all channels are to be enabled for interruptions, then </text:span><text:span text:style-name="T143">IOINIT</text:span><text:span text:style-name="T255"> is superfluous following an IPL.</text:span></text:p>
      <text:p text:style-name="P140"><text:span text:style-name="T254">System/360 systems do not support control registers and on these systems, </text:span><text:span text:style-name="T137">IOINIT</text:span><text:span text:style-name="T254"> generates no instructions.</text:span></text:p>
      <text:h text:style-name="Heading_20_5" text:outline-level="5"><text:bookmark-start text:name="__RefHeading__9902_1000022484"/>Managing I/O Interrupts <text:span text:style-name="T586">o</text:span>n System/370 <text:span text:style-name="T585">in EC mode</text:span> or System/380<text:bookmark-end text:name="__RefHeading__9902_1000022484"/></text:h>
      <text:p text:style-name="P14">To ensure interruptions are not lost though, a channel must not be enabled for interruptions if the program is not prepared to lose the interruption. <text:s/>At the level of an interruption, the CPU is unable to differentiate between solicited or unsolicited interruptions. <text:s/>If the CPU is enabled for input/output interruptions by the PSW, and an interruption occurs from a device that is on a channel that is enabled for interruptions, the CPU will accept it. <text:s/>If the channel is not enabled for interruptions, the interruption will remain pending until such time as it is enabled.</text:p>
      <text:p text:style-name="P136"><text:span text:style-name="T255">By separating a device or set of devices onto its own channel, the program can control which devices have the potential for lose. <text:s/>Devices used exclusively with </text:span><text:span text:style-name="T143">RAWIO</text:span><text:span text:style-name="T255">, can generally be </text:span><text:span text:style-name="T255">safely used without concern. <text:s/>Unsolicited interruptions though can occur at any time in </text:span><text:soft-page-break/><text:span text:style-name="T255">relationship to other operations. <text:s/>Hence devices which may require use of the </text:span><text:span text:style-name="T143">RAWAIT</text:span><text:span text:style-name="T255"> macro should be separated. <text:s/>In this setting </text:span><text:span text:style-name="T143">IOINIT</text:span><text:span text:style-name="T255"> can manage which channels can present an interrupt and which can not. <text:s/>Before issuing the </text:span><text:span text:style-name="T143">RAWAIT</text:span><text:span text:style-name="T255"> macro, </text:span><text:span text:style-name="T143">IOINIT</text:span><text:span text:style-name="T255"> can enable the channel on which the device resides and disable the others. <text:s/>Before issuing the </text:span><text:span text:style-name="T143">RAWIO</text:span><text:span text:style-name="T255"> macro, </text:span><text:span text:style-name="T143">IOINIT</text:span><text:span text:style-name="T255"> can be used to disable interruptions from these devices and enable them for the other devices used for normal operations. <text:s/>In the case of a solicited operation following the detection of an unsolicited event, no change in enabled channels is required.</text:span></text:p>
      <text:p text:style-name="P14">More advanced management of interruptions requires formal interrupt service routines.</text:p>
      <text:h text:style-name="Heading_20_5" text:outline-level="5"><text:bookmark-start text:name="__RefHeading__9904_1000022484"/>Managing I/O Interrupts on <text:span text:style-name="T585">System/370 in BC Mode</text:span><text:bookmark-end text:name="__RefHeading__9904_1000022484"/></text:h>
      <text:p text:style-name="P15"><text:span text:style-name="T585">The same considerations apply to System/</text:span><text:span text:style-name="T587">370 in</text:span><text:span text:style-name="T585"> BC mode. <text:s/>However, the use of channel masks in control register 2 only apply to channels 6 or above. <text:s/>For channels 0 through 5 inclusive the techniques described </text:span><text:span text:style-name="T587">in the following section </text:span><text:span text:style-name="T585">apply.</text:span></text:p>
      <text:h text:style-name="Heading_20_5" text:outline-level="5"><text:bookmark-start text:name="__RefHeading__9906_1000022484"/>Managing I/O Interrupts on System/360<text:bookmark-end text:name="__RefHeading__9906_1000022484"/></text:h>
      <text:p text:style-name="P136"><text:span text:style-name="T255">The same considerations apply to System/360 a</text:span><text:span text:style-name="T256">s</text:span><text:span text:style-name="T255"> on System/370. <text:s/>However, the “knob” that controls channel interrupts is within the PSW itself. <text:s/>The PSW enabling input/output interruptions is embedded within the </text:span><text:span text:style-name="T143">CPUWAIT</text:span><text:span text:style-name="T255"> macro used by the </text:span><text:span text:style-name="T143">RAWIO</text:span><text:span text:style-name="T255"> or </text:span><text:span text:style-name="T143">RAWAIT</text:span><text:span text:style-name="T255"> macro. <text:s/></text:span><text:span text:style-name="T256">Run-time modification of the mask within this waiting PSW is not readily available. <text:s/>In this case separate </text:span><text:span text:style-name="T144">RAWIO</text:span><text:span text:style-name="T256"> or </text:span><text:span text:style-name="T144">RAWAIT</text:span><text:span text:style-name="T256"> macros should be used with the appropriate enabling channel mask set by the </text:span><text:span text:style-name="T144">CHAN</text:span><text:span text:style-name="T256"> parameter available on the two macros.</text:span></text:p>
      <text:h text:style-name="P776" text:outline-level="4"><text:bookmark-start text:name="__RefHeading__10183_1000022484"/>RAWIO<text:bookmark-end text:name="__RefHeading__10183_1000022484"/></text:h>
      <text:p text:style-name="P138"><text:span text:style-name="T257">Input/output operations are initiated at the device by means of a </text:span><text:span text:style-name="T145">START IO</text:span><text:span text:style-name="T257"> instruction. <text:s/>The </text:span><text:span text:style-name="T257">CPU then waits for solicited interruptions until the accumulated status provided by the CSW indicates the channel end and device end status.</text:span></text:p>
      <text:p text:style-name="P139"><text:span text:style-name="T258">Any interruption that occurs for the target device is considered a solicited interruption by the </text:span><text:span text:style-name="T146">RAWIO</text:span><text:span text:style-name="T258"> macro. <text:s/>No mechanism exists to differentiate between solicited and unsolicited interruptions for channel attached devices. <text:s/>Only the state of the program knows which is expected.</text:span></text:p>
      <text:h text:style-name="P777" text:outline-level="4"><text:bookmark-start text:name="__RefHeading__10185_1000022484"/>RAWAIT<text:bookmark-end text:name="__RefHeading__10185_1000022484"/></text:h>
      <text:p text:style-name="P139"><text:span text:style-name="T258">Any interruption that occurs for the target device is considered an unsolicited interruption by the </text:span><text:span text:style-name="T146">RAWAIT</text:span><text:span text:style-name="T258"> macro. No mechanism exists to differentiate between solicited and unsolicited interruptions for channel attached devices. <text:s/>Only the state of the program knows which is expected.</text:span></text:p>
      <text:p text:style-name="P17">Multiple status conditions are possible for unsolicited interruptions besides the attention unit status.</text:p>
      <text:h text:style-name="P763" text:outline-level="3"><text:bookmark-start text:name="__RefHeading__10187_1000022484"/><text:soft-page-break/>Channel Subsystem Considerations<text:bookmark-end text:name="__RefHeading__10187_1000022484"/></text:h>
      <text:p text:style-name="P143"><text:span text:style-name="T257">No special considerations exist for use of the </text:span><text:span text:style-name="T147">IOCBDS</text:span><text:span text:style-name="T259"> </text:span><text:span text:style-name="T258">or</text:span><text:span text:style-name="T257"> </text:span><text:span text:style-name="T145">IOTRFR</text:span><text:span text:style-name="T257"> macros. <text:s/></text:span><text:span text:style-name="T265">While simple scenarios may not require an understanding of the roles of the channel subsystem specific structures, generally programmer familiarity will be required.</text:span></text:p>
      <text:h text:style-name="P778" text:outline-level="4"><text:bookmark-start text:name="__RefHeading__10189_1000022484"/>IOCB<text:bookmark-end text:name="__RefHeading__10189_1000022484"/></text:h>
      <text:p text:style-name="P141"><text:span text:style-name="T259">The </text:span><text:span text:style-name="T148">IOCB</text:span><text:span text:style-name="T260"> macro positional macro parameter </text:span><text:span text:style-name="T148">DEV</text:span><text:span text:style-name="T260"> specifies a subchannel's device number. <text:s/>The device number is analogous to a channel attached device's channel and unit addresses.</text:span></text:p>
      <text:p text:style-name="P16">The subchannel device number when using the Hercules emulator is the address provided in the device's configuration statement.</text:p>
      <text:p text:style-name="P146"><text:span text:style-name="T265">The areas identified by the </text:span><text:span text:style-name="T153">SCHIB</text:span><text:span text:style-name="T265"> or </text:span><text:span text:style-name="T153">IRB</text:span><text:span text:style-name="T265"> parameters must be large enough to contain the structure that may be stored. <text:s/>For the SCHIB, this is 13 full words, 52 bytes, full word aligned. <text:s/>For the IRB this must be 24 full words, 96 bytes, full word aligned. <text:s/>It is possible for all IOCB's to share the same 96-byte area for their respective SCHIB or IRB because at any given point in time the area will be used either for only a single SCHIB (by the </text:span><text:span text:style-name="T153">ENADEV</text:span><text:span text:style-name="T265"> macro) or IRB (either the </text:span><text:span text:style-name="T153">RAWIO</text:span><text:span text:style-name="T265"> or </text:span><text:span text:style-name="T153">RAWAIT</text:span><text:span text:style-name="T265"> macro) related to one subchannel.</text:span></text:p>
      <text:h text:style-name="P773" text:outline-level="4"><text:bookmark-start text:name="__RefHeading__10191_1000022484"/>IONIT<text:bookmark-end text:name="__RefHeading__10191_1000022484"/></text:h>
      <text:p text:style-name="P140"><text:span text:style-name="T254">Control register </text:span><text:span text:style-name="T259">6</text:span><text:span text:style-name="T254"> is loaded by the </text:span><text:span text:style-name="T137">IOINIT</text:span><text:span text:style-name="T254"> macro on </text:span><text:span text:style-name="T259">systems having a channel subsystem with a mask enabling all subchannel subclasses for interruptions. <text:s/>Control register 6 is set to all zeros by the CPU reset that occurs during the IPL function. <text:s/>Without a setting of mask bits </text:span><text:span text:style-name="T259">in control register 6, no subchannel interruptions will be recognized by the CPU. <text:s/></text:span><text:span text:style-name="T147">IOINIT</text:span><text:span text:style-name="T259"> is required when a channel subsystem is in use.</text:span></text:p>
      <text:h text:style-name="P782" text:outline-level="5"><text:bookmark-start text:name="__RefHeading__10193_1000022484"/>Managing Subchannel Interruptions<text:bookmark-end text:name="__RefHeading__10193_1000022484"/></text:h>
      <text:p text:style-name="P140"><text:span text:style-name="T259">The potential for interruption los</text:span><text:span text:style-name="T267">s</text:span><text:span text:style-name="T259"> exists with channel subsystem interruptions in the same way with channel attached devices. <text:s/>Because the channel subsystem takes over responsibility for management of the channels, interruptions are managed through the concept of an interruption subclass. <text:s/>When the I/O reset associated with the IPL function occurs, all subchannels are placed in interruption subclass 0. <text:s/>Interruption subclasses are limited to eight, subclasses 0 through 7 inclusive. <text:s/>By adjusting the enabled interruption subclass in control register 6, the program can control which devices are enabled at any given time. <text:s/>By disabling an interruption subclass, all subchannel</text:span><text:span text:style-name="T268">s</text:span><text:span text:style-name="T259"> assigned to the subclass remain interruption pending until the CPU is enabled for input/output interruptions and the interruption subclass is enabled by its mask bit being set to one in control register 6. <text:s/>As with channel attached devices, the interruption mask can be manipulated by the </text:span><text:span text:style-name="T147">IOINIT</text:span><text:span text:style-name="T259"> macro.</text:span></text:p>
      <text:p text:style-name="P18">See the ENADEV considerations for setting a subchannel's interruption subclass.</text:p>
      <text:h text:style-name="P773" text:outline-level="4"><text:bookmark-start text:name="__RefHeading__10195_1000022484"/><text:soft-page-break/>ENADEV<text:bookmark-end text:name="__RefHeading__10195_1000022484"/></text:h>
      <text:p text:style-name="P142"><text:span text:style-name="T259">The operation of ENADEV on channel subsystem is more complex than for channel attached devices. <text:s/></text:span><text:span text:style-name="T261">Each subchannel in the channel subsystem is examined by using the </text:span><text:span text:style-name="T149">STORE SUBCHANNEL</text:span><text:span text:style-name="T261"> instruction until the device number, IOCB </text:span><text:span text:style-name="T149">IOCBDEV</text:span><text:span text:style-name="T261"> field, is found or until all subchannels have been examined. <text:s/>Once the subchannel with the device number is located, the </text:span><text:span text:style-name="T149">IOCBDID</text:span><text:span text:style-name="T261"> IOCB field is initialized with the subchannel's subsystem identification number. <text:s/>The subchannel itself is enabled with the channel subsystem using a </text:span><text:span text:style-name="T149">MODIFY SUBCHANNEL</text:span><text:span text:style-name="T261"> instruction.</text:span></text:p>
      <text:p text:style-name="P142"><text:span text:style-name="T261">By default the subchannel will utilize an interruption subclass of zero. <text:s/>The interruption subclass can be modified when the subchannel is enabled by supplying a value in the register indetified by the </text:span><text:span text:style-name="T149">ENADEV CLS</text:span><text:span text:style-name="T261"> keyword parameter. <text:s/>If the </text:span><text:span text:style-name="T149">CLS</text:span><text:span text:style-name="T261"> parameter is omitted, the interruption subclass remains unchanged. <text:s/>See the section “Managing Subchannel Interruptions” why this may be useful.</text:span></text:p>
      <text:p text:style-name="P145"><text:span text:style-name="T264">By specifying the </text:span><text:span text:style-name="T152">CSNS=YES</text:span><text:span text:style-name="T264"> parameter, the subchannels enabled by the macro will be enabled for concurrent sense. <text:s/>Separate macros must be use to enable a mixture of some subchannels enabled for concurrent sense and some that are not.</text:span></text:p>
      <text:p text:style-name="P144"><text:span text:style-name="T263">The strategy used by the </text:span><text:span text:style-name="T151">ENADEV</text:span><text:span text:style-name="T263"> macro in locating the subchannel associated with a device number is not encouraged for many devices. <text:s/>Rather than searching the subchannels for each desired device number, it is more efficient to scan the subchannels once and repetitively scan a memory resident table containing the device numbers sought by the program until each is found or the subchannels are exhausted. <text:s/>For a small number of devices this strategy is simpler if less efficient.</text:span></text:p>
      <text:h text:style-name="P779" text:outline-level="4"><text:bookmark-start text:name="__RefHeading__10197_1000022484"/>RAWIO<text:bookmark-end text:name="__RefHeading__10197_1000022484"/></text:h>
      <text:p text:style-name="P143"><text:span text:style-name="T257">Input/output operations are initiated at the </text:span><text:span text:style-name="T262">subchannel</text:span><text:span text:style-name="T257"> by means of a </text:span><text:span text:style-name="T145">START </text:span><text:span text:style-name="T150">SUBCHANNEL</text:span><text:span text:style-name="T257"> instruction. <text:s/>The CPU then waits for solicited interruptions </text:span><text:span text:style-name="T262">from the subchannel </text:span><text:span text:style-name="T257">until </text:span><text:span text:style-name="T262">primary </text:span><text:span text:style-name="T262">status is presented by the SCSW stored with the IRB by the </text:span><text:span text:style-name="T150">TEST SUBCHANNEL</text:span><text:span text:style-name="T262"> instruction. <text:s/>Interruptions occurring subsequent to the </text:span><text:span text:style-name="T150">START SUBCHANNEL</text:span><text:span text:style-name="T262"> instruction are assumed to be </text:span><text:span text:style-name="T262">solicited by the </text:span><text:span text:style-name="T150">RAWIO</text:span><text:span text:style-name="T262"> macro.</text:span></text:p>
      <text:p text:style-name="P19">Depending upon the nature of the input/output operations a program supplied Operation-Request Block, ORB, may be required. <text:s/>The ORB macro may be used to assemble the structure.</text:p>
      <text:p text:style-name="P143"><text:span text:style-name="T262">If the program elects to use different channel programs with the subchannel with which an IOCB is associated, the ORB must be updated by the program before the </text:span><text:span text:style-name="T150">RAWIO</text:span><text:span text:style-name="T262"> macro is used regardless of whether it is supplied by the program or supplied by the </text:span><text:span text:style-name="T150">RAWIO</text:span><text:span text:style-name="T262"> macro.</text:span></text:p>
      <text:p text:style-name="P146"><text:span text:style-name="T264">Use of concurrent sense is possible with the </text:span><text:span text:style-name="T152">RAWIO</text:span><text:span text:style-name="T264"> macro provided the subchannel has been enabled for it through use of the </text:span><text:span text:style-name="T152">ENADEV CSNS=YES</text:span><text:span text:style-name="T264"> parameter. <text:s/>The location to which control is passed for unit check device status must be prepared to examine the </text:span><text:span text:style-name="T265">IRB, located by the IOCB </text:span><text:span text:style-name="T153">IOCBIRB</text:span><text:span text:style-name="T264"> </text:span><text:span text:style-name="T265">field,</text:span><text:span text:style-name="T264"> for concurrent sense. <text:s/>The assumption is that the sense </text:span><text:soft-page-break/><text:span text:style-name="T264">information is available in the </text:span><text:span text:style-name="T265">stored </text:span><text:span text:style-name="T264">IRB. <text:s/></text:span><text:span text:style-name="T266">The SCSW bit 14 and the ERW bit 7 must both be one for concurrent sense information to be present in the IRB ECW. <text:s/></text:span><text:span text:style-name="T265">Detailed formats for areas other than the SCSW must be supplied by the programmer.</text:span></text:p>
      <text:h text:style-name="P780" text:outline-level="4"><text:bookmark-start text:name="__RefHeading__10199_1000022484"/>RAWAIT<text:bookmark-end text:name="__RefHeading__10199_1000022484"/></text:h>
      <text:p text:style-name="P143"><text:span text:style-name="T262">The </text:span><text:span text:style-name="T150">RAWAIT</text:span><text:span text:style-name="T262"> macro waits for an interruption from the target subchannel. <text:s/>Any interruption from the target subchannel for which the </text:span><text:span text:style-name="T263">SCSW </text:span><text:span text:style-name="T262">device active status is present is treated as an error.</text:span></text:p>
      <text:p text:style-name="P17">Only the attention unit status condition is reflected to the program via an unsolicited interruption. <text:s/>Other status conditions present with channel attached devices are handled directly by the channel subsystem.</text:p>
      <text:p text:style-name="P19"/>
      <text:h text:style-name="P711" text:outline-level="1"><text:bookmark-start text:name="__RefHeading__1332_576255753"/>function.mac<text:bookmark-end text:name="__RefHeading__1332_576255753"/></text:h>
      <text:p text:style-name="P41"><text:span text:style-name="T307">The use of a program stack and associated function calls proves to be a very useful programming technique. <text:s/>SATK has adapted, with a few adjustments, the Executable and Linking Format (ELF) function calling conventions for s390 CPU's. <text:s/>Macros for the use of such conventions in assembler programs are provided in the file </text:span><text:span text:style-name="T14">function.mac</text:span><text:span text:style-name="T211"> found in the </text:span><text:span text:style-name="T14">srcasm</text:span><text:span text:style-name="T211"> directory. <text:s/></text:span><text:span text:style-name="T212">This section describes these conventions, how they have been adapted and implemented by SATK.</text:span></text:p>
      <text:p text:style-name="P147">The ELF file format is the standard used by the UNIX family of operating systems for representing unlinked object modules and linked executable programs. <text:s/>Each processor/system supporting this file format also provides an Application Binary Interface (ABI) Supplement defining how the file format is adapted to the specific processor. <text:s/>The ABI also defines how program languages implemented for the specific system will compile structures, manage a function call stack and perform function calls. <text:s/>The ABI is closely tied to the C programming language, but its use is not restricted to C. <text:s/>Both the ELF standard and the ABI supplement are of significant interest to compiler and operating system developers that utilize the two references.</text:p>
      <text:p text:style-name="P41"><text:span text:style-name="T307">Because SATK does not directly support the ELF standard object file format, the macros provided for use with ASMA are not actually ABI compliant. <text:s/>Use of similar macros in the files </text:span><text:span text:style-name="T14">ABI-lcls.S</text:span><text:span text:style-name="T307">, </text:span><text:span text:style-name="T14">ABI-s390.S</text:span><text:span text:style-name="T307">, </text:span><text:span text:style-name="T14">ABI-s390x.S</text:span><text:span text:style-name="T307"> and </text:span><text:span text:style-name="T14">ABI.S</text:span><text:span text:style-name="T307"> found in the </text:span><text:span text:style-name="T14">src</text:span><text:span text:style-name="T307"> directory with the GNU assembler are ABI compliant. <text:s/></text:span><text:span text:style-name="T311">The GNU assembler, </text:span><text:span text:style-name="T15">as</text:span><text:span text:style-name="T311">, does actually support the ELF file format.</text:span></text:p>
      <text:p text:style-name="P44"><text:span text:style-name="T314">The SATK </text:span><text:span text:style-name="T316">implementation of</text:span><text:span text:style-name="T314"> </text:span><text:span text:style-name="T315">function</text:span><text:span text:style-name="T316">s</text:span><text:span text:style-name="T315"> </text:span><text:span text:style-name="T422">relies </text:span><text:span text:style-name="T314">heavily on the</text:span><text:span text:style-name="T315">se references:</text:span></text:p>
      <text:list xml:id="list921388384" text:style-name="L26">
        <text:list-item>
          <text:p text:style-name="P690"><text:span text:style-name="T302">S/390 ELF Application Binary Interface Supplement</text:span><text:span text:style-name="T315">, </text:span><text:a xlink:type="simple" xlink:href="http://refspecs.linuxfoundation.org/ELF/zSeries/lzsabi0_s390/book1.html"><text:span text:style-name="T315">http://refspecs.linuxfoundation.org/ELF/zSeries/lzsabi0_s390/book1.html</text:span></text:a></text:p>
        </text:list-item>
        <text:list-item>
          <text:p text:style-name="P690"><text:span text:style-name="T302">zSeries ELF Application Binary Interface Supplement</text:span><text:span text:style-name="T315">, </text:span><text:a xlink:type="simple" xlink:href="http://refspecs.linuxfoundation.org/ELF/zSeries/lzsabi0_zSeries.html"><text:span text:style-name="T315">http://refspecs.linuxfoundation.org/ELF/zSeries/lzsabi0_zSeries.html</text:span></text:a></text:p>
        </text:list-item>
      </text:list>
      <text:h text:style-name="P724" text:outline-level="2"><text:bookmark-start text:name="__RefHeading__1618_339247031"/>Why Functions?<text:bookmark-end text:name="__RefHeading__1618_339247031"/></text:h>
      <text:p text:style-name="P42"><text:span text:style-name="T308">Any branching instruction interrupts the default sequential instruction execution of a CPU. <text:s/>This is true for subroutine branching instructions. <text:s/>When using such instructions, the only state the subroutine must preserve is the location to which control must be </text:span><text:span text:style-name="T311">returned</text:span><text:span text:style-name="T308"> when the subroutine has completed. <text:s/>This seems simple. <text:s/>And it is. <text:s/>However, for the assembly language programmer what becomes more complex is ensuring critical caller state, particularly in registers, is not lost while execution is occurring within the subroutine. <text:s/>If multiple subroutines are involved, or a subroutine needs to call another, the complexity starts to become unmanageable for the assembler programmer.</text:span></text:p>
      <text:p text:style-name="P43">The natural recourse for this challenge is to establish a set of conventions observed by all subroutines and a reusable strategy for the preservation of program state during the call to a subroutine. <text:s/>The program state, regardless of the number of subroutine calls, is preserved in <text:soft-page-break/>the program stack. <text:s/>Each subroutine gets a portion of the stack, a stack frame, for preserving its own state. <text:s/>The subroutines play by a set of rules that preserve the state.</text:p>
      <text:p text:style-name="P42"><text:span text:style-name="T309">Program s</text:span><text:span text:style-name="T308">tate requir</text:span><text:span text:style-name="T309">ing</text:span><text:span text:style-name="T308"> preservation </text:span><text:span text:style-name="T309">is variable data (as opposed to constant data) that must not be altered while a subroutine is executing </text:span><text:span text:style-name="T541">on</text:span><text:span text:style-name="T309"> behalf of the program. <text:s/>Such variable data can reside in two places. <text:s/>One is memory used by the calling portion of the program. <text:s/>The second is resident within CPU registers at the point the subroutine is actually called. <text:s/>For the variable data in CPU registers to be preserved, there is only one place where the data can be preserved, namely memory. <text:s/>The stack frame supports the preservation of both. <text:s/>The first form of variable data can reside in the stack frame itself while the program is running as local data. <text:s/>The second form, CPU registers, must be transferred to storage, also in the stack frame, to preserve it, and returned to the registers from the stack frame thereby preserving it. <text:s/>Once the subroutine's caller's state has been preserved, the subroutine is free to use CPU registers and store its own local data in its own stack frame. <text:s/>Somewhere in this process must a new stack frame become available for use of the called subroutine. <text:s/></text:span><text:span text:style-name="T310">For such interactions to occur, the program and all subroutines must support the same set of conventions, particularly with regard to CPU registers that participate in the process of state preservation and how each stack frame is structured.</text:span></text:p>
      <text:p text:style-name="P157"><text:span text:style-name="T311">The set of conventions for the purpose of simplifying the use of subroutines are </text:span><text:span text:style-name="T312">collectively described here as “</text:span><text:span text:style-name="T311">functions.” <text:s/>Functions solve much of the programming challenge in the use of subroutines for the assembly language programmer (and compiler developers too). <text:s/></text:span><text:span text:style-name="T310">It should be obvious that it is very desirable for these conventions</text:span><text:span text:style-name="T312">'</text:span><text:span text:style-name="T310"> implementation </text:span><text:span text:style-name="T312">be as</text:span><text:span text:style-name="T310"> efficient </text:span><text:span text:style-name="T312">as</text:span><text:span text:style-name="T310"> possible. <text:s/>The conventions will be used in numerous programs and any inefficiencies will be magnified through this usage. <text:s/></text:span><text:span text:style-name="T311">The point at which a function call is made, the entering of the called function </text:span><text:span text:style-name="T317">(prolog)</text:span><text:span text:style-name="T311"> and the point of return </text:span><text:span text:style-name="T317">(epilog)</text:span><text:span text:style-name="T311"> by the called function become the critical points where the conventions </text:span><text:span text:style-name="T317">are managed</text:span><text:span text:style-name="T311">. <text:s/></text:span><text:span text:style-name="T312">It is within these key points that the stack is managed. <text:s/>The CPU instructions, the registers and roles within the CPU will drive the conventions.</text:span></text:p>
      <text:p text:style-name="P174">The following SATK macros are provided for the support of functions.</text:p>
      <table:table table:name="Table23" table:style-name="Table23">
        <table:table-column table:style-name="Table23.A" table:number-columns-repeated="3"/>
        <table:table-column table:style-name="Table23.D"/>
        <table:table-header-rows>
          <table:table-row>
            <table:table-cell table:style-name="Table23.A1" office:value-type="string">
              <text:p text:style-name="P618">Definition</text:p>
            </table:table-cell>
            <table:table-cell table:style-name="Table23.A1" office:value-type="string">
              <text:p text:style-name="P618">Creation</text:p>
            </table:table-cell>
            <table:table-cell table:style-name="Table23.A1" office:value-type="string">
              <text:p text:style-name="P618">Init/Term</text:p>
            </table:table-cell>
            <table:table-cell table:style-name="Table23.D1" office:value-type="string">
              <text:p text:style-name="P610">Process</text:p>
            </table:table-cell>
          </table:table-row>
        </table:table-header-rows>
        <table:table-row>
          <table:table-cell table:style-name="Table23.A2" office:value-type="string">
            <text:p text:style-name="P441"><text:span text:style-name="T615">FRAME: </text:span><text:span text:style-name="T616">STKF</text:span></text:p>
            <text:p text:style-name="P449"><text:s text:c="7"/>STKG</text:p>
          </table:table-cell>
          <table:table-cell table:style-name="Table23.A2" office:value-type="string">
            <text:p text:style-name="P449">STACK</text:p>
            <text:p text:style-name="P449">LOCAL</text:p>
            <text:p text:style-name="P449">FUNCTION</text:p>
          </table:table-cell>
          <table:table-cell table:style-name="Table23.A2" office:value-type="string">
            <text:p text:style-name="P419"><text:span text:style-name="T232">Init</text:span><text:span text:style-name="T230">: </text:span><text:span text:style-name="T172">STKINIT</text:span></text:p>
          </table:table-cell>
          <table:table-cell table:style-name="Table23.D2" office:value-type="string">
            <text:p text:style-name="P419"><text:span text:style-name="T237">M: </text:span><text:span text:style-name="T171">CALL</text:span></text:p>
            <text:p text:style-name="P419"><text:span text:style-name="T231">M: </text:span><text:span text:style-name="T171">CALLR</text:span></text:p>
            <text:p text:style-name="P534"><text:span text:style-name="T551">M: </text:span><text:span text:style-name="T171">RETURN</text:span></text:p>
          </table:table-cell>
        </table:table-row>
      </table:table>
      <text:p text:style-name="P642"/>
      <text:h text:style-name="P725" text:outline-level="2"><text:bookmark-start text:name="__RefHeading__10944_1071145159"/>The Stack Frame<text:bookmark-end text:name="__RefHeading__10944_1071145159"/></text:h>
      <text:p text:style-name="P156">As defined by the ELF ABI supplements, the stack frame consists of three areas, only one of which is required:</text:p>
      <text:list xml:id="list864882505" text:style-name="L27">
        <text:list-item>
          <text:p text:style-name="P691">A back pointer to the previous stack frame and accompanying language processor reserved field, both of which are either present or absent,</text:p>
        </text:list-item>
        <text:list-item>
          <text:p text:style-name="P691">Required register save area and</text:p>
        </text:list-item>
        <text:list-item>
          <text:p text:style-name="P691"><text:soft-page-break/>Optional function local fields.</text:p>
        </text:list-item>
      </text:list>
      <text:p text:style-name="P160">The first two areas are global to the program. <text:s/>All functions will expect the same structure. <text:s/>The third area is local to a specific function and varies <text:span text:style-name="T618">when used</text:span>.</text:p>
      <text:p text:style-name="P158"><text:span text:style-name="T321">Function local fields are specific to a given function's use of the stack. <text:s/>For each function that uses local stack fields, the function </text:span><text:span text:style-name="T322">definition</text:span><text:span text:style-name="T321"> must be preceded by a </text:span><text:span text:style-name="T17">LOCAL</text:span><text:span text:style-name="T321"> macro </text:span><text:span text:style-name="T322">and one or more </text:span><text:span text:style-name="T18">DS</text:span><text:span text:style-name="T322"> directives defining its local fields.</text:span></text:p>
      <text:p text:style-name="P158"><text:span text:style-name="T323">For many modern systems, the back pointer is not required for the support of functions. <text:s/>By default SATK does not include the back pointer or language processor reserved field in the stack frame structure, </text:span><text:span text:style-name="T324">although it can be forced. <text:s/>Why one would want to do this when it is not needed and compatibility is not an issue is unclear. <text:s/>But these two fields can be forced.</text:span></text:p>
      <text:p text:style-name="P161"><text:span text:style-name="T324">The structure of the register save area is required and must be the same for all functions in the ASMA assembled bare metal program. <text:s/>The </text:span><text:span text:style-name="T19">FRAME</text:span><text:span text:style-name="T324"> macro defines this format by creating a DSECT for the stack frame. <text:s/>Due to the difference in register sizes, the register save areas and other fields will differ in size between 64-bit and 32-bit register CPU's.</text:span></text:p>
      <text:p text:style-name="P162"><text:span text:style-name="T619">Before the stack can be established, the structure of the stack frame must be defined by placing the </text:span><text:span text:style-name="T174">FRAME</text:span><text:span text:style-name="T619"> macro early in the assembly following the </text:span><text:span text:style-name="T174">ARCHLVL</text:span><text:span text:style-name="T619"> and </text:span><text:span text:style-name="T174">ARCHIND</text:span><text:span text:style-name="T619"> macros.</text:span></text:p>
      <text:h text:style-name="Heading_20_3" text:outline-level="3"><text:bookmark-start text:name="__RefHeading__10946_1071145159"/>Register Usage<text:bookmark-end text:name="__RefHeading__10946_1071145159"/></text:h>
      <text:p text:style-name="P162"><text:span text:style-name="T325">The ELF ABI supplements describe register usage. <text:s/>Register content is described as “</text:span><text:span text:style-name="T332">saved</text:span><text:span text:style-name="T325">” or as being “volatile”. <text:s/>These terms are expressed from the point at which a function is called, and whether the content of a register can be expected to be the same before and after the call. <text:s/></text:span><text:span text:style-name="T336">Saved registers have their contents preserved across a function call. <text:s/>Volatile registers do not. </text:span></text:p>
      <text:p text:style-name="P163">The supplements referenced above are oriented to a certain level of architecture that provides certain capabilities. <text:s/>The SATK attempts to provide support for all levels of the architecture, some of which may not offer those capabilities.</text:p>
      <text:p text:style-name="P162"><text:span text:style-name="T325">Assuming a register is used to point to a function's own stack frame, that register would need to be preserved </text:span><text:span text:style-name="T326">across function calls.</text:span></text:p>
      <text:p text:style-name="P163">On mainframe systems, establishing the return location for a subroutine call (which is in essence what a function is) requires a register. <text:s/>Whatever may be in it before the call to a function, it will obviously be different as a result of the call. <text:s/>So that register is volatile.</text:p>
      <text:p text:style-name="P162"><text:span text:style-name="T325">The ABI has its roots in the C programming language. <text:s/>This influences some aspects of the use of registers. <text:s/>For example, a C function can return one and only one value as a result of the function call. <text:s/>Some number of registers, platform dependent, are allowed to contain parameters of the call. <text:s/>For mainframe systems this is 4, one of which being the </text:span><text:span text:style-name="T326">register that contains the value </text:span><text:span text:style-name="T325">returned </text:span><text:span text:style-name="T326">by the function</text:span><text:span text:style-name="T325">. <text:s/>These registers are described as volatile. <text:s/>The return value register is obvious. <text:s/>Whatever was in the register before the call will be replaced by what the called function returns. <text:s/>The reason the other parameter registers are described as volatile is less obvious. <text:s/>Realizing that a called function can itself call a function using </text:span><text:soft-page-break/><text:span text:style-name="T325">these same parameter registers for its call makes it clear why they are likely to be volatile.</text:span></text:p>
      <text:p text:style-name="P163">Mainframe systems utilize different registers for floating point values than those for binary integer data. <text:s/>Floating point function parameters and return values are defined in terms of the floating point registers with similar consideration for preservation or volatility.</text:p>
      <text:p text:style-name="P163">If any registers are altered as a result of the function call process, those must also be considered volatile.</text:p>
      <text:p text:style-name="P159"><text:span text:style-name="T326">Ultimately it is the responsibility of the </text:span><text:span text:style-name="T279">called</text:span><text:span text:style-name="T326"> function to preserve those registers designated as </text:span><text:span text:style-name="T335">not being volatile. <text:s/>It is the responsibility of the </text:span><text:span text:style-name="T280">calling</text:span><text:span text:style-name="T335"> function to preserve across function calls th</text:span><text:span text:style-name="T454">ose</text:span><text:span text:style-name="T335"> values of </text:span><text:span text:style-name="T454">volatile </text:span><text:span text:style-name="T335">registers, usually </text:span><text:span text:style-name="T454">saving the value </text:span><text:span text:style-name="T335">within its portion of the stack frame, before a function call.</text:span></text:p>
      <text:h text:style-name="Heading_20_3" text:outline-level="3"><text:bookmark-start text:name="__RefHeading__10948_1071145159"/>SATK Function Register Conventions<text:bookmark-end text:name="__RefHeading__10948_1071145159"/></text:h>
      <text:p text:style-name="P162"><text:span text:style-name="T326">The following table describes the register conventions of SATK functions. <text:s/></text:span><text:span text:style-name="T327">Volatile registers are highlighted in yellow. <text:s/>General registers are prefixed with the letter 'R'. <text:s/>Floating point registers are prefixed with the letter 'F'. <text:s/></text:span><text:span text:style-name="T333">A</text:span><text:span text:style-name="T327">ccess registers are prefixed with the letter 'A'. <text:s/>Control registers </text:span><text:span text:style-name="T333">are prefixed with the letter 'C'</text:span><text:span text:style-name="T327">. <text:s/></text:span><text:span text:style-name="T334">'FPC' designates the Floating-Point-Control register.</text:span></text:p>
      <text:p text:style-name="P162"><text:span text:style-name="T327">The 'Levels' column indicates in which architecture levels the convention</text:span><text:span text:style-name="T331"> </text:span><text:span text:style-name="T327">applies.</text:span></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627">Registers</text:p>
            </table:table-cell>
            <table:table-cell table:style-name="Table24.A1" office:value-type="string">
              <text:p text:style-name="P627">Levels</text:p>
            </table:table-cell>
            <table:table-cell table:style-name="Table24.A1" office:value-type="string">
              <text:p text:style-name="P628"><text:span text:style-name="T340">Register </text:span><text:span text:style-name="T327">Usage Description</text:span></text:p>
            </table:table-cell>
            <table:table-cell table:style-name="Table24.D1" office:value-type="string">
              <text:p text:style-name="P628"><text:span text:style-name="T327">Volatil</text:span><text:span text:style-name="T332">e</text:span></text:p>
            </table:table-cell>
          </table:table-row>
        </table:table-header-rows>
        <table:table-row>
          <table:table-cell table:style-name="Table24.A2" office:value-type="string">
            <text:p text:style-name="P558">R0</text:p>
          </table:table-cell>
          <table:table-cell table:style-name="Table24.A2" office:value-type="string">
            <text:p text:style-name="P558">all</text:p>
          </table:table-cell>
          <table:table-cell table:style-name="Table24.A2" office:value-type="string">
            <text:p text:style-name="P559">Available for local function usage</text:p>
          </table:table-cell>
          <table:table-cell table:style-name="Table24.D2" office:value-type="string">
            <text:p text:style-name="P560">yes</text:p>
          </table:table-cell>
        </table:table-row>
        <table:table-row>
          <table:table-cell table:style-name="Table24.A2" office:value-type="string">
            <text:p text:style-name="P561">R1</text:p>
          </table:table-cell>
          <table:table-cell table:style-name="Table24.A2" office:value-type="string">
            <text:p text:style-name="P561">all</text:p>
          </table:table-cell>
          <table:table-cell table:style-name="Table24.A2" office:value-type="string">
            <text:p text:style-name="P562">Available for local function usage</text:p>
          </table:table-cell>
          <table:table-cell table:style-name="Table24.D2" office:value-type="string">
            <text:p text:style-name="P561">yes</text:p>
          </table:table-cell>
        </table:table-row>
        <table:table-row>
          <table:table-cell table:style-name="Table24.A4" table:number-rows-spanned="2" office:value-type="string">
            <text:p text:style-name="P456"><text:span text:style-name="T328">R2-R</text:span><text:span text:style-name="T333">5</text:span></text:p>
          </table:table-cell>
          <table:table-cell table:style-name="Table24.A2" office:value-type="string">
            <text:p text:style-name="P563">all</text:p>
          </table:table-cell>
          <table:table-cell table:style-name="Table24.A2" office:value-type="string">
            <text:p text:style-name="P564">On function entry, optional binary integer parameter</text:p>
          </table:table-cell>
          <table:table-cell table:style-name="Table24.D4" table:number-rows-spanned="2" office:value-type="string">
            <text:p text:style-name="P560">yes</text:p>
          </table:table-cell>
        </table:table-row>
        <table:table-row>
          <table:covered-table-cell/>
          <table:table-cell table:style-name="Table24.A2" office:value-type="string">
            <text:p text:style-name="P563">all</text:p>
          </table:table-cell>
          <table:table-cell table:style-name="Table24.A2" office:value-type="string">
            <text:p text:style-name="P564">On function exit, optional binary integer returned value</text:p>
          </table:table-cell>
          <table:covered-table-cell/>
        </table:table-row>
        <table:table-row>
          <table:table-cell table:style-name="Table24.A7" table:number-rows-spanned="2" office:value-type="string">
            <text:p text:style-name="P565">R6</text:p>
          </table:table-cell>
          <table:table-cell table:style-name="Table24.B7" table:number-rows-spanned="2" office:value-type="string">
            <text:p text:style-name="P565">all</text:p>
          </table:table-cell>
          <table:table-cell table:style-name="Table24.C7" office:value-type="string">
            <text:p text:style-name="P566">On function entry, optional binary integer parameter</text:p>
          </table:table-cell>
          <table:table-cell table:style-name="Table24.D7" table:number-rows-spanned="2" office:value-type="string">
            <text:p text:style-name="P565">no</text:p>
          </table:table-cell>
        </table:table-row>
        <table:table-row>
          <table:covered-table-cell/>
          <table:covered-table-cell/>
          <table:table-cell table:style-name="Table24.C7" office:value-type="string">
            <text:p text:style-name="P566">After entry, available for local function usage</text:p>
          </table:table-cell>
          <table:covered-table-cell/>
        </table:table-row>
        <table:table-row>
          <table:table-cell table:style-name="Table24.A8" office:value-type="string">
            <text:p text:style-name="P456"><text:span text:style-name="T328">R</text:span><text:span text:style-name="T329">7</text:span><text:span text:style-name="T328">-R</text:span><text:span text:style-name="T329">1</text:span><text:span text:style-name="T333">2</text:span></text:p>
          </table:table-cell>
          <table:table-cell table:style-name="Table24.B8" office:value-type="string">
            <text:p text:style-name="P563">all</text:p>
          </table:table-cell>
          <table:table-cell table:style-name="Table24.C8" office:value-type="string">
            <text:p text:style-name="P567">Available for local function usage</text:p>
          </table:table-cell>
          <table:table-cell table:style-name="Table24.D8" office:value-type="string">
            <text:p text:style-name="P560">no</text:p>
          </table:table-cell>
        </table:table-row>
        <table:table-row>
          <table:table-cell table:style-name="Table24.A9" office:value-type="string">
            <text:p text:style-name="P568">R13</text:p>
          </table:table-cell>
          <table:table-cell table:style-name="Table24.B9" office:value-type="string">
            <text:p text:style-name="P568">all</text:p>
          </table:table-cell>
          <table:table-cell table:style-name="Table24.C9" office:value-type="string">
            <text:p text:style-name="P569">Function base register</text:p>
          </table:table-cell>
          <table:table-cell table:style-name="Table24.D9" office:value-type="string">
            <text:p text:style-name="P560">no</text:p>
          </table:table-cell>
        </table:table-row>
        <table:table-row>
          <table:table-cell table:style-name="Table24.A2" office:value-type="string">
            <text:p text:style-name="P568">R14</text:p>
          </table:table-cell>
          <table:table-cell table:style-name="Table24.A2" office:value-type="string">
            <text:p text:style-name="P568">all</text:p>
          </table:table-cell>
          <table:table-cell table:style-name="Table24.A2" office:value-type="string">
            <text:p text:style-name="P569">Function return address</text:p>
          </table:table-cell>
          <table:table-cell table:style-name="Table24.D2" office:value-type="string">
            <text:p text:style-name="P570">yes</text:p>
          </table:table-cell>
        </table:table-row>
        <table:table-row>
          <table:table-cell table:style-name="Table24.A12" table:number-rows-spanned="2" office:value-type="string">
            <text:p text:style-name="P568">R15</text:p>
          </table:table-cell>
          <table:table-cell table:style-name="Table24.B11" office:value-type="string">
            <text:p text:style-name="P568">all</text:p>
          </table:table-cell>
          <table:table-cell table:style-name="Table24.C11" office:value-type="string">
            <text:p text:style-name="P569">On function entry, caller's stack frame pointer</text:p>
          </table:table-cell>
          <table:table-cell table:style-name="Table24.D12" table:number-rows-spanned="2" office:value-type="string">
            <text:p text:style-name="P560">no</text:p>
          </table:table-cell>
        </table:table-row>
        <table:table-row>
          <table:covered-table-cell/>
          <table:table-cell table:style-name="Table24.B12" office:value-type="string">
            <text:p text:style-name="P568">all</text:p>
          </table:table-cell>
          <table:table-cell table:style-name="Table24.C12" office:value-type="string">
            <text:p text:style-name="P579"><text:span text:style-name="T330">After function entry, f</text:span><text:span text:style-name="T329">unction stack frame pointer</text:span></text:p>
          </table:table-cell>
          <table:covered-table-cell/>
        </table:table-row>
        <table:table-row>
          <table:table-cell table:style-name="Table24.A4" table:number-rows-spanned="2" office:value-type="string">
            <text:p text:style-name="P571">F0, F2</text:p>
          </table:table-cell>
          <table:table-cell table:style-name="Table24.A4" table:number-rows-spanned="2" office:value-type="string">
            <text:p text:style-name="P571">all</text:p>
          </table:table-cell>
          <table:table-cell table:style-name="Table24.A2" office:value-type="string">
            <text:p text:style-name="P572">On function entry, optional floating point parameter</text:p>
          </table:table-cell>
          <table:table-cell table:style-name="Table24.D4" table:number-rows-spanned="2" office:value-type="string">
            <text:p text:style-name="P560">yes</text:p>
          </table:table-cell>
        </table:table-row>
        <table:table-row>
          <table:covered-table-cell/>
          <table:covered-table-cell/>
          <table:table-cell table:style-name="Table24.A2" office:value-type="string">
            <text:p text:style-name="P572">On function exit, optional floating point returned value</text:p>
          </table:table-cell>
          <table:covered-table-cell/>
        </table:table-row>
        <table:table-row>
          <table:table-cell table:style-name="Table24.A15" office:value-type="string">
            <text:p text:style-name="P571">F4, F6</text:p>
          </table:table-cell>
          <table:table-cell table:style-name="Table24.B15" office:value-type="string">
            <text:p text:style-name="P571">all</text:p>
          </table:table-cell>
          <table:table-cell table:style-name="Table24.C15" office:value-type="string">
            <text:p text:style-name="P572">Local function floating point values</text:p>
          </table:table-cell>
          <table:table-cell table:style-name="Table24.D15" office:value-type="string">
            <text:p text:style-name="P560">no</text:p>
          </table:table-cell>
        </table:table-row>
        <table:table-row>
          <table:table-cell table:style-name="Table24.A16" office:value-type="string">
            <text:p text:style-name="P573">F1, F3, F5, F7-F15</text:p>
          </table:table-cell>
          <table:table-cell table:style-name="Table24.B16" office:value-type="string">
            <text:p text:style-name="P573">7-9</text:p>
          </table:table-cell>
          <table:table-cell table:style-name="Table24.C16" office:value-type="string">
            <text:p text:style-name="P574">Local function floating point values</text:p>
          </table:table-cell>
          <table:table-cell table:style-name="Table24.D16" office:value-type="string">
            <text:p text:style-name="P560">no</text:p>
          </table:table-cell>
        </table:table-row>
        <text:soft-page-break/>
        <table:table-row>
          <table:table-cell table:style-name="Table24.A2" office:value-type="string">
            <text:p text:style-name="P575">FPC</text:p>
          </table:table-cell>
          <table:table-cell table:style-name="Table24.A2" office:value-type="string">
            <text:p text:style-name="P575">7-9</text:p>
          </table:table-cell>
          <table:table-cell table:style-name="Table24.A2" office:value-type="string">
            <text:p text:style-name="P576">Available for local function usage</text:p>
          </table:table-cell>
          <table:table-cell table:style-name="Table24.D2" office:value-type="string">
            <text:p text:style-name="P575">yes</text:p>
          </table:table-cell>
        </table:table-row>
        <table:table-row>
          <table:table-cell table:style-name="Table24.A2" office:value-type="string">
            <text:p text:style-name="P577">A0-A15</text:p>
          </table:table-cell>
          <table:table-cell table:style-name="Table24.A2" office:value-type="string">
            <text:p text:style-name="P577">6-9</text:p>
          </table:table-cell>
          <table:table-cell table:style-name="Table24.A2" office:value-type="string">
            <text:p text:style-name="P578">Available for local function usage</text:p>
          </table:table-cell>
          <table:table-cell table:style-name="Table24.D2" office:value-type="string">
            <text:p text:style-name="P560">yes</text:p>
          </table:table-cell>
        </table:table-row>
        <table:table-row>
          <table:table-cell table:style-name="Table24.A2" office:value-type="string">
            <text:p text:style-name="P565">C0-C15</text:p>
          </table:table-cell>
          <table:table-cell table:style-name="Table24.A2" office:value-type="string">
            <text:p text:style-name="P565">2-9</text:p>
          </table:table-cell>
          <table:table-cell table:style-name="Table24.A2" office:value-type="string">
            <text:p text:style-name="P566">Global system control values</text:p>
          </table:table-cell>
          <table:table-cell table:style-name="Table24.D2" office:value-type="string">
            <text:p text:style-name="P565">yes</text:p>
          </table:table-cell>
        </table:table-row>
      </table:table>
      <text:p text:style-name="P164"/>
      <text:p text:style-name="P165"><text:span text:style-name="T337">Alterations </text:span><text:span text:style-name="T600">to</text:span><text:span text:style-name="T337"> these conventions are possible. <text:s/>However, the use of the SATK supplied macros requires that R13-R15 are not modified. <text:s/>Use of registers R13-R15 </text:span><text:span text:style-name="T361">is</text:span><text:span text:style-name="T337"> enforced by use of the macros contained in </text:span><text:span text:style-name="T20">function.mac</text:span><text:span text:style-name="T337">. <text:s/>The one register whose content must not be altered before a function is called is R15. <text:s/>The value of the stack pointer upon entry to a function must be the same when a function is called. <text:s/>It is recommended that use of R15 be avoided </text:span><text:span text:style-name="T361">when using SATK functions</text:span><text:span text:style-name="T337">.</text:span></text:p>
      <text:p text:style-name="P166">The following sections provide additional details with regard to specific registers and how their SATK usage may differ from those identified in the ELF ABI references.</text:p>
      <text:h text:style-name="Heading_20_4" text:outline-level="4"><text:bookmark-start text:name="__RefHeading__2034_3141137261"/>R2-R5<text:bookmark-end text:name="__RefHeading__2034_3141137261"/></text:h>
      <text:p text:style-name="P167">The ELF ABI supplements restrict a function to a single return value in R2. <text:s/>The SATK extends the use of registers for return values to any of the additional parameter passing regi<text:span text:style-name="T600">s</text:span>ters.</text:p>
      <text:h text:style-name="Heading_20_4" text:outline-level="4"><text:bookmark-start text:name="__RefHeading__1916_3141137261"/>R12<text:bookmark-end text:name="__RefHeading__1916_3141137261"/></text:h>
      <text:p text:style-name="P168">The ELF ABI supplements use R12 for the address of the global offset table, aka the GOT. <text:s/>The GOT is specific to the ELF file format. <text:s/>Accessing global addresses is straight forward in assembly. <text:s/>Simply defining an address constant for the location suffices. <text:s/>SATK generalizes the use of R12.</text:p>
      <text:p text:style-name="P169">If the bare-metal program has a structure that forms the basis of its global context, usage of R12 for its address would be consistent with the ELF ABI usage of R12.</text:p>
      <text:h text:style-name="Heading_20_4" text:outline-level="4"><text:bookmark-start text:name="__RefHeading__1918_3141137261"/><text:span text:style-name="T338">R1</text:span><text:span text:style-name="T339">3</text:span><text:bookmark-end text:name="__RefHeading__1918_3141137261"/></text:h>
      <text:p text:style-name="P168">The ELF ABI supplements define the use of R13 as “Local variable, commonly used as Literal Pool pointer”. <text:s/>The architectures targeted by the ELF ABI all have the ability to use the PSW instruction address for relative addressing. <text:s/>This eliminates the need of a base register required for <text:span text:style-name="T601">branching within </text:span>the function. <text:s/>Some architectures supported by SATK do not have this option. <text:s/>Branching within the function requires a base register <text:span text:style-name="T602">in these cases</text:span>. <text:s text:c="2"/>For this reason, the SATK establishes a base register for the entire function <text:span text:style-name="T598">using R13</text:span>.</text:p>
      <text:h text:style-name="Heading_20_4" text:outline-level="4"><text:bookmark-start text:name="__RefHeading__10560_15963648951"/>R14<text:bookmark-end text:name="__RefHeading__10560_15963648951"/></text:h>
      <text:p text:style-name="P162"><text:span text:style-name="T599">A function's return address is placed in R14. <text:s/>Generally, R14 should be avoided. <text:s/>However, if a function must use R14, it must restore its value before using it</text:span><text:span text:style-name="T603">s</text:span><text:span text:style-name="T599"> </text:span><text:span text:style-name="T160">RETURN</text:span><text:span text:style-name="T599"> macro.</text:span></text:p>
      <text:h text:style-name="Heading_20_4" text:outline-level="4"><text:bookmark-start text:name="__RefHeading__1920_3141137261"/><text:soft-page-break/>R15<text:bookmark-end text:name="__RefHeading__1920_3141137261"/></text:h>
      <text:p text:style-name="P165"><text:span text:style-name="T339">While the rules can be more flexible within the SATK, the one register that should be avoided by the program is R15 when a program stack is in use. <text:s/>It is managed by the SATK function macros. <text:s/>If a function must use R15, it must restore its value before using the </text:span><text:span text:style-name="T21">CALL</text:span><text:span text:style-name="T339"> macro </text:span><text:span text:style-name="T599">or its own </text:span><text:span text:style-name="T160">RETURN</text:span><text:span text:style-name="T599"> macro</text:span><text:span text:style-name="T339">.</text:span></text:p>
      <text:h text:style-name="Heading_20_4" text:outline-level="4"><text:bookmark-start text:name="__RefHeading__2156_3141137261"/>A0, A1<text:bookmark-end text:name="__RefHeading__2156_3141137261"/></text:h>
      <text:p text:style-name="P52"><text:span text:style-name="T335">The ELF ABI supplements restrict the use of A0 and both A0 and A1, depending upon the supplement, to system usage. <text:s/>The actual usage is in support of thread local storage. <text:s/>The address of the thread local storage is supplied in register A0 or both A0 and A1. <text:s/>SATK does not support the concept of thread local storage, so makes these </text:span><text:span text:style-name="T341">volatile </text:span><text:span text:style-name="T335">registers </text:span><text:span text:style-name="T341">generally </text:span><text:span text:style-name="T335">available.</text:span></text:p>
      <text:h text:style-name="P764" text:outline-level="3"><text:bookmark-start text:name="__RefHeading__2256_288967585"/>FRAME<text:bookmark-end text:name="__RefHeading__2256_288967585"/></text:h>
      <text:p text:style-name="P45"><text:span text:style-name="T342">The format of the stack frame must be defined before any functions may be called. <text:s/>The </text:span><text:span text:style-name="T22">FRAME</text:span><text:span text:style-name="T342"> macro creates a DSECT, </text:span><text:span text:style-name="T22">STKF</text:span><text:span text:style-name="T342"> in a 32-bit register architecture or </text:span><text:span text:style-name="T22">STKG</text:span><text:span text:style-name="T342"> in a 64-bit register architecture. <text:s/>The </text:span><text:span text:style-name="T22">FRAME</text:span><text:span text:style-name="T342"> macro may be called once in either of these contexts </text:span><text:span text:style-name="T621">as implied by the current architecture level</text:span><text:span text:style-name="T342">. <text:s/>Once called and having defined the stack frame format, it can not be changed for the entire program.</text:span></text:p>
      <text:p text:style-name="P45"><text:span text:style-name="T342">The assignment of volatile and non-volatile registers allows use of a single STORE MULTIPLE </text:span><text:span text:style-name="T350">(</text:span><text:span text:style-name="T28">STM</text:span><text:span text:style-name="T350"> or </text:span><text:span text:style-name="T28">STMG</text:span><text:span text:style-name="T350">) </text:span><text:span text:style-name="T342">and LOAD MULTIPLE </text:span><text:span text:style-name="T350">(</text:span><text:span text:style-name="T28">LM</text:span><text:span text:style-name="T350"> or </text:span><text:span text:style-name="T28">LMG</text:span><text:span text:style-name="T350">)</text:span><text:span text:style-name="T342"> instruction when preserving and restoring, respectively, general register content. <text:s/></text:span><text:span text:style-name="T350">This is not the case for floating point registers. <text:s/>Each floating point register requires its own individual STORE (</text:span><text:span text:style-name="T28">STD</text:span><text:span text:style-name="T350">) and LOAD (</text:span><text:span text:style-name="T28">LD</text:span><text:span text:style-name="T350">) instruction.</text:span></text:p>
      <text:p text:style-name="P45"><text:span text:style-name="T342">Technically, only caller state that must be preserved requires storing of the register content into the stack frame. <text:s/></text:span><text:span text:style-name="T343">Most bare-metal programs do not require use of floating point registers. <text:s/>Usually the back pointer and compiler reserved fields are not needed. These considerations allow optional sizes for the stack frame itself and the number of instructions required to preserve a function caller's state.</text:span></text:p>
      <text:p text:style-name="P46"><text:span text:style-name="T343">Four parameters of the </text:span><text:span text:style-name="T23">FRAME</text:span><text:span text:style-name="T343"> macro allow the </text:span><text:span text:style-name="T204">global</text:span><text:span text:style-name="T343"> setting of the state that may preserved by functions defined in the program. <text:s/>If space within the stack frame is not defined then </text:span><text:span text:style-name="T344">the corresponding </text:span><text:span text:style-name="T343">state </text:span><text:span text:style-name="T344">may not be saved by any function.</text:span></text:p>
      <text:list xml:id="list1244412443" text:style-name="L28">
        <text:list-item>
          <text:p text:style-name="P692"><text:span text:style-name="T38">BACKPTR</text:span><text:span text:style-name="T351"> controls whether space for a back pointer and compiler reserved field are reserved in the stack frame.</text:span></text:p>
        </text:list-item>
        <text:list-item>
          <text:p text:style-name="P692"><text:span text:style-name="T38">FP</text:span><text:span text:style-name="T351"> controls whether space for floating point registers, specifically the four universally available floating point registers is reserved in the stack frame</text:span></text:p>
        </text:list-item>
        <text:list-item>
          <text:p text:style-name="P692"><text:span text:style-name="T38">AFP</text:span><text:span text:style-name="T351"> reserves additional space for the additional 12 floating point registers available on some architectures.</text:span></text:p>
        </text:list-item>
        <text:list-item>
          <text:p text:style-name="P692"><text:soft-page-break/><text:span text:style-name="T38">PACK</text:span><text:span text:style-name="T351"> removes reserved space from the stack frame for volatile parameter registers.</text:span></text:p>
        </text:list-item>
      </text:list>
      <text:h text:style-name="Heading_20_4" text:outline-level="4"><text:bookmark-start text:name="__RefHeading__2258_288967585"/>General Registers<text:bookmark-end text:name="__RefHeading__2258_288967585"/></text:h>
      <text:p text:style-name="P49"><text:span text:style-name="T344">Generally all parameter registers and registers required to preserve the calling function's state are saved in the stack. <text:s/>While the ELF ABI supplements provide space for the calling function's general and floating point registers, SATK by default only provides space for the general registers. <text:s/></text:span><text:span text:style-name="T345">Space for the volatile general registers is removed from the stack by specifying </text:span><text:span text:style-name="T25">PACK=YES</text:span><text:span text:style-name="T345">. <text:s/>Note that </text:span><text:span text:style-name="T25">PACK=YES</text:span><text:span text:style-name="T345"> influences the space reserved for floating point parameter registers as well if space is reserved for them.</text:span></text:p>
      <text:p text:style-name="P49"><text:span text:style-name="T345">If </text:span><text:span text:style-name="T25">PACK=</text:span><text:span text:style-name="T26">YES</text:span><text:span text:style-name="T346"> is </text:span><text:span text:style-name="T621">used, space</text:span><text:span text:style-name="T346"> for ten general registers, R6-R15 </text:span><text:span text:style-name="T621">is available</text:span><text:span text:style-name="T346">. <text:s/>If </text:span><text:span text:style-name="T26">PACK=NO</text:span><text:span text:style-name="T346">, space is reserved for fourteen registers, R2-R15. <text:s/></text:span><text:span text:style-name="T364">The registers saved in the stack frame matches the save area. <text:s/>Regardless of the value of the </text:span><text:span text:style-name="T39">PACK</text:span><text:span text:style-name="T364"> parameter, only registers R6-R15 are restored.</text:span></text:p>
      <text:h text:style-name="Heading_20_4" text:outline-level="4"><text:bookmark-start text:name="__RefHeading__2260_288967585"/>Floating Point Registers<text:bookmark-end text:name="__RefHeading__2260_288967585"/></text:h>
      <text:p text:style-name="P48"><text:span text:style-name="T344">The need to manage floating point registers </text:span><text:span text:style-name="T615">is</text:span><text:span text:style-name="T344"> an exceptional case for bare-metal programs. <text:s/>To provide space in the stack frame allowing saving of the universally available four floating point registers, specify </text:span><text:span text:style-name="T615">the parameter</text:span><text:span text:style-name="T344"> </text:span><text:span text:style-name="T24">FP=YES</text:span><text:span text:style-name="T344">. <text:s/>For architectures that support the additional twelve floating point registers, space is </text:span><text:span text:style-name="T345">provided</text:span><text:span text:style-name="T344"> by including the parameter </text:span><text:span text:style-name="T24">AFP=YES</text:span><text:span text:style-name="T344">. <text:s/>Both the </text:span><text:span text:style-name="T24">FP</text:span><text:span text:style-name="T344"> and </text:span><text:span text:style-name="T24">AFP</text:span><text:span text:style-name="T344"> parameters default to </text:span><text:span text:style-name="T24">NO</text:span><text:span text:style-name="T344">. <text:s/></text:span><text:span text:style-name="T25">FP=YES</text:span><text:span text:style-name="T345"> is required for </text:span><text:span text:style-name="T25">AFP=YES</text:span><text:span text:style-name="T345"> to reserve space.</text:span></text:p>
      <text:p text:style-name="P47"><text:span text:style-name="T344">To disable the saving of </text:span><text:span text:style-name="T345">floating </text:span><text:span text:style-name="T615">point volatile</text:span><text:span text:style-name="T345"> </text:span><text:span text:style-name="T344">registers, specify the parameter </text:span><text:span text:style-name="T24">PACK=YES</text:span><text:span text:style-name="T344">. <text:s/>This </text:span><text:span text:style-name="T345">parameter removes space in the frame stack definition for </text:span><text:span text:style-name="T615">floating point </text:span><text:span text:style-name="T345">parameter registers.</text:span></text:p>
      <text:p text:style-name="P50"><text:span text:style-name="T347">The following table summarizes the floating point registers for which space is reserved. <text:s/></text:span><text:span text:style-name="T27">PACK=NO</text:span><text:span text:style-name="T348">, </text:span><text:span text:style-name="T27">FP=NO</text:span><text:span text:style-name="T348"> and </text:span><text:span text:style-name="T27">AFP=NO</text:span><text:span text:style-name="T348"> are the default parameter settings.</text:span></text:p>
      <table:table table:name="Table5" table:style-name="Table5">
        <table:table-column table:style-name="Table5.A" table:number-columns-repeated="5"/>
        <table:table-header-rows>
          <table:table-row>
            <table:table-cell table:style-name="Table5.A1" office:value-type="string">
              <text:p text:style-name="P589">PACK</text:p>
            </table:table-cell>
            <table:table-cell table:style-name="Table5.A1" office:value-type="string">
              <text:p text:style-name="P589">FP</text:p>
            </table:table-cell>
            <table:table-cell table:style-name="Table5.A1" office:value-type="string">
              <text:p text:style-name="P589">AFP</text:p>
            </table:table-cell>
            <table:table-cell table:style-name="Table5.A1" office:value-type="string">
              <text:p text:style-name="P589">Registers</text:p>
            </table:table-cell>
            <table:table-cell table:style-name="Table5.E1" office:value-type="string">
              <text:p text:style-name="P589">Reserves Space</text:p>
            </table:table-cell>
          </table:table-row>
        </table:table-header-rows>
        <table:table-row>
          <table:table-cell table:style-name="Table5.A2" office:value-type="string">
            <text:p text:style-name="P458">NO</text:p>
          </table:table-cell>
          <table:table-cell table:style-name="Table5.A2" office:value-type="string">
            <text:p text:style-name="P458">NO</text:p>
          </table:table-cell>
          <table:table-cell table:style-name="Table5.A2" office:value-type="string">
            <text:p text:style-name="P458">NO</text:p>
          </table:table-cell>
          <table:table-cell table:style-name="Table5.A2" office:value-type="string">
            <text:p text:style-name="P458">0</text:p>
          </table:table-cell>
          <table:table-cell table:style-name="Table5.E2" office:value-type="string">
            <text:p text:style-name="Table_20_Contents"/>
          </table:table-cell>
        </table:table-row>
        <table:table-row>
          <table:table-cell table:style-name="Table5.A2" office:value-type="string">
            <text:p text:style-name="P458">NO</text:p>
          </table:table-cell>
          <table:table-cell table:style-name="Table5.A2" office:value-type="string">
            <text:p text:style-name="P458">NO</text:p>
          </table:table-cell>
          <table:table-cell table:style-name="Table5.A2" office:value-type="string">
            <text:p text:style-name="P458">YES</text:p>
          </table:table-cell>
          <table:table-cell table:style-name="Table5.A2" office:value-type="string">
            <text:p text:style-name="P458">0</text:p>
          </table:table-cell>
          <table:table-cell table:style-name="Table5.E2" office:value-type="string">
            <text:p text:style-name="P457"/>
          </table:table-cell>
        </table:table-row>
        <table:table-row>
          <table:table-cell table:style-name="Table5.A2" office:value-type="string">
            <text:p text:style-name="P458">NO</text:p>
          </table:table-cell>
          <table:table-cell table:style-name="Table5.A2" office:value-type="string">
            <text:p text:style-name="P458">YES</text:p>
          </table:table-cell>
          <table:table-cell table:style-name="Table5.A2" office:value-type="string">
            <text:p text:style-name="P458">NO</text:p>
          </table:table-cell>
          <table:table-cell table:style-name="Table5.A2" office:value-type="string">
            <text:p text:style-name="P458">4</text:p>
          </table:table-cell>
          <table:table-cell table:style-name="Table5.E2" office:value-type="string">
            <text:p text:style-name="P459">F0, F2, F4, F6</text:p>
          </table:table-cell>
        </table:table-row>
        <table:table-row>
          <table:table-cell table:style-name="Table5.A2" office:value-type="string">
            <text:p text:style-name="P458">NO</text:p>
          </table:table-cell>
          <table:table-cell table:style-name="Table5.A2" office:value-type="string">
            <text:p text:style-name="P458">YES</text:p>
          </table:table-cell>
          <table:table-cell table:style-name="Table5.A2" office:value-type="string">
            <text:p text:style-name="P458">YES</text:p>
          </table:table-cell>
          <table:table-cell table:style-name="Table5.A2" office:value-type="string">
            <text:p text:style-name="P458">16</text:p>
          </table:table-cell>
          <table:table-cell table:style-name="Table5.E2" office:value-type="string">
            <text:p text:style-name="P459">F0-F15</text:p>
          </table:table-cell>
        </table:table-row>
        <table:table-row>
          <table:table-cell table:style-name="Table5.A2" office:value-type="string">
            <text:p text:style-name="P458">YES</text:p>
          </table:table-cell>
          <table:table-cell table:style-name="Table5.A2" office:value-type="string">
            <text:p text:style-name="P458">NO</text:p>
          </table:table-cell>
          <table:table-cell table:style-name="Table5.A2" office:value-type="string">
            <text:p text:style-name="P458">NO</text:p>
          </table:table-cell>
          <table:table-cell table:style-name="Table5.A2" office:value-type="string">
            <text:p text:style-name="P458">0</text:p>
          </table:table-cell>
          <table:table-cell table:style-name="Table5.E2" office:value-type="string">
            <text:p text:style-name="Table_20_Contents"/>
          </table:table-cell>
        </table:table-row>
        <table:table-row>
          <table:table-cell table:style-name="Table5.A2" office:value-type="string">
            <text:p text:style-name="P458">YES</text:p>
          </table:table-cell>
          <table:table-cell table:style-name="Table5.A2" office:value-type="string">
            <text:p text:style-name="P458">NO</text:p>
          </table:table-cell>
          <table:table-cell table:style-name="Table5.A2" office:value-type="string">
            <text:p text:style-name="P458">YES</text:p>
          </table:table-cell>
          <table:table-cell table:style-name="Table5.A2" office:value-type="string">
            <text:p text:style-name="P458">0</text:p>
          </table:table-cell>
          <table:table-cell table:style-name="Table5.E2" office:value-type="string">
            <text:p text:style-name="Table_20_Contents"/>
          </table:table-cell>
        </table:table-row>
        <table:table-row>
          <table:table-cell table:style-name="Table5.A2" office:value-type="string">
            <text:p text:style-name="P458">YES</text:p>
          </table:table-cell>
          <table:table-cell table:style-name="Table5.A2" office:value-type="string">
            <text:p text:style-name="P458">YES</text:p>
          </table:table-cell>
          <table:table-cell table:style-name="Table5.A2" office:value-type="string">
            <text:p text:style-name="P458">NO</text:p>
          </table:table-cell>
          <table:table-cell table:style-name="Table5.A2" office:value-type="string">
            <text:p text:style-name="P458">2</text:p>
          </table:table-cell>
          <table:table-cell table:style-name="Table5.E2" office:value-type="string">
            <text:p text:style-name="P459">F4, F6</text:p>
          </table:table-cell>
        </table:table-row>
        <table:table-row>
          <table:table-cell table:style-name="Table5.A2" office:value-type="string">
            <text:p text:style-name="P458">YES</text:p>
          </table:table-cell>
          <table:table-cell table:style-name="Table5.A2" office:value-type="string">
            <text:p text:style-name="P458">YES</text:p>
          </table:table-cell>
          <table:table-cell table:style-name="Table5.A2" office:value-type="string">
            <text:p text:style-name="P458">YES</text:p>
          </table:table-cell>
          <table:table-cell table:style-name="Table5.A2" office:value-type="string">
            <text:p text:style-name="P458">14</text:p>
          </table:table-cell>
          <table:table-cell table:style-name="Table5.E2" office:value-type="string">
            <text:p text:style-name="P459">F1, F3, F4-F15</text:p>
          </table:table-cell>
        </table:table-row>
      </table:table>
      <text:p text:style-name="P60"/>
      <text:p text:style-name="P51"><text:span text:style-name="T348">Whether any floating point registers are actually saved or restored in the reserved space is </text:span><text:soft-page-break/><text:span text:style-name="T348">controlled by the corresponding </text:span><text:span text:style-name="T27">FUNCTION</text:span><text:span text:style-name="T348"> macro parameters </text:span><text:span text:style-name="T27">FP</text:span><text:span text:style-name="T348"> and </text:span><text:span text:style-name="T27">AFP</text:span><text:span text:style-name="T348">. <text:s/>The </text:span><text:span text:style-name="T27">FRAME</text:span><text:span text:style-name="T348"> macro only reserves space allowing the </text:span><text:span text:style-name="T27">FUNCTION</text:span><text:span text:style-name="T348"> to use the space reserved </text:span><text:span text:style-name="T349">when its </text:span><text:span text:style-name="T349">parameters direct it to do so.</text:span></text:p>
      <text:h text:style-name="Heading_20_4" text:outline-level="4"><text:bookmark-start text:name="__RefHeading__2262_288967585"/>Back Pointer and Compiler Reserved Field<text:bookmark-end text:name="__RefHeading__2262_288967585"/></text:h>
      <text:p text:style-name="P48"><text:span text:style-name="T345">To provide space for the back pointer </text:span><text:span text:style-name="T348">and the compiler reserved field</text:span><text:span text:style-name="T345">, use the </text:span><text:span text:style-name="T25">BACKPTR=YES</text:span><text:span text:style-name="T345"> parameter setting. <text:s/>If space is allocated for the back pointer, it will automatically be saved into the stack frame during a function call. <text:s/>By default, </text:span><text:span text:style-name="T25">BACKPTR=NO</text:span><text:span text:style-name="T345"> and space is not reserved for </text:span><text:span text:style-name="T348">either </text:span><text:span text:style-name="T345">the back pointer </text:span><text:span text:style-name="T348">or the compiler reserved field. <text:s/></text:span><text:span text:style-name="T615">SATK does not utilize the compiler reserved field.</text:span></text:p>
      <text:h text:style-name="P764" text:outline-level="3"><text:bookmark-start text:name="__RefHeading__11289_1071145159"/>LOCAL<text:bookmark-end text:name="__RefHeading__11289_1071145159"/></text:h>
      <text:p text:style-name="P55"><text:span text:style-name="T352">Usage by a function of the stack frame is supported by reserving </text:span><text:span text:style-name="T353">additional </text:span><text:span text:style-name="T352">space in the stack frame </text:span><text:span text:style-name="T353">for the function's fields</text:span><text:span text:style-name="T352">. <text:s/></text:span><text:span text:style-name="T355">The </text:span><text:span text:style-name="T32">LOCAL</text:span><text:span text:style-name="T355"> and </text:span><text:span text:style-name="T32">FUNCTION</text:span><text:span text:style-name="T355"> macros cooperate to achieve this result. <text:s/></text:span><text:span text:style-name="T667">The </text:span><text:span text:style-name="T198">LOCAL</text:span><text:span text:style-name="T667"> macro initiates a scratch-pad area on the local function call stack. <text:s/>Initially the area is not initialized and all content is unpredictable upon entry to the function.</text:span></text:p>
      <text:p text:style-name="P56"><text:span text:style-name="T352">The </text:span><text:span text:style-name="T29">LOCAL</text:span><text:span text:style-name="T352"> macro, coded before a function definition, </text:span><text:span text:style-name="T623">is</text:span><text:span text:style-name="T356"> </text:span><text:span text:style-name="T352">followed by </text:span><text:span text:style-name="T29">DS</text:span><text:span text:style-name="T352"> assembler directives </text:span><text:span text:style-name="T667">defining the use of the scratchpad area.</text:span><text:span text:style-name="T352"> </text:span><text:span text:style-name="T620">The </text:span><text:span text:style-name="T175">DS</text:span><text:span text:style-name="T620"> directives</text:span><text:span text:style-name="T352"> define </text:span><text:span text:style-name="T353">and reserve space </text:span><text:span text:style-name="T355">for the following </text:span><text:span text:style-name="T352">function</text:span><text:span text:style-name="T355">'s</text:span><text:span text:style-name="T352"> </text:span><text:span text:style-name="T353">usage </text:span><text:span text:style-name="T356">of the stack frame</text:span><text:span text:style-name="T353">. <text:s/></text:span><text:span text:style-name="T356">The </text:span><text:span text:style-name="T33">DS</text:span><text:span text:style-name="T356"> assembler directives define the individual fields used by the function.</text:span><text:span text:style-name="T353"> <text:s/>The last </text:span><text:span text:style-name="T30">DS</text:span><text:span text:style-name="T353"> assembler directive must be followed by the </text:span><text:span text:style-name="T30">FUNCTION</text:span><text:span text:style-name="T353"> macro </text:span><text:span text:style-name="T356">to both complete the stack frame definition for the function and </text:span><text:span text:style-name="T353">defin</text:span><text:span text:style-name="T356">e</text:span><text:span text:style-name="T353"> the function's prolog logic.</text:span></text:p>
      <text:p text:style-name="P57"><text:span text:style-name="T668">Any use of </text:span><text:span text:style-name="T199">DC</text:span><text:span text:style-name="T668"> assembler directives is the same as any other use of the </text:span><text:span text:style-name="T199">DC</text:span><text:span text:style-name="T668"> assembler directive within a DSECT. <text:s/>The </text:span><text:span text:style-name="T199">DC</text:span><text:span text:style-name="T668"> is treated as a </text:span><text:span text:style-name="T199">DS</text:span><text:span text:style-name="T668"> assembler directive and constant information is discarded. <text:s/>A </text:span><text:span text:style-name="T199">DC</text:span><text:span text:style-name="T668"> directive within the scratch pad area does not initialize the area. <text:s/>Explicit instructions moving or storing into the scratch pad area are required to place function values into it.</text:span></text:p>
      <text:p text:style-name="P53"><text:span text:style-name="T354">The </text:span><text:span text:style-name="T31">LOCAL</text:span><text:span text:style-name="T354"> macro remembers the current control section and then makes the stack frame DSECT active, positioning the location counter following the space reserved by the </text:span><text:span text:style-name="T31">FRAME</text:span><text:span text:style-name="T354"> macro. <text:s/>The </text:span><text:span text:style-name="T623">subsequent</text:span><text:span text:style-name="T354"> </text:span><text:span text:style-name="T31">FUNCTION</text:span><text:span text:style-name="T354"> macro ensures the stack remains on double words and returns to the control section remembered by the </text:span><text:span text:style-name="T31">LOCAL</text:span><text:span text:style-name="T354"> macro. <text:s/></text:span><text:span text:style-name="T356">The stack frame size resulting from the additional space is used by the </text:span><text:span text:style-name="T33">FUNCTION</text:span><text:span text:style-name="T356"> macro to establish the new stack frame pointer for the defined function </text:span><text:span text:style-name="T623">in its prolog code.</text:span></text:p>
      <text:p text:style-name="P54"><text:span text:style-name="T358">The </text:span><text:span text:style-name="T35">LOCAL</text:span><text:span text:style-name="T358"> macro must </text:span><text:span text:style-name="T283">not</text:span><text:span text:style-name="T358"> be used between a </text:span><text:span text:style-name="T35">FUNCTION</text:span><text:span text:style-name="T358"> and </text:span><text:span text:style-name="T35">RETURN</text:span><text:span text:style-name="T358"> macro.</text:span></text:p>
      <text:h text:style-name="P726" text:outline-level="2"><text:bookmark-start text:name="__RefHeading__11071_1071145159"/>The Stack<text:bookmark-end text:name="__RefHeading__11071_1071145159"/></text:h>
      <text:p text:style-name="P170"><text:span text:style-name="T318">T</text:span><text:span text:style-name="T313">he </text:span><text:span text:style-name="T318">program </text:span><text:span text:style-name="T313">stack </text:span><text:span text:style-name="T318">is the core of function usage</text:span><text:span text:style-name="T313">. <text:s/>The </text:span><text:span text:style-name="T318">stack</text:span><text:span text:style-name="T313"> resides in memory. <text:s/>Before any functions can be called the location of the stack must be known. <text:s/></text:span><text:span text:style-name="T318">The bare-metal program must establish the program stack. <text:s/></text:span><text:span text:style-name="T319">The program stack grows downward in memory, starting at </text:span><text:soft-page-break/><text:span text:style-name="T319">some address with stack frames added at lower memory locations. <text:s/>As frames are removed, the stack address returns to addresses higher in memory.</text:span></text:p>
      <text:p text:style-name="P171"><text:span text:style-name="T320">The </text:span><text:span text:style-name="T16">STACK</text:span><text:span text:style-name="T320"> and </text:span><text:span text:style-name="T16">STKINIT</text:span><text:span text:style-name="T320"> macros provide support for stack initialization. <text:s/></text:span></text:p>
      <text:h text:style-name="P765" text:outline-level="3"><text:bookmark-start text:name="__RefHeading__11879_1071145159"/>STACK<text:bookmark-end text:name="__RefHeading__11879_1071145159"/></text:h>
      <text:p text:style-name="P171"><text:span text:style-name="T320">The </text:span><text:span text:style-name="T16">STACK</text:span><text:span text:style-name="T320"> macro defines an assembler label that represent</text:span><text:span text:style-name="T321">s the program's bottom of the </text:span><text:span text:style-name="T321">stack location. <text:s/></text:span><text:span text:style-name="T356">Th</text:span><text:span text:style-name="T622">is</text:span><text:span text:style-name="T356"> “bottom of the stack” address establishes the bottom stack frame. <text:s/></text:span><text:span text:style-name="T617">The </text:span><text:span text:style-name="T173">STACK</text:span><text:span text:style-name="T617"> macro</text:span><text:span text:style-name="T356"> </text:span><text:span text:style-name="T617">reserves</text:span><text:span text:style-name="T356"> space for preservation of the </text:span><text:span text:style-name="T617">program state for the </text:span><text:span text:style-name="T356">portion of the program initializing the stack. <text:s/>This allows the code that initializes the stack, </text:span><text:span text:style-name="T617">using </text:span><text:span text:style-name="T173">STKINIT</text:span><text:span text:style-name="T271">,</text:span><text:span text:style-name="T272"> </text:span><text:span text:style-name="T356">to then proceed to call functions dependent upon the stack. <text:s/>The initializing code, while being able to utilize functions, is itself not a function </text:span><text:span text:style-name="T617">nor does it support local variables in the first stack frame.</text:span><text:span text:style-name="T356"> <text:s text:c="2"/></text:span><text:span text:style-name="T617">The first stack frame is strictly for the purpose of allowing the initializing code to call functions. <text:s/></text:span><text:span text:style-name="T356">The program stack frame format defines the size of this first stack frame.</text:span></text:p>
      <text:h text:style-name="P765" text:outline-level="3"><text:bookmark-start text:name="__RefHeading__11881_1071145159"/>STKINIT<text:bookmark-end text:name="__RefHeading__11881_1071145159"/></text:h>
      <text:p text:style-name="P171"><text:span text:style-name="T321">The </text:span><text:span text:style-name="T17">STKINIT</text:span><text:span text:style-name="T321"> macro performs run-time initialization of the stack. <text:s/>The stack must be initialized before any run-time function calls can be made. <text:s/>Unpredictable results will occur otherwise.</text:span></text:p>
      <text:p text:style-name="P170"><text:span text:style-name="T17">STKINIT</text:span><text:span text:style-name="T321"> accepts a run-time value in a register, a symbol of an address constant that defines the bottom of the stack or a symbol created by the </text:span><text:span text:style-name="T17">STACK</text:span><text:span text:style-name="T321"> macro.</text:span></text:p>
      <text:h text:style-name="P727" text:outline-level="2"><text:bookmark-start text:name="__RefHeading__2578_288967585"/>Function Definition<text:bookmark-end text:name="__RefHeading__2578_288967585"/></text:h>
      <text:p text:style-name="P172"><text:span text:style-name="T356">A SATK function is defined using two macros, the </text:span><text:span text:style-name="T33">FUNCTION</text:span><text:span text:style-name="T356"> and </text:span><text:span text:style-name="T33">RETURN</text:span><text:span text:style-name="T356"> macros, and optionally local stack frame usage as described in the previous section. <text:s/></text:span></text:p>
      <text:h text:style-name="P766" text:outline-level="3"><text:bookmark-start text:name="__RefHeading__12006_1071145159"/>FUNCTION<text:bookmark-end text:name="__RefHeading__12006_1071145159"/></text:h>
      <text:p text:style-name="P172"><text:span text:style-name="T357">The </text:span><text:span text:style-name="T34">FUNCTION</text:span><text:span text:style-name="T357"> macro defines the entry point of the function and the prolog code.</text:span></text:p>
      <text:p text:style-name="P59"><text:span text:style-name="T362">The function prolog code</text:span><text:span text:style-name="T357">:</text:span></text:p>
      <text:list xml:id="list289560647" text:style-name="L29">
        <text:list-item>
          <text:p text:style-name="P693"><text:span text:style-name="T357">establish</text:span><text:span text:style-name="T362">es</text:span><text:span text:style-name="T357"> the register conventions expected by the defined function,</text:span></text:p>
        </text:list-item>
        <text:list-item>
          <text:p text:style-name="P695">provides a base register of R13 for the function,</text:p>
        </text:list-item>
        <text:list-item>
          <text:p text:style-name="P693"><text:span text:style-name="T357">sav</text:span><text:span text:style-name="T362">es</text:span><text:span text:style-name="T357"> the caller's state in the caller's stack </text:span><text:span text:style-name="T362">frame</text:span><text:span text:style-name="T357">,</text:span></text:p>
        </text:list-item>
        <text:list-item>
          <text:p text:style-name="P693"><text:span text:style-name="T358">creat</text:span><text:span text:style-name="T362">es</text:span><text:span text:style-name="T358"> </text:span><text:span text:style-name="T362">a new</text:span><text:span text:style-name="T358"> stack frame </text:span><text:span text:style-name="T362">for </text:span><text:span text:style-name="T358">use </text:span><text:span text:style-name="T362">of</text:span><text:span text:style-name="T358"> the function, </text:span><text:span text:style-name="T363">pointed to by R15</text:span><text:span text:style-name="T358">, </text:span><text:span text:style-name="T364">and</text:span></text:p>
        </text:list-item>
        <text:list-item>
          <text:p text:style-name="P694"><text:span text:style-name="T364">saves the back pointer if the </text:span><text:span text:style-name="T39">BACKPTR=YES</text:span><text:span text:style-name="T364"> was supplied on the </text:span><text:span text:style-name="T39">FRAME</text:span><text:span text:style-name="T364"> macro.</text:span></text:p>
        </text:list-item>
      </text:list>
      <text:p text:style-name="P172"><text:span text:style-name="T359">The </text:span><text:span text:style-name="T36">FUNCTION</text:span><text:span text:style-name="T359"> macro has only two parameters, the </text:span><text:span text:style-name="T36">FP</text:span><text:span text:style-name="T359"> and </text:span><text:span text:style-name="T36">AFP</text:span><text:span text:style-name="T359"> parameters. <text:s/>They define whether the function prolog and epilog code should save and restore the universal four floating point registers and the twelve additional registers if available. <text:s/>Save areas must have </text:span><text:soft-page-break/><text:span text:style-name="T359">been reserved in the stack frame structure by the </text:span><text:span text:style-name="T36">FRAME</text:span><text:span text:style-name="T359"> macro for these registers to actually be saved and restored. <text:s/>Specify </text:span><text:span text:style-name="T36">FP=YES</text:span><text:span text:style-name="T359"> and optionally </text:span><text:span text:style-name="T36">AFP=YES</text:span><text:span text:style-name="T359"> </text:span><text:span text:style-name="T360">with the </text:span><text:span text:style-name="T37">FUNCTION</text:span><text:span text:style-name="T360"> macro </text:span><text:span text:style-name="T359">for the respective floating point registers to be saved by the </text:span><text:span text:style-name="T36">FUNCTION</text:span><text:span text:style-name="T359"> prolog code, and restored by the </text:span><text:span text:style-name="T36">RETURN</text:span><text:span text:style-name="T359"> epilog code.</text:span></text:p>
      <text:p text:style-name="P172"><text:span text:style-name="T358">Local frame usage by the function is defined previous to the </text:span><text:span text:style-name="T35">FUNCTION</text:span><text:span text:style-name="T358"> macro that defines the function. <text:s/>The </text:span><text:span text:style-name="T35">LOCAL</text:span><text:span text:style-name="T358"> macro must not be used between a </text:span><text:span text:style-name="T35">FUNCTION</text:span><text:span text:style-name="T358"> and </text:span><text:span text:style-name="T35">RETURN</text:span><text:span text:style-name="T358"> macro.</text:span></text:p>
      <text:h text:style-name="P766" text:outline-level="3"><text:bookmark-start text:name="__RefHeading__12008_1071145159"/>RETURN<text:bookmark-end text:name="__RefHeading__12008_1071145159"/></text:h>
      <text:p text:style-name="P58"><text:span text:style-name="T358">The </text:span><text:span text:style-name="T35">RETURN</text:span><text:span text:style-name="T358"> macro completes the function definition by supplying the function epilog code. <text:s/>It must follow a </text:span><text:span text:style-name="T35">FUNCTION</text:span><text:span text:style-name="T358"> macro. <text:s/>Only one </text:span><text:span text:style-name="T35">RETURN</text:span><text:span text:style-name="T358"> macro may be used in a function definition, namely the one that terminates the function. <text:s/>Returning to a function's caller must use the </text:span><text:span text:style-name="T35">RETURN</text:span><text:span text:style-name="T358"> macro. <text:s text:c="2"/>Multiple points from which a function may </text:span><text:span text:style-name="T359">need to </text:span><text:span text:style-name="T358">return must </text:span><text:span text:style-name="T358">branch to the single </text:span><text:span text:style-name="T35">RETURN</text:span><text:span text:style-name="T358"> macro to do so. <text:s/></text:span><text:span text:style-name="T359">Each </text:span><text:span text:style-name="T36">FUNCTION</text:span><text:span text:style-name="T359"> macro must be paired with a corresponding </text:span><text:span text:style-name="T36">RETURN</text:span><text:span text:style-name="T359"> macro.</text:span></text:p>
      <text:p text:style-name="P61">The function epilog code:</text:p>
      <text:list xml:id="list514810705" text:style-name="L30">
        <text:list-item>
          <text:p text:style-name="P696">restores the caller's state and</text:p>
        </text:list-item>
        <text:list-item>
          <text:p text:style-name="P696">returns to the caller.</text:p>
        </text:list-item>
      </text:list>
      <text:p text:style-name="P61">It is the responsibility of the function to return in R2-R5 any returned values before returning to the caller.</text:p>
      <text:h text:style-name="P728" text:outline-level="2"><text:bookmark-start text:name="__RefHeading__12163_1071145159"/>Using Functions<text:bookmark-end text:name="__RefHeading__12163_1071145159"/></text:h>
      <text:p text:style-name="P175">A function may be called either by </text:p>
      <text:list xml:id="list1326810001" text:style-name="L31">
        <text:list-item>
          <text:p text:style-name="P697"><text:span text:style-name="T624">its name </text:span><text:span text:style-name="T627">(the </text:span><text:span text:style-name="T177">CALL</text:span><text:span text:style-name="T627"> macro)</text:span><text:span text:style-name="T624">,</text:span></text:p>
        </text:list-item>
        <text:list-item>
          <text:p text:style-name="P697"><text:span text:style-name="T626">a </text:span><text:span text:style-name="T624">register </text:span><text:span text:style-name="T626">containing the function's location </text:span><text:span text:style-name="T627">(the </text:span><text:span text:style-name="T177">CALLR</text:span><text:span text:style-name="T627"> macro)</text:span><text:span text:style-name="T626">, or </text:span></text:p>
        </text:list-item>
        <text:list-item>
          <text:p text:style-name="P697"><text:span text:style-name="T626">an address constant pointing to the functions being called </text:span><text:span text:style-name="T627">(the </text:span><text:span text:style-name="T177">CALLR</text:span><text:span text:style-name="T627"> macro)</text:span><text:span text:style-name="T626">.</text:span></text:p>
        </text:list-item>
      </text:list>
      <text:h text:style-name="P767" text:outline-level="3"><text:bookmark-start text:name="__RefHeading__12165_1071145159"/>CALL<text:bookmark-end text:name="__RefHeading__12165_1071145159"/></text:h>
      <text:p text:style-name="P176">The CALL macro uses a symbol to identify the function being called. <text:s/>For architectures that support it (levels 8 and 9) the symbol is used in a position relative instruction. <text:s/>All other architectures use an inline address constant. <text:s/></text:p>
      <text:p text:style-name="P173"><text:span text:style-name="T624">The macro can be forced to use either by use of the </text:span><text:span text:style-name="T176">INLINE</text:span><text:span text:style-name="T624"> parameter. <text:s/></text:span><text:span text:style-name="T176">INLINE=A</text:span><text:span text:style-name="T624"> forces use of an address constant. <text:s/></text:span><text:span text:style-name="T176">INLINE=J</text:span><text:span text:style-name="T624"> forces use of a positional relative long instruction.</text:span></text:p>
      <text:p text:style-name="P173"><text:span text:style-name="T624">If an address constant is used, it can be added to the self relocation environment by specifying </text:span><text:span text:style-name="T176">RELO=YES</text:span><text:span text:style-name="T624">.</text:span></text:p>
      <text:h text:style-name="P767" text:outline-level="3"><text:bookmark-start text:name="__RefHeading__12167_1071145159"/><text:soft-page-break/>CALLR<text:bookmark-end text:name="__RefHeading__12167_1071145159"/></text:h>
      <text:p text:style-name="P173"><text:span text:style-name="T624">The </text:span><text:span text:style-name="T176">CALLR</text:span><text:span text:style-name="T624"> macro accepts a register, in parenthesis, containing the address of the function being called or a symbol of an address constant pointing the the </text:span><text:span text:style-name="T625">function</text:span><text:span text:style-name="T624"> being called.</text:span></text:p>
      <text:p text:style-name="P176">If the parameter is omitted, the location of the function being called is assumed to be in general register 1.</text:p>
      <text:h text:style-name="Heading_20_1" text:outline-level="1"><text:bookmark-start text:name="__RefHeading__29192_2028746001"/>Supporting Multiple Architectures in the Same Program<text:bookmark-end text:name="__RefHeading__29192_2028746001"/></text:h>
      <text:p text:style-name="P190"><text:span text:style-name="T639">The most direct path to supporting multiple architectures, while minimizing coding differences is through the use of functions. <text:s/></text:span>The <text:span text:style-name="T639">function </text:span>macros discussed above provide basic support of functions in a<text:span text:style-name="T658">n assembly targeting a</text:span> single architecture. <text:s/>Utilizing functions in a program supporting multiple architectures involves extending the definition and calling of functions in a way that allows architecture specific versions of a function to exist along with versions that may be shared between architectures. <text:s/>This is really about utilizing unique names. <text:s/><text:span text:style-name="T658">A</text:span>ctually reus<text:span text:style-name="T658">ing</text:span> the coded function requires the ability for the overloading of the function name as coded in the source program to be reused in these different contexts while being differentiated from another use of the name. <text:s/>As with functions themselves that implement a set of subroutine call conventions, supporting multiple architectures in the same program involves a set of coding conventions that overload the name with some attributes.</text:p>
      <text:p text:style-name="P177"><text:span text:style-name="T628">To use the same coded function in multiple contexts requires the function definition, </text:span><text:span text:style-name="T658">and use of local variables,</text:span><text:span text:style-name="T628"> to be wrapped in a macro. <text:s text:c="2"/></text:span><text:span text:style-name="T658">This wrapper macro</text:span><text:span text:style-name="T628"> definition </text:span><text:span text:style-name="T658">must</text:span><text:span text:style-name="T628"> utilize a macro that understands the naming conventions for functions of certain types.</text:span></text:p>
      <text:p text:style-name="P177"><text:span text:style-name="T628">Additionally supporting multiple architectures dictates the use of targets and command-line arguments tailored for multiple architecture development. <text:s/></text:span><text:span text:style-name="T658">T</text:span><text:span text:style-name="T628">he source program itself must be structured with multiple architectures in mind. <text:s/></text:span><text:span text:style-name="T629">A number of moving parts are involved in creating a program that can be used in multiple architectures.</text:span></text:p>
      <text:p text:style-name="P178"><text:span text:style-name="T658">See t</text:span><text:span text:style-name="T628">he section “</text:span><text:span text:style-name="T658">Coding</text:span><text:span text:style-name="T629"> for Multiple Architectures</text:span><text:span text:style-name="T628">” for details. <text:s/></text:span><text:span text:style-name="T658">It encapsulates the compatibility requirements identified below. </text:span></text:p>
      <text:h text:style-name="Heading_20_2" text:outline-level="2"><text:bookmark-start text:name="__RefHeading__29194_2028746001"/>Compatibility Requirements<text:bookmark-end text:name="__RefHeading__29194_2028746001"/></text:h>
      <text:p text:style-name="P182">A program that supports multiple architectures must ensure for a given instance of use that:</text:p>
      <text:list xml:id="list988519732" text:style-name="L32">
        <text:list-item>
          <text:p text:style-name="P698"><text:span text:style-name="T631">I</text:span><text:span text:style-name="T630">nstructions used in the program by its different architectures </text:span><text:span text:style-name="T636">must be</text:span><text:span text:style-name="T630"> recognized by the ASMA target. <text:s/></text:span><text:span text:style-name="T631">Having the assembler fail to recognize an instruction causes the build to fail.</text:span></text:p>
        </text:list-item>
        <text:list-item>
          <text:p text:style-name="P699"><text:span text:style-name="T630">The IPL PSW is compatible with the run-time platform. <text:s/></text:span><text:span text:style-name="T631">A specification exception when introducing the IPL PSW is not a desirable result of the IPL function.</text:span></text:p>
        </text:list-item>
        <text:list-item>
          <text:p text:style-name="P700"><text:span text:style-name="T630">Structures shared by the program in shared portions of the code </text:span><text:span text:style-name="T638">must be</text:span><text:span text:style-name="T630"> compatible with the run-time platform. <text:s/></text:span><text:span text:style-name="T638">Addressing exceptions can otherwise occur</text:span><text:span text:style-name="T631">.</text:span></text:p>
        </text:list-item>
        <text:list-item>
          <text:p text:style-name="P699"><text:span text:style-name="T630">Code specific to an architecture is only used by that architecture. <text:s/></text:span><text:span text:style-name="T631">Various unexpected </text:span><text:soft-page-break/><text:span text:style-name="T631">results can occur </text:span><text:span text:style-name="T632">otherwise</text:span><text:span text:style-name="T631">.</text:span></text:p>
        </text:list-item>
      </text:list>
      <text:p text:style-name="P179"><text:span text:style-name="T632">Underlying a</text:span><text:span text:style-name="T631">spects of each of the mainframe </text:span><text:span text:style-name="T632">architectures and the SATK implementation drive the compatibility rules.</text:span></text:p>
      <text:h text:style-name="Heading_20_3" text:outline-level="3"><text:bookmark-start text:name="__RefHeading__29196_2028746001"/>Assembler Instruction Recognition<text:bookmark-end text:name="__RefHeading__29196_2028746001"/></text:h>
      <text:p text:style-name="P181"><text:span text:style-name="T637">Only three target architectures guarantee that all instructions are recognized by the ASMA </text:span><text:span text:style-name="T637">assembler: </text:span><text:span text:style-name="T178">24</text:span><text:span text:style-name="T637">, </text:span><text:span text:style-name="T178">31</text:span><text:span text:style-name="T637"> and </text:span><text:span text:style-name="T178">64</text:span><text:span text:style-name="T637">. <text:s/>Programs supporting multiple targets should use one of these targets to ensure assembly </text:span><text:span text:style-name="T639">recognition </text:span><text:span text:style-name="T637">of instructions specific to any supported architecture. <text:s/></text:span><text:span text:style-name="T637">SATK's use of the </text:span><text:span text:style-name="T178">ARCHIND</text:span><text:span text:style-name="T637"> operation synonyms makes this mandatory.</text:span></text:p>
      <text:h text:style-name="Heading_20_3" text:outline-level="3"><text:bookmark-start text:name="__RefHeading__29198_2028746001"/>Compatible IPL PSW<text:bookmark-end text:name="__RefHeading__29198_2028746001"/></text:h>
      <text:p text:style-name="P185">The IPL PSW must be compatible with the run-time platform. <text:s/>Separate IPL media regardless of the form it takes (a list-directed IPL directory or an emulated device) is required for each supported case where the IPL PSW is not compatible.</text:p>
      <text:p text:style-name="P187">Fortunately, the 64-bit extended format PSW is supported by all architectures from System/370 (level 3 architecture) through ESA/390 on a z/Architecture system (level 9 architecture). <text:s/>The only outliers are the System/360 (level 1 architecture) and System/370 in basic control mode (level 2 architecture). <text:s/>If the outliers are not supported a single build can support all architectures used by the program from 3 through 9. <text:s/>z/Architecture starts out in ESA/390 mode (level 8 architecture) following its IPL.</text:p>
      <text:p text:style-name="P188">Address mode is more selective. <text:s/>However, the IPL function from an emulated device is constrained to the first 16 megabytes of storage because of the use of Format-0 CCW's by the IPL function.</text:p>
      <text:p text:style-name="P180"><text:span text:style-name="T634">T</text:span><text:span text:style-name="T633">h</text:span><text:span text:style-name="T634">e 24-bit address mode</text:span><text:span text:style-name="T633"> constraint does not exist for the list-directed IPL case. <text:s/>The choices are either 24- or 31-bit addressing, </text:span><text:span text:style-name="T634">the only address modes supported by a 64-bit PSW</text:span><text:span text:style-name="T633">. <text:s/>If all of the supported architectures support 31-bit addressing, the IPL PSW may </text:span><text:span text:style-name="T634">enable 31-bit addressing and the loaded program may reside within the first two gigabytes of memory. <text:s/></text:span></text:p>
      <text:p text:style-name="P180"><text:span text:style-name="T634">For simplicity sake and the greatest flexibility, 24-bit address mode is recommended. <text:s/></text:span><text:span text:style-name="T635">This requires the program, at least at entry, to reside below the 16-megabyte boundary.</text:span></text:p>
      <text:p text:style-name="P181"><text:span text:style-name="T637">Regardless of the choice, the initial </text:span><text:span text:style-name="T178">XMODE</text:span><text:span text:style-name="T273"> </text:span><text:span text:style-name="T178">PSW</text:span><text:span text:style-name="T637"> setting can be forced by use of the ASMA command-line argument </text:span><text:span text:style-name="T178">–-psw</text:span><text:span text:style-name="T273"> independent of the selected assembly target. <text:s/>By using this command line argument, the source program can use the </text:span><text:span text:style-name="T178">PSW</text:span><text:span text:style-name="T273"> directive to correctly build the IPL PSW without coding changes. <text:s/></text:span><text:span text:style-name="T274">The </text:span><text:span text:style-name="T275">PSW </text:span><text:span text:style-name="T274">format of the lowest architecture with a compatible IPL PSW should be selected by the </text:span><text:span text:style-name="T179">–-psw</text:span><text:span text:style-name="T274"> argument.</text:span></text:p>
      <text:h text:style-name="P768" text:outline-level="3"><text:bookmark-start text:name="__RefHeading__11396_846976146"/>Sharing Structures<text:bookmark-end text:name="__RefHeading__11396_846976146"/></text:h>
      <text:p text:style-name="P189"><text:span text:style-name="T639">The major influence on structure sharing involves fields intended for different register sizes. <text:s/>While use of fields smaller than a register requires appropriate instruction selection, these can frequently be accommodated by use of operation synonyms supplied by the </text:span><text:span text:style-name="T180">ARCHIND</text:span><text:span text:style-name="T639"> macro. <text:s/></text:span></text:p>
      <text:p text:style-name="P191"><text:soft-page-break/><text:span text:style-name="T639">However, fields that accommodate full register data may or may not be compatible depending upon how the field is constructed. <text:s/></text:span><text:span text:style-name="T640">Fields expected to be used with 64-bit registers are eight bytes in length. <text:s/>Fields expected to be used with 32-bit registers are four. <text:s/>If the fields are designed to match the register size, then the same structure targeted for 32- or 64-bit registers will have different displacements for a field with the same logical usage. <text:s/>This results in two different dummy sections with differently named fields for the same logical structure. <text:s/>A logical structure that has two different dummy sections, one for 32-bit register CPU's and the </text:span><text:span text:style-name="T640">other for 64-bit register CPU's is register dependent.</text:span></text:p>
      <text:p text:style-name="P192">The alternative is using a structure that can accommodate either, meaning designed for 64-bit registers. <text:s/>The same displacement can be used for either register size, allowing a single dummy section to define the structure in all cases. <text:s/>The extra four bytes of the field are essentially unused when the structure is in use on a 32-bit register system. <text:s/>Such a structure is register independent.</text:p>
      <text:p text:style-name="P192">The function frame structure is an example of a register dependent structure. <text:s/>It utilizes a different dummy section for each of the register dependent definitions. <text:s/>A standard prefix is used for each field in the frame's dummy section to differentiate the two cases.</text:p>
      <text:p text:style-name="P191"><text:span text:style-name="T640">The </text:span><text:span text:style-name="T181">IOCB</text:span><text:span text:style-name="T640"> structure is an example of a register independent structure. <text:s/>The address fields used for the channel subsystem control blocks are all eight bytes in length. <text:s/>The same field names can be used regardless of the architecture, although the code that uses the structure must ensure the correct instruction is utilized for the respective architecture. <text:s/>Operation synonyms provide that consistency.</text:span></text:p>
      <text:p text:style-name="P193"><text:span text:style-name="T653">G</text:span>eneral<text:span text:style-name="T653">ly</text:span>, the program implementer must make a choice between the two approaches when supporting 32-bit register architectures along with z/Architecture (64-bit registers) in the same program.</text:p>
      <text:p text:style-name="P194">In the two examples, SATK has chosen <text:span text:style-name="T652">each</text:span> approach in two different situations. <text:s/>The IOCB is used for a single device. <text:s/>Bare-metal programs typically do not utilize a large number of devices. <text:s/>The penalty for the extra four bytes on 32-bit systems is small. <text:s/><text:span text:style-name="T652">SATK has chosen the register independent approach for </text:span><text:span text:style-name="T653">the </text:span><text:span text:style-name="T186">IOCB</text:span><text:span text:style-name="T652">.</text:span></text:p>
      <text:p text:style-name="P194">In the case of function frames, the size of each frame drives the size of the stack. <text:s/>Multiple stacks are likely with multiple frames in each stack possible. <text:s/>The penalty for the excess area when applied to each save<text:span text:style-name="T652">d</text:span> register becomes much higher. <text:s/>SATK has opted to optimize for smaller size in the case of functions <text:span text:style-name="T652">by using two different dummy sections depending upon register size</text:span>.</text:p>
      <text:p text:style-name="P196"><text:span text:style-name="T641">This does mean that a function assembled for use on a 32-bit system </text:span><text:span text:style-name="T282">can not</text:span><text:span text:style-name="T641"> be directly used on a system operating with 64-bit registers </text:span><text:span text:style-name="T642">even if the code within the function can</text:span><text:span text:style-name="T641">. <text:s/>Such a function must be, at a minimum assembled separately under architecture level 9 </text:span><text:span text:style-name="T642">so that the function prolog and epilog code is consistent.</text:span></text:p>
      <text:h text:style-name="P781" text:outline-level="4"><text:bookmark-start text:name="__RefHeading__29599_197632377"/>Channel Command Words<text:bookmark-end text:name="__RefHeading__29599_197632377"/></text:h>
      <text:p text:style-name="P197"><text:span text:style-name="T653">Channel Command Word formats have their own considerations when code needs to support both formats. <text:s/>While only one is valid for architecture levels 4 and below, 5 and above can </text:span><text:soft-page-break/><text:span text:style-name="T653">support both. <text:s/>At assembly time, the use of the </text:span><text:span text:style-name="T187">XMODE</text:span><text:span text:style-name="T653"> </text:span><text:span text:style-name="T187">CCW</text:span><text:span text:style-name="T653"> setting controls which is created by the </text:span><text:span text:style-name="T187">CCW</text:span><text:span text:style-name="T653"> assembly directive. <text:s/>The </text:span><text:span text:style-name="T187">XMODE</text:span><text:span text:style-name="T653"> </text:span><text:span text:style-name="T187">CCW</text:span><text:span text:style-name="T653"> setting will also dictate the value assigned to the </text:span><text:span text:style-name="T187">&amp;SYSCCW</text:span><text:span text:style-name="T653"> system variable.</text:span></text:p>
      <text:p text:style-name="P198"><text:span text:style-name="T654">Code sensitive to CCW format, must examine the </text:span><text:span text:style-name="T188">&amp;SYSCCW</text:span><text:span text:style-name="T654"> system variable to determine which fields from the respective CCW dummy sections are required for the specific code being created.</text:span></text:p>
      <text:p text:style-name="P197"><text:span text:style-name="T653">At run-time, for code that is sensitive to the format and needs to support both, the </text:span><text:span text:style-name="T187">ORB</text:span><text:span text:style-name="T653"> </text:span><text:span text:style-name="T653">structure should be examined to determine the actual format in use and utilize the code tailored for each case.</text:span></text:p>
      <text:h text:style-name="P769" text:outline-level="3"><text:bookmark-start text:name="__RefHeading__11398_846976146"/>Sharing Executable Code<text:bookmark-end text:name="__RefHeading__11398_846976146"/></text:h>
      <text:p text:style-name="P186"><text:span text:style-name="T182">ARCHIND</text:span><text:span text:style-name="T642"> macro operator synonyms help with sharing source code between different architectures. <text:s/>For code intended for a single architecture </text:span><text:span text:style-name="T655">build</text:span><text:span text:style-name="T642">, operator synonyms work well.</text:span></text:p>
      <text:p text:style-name="P195">However when multiple architectures are involved, the source code must be assembled under an architecture level that ensures the assembled instructions will execute in different architectures correctly. <text:s/>Where general instructions are involved, this usually means assembling it under the lowest supported architecture level and sharing it.</text:p>
      <text:p text:style-name="P186"><text:span text:style-name="T642">This approach does not work where different control instructions are involved. <text:s/>The most general case where this applies is in the performance of input/output operations. <text:s/>Separate assembly of input/output operations are required for the two different architectures </text:span><text:span text:style-name="T643">when both are supported by the same program</text:span><text:span text:style-name="T642">. <text:s/>Architectures that </text:span><text:span text:style-name="T643">do not </text:span><text:span text:style-name="T642">share the same input/output architecture can </text:span><text:span text:style-name="T643">not </text:span><text:span text:style-name="T642">typically share the same input/output code </text:span><text:span text:style-name="T643">even </text:span><text:span text:style-name="T642">if other architectural attributes are the same, for example, System/370 in extended-control mode vs. System/370 Extended Architecture.</text:span></text:p>
      <text:h text:style-name="P729" text:outline-level="2"><text:bookmark-start text:name="__RefHeading__29601_197632377"/>Code Sharing in Multiple Architectures<text:bookmark-end text:name="__RefHeading__29601_197632377"/></text:h>
      <text:p text:style-name="P183"><text:span text:style-name="T645">Traditional multiples uses in mainframe assembly of the same code is normally achieved through the use of a macro. <text:s/>Symbols within a mainframe assembly are global to the assembly. <text:s/>A symbol receives a value that does not change. <text:s/>To accommodate using the same code with symbols, the macro incorporates the </text:span><text:span text:style-name="T183">&amp;SYSNDX</text:span><text:span text:style-name="T645"> symbolic variable in its symbol creation. <text:s/>This allows reuse of the same macro while creating unique symbols within each usage. <text:s/>The </text:span><text:span text:style-name="T183">&amp;SYSNDX</text:span><text:span text:style-name="T645"> symbolic variable is incremented upon each new occurrence of a macro statement. <text:s/>Hence, its value in any specific macro is unpredictable. <text:s/>As such, the use of </text:span><text:span text:style-name="T183">&amp;SYSNDX</text:span><text:span text:style-name="T645"> does not work to address symbol creation where a predictable symbol is required.</text:span></text:p>
      <text:p text:style-name="P183"><text:span text:style-name="T645">Modifying the approach to utilize a symbolic variable that has a predictable value </text:span><text:span text:style-name="T646">for a given context</text:span><text:span text:style-name="T645">, though, does address the needs of code shared between </text:span><text:span text:style-name="T646">multiple</text:span><text:span text:style-name="T645"> architectures, </text:span><text:span text:style-name="T646">and</text:span><text:span text:style-name="T645"> not others. <text:s/></text:span><text:span text:style-name="T646">The approach is generic, but requires all source code expected to be shared in this way be placed within a macro. <text:s/>It is suggested that this occur through the use of functions. <text:s/>Functions provide for isolation of code tagged by a single symbol, namely the </text:span><text:soft-page-break/><text:span text:style-name="T646">function's symbol. <text:s/>By providing wrapper macros that know which symbolic variable to utilize for a given sharing of code, a single set of source code can be used to assemble functions used by multiple architectures.</text:span></text:p>
      <text:p text:style-name="P199">Such symbolic variables are only required where different architectures can share specific the same code but not others. <text:s/>The compatibility drivers described above dictate where such symbolic variables are needed:</text:p>
      <text:list xml:id="list1018486966" text:style-name="L33">
        <text:list-item>
          <text:p text:style-name="P701"><text:span text:style-name="T647">structures with architecture sensitive field sizes (in particular functions themselves)</text:span><text:span text:style-name="T646">,</text:span></text:p>
        </text:list-item>
        <text:list-item>
          <text:p text:style-name="P703">input/output architecture compatibility and</text:p>
        </text:list-item>
        <text:list-item>
          <text:p text:style-name="P703">architecture specific</text:p>
        </text:list-item>
      </text:list>
      <text:p text:style-name="P184"><text:span text:style-name="T647">The </text:span><text:span text:style-name="T184">ARCHIND</text:span><text:span text:style-name="T647"> macro facilitates the setting of the values for a given architecture. <text:s/>The following global character symbolic variables are used when defining symbols:</text:span></text:p>
      <text:list xml:id="list1027020286" text:style-name="L34">
        <text:list-item>
          <text:p text:style-name="P702"><text:span text:style-name="T184">&amp;A</text:span><text:span text:style-name="T647"> – architecture specific</text:span></text:p>
        </text:list-item>
        <text:list-item>
          <text:p text:style-name="P702"><text:span text:style-name="T184">&amp;I</text:span><text:span text:style-name="T647"> – input/output architecture sensitive</text:span></text:p>
        </text:list-item>
        <text:list-item>
          <text:p text:style-name="P702"><text:span text:style-name="T184">&amp;S</text:span><text:span text:style-name="T647"> – function shared by multiple architectures</text:span></text:p>
        </text:list-item>
      </text:list>
      <text:p text:style-name="P184"><text:span text:style-name="T647">Needed granularity for specific architecture related code can be achieved within a macro by using tests on the </text:span><text:span text:style-name="T184">&amp;ARCHLVL</text:span><text:span text:style-name="T647"> global arithmetic symbolic variable to control code generation. <text:s/>In many cases the need for such is eliminated by operation synonyms. <text:s/>However, operation synonyms apply to individual instructions. <text:s/>In some contexts, unique instruction sequences are required in different contexts and the </text:span><text:span text:style-name="T184">&amp;ARCHLVL</text:span><text:span text:style-name="T647"> variable aids in correct code generation.</text:span></text:p>
      <text:p text:style-name="P200">The following table illustrates how the scheme applies to each architecture level. <text:s/>Levels that can share code are shown with the same background color. <text:s/>No special meaning is given to the color itself. <text:s/><text:span text:style-name="T655">The </text:span><text:span text:style-name="T189">–-target</text:span><text:span text:style-name="T655"> column indicates the ASMA target recommended for use when supporting this architecture. <text:s/></text:span><text:span text:style-name="T656">A target of </text:span><text:span text:style-name="T190">24</text:span><text:span text:style-name="T656"> is the default if no target has been supplied. <text:s text:c="2"/>The </text:span><text:span text:style-name="T190">&amp;SYSCCW</text:span><text:span text:style-name="T656"> column indicates the CCW format established by the target. <text:s/>The –psw column indicates the ASMA </text:span><text:span text:style-name="T190">–-psw</text:span><text:span text:style-name="T656"> value when assembling a program supporting this corresponding architecture. <text:s/></text:span><text:span text:style-name="T190">XMODE</text:span><text:span text:style-name="T656"> </text:span><text:span text:style-name="T190">PSW</text:span><text:span text:style-name="T656"> column indicates the assembler setting that should be used when assembling code specific to this architecture. <text:s/>The </text:span><text:span text:style-name="T190">&amp;ARCHLVL</text:span><text:span text:style-name="T656"> column indicates the architecture level assigned by the </text:span><text:span text:style-name="T190">ARCHLVL</text:span><text:span text:style-name="T656"> macro for the architecture. <text:s/>The three columns </text:span><text:span text:style-name="T190">&amp;S</text:span><text:span text:style-name="T656">, </text:span><text:span text:style-name="T190">&amp;I</text:span><text:span text:style-name="T656"> and </text:span><text:span text:style-name="T190">&amp;A</text:span><text:span text:style-name="T656"> identify the values assigned to the symbolic variable intended to allow source code sharing between, respectively, code sensitive to register size, input/output architectures and a specific architecture.</text:span></text:p>
      <table:table table:name="Table4" table:style-name="Table4">
        <table:table-column table:style-name="Table4.A"/>
        <table:table-column table:style-name="Table4.B" table:number-columns-repeated="2"/>
        <table:table-column table:style-name="Table4.D"/>
        <table:table-column table:style-name="Table4.E"/>
        <table:table-column table:style-name="Table4.F"/>
        <table:table-column table:style-name="Table4.G"/>
        <table:table-column table:style-name="Table4.H"/>
        <table:table-column table:style-name="Table4.I"/>
        <table:table-header-rows>
          <table:table-row>
            <table:table-cell table:style-name="Table4.A1" office:value-type="string">
              <text:p text:style-name="P588">Arch<text:span text:style-name="T656">itecture</text:span></text:p>
            </table:table-cell>
            <table:table-cell table:style-name="Table4.A1" office:value-type="string">
              <text:p text:style-name="P597">--target</text:p>
            </table:table-cell>
            <table:table-cell table:style-name="Table4.A1" office:value-type="string">
              <text:p text:style-name="P598">&amp;SYSCCW</text:p>
            </table:table-cell>
            <table:table-cell table:style-name="Table4.A1" office:value-type="string">
              <text:p text:style-name="P586"><text:span text:style-name="T184">--psw</text:span><text:span text:style-name="T647"> </text:span></text:p>
            </table:table-cell>
            <table:table-cell table:style-name="Table4.A1" office:value-type="string">
              <text:p text:style-name="P587"><text:span text:style-name="T185">XMODE</text:span><text:span text:style-name="T649"> </text:span><text:span text:style-name="T185">PSW</text:span></text:p>
            </table:table-cell>
            <table:table-cell table:style-name="Table4.A1" office:value-type="string">
              <text:p text:style-name="P597">&amp;ARCHLVL</text:p>
            </table:table-cell>
            <table:table-cell table:style-name="Table4.A1" office:value-type="string">
              <text:p text:style-name="P597">&amp;S</text:p>
            </table:table-cell>
            <table:table-cell table:style-name="Table4.A1" office:value-type="string">
              <text:p text:style-name="P597">&amp;I</text:p>
            </table:table-cell>
            <table:table-cell table:style-name="Table4.I1" office:value-type="string">
              <text:p text:style-name="P597">&amp;A</text:p>
            </table:table-cell>
          </table:table-row>
        </table:table-header-rows>
        <table:table-row>
          <table:table-cell table:style-name="Table4.A2" office:value-type="string">
            <text:p text:style-name="P298">S/360</text:p>
          </table:table-cell>
          <table:table-cell table:style-name="Table4.A2" office:value-type="string">
            <text:p text:style-name="P376">24</text:p>
          </table:table-cell>
          <table:table-cell table:style-name="Table4.A2" office:value-type="string">
            <text:p text:style-name="P377">0</text:p>
          </table:table-cell>
          <table:table-cell table:style-name="Table4.D2" office:value-type="string">
            <text:p text:style-name="P376">360</text:p>
          </table:table-cell>
          <table:table-cell table:style-name="Table4.E2" office:value-type="string">
            <text:p text:style-name="P378">360</text:p>
          </table:table-cell>
          <table:table-cell table:style-name="Table4.E2" office:value-type="string">
            <text:p text:style-name="P300">1</text:p>
          </table:table-cell>
          <table:table-cell table:style-name="Table4.G2" office:value-type="string">
            <text:p text:style-name="P376">'F'</text:p>
          </table:table-cell>
          <table:table-cell table:style-name="Table4.H2" office:value-type="string">
            <text:p text:style-name="P376">'C'</text:p>
          </table:table-cell>
          <table:table-cell table:style-name="Table4.I2" office:value-type="string">
            <text:p text:style-name="P376">'1'</text:p>
          </table:table-cell>
        </table:table-row>
        <table:table-row>
          <table:table-cell table:style-name="Table4.A2" office:value-type="string">
            <text:p text:style-name="P298">S/370 BC</text:p>
          </table:table-cell>
          <table:table-cell table:style-name="Table4.A2" office:value-type="string">
            <text:p text:style-name="P376">24</text:p>
          </table:table-cell>
          <table:table-cell table:style-name="Table4.A2" office:value-type="string">
            <text:p text:style-name="P377">0</text:p>
          </table:table-cell>
          <table:table-cell table:style-name="Table4.D2" office:value-type="string">
            <text:p text:style-name="P376">360</text:p>
          </table:table-cell>
          <table:table-cell table:style-name="Table4.E2" office:value-type="string">
            <text:p text:style-name="P378">BC</text:p>
          </table:table-cell>
          <table:table-cell table:style-name="Table4.E2" office:value-type="string">
            <text:p text:style-name="P300">2</text:p>
          </table:table-cell>
          <table:table-cell table:style-name="Table4.G2" office:value-type="string">
            <text:p text:style-name="P376">'F'</text:p>
          </table:table-cell>
          <table:table-cell table:style-name="Table4.H2" office:value-type="string">
            <text:p text:style-name="P376">'C'</text:p>
          </table:table-cell>
          <table:table-cell table:style-name="Table4.I3" office:value-type="string">
            <text:p text:style-name="P376">'2'</text:p>
          </table:table-cell>
        </table:table-row>
        <table:table-row>
          <table:table-cell table:style-name="Table4.A2" office:value-type="string">
            <text:p text:style-name="P298">S/370 EC</text:p>
          </table:table-cell>
          <table:table-cell table:style-name="Table4.A2" office:value-type="string">
            <text:p text:style-name="P376">24</text:p>
          </table:table-cell>
          <table:table-cell table:style-name="Table4.A2" office:value-type="string">
            <text:p text:style-name="P377">0</text:p>
          </table:table-cell>
          <table:table-cell table:style-name="Table4.D4" office:value-type="string">
            <text:p text:style-name="P376">EC</text:p>
          </table:table-cell>
          <table:table-cell table:style-name="Table4.E2" office:value-type="string">
            <text:p text:style-name="P378">EC</text:p>
          </table:table-cell>
          <table:table-cell table:style-name="Table4.A2" office:value-type="string">
            <text:p text:style-name="P299">3</text:p>
          </table:table-cell>
          <table:table-cell table:style-name="Table4.G2" office:value-type="string">
            <text:p text:style-name="P376">'F'</text:p>
          </table:table-cell>
          <table:table-cell table:style-name="Table4.H2" office:value-type="string">
            <text:p text:style-name="P376">'C'</text:p>
          </table:table-cell>
          <table:table-cell table:style-name="Table4.I4" office:value-type="string">
            <text:p text:style-name="P376">'3'</text:p>
          </table:table-cell>
        </table:table-row>
        <table:table-row>
          <table:table-cell table:style-name="Table4.A2" office:value-type="string">
            <text:p text:style-name="P298">S/380</text:p>
          </table:table-cell>
          <table:table-cell table:style-name="Table4.A2" office:value-type="string">
            <text:p text:style-name="P376">24</text:p>
          </table:table-cell>
          <table:table-cell table:style-name="Table4.A2" office:value-type="string">
            <text:p text:style-name="P377">0</text:p>
          </table:table-cell>
          <table:table-cell table:style-name="Table4.D4" office:value-type="string">
            <text:p text:style-name="P376">EC</text:p>
          </table:table-cell>
          <table:table-cell table:style-name="Table4.E2" office:value-type="string">
            <text:p text:style-name="P378">380</text:p>
          </table:table-cell>
          <table:table-cell table:style-name="Table4.A2" office:value-type="string">
            <text:p text:style-name="P299">4</text:p>
          </table:table-cell>
          <table:table-cell table:style-name="Table4.G2" office:value-type="string">
            <text:p text:style-name="P376">'F'</text:p>
          </table:table-cell>
          <table:table-cell table:style-name="Table4.H2" office:value-type="string">
            <text:p text:style-name="P376">'C'</text:p>
          </table:table-cell>
          <table:table-cell table:style-name="Table4.I5" office:value-type="string">
            <text:p text:style-name="P376">'4'</text:p>
          </table:table-cell>
        </table:table-row>
        <table:table-row>
          <table:table-cell table:style-name="Table4.A2" office:value-type="string">
            <text:p text:style-name="P298">370-XA</text:p>
          </table:table-cell>
          <table:table-cell table:style-name="Table4.A2" office:value-type="string">
            <text:p text:style-name="P379">24</text:p>
          </table:table-cell>
          <table:table-cell table:style-name="Table4.A2" office:value-type="string">
            <text:p text:style-name="P377">0</text:p>
          </table:table-cell>
          <table:table-cell table:style-name="Table4.D4" office:value-type="string">
            <text:p text:style-name="P376">EC</text:p>
          </table:table-cell>
          <table:table-cell table:style-name="Table4.E2" office:value-type="string">
            <text:p text:style-name="P378">XA</text:p>
          </table:table-cell>
          <table:table-cell table:style-name="Table4.A2" office:value-type="string">
            <text:p text:style-name="P299">5</text:p>
          </table:table-cell>
          <table:table-cell table:style-name="Table4.G2" office:value-type="string">
            <text:p text:style-name="P376">'F'</text:p>
          </table:table-cell>
          <table:table-cell table:style-name="Table4.H6" office:value-type="string">
            <text:p text:style-name="P376">'D'</text:p>
          </table:table-cell>
          <table:table-cell table:style-name="Table4.I6" office:value-type="string">
            <text:p text:style-name="P376">'5'</text:p>
          </table:table-cell>
        </table:table-row>
        <text:soft-page-break/>
        <table:table-row>
          <table:table-cell table:style-name="Table4.A2" office:value-type="string">
            <text:p text:style-name="P298">ESA/370</text:p>
          </table:table-cell>
          <table:table-cell table:style-name="Table4.A2" office:value-type="string">
            <text:p text:style-name="P379">24</text:p>
          </table:table-cell>
          <table:table-cell table:style-name="Table4.A2" office:value-type="string">
            <text:p text:style-name="P377">0</text:p>
          </table:table-cell>
          <table:table-cell table:style-name="Table4.D4" office:value-type="string">
            <text:p text:style-name="P376">EC</text:p>
          </table:table-cell>
          <table:table-cell table:style-name="Table4.E2" office:value-type="string">
            <text:p text:style-name="P378">E370</text:p>
          </table:table-cell>
          <table:table-cell table:style-name="Table4.A2" office:value-type="string">
            <text:p text:style-name="P299">6</text:p>
          </table:table-cell>
          <table:table-cell table:style-name="Table4.G2" office:value-type="string">
            <text:p text:style-name="P376">'F'</text:p>
          </table:table-cell>
          <table:table-cell table:style-name="Table4.H6" office:value-type="string">
            <text:p text:style-name="P376">'D'</text:p>
          </table:table-cell>
          <table:table-cell table:style-name="Table4.I7" office:value-type="string">
            <text:p text:style-name="P376">'6'</text:p>
          </table:table-cell>
        </table:table-row>
        <table:table-row>
          <table:table-cell table:style-name="Table4.A2" office:value-type="string">
            <text:p text:style-name="P298">ESA/390</text:p>
          </table:table-cell>
          <table:table-cell table:style-name="Table4.A2" office:value-type="string">
            <text:p text:style-name="P379">24</text:p>
          </table:table-cell>
          <table:table-cell table:style-name="Table4.A2" office:value-type="string">
            <text:p text:style-name="P377">0</text:p>
          </table:table-cell>
          <table:table-cell table:style-name="Table4.D4" office:value-type="string">
            <text:p text:style-name="P376">EC</text:p>
          </table:table-cell>
          <table:table-cell table:style-name="Table4.E2" office:value-type="string">
            <text:p text:style-name="P378">E390</text:p>
          </table:table-cell>
          <table:table-cell table:style-name="Table4.A2" office:value-type="string">
            <text:p text:style-name="P299">7 <text:span text:style-name="T657">(Note 1)</text:span></text:p>
          </table:table-cell>
          <table:table-cell table:style-name="Table4.G2" office:value-type="string">
            <text:p text:style-name="P376">'F'</text:p>
          </table:table-cell>
          <table:table-cell table:style-name="Table4.H6" office:value-type="string">
            <text:p text:style-name="P376">'D'</text:p>
          </table:table-cell>
          <table:table-cell table:style-name="Table4.I8" office:value-type="string">
            <text:p text:style-name="P376">'7'</text:p>
          </table:table-cell>
        </table:table-row>
        <table:table-row>
          <table:table-cell table:style-name="Table4.A2" office:value-type="string">
            <text:p text:style-name="P298">ESA/390 on z</text:p>
          </table:table-cell>
          <table:table-cell table:style-name="Table4.A2" office:value-type="string">
            <text:p text:style-name="P379">24</text:p>
          </table:table-cell>
          <table:table-cell table:style-name="Table4.A2" office:value-type="string">
            <text:p text:style-name="P377">0</text:p>
          </table:table-cell>
          <table:table-cell table:style-name="Table4.D4" office:value-type="string">
            <text:p text:style-name="P376">EC</text:p>
          </table:table-cell>
          <table:table-cell table:style-name="Table4.E2" office:value-type="string">
            <text:p text:style-name="P375"><text:span text:style-name="T651">E</text:span><text:span text:style-name="T649">390</text:span></text:p>
          </table:table-cell>
          <table:table-cell table:style-name="Table4.A2" office:value-type="string">
            <text:p text:style-name="P299">8</text:p>
          </table:table-cell>
          <table:table-cell table:style-name="Table4.G2" office:value-type="string">
            <text:p text:style-name="P376">'F'</text:p>
          </table:table-cell>
          <table:table-cell table:style-name="Table4.H6" office:value-type="string">
            <text:p text:style-name="P376">'D'</text:p>
          </table:table-cell>
          <table:table-cell table:style-name="Table4.I9" office:value-type="string">
            <text:p text:style-name="P376">'8'</text:p>
          </table:table-cell>
        </table:table-row>
        <table:table-row>
          <table:table-cell table:style-name="Table4.A2" office:value-type="string">
            <text:p text:style-name="P298">z/Architecture</text:p>
          </table:table-cell>
          <table:table-cell table:style-name="Table4.A2" office:value-type="string">
            <text:p text:style-name="P374"><text:span text:style-name="T650">24/</text:span><text:span text:style-name="T648">64</text:span></text:p>
          </table:table-cell>
          <table:table-cell table:style-name="Table4.A2" office:value-type="string">
            <text:p text:style-name="P377">0/<text:span text:style-name="T655">1</text:span></text:p>
          </table:table-cell>
          <table:table-cell table:style-name="Table4.D4" office:value-type="string">
            <text:p text:style-name="P376">EC</text:p>
          </table:table-cell>
          <table:table-cell table:style-name="Table4.E2" office:value-type="string">
            <text:p text:style-name="P378">Z</text:p>
          </table:table-cell>
          <table:table-cell table:style-name="Table4.A2" office:value-type="string">
            <text:p text:style-name="P299">9</text:p>
          </table:table-cell>
          <table:table-cell table:style-name="Table4.G10" office:value-type="string">
            <text:p text:style-name="P376">'G'</text:p>
          </table:table-cell>
          <table:table-cell table:style-name="Table4.H10" office:value-type="string">
            <text:p text:style-name="P376">'M'</text:p>
          </table:table-cell>
          <table:table-cell table:style-name="Table4.I10" office:value-type="string">
            <text:p text:style-name="P376">'9'</text:p>
          </table:table-cell>
        </table:table-row>
      </table:table>
      <text:p text:style-name="P200"/>
      <text:p text:style-name="P204"><text:span text:style-name="T657">Note 1: When assembling code specific to this architecture it must be preceded by an </text:span><text:span text:style-name="T191">ARCHLVL</text:span><text:span text:style-name="T657"> macro with the </text:span><text:span text:style-name="T191">ZARCH=NO</text:span><text:span text:style-name="T657"> parameter. <text:s/>Otherwise the assembly will assume the architecture is ESA/390 on a z/Architecture system.</text:span></text:p>
      <text:p text:style-name="P205"><text:span text:style-name="T659">What this table illustrates is that a single assembly, and by extension a single version of an IPL medium, can be utilized for all architectures except those that utilize the basic control mode format PSW. <text:s/>A current limitation of the </text:span><text:span text:style-name="T193">iplasma.py</text:span><text:span text:style-name="T659"> utility requires a separate assembly and input list-directed IPL directory when the IPL PSW in the basic-control format is required.</text:span></text:p>
      <text:h text:style-name="P730" text:outline-level="2"><text:bookmark-start text:name="__RefHeading__30082_695978649"/>Coding for Multiple Architectures<text:bookmark-end text:name="__RefHeading__30082_695978649"/></text:h>
      <text:p text:style-name="P211">How to code for multiple architecture support involves proper structuring of the source code and utilizing the compatibility requirements and assists. <text:s/></text:p>
      <text:p text:style-name="P201"><text:span text:style-name="T658">See the sample program </text:span><text:span text:style-name="T192">samples/asma/hellofm.asm</text:span><text:span text:style-name="T658"> for an example of how a program should be structured. <text:s/>The </text:span><text:span text:style-name="T192">hellofm.asm</text:span><text:span text:style-name="T658"> sample extends the </text:span><text:span text:style-name="T192">hellof.asm</text:span><text:span text:style-name="T658"> sample for multiple architectures.</text:span></text:p>
      <text:p text:style-name="P202"><text:span text:style-name="T659">The assumption is made that the output format for the assembly is a list-directed IPL directory, the ASMA </text:span><text:span text:style-name="T193">-g</text:span><text:span text:style-name="T659"> or </text:span><text:span text:style-name="T193">–-gldipl</text:span><text:span text:style-name="T659"> command line option.</text:span></text:p>
      <text:p text:style-name="P203"><text:span text:style-name="T660">The strategy involves assembling a version of the same source code under different architecture contexts. <text:s/>By “same source code” is meant either the same source file copied into the program multiple times or a macro invoked multiple times. <text:s/>In either case, the architecture context is established by an </text:span><text:span text:style-name="T194">XMODE</text:span><text:span text:style-name="T660"> </text:span><text:span text:style-name="T194">PSW</text:span><text:span text:style-name="T660"> directive followed by the </text:span><text:span text:style-name="T194">ARCHLVL</text:span><text:span text:style-name="T660"> macro, and implicitly or explicitly the </text:span><text:span text:style-name="T194">ARCHIND</text:span><text:span text:style-name="T660"> macro:</text:span></text:p>
      <text:p text:style-name="P643"><text:s text:c="10"/>XMODE PSW,XXX</text:p>
      <text:p text:style-name="P643"><text:s text:c="10"/>XMODE CCW <text:s text:c="5"/>OPTIONAL</text:p>
      <text:p text:style-name="P643"><text:s text:c="10"/>ARCHLVL</text:p>
      <text:p text:style-name="Standard"><text:span text:style-name="T194">* <text:s text:c="8"/>shared </text:span><text:span text:style-name="T195">source </text:span><text:span text:style-name="T194">code</text:span></text:p>
      <text:h text:style-name="P770" text:outline-level="3"><text:bookmark-start text:name="__RefHeading__30084_695978649"/>Code Sharing Wrapper Macros<text:bookmark-end text:name="__RefHeading__30084_695978649"/></text:h>
      <text:p text:style-name="P212">Macros can take advantage of the symbolic variables for selectively generating code in different settings. <text:s/>This is not available to code copied into the assembly. <text:s/>This makes macro encapsulation a better ASMA option.</text:p>
      <text:p text:style-name="P206"><text:span text:style-name="T659">For each portion of the </text:span><text:span text:style-name="T205">source</text:span><text:span text:style-name="T659"> code intended to be shared between:</text:span></text:p>
      <text:list xml:id="list1664273588" text:style-name="L35">
        <text:list-item>
          <text:p text:style-name="P705"><text:soft-page-break/>CPU's of the same register size,</text:p>
        </text:list-item>
        <text:list-item>
          <text:p text:style-name="P704"><text:span text:style-name="T660">architectures using the same </text:span><text:span text:style-name="T659">input/output architecture or</text:span></text:p>
        </text:list-item>
        <text:list-item>
          <text:p text:style-name="P705">specific architectures (through operator synonyms, for example)</text:p>
        </text:list-item>
      </text:list>
      <text:p text:style-name="P207"><text:span text:style-name="T659">the source code </text:span><text:span text:style-name="T661">is</text:span><text:span text:style-name="T659"> embedded in a macro that is selectively invoked.</text:span></text:p>
      <text:p text:style-name="P208"><text:span text:style-name="T661">When encapsulating code within a macro, care should be maintained with regards to the control section into which the code is being assembled. <text:s/></text:span><text:span text:style-name="T196">USING</text:span><text:span text:style-name="T661"> directives within the shared </text:span><text:span text:style-name="T661">code should have corresponding </text:span><text:span text:style-name="T196">DROP</text:span><text:span text:style-name="T661"> directives, ensuring following code selects the correct <text:s/>base registers.</text:span></text:p>
      <text:p text:style-name="P208"><text:span text:style-name="T660">Because a function naturally encapsulates a portion of the code, they become easy targets for implementation within a code sharing wrapper macro. <text:s/></text:span><text:span text:style-name="T661">To facilitate this, wrapper </text:span><text:span text:style-name="T196">FUNCTION</text:span><text:span text:style-name="T661"> and </text:span><text:span text:style-name="T196">CALL</text:span><text:span text:style-name="T661"> macros are provided that ensure the correct suffix is applied to a function. <text:s/>These are </text:span><text:span text:style-name="T196">AFUN</text:span><text:span text:style-name="T661">, </text:span><text:span text:style-name="T196">IFUN</text:span><text:span text:style-name="T661"> and </text:span><text:span text:style-name="T196">SFUN</text:span><text:span text:style-name="T661"> for functions, and </text:span><text:span text:style-name="T196">ACALL</text:span><text:span text:style-name="T661">, </text:span><text:span text:style-name="T196">ICALL</text:span><text:span text:style-name="T661"> and </text:span><text:span text:style-name="T196">SCALL</text:span><text:span text:style-name="T661"> for the </text:span><text:span text:style-name="T196">CALL</text:span><text:span text:style-name="T661"> macro. <text:s/>In each case, the function definition and calling wrapper macro utilizes the same parameters as the underlying </text:span><text:span text:style-name="T196">FUNCTION</text:span><text:span text:style-name="T661"> and </text:span><text:span text:style-name="T196">CALL</text:span><text:span text:style-name="T661"> macro. </text:span></text:p>
      <text:p text:style-name="P208"><text:span text:style-name="T661">The </text:span><text:span text:style-name="T196">CALLR</text:span><text:span text:style-name="T661"> macro is register based and does not require a wrapper. <text:s/>However, the code that sets up the register used by a </text:span><text:span text:style-name="T196">CALLR</text:span><text:span text:style-name="T661"> macro, may need ensure the correct suffix is utilized when the address is created.</text:span></text:p>
      <text:p text:style-name="P209"><text:span text:style-name="T662">Because a program supporting multiple architectures, is most likely to be performing the same activities in each of the supported architectures, the code that drives the application is also a candidate for being shared. <text:s/>A macro encapsulating the basic processing of the application is also a strong candidate for being shared. <text:s/>It can utilize the </text:span><text:span text:style-name="T197">&amp;A</text:span><text:span text:style-name="T662"> symbolic variable for the creation of unique symbols in each of its architecture contexts.</text:span></text:p>
      <text:h text:style-name="P771" text:outline-level="3"><text:bookmark-start text:name="__RefHeading__30086_695978649"/>Incremental Development<text:bookmark-end text:name="__RefHeading__30086_695978649"/></text:h>
      <text:p text:style-name="P210"><text:span text:style-name="T662">A program supporting multiple architectures is really multiple programs. <text:s/>Developing the program for a single architecture and testing it is recommended. <text:s/>If the program was not originally structured for multiple architectures, restructure it for the use of wrapper macros, but still assemble and test it for the one running architecture. <text:s/>Then add sections to the program supporting multiple architectures invoking the shared code as </text:span><text:span text:style-name="T666">appropriate</text:span><text:span text:style-name="T662">.</text:span></text:p>
      <text:p text:style-name="P210"><text:span text:style-name="T662">This approach was used in changing the </text:span><text:span text:style-name="T197">hellof.asm</text:span><text:span text:style-name="T662"> sample into the </text:span><text:span text:style-name="T197">hellofm.asm</text:span><text:span text:style-name="T662"> sample with fair success. <text:s/>The </text:span><text:span text:style-name="T197">hellof.asm</text:span><text:span text:style-name="T662"> sample had the advantage of already working in multiple architectures although it required a separate assembly for each.</text:span></text:p>
      <text:p text:style-name="P213"/>
      <text:p text:style-name="P2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Albany AMT" svg:font-family="'Albany AMT'" style:font-family-generic="swiss"/>
    <style:font-face style:name="Arial"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AMT" fo:font-size="14pt" style:font-name-asian="Droid Sans Fallback" style:font-size-asian="14pt" style:font-name-complex="Arial2"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Arial" style:font-size-asian="12pt" style:font-name-complex="Arial"/>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size="12pt" fo:font-style="italic" style:font-size-asian="12pt" style:font-style-asian="italic" style:font-name-complex="Arial"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Ari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4pt" officeooo:paragraph-rsid="00162507" style:font-size-asian="14pt" style:font-size-complex="14pt"/>
    </style:style>
    <style:style style:name="MP2" style:family="paragraph" style:parent-style-name="Footer">
      <style:paragraph-properties fo:text-align="center" style:justify-single-word="false"/>
      <style:text-properties officeooo:paragraph-rsid="00336ff0"/>
    </style:style>
    <style:style style:name="MT1" style:family="text">
      <style:text-properties officeooo:rsid="00162507"/>
    </style:style>
    <style:style style:name="MT2" style:family="text">
      <style:text-properties officeooo:rsid="00188222"/>
    </style:style>
    <style:style style:name="MT3" style:family="text">
      <style:text-properties officeooo:rsid="00336ff0"/>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Stand-Alone Took Kit </text:span><text:span text:style-name="MT2">Assembler Source</text:span></text:p>
      </style:header>
      <style:footer>
        <text:p text:style-name="MP2"><text:span text:style-name="MT3">Page </text:span><text:span text:style-name="MT3"><text:page-number text:select-page="current">59</text:page-number></text:span><text:span text:style-name="MT3"> of </text:span><text:span text:style-name="MT3"><text:page-count>5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4-10-01T10:11:01</meta:creation-date>
    <dc:date>2015-04-08T14:59:47</dc:date>
    <meta:editing-duration>P2DT16H23M36S</meta:editing-duration>
    <meta:editing-cycles>518</meta:editing-cycles>
    <meta:generator>LibreOffice/3.6$Linux_X86_64 LibreOffice_project/360m1$Build-304</meta:generator>
    <meta:document-statistic meta:table-count="23" meta:image-count="0" meta:object-count="0" meta:page-count="59" meta:paragraph-count="1995" meta:word-count="20221" meta:character-count="125431" meta:non-whitespace-character-count="106593"/>
  </office:meta>
</office:document-meta>
</file>